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8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6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9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0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5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8"/>
    <style:style style:name="ce6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70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2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78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79" style:family="table-cell" style:parent-style-name="Default" style:data-style-name="N0">
      <style:text-properties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38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Default" style:data-style-name="N37"/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5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fo:background-color="#4F6228"/>
    </style:style>
    <style:style style:name="ce1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ext-properties fo:font-weight="bold" style:font-weight-asian="bold" style:font-weight-complex="bold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6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8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2" style:family="table-cell" style:parent-style-name="Default" style:data-style-name="N1"/>
    <style:style style:name="ce183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8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Default" style:data-style-name="N44">
      <style:text-properties fo:color="#FFFFFF" fo:font-size="9pt" style:font-size-asian="9pt" style:font-size-complex="9pt"/>
    </style:style>
    <style:style style:name="ce191" style:family="table-cell" style:parent-style-name="Default" style:data-style-name="N0">
      <style:text-properties fo:font-size="9pt" style:font-size-asian="9pt" style:font-size-complex="9pt"/>
    </style:style>
    <style:style style:name="ce192" style:family="table-cell" style:parent-style-name="Default" style:data-style-name="N0">
      <style:text-properties fo:color="#FFFFFF" fo:font-size="9pt" style:font-size-asian="9pt" style:font-size-complex="9pt"/>
    </style:style>
    <style:style style:name="ce19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0" style:family="table-cell" style:parent-style-name="Normal_32_2" style:data-style-name="N4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1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2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3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5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06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07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6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5683333333333cm"/>
    </style:style>
    <style:style style:name="co2" style:family="table-column">
      <style:table-column-properties fo:break-before="auto" style:column-width="5.79966666666667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2.05316666666667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1.98966666666667cm"/>
    </style:style>
    <style:style style:name="co7" style:family="table-column">
      <style:table-column-properties fo:break-before="auto" style:column-width="2.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43933333333333cm"/>
    </style:style>
    <style:style style:name="co10" style:family="table-column">
      <style:table-column-properties fo:break-before="auto" style:column-width="1.82033333333333cm"/>
    </style:style>
    <style:style style:name="co11" style:family="table-column">
      <style:table-column-properties fo:break-before="auto" style:column-width="1.56633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41816666666667cm"/>
    </style:style>
    <style:style style:name="co14" style:family="table-column">
      <style:table-column-properties fo:break-before="auto" style:column-width="8.84766666666667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1.62983333333333cm"/>
    </style:style>
    <style:style style:name="co17" style:family="table-column">
      <style:table-column-properties fo:break-before="auto" style:column-width="1.60866666666667cm"/>
    </style:style>
    <style:style style:name="co18" style:family="table-column">
      <style:table-column-properties fo:break-before="auto" style:column-width="2.58233333333333cm"/>
    </style:style>
    <style:style style:name="co19" style:family="table-column">
      <style:table-column-properties fo:break-before="auto" style:column-width="9.22866666666667cm"/>
    </style:style>
    <style:style style:name="co20" style:family="table-column">
      <style:table-column-properties fo:break-before="auto" style:column-width="2.94216666666667cm"/>
    </style:style>
    <style:style style:name="co21" style:family="table-column">
      <style:table-column-properties fo:break-before="auto" style:column-width="1.86266666666667cm"/>
    </style:style>
    <style:style style:name="co22" style:family="table-column">
      <style:table-column-properties fo:break-before="auto" style:column-width="5.99016666666667cm"/>
    </style:style>
    <style:style style:name="co23" style:family="table-column">
      <style:table-column-properties fo:break-before="auto" style:column-width="9.80016666666667cm"/>
    </style:style>
    <style:style style:name="co24" style:family="table-column">
      <style:table-column-properties fo:break-before="auto" style:column-width="7.66233333333333cm"/>
    </style:style>
    <style:style style:name="co25" style:family="table-column">
      <style:table-column-properties fo:break-before="auto" style:column-width="2.77283333333333cm"/>
    </style:style>
    <style:style style:name="co26" style:family="table-column">
      <style:table-column-properties fo:break-before="auto" style:column-width="1.67216666666667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9.05933333333333cm"/>
    </style:style>
    <style:style style:name="co29" style:family="table-column">
      <style:table-column-properties fo:break-before="auto" style:column-width="2.13783333333333cm"/>
    </style:style>
    <style:style style:name="co30" style:family="table-column">
      <style:table-column-properties fo:break-before="auto" style:column-width="2.010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5.0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0.0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2.0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4132in" svg:height="0.6319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7292in" svg:y="0.23792in" svg:width="1.93912in" svg:height="0.49834in">
                <draw:text-box>
                  <text:p text:style-name="a12" text:class-names="" text:cond-style-name=""><text:span text:style-name="a10" text:class-names="">ABRIL 2021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12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3304in" svg:height="0.24771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1 - PEDIDOS DE EMPREGO <text:s text:c="2"/>E <text:s text:c="3"/>DESEMPREGO REGISTADO</text:p>
          </table:table-cell>
          <table:table-cell table:number-columns-repeated="2" table:style-name="ce5"/>
          <table:table-cell table:number-columns-repeated="6" table:style-name="ce4"/>
          <table:table-cell office:value-type="string" table:number-columns-spanned="2" table:number-rows-spanned="1" table:style-name="ce80">
            <text:p>TOTAL <text:s/>PAÍS</text:p>
          </table:table-cell>
          <table:covered-table-cell/>
          <table:table-cell table:number-columns-repeated="2" table:style-name="ce3"/>
          <table:table-cell table:number-columns-repeated="16370" table:style-name="ce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16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4">
          <table:table-cell/>
          <table:table-cell table:style-name="ce2"/>
          <table:table-cell table:style-name="ce29"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4" table:style-name="ce33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608121" table:style-name="ce35">
            <text:p>608 121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611958" table:style-name="ce37">
            <text:p>611 958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528421" table:style-name="ce37">
            <text:p>528 421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3837" table:style-name="ce39">
            <text:p><text:s/>-3 837</text:p>
          </table:table-cell>
          <table:table-cell office:value-type="float" office:value="-0.62700381398723437" table:style-name="ce40">
            <text:p>-0,6<text:s text:c="3"/></text:p>
          </table:table-cell>
          <table:table-cell office:value-type="float" office:value="79700" table:style-name="ce39">
            <text:p>+79 700</text:p>
          </table:table-cell>
          <table:table-cell office:value-type="float" office:value="15.082670824967215" table:style-name="ce40">
            <text:p>+15,1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423888" table:style-name="ce44">
            <text:p>423 888</text:p>
          </table:table-cell>
          <table:table-cell office:value-type="float" office:value="69.70454893022935" table:style-name="ce45">
            <text:p>69,7<text:s text:c="5"/></text:p>
          </table:table-cell>
          <table:table-cell office:value-type="float" office:value="432851" table:style-name="ce46">
            <text:p>432 851</text:p>
          </table:table-cell>
          <table:table-cell office:value-type="float" office:value="70.732141748289905" table:style-name="ce47">
            <text:p>70,7<text:s text:c="5"/></text:p>
          </table:table-cell>
          <table:table-cell office:value-type="float" office:value="392323" table:style-name="ce46">
            <text:p>392 323</text:p>
          </table:table-cell>
          <table:table-cell office:value-type="float" office:value="74.244399825139425" table:style-name="ce47">
            <text:p>74,2<text:s text:c="5"/></text:p>
          </table:table-cell>
          <table:table-cell office:value-type="float" office:value="-8963" table:style-name="ce48">
            <text:p><text:s/>-8 963</text:p>
          </table:table-cell>
          <table:table-cell office:value-type="float" office:value="-2.0706894520285268" table:style-name="ce49">
            <text:p>-2,1<text:s text:c="3"/></text:p>
          </table:table-cell>
          <table:table-cell office:value-type="float" office:value="31565" table:style-name="ce48">
            <text:p>+31 565</text:p>
          </table:table-cell>
          <table:table-cell office:value-type="float" office:value="8.0456664534070139" table:style-name="ce49">
            <text:p>+8,0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7110" table:style-name="ce44">
            <text:p>47 110</text:p>
          </table:table-cell>
          <table:table-cell office:value-type="float" office:value="7.7468135453306166" table:style-name="ce45">
            <text:p>7,7<text:s text:c="5"/></text:p>
          </table:table-cell>
          <table:table-cell office:value-type="float" office:value="46892" table:style-name="ce46">
            <text:p>46 892</text:p>
          </table:table-cell>
          <table:table-cell office:value-type="float" office:value="7.6626173691658579" table:style-name="ce47">
            <text:p>7,7<text:s text:c="5"/></text:p>
          </table:table-cell>
          <table:table-cell office:value-type="float" office:value="38944" table:style-name="ce46">
            <text:p>38 944</text:p>
          </table:table-cell>
          <table:table-cell office:value-type="float" office:value="7.3698812121395632" table:style-name="ce47">
            <text:p>7,4<text:s text:c="5"/></text:p>
          </table:table-cell>
          <table:table-cell office:value-type="float" office:value="218" table:style-name="ce48">
            <text:p>+ 218</text:p>
          </table:table-cell>
          <table:table-cell office:value-type="float" office:value="0.46489806363558817" table:style-name="ce49">
            <text:p>+0,5<text:s text:c="3"/></text:p>
          </table:table-cell>
          <table:table-cell office:value-type="float" office:value="8166" table:style-name="ce48">
            <text:p>+8 166</text:p>
          </table:table-cell>
          <table:table-cell office:value-type="float" office:value="20.968570254724732" table:style-name="ce49">
            <text:p>+21,0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118679" table:style-name="ce44">
            <text:p>118 679</text:p>
          </table:table-cell>
          <table:table-cell office:value-type="float" office:value="19.515688489626243" table:style-name="ce45">
            <text:p>19,5<text:s text:c="5"/></text:p>
          </table:table-cell>
          <table:table-cell office:value-type="float" office:value="114146" table:style-name="ce46">
            <text:p>114 146</text:p>
          </table:table-cell>
          <table:table-cell office:value-type="float" office:value="18.652587269060948" table:style-name="ce47">
            <text:p>18,7<text:s text:c="5"/></text:p>
          </table:table-cell>
          <table:table-cell office:value-type="float" office:value="81550" table:style-name="ce46">
            <text:p>81 550</text:p>
          </table:table-cell>
          <table:table-cell office:value-type="float" office:value="15.432770461431321" table:style-name="ce47">
            <text:p>15,4<text:s text:c="5"/></text:p>
          </table:table-cell>
          <table:table-cell office:value-type="float" office:value="4533" table:style-name="ce48">
            <text:p>+4 533</text:p>
          </table:table-cell>
          <table:table-cell office:value-type="float" office:value="3.9712298284652987" table:style-name="ce49">
            <text:p>+4,0<text:s text:c="3"/></text:p>
          </table:table-cell>
          <table:table-cell office:value-type="float" office:value="37129" table:style-name="ce48">
            <text:p>+37 129</text:p>
          </table:table-cell>
          <table:table-cell office:value-type="float" office:value="45.529123237277744" table:style-name="ce49">
            <text:p>+45,5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18444" table:style-name="ce44">
            <text:p>18 444</text:p>
          </table:table-cell>
          <table:table-cell office:value-type="float" office:value="3.0329490348137953" table:style-name="ce45">
            <text:p>3,0<text:s text:c="5"/></text:p>
          </table:table-cell>
          <table:table-cell office:value-type="float" office:value="18069" table:style-name="ce46">
            <text:p>18 069</text:p>
          </table:table-cell>
          <table:table-cell office:value-type="float" office:value="2.9526536134832781" table:style-name="ce47">
            <text:p>3,0<text:s text:c="5"/></text:p>
          </table:table-cell>
          <table:table-cell office:value-type="float" office:value="15604" table:style-name="ce46">
            <text:p>15 604</text:p>
          </table:table-cell>
          <table:table-cell office:value-type="float" office:value="2.9529485012896912" table:style-name="ce47">
            <text:p>3,0<text:s text:c="5"/></text:p>
          </table:table-cell>
          <table:table-cell office:value-type="float" office:value="375" table:style-name="ce48">
            <text:p>+ 375</text:p>
          </table:table-cell>
          <table:table-cell office:value-type="float" office:value="2.0753777187448117" table:style-name="ce49">
            <text:p>+2,1<text:s text:c="3"/></text:p>
          </table:table-cell>
          <table:table-cell office:value-type="float" office:value="2840" table:style-name="ce48">
            <text:p>+2 840</text:p>
          </table:table-cell>
          <table:table-cell office:value-type="float" office:value="18.200461420148681" table:style-name="ce49">
            <text:p>+18,2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423888" table:style-name="ce55">
            <text:p>423 888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432851" table:style-name="ce57">
            <text:p>432 85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92323" table:style-name="ce57">
            <text:p>392 323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8963" table:style-name="ce39">
            <text:p><text:s/>-8 963</text:p>
          </table:table-cell>
          <table:table-cell office:value-type="float" office:value="-2.0706894520285268" table:style-name="ce40">
            <text:p>-2,1<text:s text:c="3"/></text:p>
          </table:table-cell>
          <table:table-cell office:value-type="float" office:value="31565" table:style-name="ce39">
            <text:p>+31 565</text:p>
          </table:table-cell>
          <table:table-cell office:value-type="float" office:value="8.0456664534070139" table:style-name="ce40">
            <text:p>+8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86390" table:style-name="ce61">
            <text:p>186 390</text:p>
          </table:table-cell>
          <table:table-cell office:value-type="float" office:value="43.971520779073721" table:style-name="ce62">
            <text:p>44,0<text:s text:c="5"/></text:p>
          </table:table-cell>
          <table:table-cell office:value-type="float" office:value="190856" table:style-name="ce63">
            <text:p>190 856</text:p>
          </table:table-cell>
          <table:table-cell office:value-type="float" office:value="44.092770953515185" table:style-name="ce64">
            <text:p>44,1<text:s text:c="5"/></text:p>
          </table:table-cell>
          <table:table-cell office:value-type="float" office:value="176846" table:style-name="ce63">
            <text:p>176 846</text:p>
          </table:table-cell>
          <table:table-cell office:value-type="float" office:value="45.076633284309104" table:style-name="ce64">
            <text:p>45,1<text:s text:c="5"/></text:p>
          </table:table-cell>
          <table:table-cell office:value-type="float" office:value="-4466" table:style-name="ce48">
            <text:p><text:s/>-4 466</text:p>
          </table:table-cell>
          <table:table-cell office:value-type="float" office:value="-2.3399840717609086" table:style-name="ce49">
            <text:p>-2,3<text:s text:c="3"/></text:p>
          </table:table-cell>
          <table:table-cell office:value-type="float" office:value="9544" table:style-name="ce48">
            <text:p>+9 544</text:p>
          </table:table-cell>
          <table:table-cell office:value-type="float" office:value="5.3967859041199686" table:style-name="ce49">
            <text:p>+5,4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237498" table:style-name="ce61">
            <text:p>237 498</text:p>
          </table:table-cell>
          <table:table-cell office:value-type="float" office:value="56.028479220926286" table:style-name="ce62">
            <text:p>56,0<text:s text:c="5"/></text:p>
          </table:table-cell>
          <table:table-cell office:value-type="float" office:value="241995" table:style-name="ce63">
            <text:p>241 995</text:p>
          </table:table-cell>
          <table:table-cell office:value-type="float" office:value="55.907229046484815" table:style-name="ce64">
            <text:p>55,9<text:s text:c="5"/></text:p>
          </table:table-cell>
          <table:table-cell office:value-type="float" office:value="215477" table:style-name="ce63">
            <text:p>215 477</text:p>
          </table:table-cell>
          <table:table-cell office:value-type="float" office:value="54.923366715690904" table:style-name="ce64">
            <text:p>54,9<text:s text:c="5"/></text:p>
          </table:table-cell>
          <table:table-cell office:value-type="float" office:value="-4497" table:style-name="ce48">
            <text:p><text:s/>-4 497</text:p>
          </table:table-cell>
          <table:table-cell office:value-type="float" office:value="-1.8583028574970559" table:style-name="ce49">
            <text:p>-1,9<text:s text:c="3"/></text:p>
          </table:table-cell>
          <table:table-cell office:value-type="float" office:value="22021" table:style-name="ce48">
            <text:p>+22 021</text:p>
          </table:table-cell>
          <table:table-cell office:value-type="float" office:value="10.219652213461297" table:style-name="ce49">
            <text:p>+10,2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49168" table:style-name="ce61">
            <text:p>49 168</text:p>
          </table:table-cell>
          <table:table-cell office:value-type="float" office:value="11.59929037859057" table:style-name="ce62">
            <text:p>11,6<text:s text:c="5"/></text:p>
          </table:table-cell>
          <table:table-cell office:value-type="float" office:value="50906" table:style-name="ce63">
            <text:p>50 906</text:p>
          </table:table-cell>
          <table:table-cell office:value-type="float" office:value="11.760628946219368" table:style-name="ce64">
            <text:p>11,8<text:s text:c="5"/></text:p>
          </table:table-cell>
          <table:table-cell office:value-type="float" office:value="42691" table:style-name="ce63">
            <text:p>42 691</text:p>
          </table:table-cell>
          <table:table-cell office:value-type="float" office:value="10.881595012273051" table:style-name="ce64">
            <text:p>10,9<text:s text:c="5"/></text:p>
          </table:table-cell>
          <table:table-cell office:value-type="float" office:value="-1738" table:style-name="ce48">
            <text:p><text:s/>-1 738</text:p>
          </table:table-cell>
          <table:table-cell office:value-type="float" office:value="-3.4141358582485362" table:style-name="ce49">
            <text:p>-3,4<text:s text:c="3"/></text:p>
          </table:table-cell>
          <table:table-cell office:value-type="float" office:value="6477" table:style-name="ce48">
            <text:p>+6 477</text:p>
          </table:table-cell>
          <table:table-cell office:value-type="float" office:value="15.1718160736455" table:style-name="ce49">
            <text:p>+15,2<text:s text:c="3"/></text:p>
          </table:table-cell>
          <table:table-cell table:style-name="ce65"/>
          <table:table-cell table:number-columns-repeated="2" table:style-name="ce66"/>
          <table:table-cell table:number-columns-repeated="3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74720" table:style-name="ce61">
            <text:p>374 720</text:p>
          </table:table-cell>
          <table:table-cell office:value-type="float" office:value="88.400709621409419" table:style-name="ce62">
            <text:p>88,4<text:s text:c="5"/></text:p>
          </table:table-cell>
          <table:table-cell office:value-type="float" office:value="381945" table:style-name="ce63">
            <text:p>381 945</text:p>
          </table:table-cell>
          <table:table-cell office:value-type="float" office:value="88.23937105378063" table:style-name="ce64">
            <text:p>88,2<text:s text:c="5"/></text:p>
          </table:table-cell>
          <table:table-cell office:value-type="float" office:value="349632" table:style-name="ce63">
            <text:p>349 632</text:p>
          </table:table-cell>
          <table:table-cell office:value-type="float" office:value="89.118404987726947" table:style-name="ce64">
            <text:p>89,1<text:s text:c="5"/></text:p>
          </table:table-cell>
          <table:table-cell office:value-type="float" office:value="-7225" table:style-name="ce48">
            <text:p><text:s/>-7 225</text:p>
          </table:table-cell>
          <table:table-cell office:value-type="float" office:value="-1.8916336121692916" table:style-name="ce49">
            <text:p>-1,9<text:s text:c="3"/></text:p>
          </table:table-cell>
          <table:table-cell office:value-type="float" office:value="25088" table:style-name="ce48">
            <text:p>+25 088</text:p>
          </table:table-cell>
          <table:table-cell office:value-type="float" office:value="7.1755445725791693" table:style-name="ce49">
            <text:p>+7,2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245993" table:style-name="ce61">
            <text:p>245 993</text:p>
          </table:table-cell>
          <table:table-cell office:value-type="float" office:value="58.032546332993618" table:style-name="ce62">
            <text:p>58,0<text:s text:c="5"/></text:p>
          </table:table-cell>
          <table:table-cell office:value-type="float" office:value="262042" table:style-name="ce63">
            <text:p>262 042</text:p>
          </table:table-cell>
          <table:table-cell office:value-type="float" office:value="60.538614904435939" table:style-name="ce64">
            <text:p>60,5<text:s text:c="5"/></text:p>
          </table:table-cell>
          <table:table-cell office:value-type="float" office:value="257018" table:style-name="ce63">
            <text:p>257 018</text:p>
          </table:table-cell>
          <table:table-cell office:value-type="float" office:value="65.511835910716414" table:style-name="ce64">
            <text:p>65,5<text:s text:c="5"/></text:p>
          </table:table-cell>
          <table:table-cell office:value-type="float" office:value="-16049" table:style-name="ce48">
            <text:p><text:s/>-16 049</text:p>
          </table:table-cell>
          <table:table-cell office:value-type="float" office:value="-6.1245907144656195" table:style-name="ce49">
            <text:p>-6,1<text:s text:c="3"/></text:p>
          </table:table-cell>
          <table:table-cell office:value-type="float" office:value="-11025" table:style-name="ce48">
            <text:p><text:s/>-11 025</text:p>
          </table:table-cell>
          <table:table-cell office:value-type="float" office:value="-4.2895828307744983" table:style-name="ce49">
            <text:p>-4,3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77895" table:style-name="ce61">
            <text:p>177 895</text:p>
          </table:table-cell>
          <table:table-cell office:value-type="float" office:value="41.967453667006374" table:style-name="ce62">
            <text:p>42,0<text:s text:c="5"/></text:p>
          </table:table-cell>
          <table:table-cell office:value-type="float" office:value="170809" table:style-name="ce63">
            <text:p>170 809</text:p>
          </table:table-cell>
          <table:table-cell office:value-type="float" office:value="39.461385095564061" table:style-name="ce64">
            <text:p>39,5<text:s text:c="5"/></text:p>
          </table:table-cell>
          <table:table-cell office:value-type="float" office:value="135305" table:style-name="ce63">
            <text:p>135 305</text:p>
          </table:table-cell>
          <table:table-cell office:value-type="float" office:value="34.488164089283572" table:style-name="ce64">
            <text:p>34,5<text:s text:c="5"/></text:p>
          </table:table-cell>
          <table:table-cell office:value-type="float" office:value="7086" table:style-name="ce48">
            <text:p>+7 086</text:p>
          </table:table-cell>
          <table:table-cell office:value-type="float" office:value="4.1484933463693361" table:style-name="ce49">
            <text:p>+4,1<text:s text:c="3"/></text:p>
          </table:table-cell>
          <table:table-cell office:value-type="float" office:value="42590" table:style-name="ce48">
            <text:p>+42 590</text:p>
          </table:table-cell>
          <table:table-cell office:value-type="float" office:value="31.477033369055096" table:style-name="ce49">
            <text:p>+31,5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3955" table:style-name="ce61">
            <text:p>33 955</text:p>
          </table:table-cell>
          <table:table-cell office:value-type="float" office:value="8.0103706639489687" table:style-name="ce62">
            <text:p>8,0<text:s text:c="5"/></text:p>
          </table:table-cell>
          <table:table-cell office:value-type="float" office:value="34427" table:style-name="ce63">
            <text:p>34 427</text:p>
          </table:table-cell>
          <table:table-cell office:value-type="float" office:value="7.9535452153281376" table:style-name="ce64">
            <text:p>8,0<text:s text:c="5"/></text:p>
          </table:table-cell>
          <table:table-cell office:value-type="float" office:value="28161" table:style-name="ce63">
            <text:p>28 161</text:p>
          </table:table-cell>
          <table:table-cell office:value-type="float" office:value="7.1780140343543462" table:style-name="ce64">
            <text:p>7,2<text:s text:c="5"/></text:p>
          </table:table-cell>
          <table:table-cell office:value-type="float" office:value="-472" table:style-name="ce48">
            <text:p><text:s/>- 472</text:p>
          </table:table-cell>
          <table:table-cell office:value-type="float" office:value="-1.3710169343828971" table:style-name="ce49">
            <text:p>-1,4<text:s text:c="3"/></text:p>
          </table:table-cell>
          <table:table-cell office:value-type="float" office:value="5794" table:style-name="ce48">
            <text:p>+5 794</text:p>
          </table:table-cell>
          <table:table-cell office:value-type="float" office:value="20.574553460459502" table:style-name="ce49">
            <text:p>+20,6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89933" table:style-name="ce61">
            <text:p>389 933</text:p>
          </table:table-cell>
          <table:table-cell office:value-type="float" office:value="91.989629336051038" table:style-name="ce62">
            <text:p>92,0<text:s text:c="5"/></text:p>
          </table:table-cell>
          <table:table-cell office:value-type="float" office:value="398424" table:style-name="ce63">
            <text:p>398 424</text:p>
          </table:table-cell>
          <table:table-cell office:value-type="float" office:value="92.046454784671866" table:style-name="ce64">
            <text:p>92,0<text:s text:c="5"/></text:p>
          </table:table-cell>
          <table:table-cell office:value-type="float" office:value="364162" table:style-name="ce63">
            <text:p>364 162</text:p>
          </table:table-cell>
          <table:table-cell office:value-type="float" office:value="92.821985965645666" table:style-name="ce64">
            <text:p>92,8<text:s text:c="5"/></text:p>
          </table:table-cell>
          <table:table-cell office:value-type="float" office:value="-8491" table:style-name="ce48">
            <text:p><text:s/>-8 491</text:p>
          </table:table-cell>
          <table:table-cell office:value-type="float" office:value="-2.1311467180691928" table:style-name="ce49">
            <text:p>-2,1<text:s text:c="3"/></text:p>
          </table:table-cell>
          <table:table-cell office:value-type="float" office:value="25771" table:style-name="ce48">
            <text:p>+25 771</text:p>
          </table:table-cell>
          <table:table-cell office:value-type="float" office:value="7.0767954921161458" table:style-name="ce49">
            <text:p>+7,1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31513" table:style-name="ce61">
            <text:p>31 513</text:p>
          </table:table-cell>
          <table:table-cell office:value-type="float" office:value="7.4342750915336122" table:style-name="ce62">
            <text:p>7,4<text:s text:c="5"/></text:p>
          </table:table-cell>
          <table:table-cell office:value-type="float" office:value="31756" table:style-name="ce63">
            <text:p>31 756</text:p>
          </table:table-cell>
          <table:table-cell office:value-type="float" office:value="7.3364737519377332" table:style-name="ce64">
            <text:p>7,3<text:s text:c="5"/></text:p>
          </table:table-cell>
          <table:table-cell office:value-type="float" office:value="25424" table:style-name="ce63">
            <text:p>25 424</text:p>
          </table:table-cell>
          <table:table-cell office:value-type="float" office:value="6.4803745893052405" table:style-name="ce64">
            <text:p>6,5<text:s text:c="5"/></text:p>
          </table:table-cell>
          <table:table-cell office:value-type="float" office:value="-243" table:style-name="ce48">
            <text:p><text:s/>- 243</text:p>
          </table:table-cell>
          <table:table-cell office:value-type="float" office:value="-0.76520972414661792" table:style-name="ce49">
            <text:p>-0,8<text:s text:c="3"/></text:p>
          </table:table-cell>
          <table:table-cell office:value-type="float" office:value="6089" table:style-name="ce48">
            <text:p>+6 089</text:p>
          </table:table-cell>
          <table:table-cell office:value-type="float" office:value="23.949811202013844" table:style-name="ce49">
            <text:p>+23,9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8800" table:style-name="ce61">
            <text:p>58 800</text:p>
          </table:table-cell>
          <table:table-cell office:value-type="float" office:value="13.871588721549088" table:style-name="ce62">
            <text:p>13,9<text:s text:c="5"/></text:p>
          </table:table-cell>
          <table:table-cell office:value-type="float" office:value="59598" table:style-name="ce63">
            <text:p>59 598</text:p>
          </table:table-cell>
          <table:table-cell office:value-type="float" office:value="13.768710249023336" table:style-name="ce64">
            <text:p>13,8<text:s text:c="5"/></text:p>
          </table:table-cell>
          <table:table-cell office:value-type="float" office:value="58725" table:style-name="ce63">
            <text:p>58 725</text:p>
          </table:table-cell>
          <table:table-cell office:value-type="float" office:value="14.968533580748517" table:style-name="ce64">
            <text:p>15,0<text:s text:c="5"/></text:p>
          </table:table-cell>
          <table:table-cell office:value-type="float" office:value="-798" table:style-name="ce48">
            <text:p><text:s/>- 798</text:p>
          </table:table-cell>
          <table:table-cell office:value-type="float" office:value="-1.3389711064129668" table:style-name="ce49">
            <text:p>-1,3<text:s text:c="3"/></text:p>
          </table:table-cell>
          <table:table-cell office:value-type="float" office:value="75" table:style-name="ce48">
            <text:p>+ 75</text:p>
          </table:table-cell>
          <table:table-cell office:value-type="float" office:value="0.1277139208173691" table:style-name="ce49">
            <text:p>+0,1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60456" table:style-name="ce61">
            <text:p>60 456</text:p>
          </table:table-cell>
          <table:table-cell office:value-type="float" office:value="14.262257954931492" table:style-name="ce62">
            <text:p>14,3<text:s text:c="5"/></text:p>
          </table:table-cell>
          <table:table-cell office:value-type="float" office:value="61242" table:style-name="ce63">
            <text:p>61 242</text:p>
          </table:table-cell>
          <table:table-cell office:value-type="float" office:value="14.148517619226938" table:style-name="ce64">
            <text:p>14,1<text:s text:c="5"/></text:p>
          </table:table-cell>
          <table:table-cell office:value-type="float" office:value="57919" table:style-name="ce63">
            <text:p>57 919</text:p>
          </table:table-cell>
          <table:table-cell office:value-type="float" office:value="14.763090616660252" table:style-name="ce64">
            <text:p>14,8<text:s text:c="5"/></text:p>
          </table:table-cell>
          <table:table-cell office:value-type="float" office:value="-786" table:style-name="ce48">
            <text:p><text:s/>- 786</text:p>
          </table:table-cell>
          <table:table-cell office:value-type="float" office:value="-1.2834329381796805" table:style-name="ce49">
            <text:p>-1,3<text:s text:c="3"/></text:p>
          </table:table-cell>
          <table:table-cell office:value-type="float" office:value="2537" table:style-name="ce48">
            <text:p>+2 537</text:p>
          </table:table-cell>
          <table:table-cell office:value-type="float" office:value="4.3802551839638122" table:style-name="ce49">
            <text:p>+4,4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86376" table:style-name="ce61">
            <text:p>86 376</text:p>
          </table:table-cell>
          <table:table-cell office:value-type="float" office:value="20.37708073830823" table:style-name="ce62">
            <text:p>20,4<text:s text:c="5"/></text:p>
          </table:table-cell>
          <table:table-cell office:value-type="float" office:value="88522" table:style-name="ce63">
            <text:p>88 522</text:p>
          </table:table-cell>
          <table:table-cell office:value-type="float" office:value="20.450917290245375" table:style-name="ce64">
            <text:p>20,5<text:s text:c="5"/></text:p>
          </table:table-cell>
          <table:table-cell office:value-type="float" office:value="81069" table:style-name="ce63">
            <text:p>81 069</text:p>
          </table:table-cell>
          <table:table-cell office:value-type="float" office:value="20.663840763860392" table:style-name="ce64">
            <text:p>20,7<text:s text:c="5"/></text:p>
          </table:table-cell>
          <table:table-cell office:value-type="float" office:value="-2146" table:style-name="ce48">
            <text:p><text:s/>-2 146</text:p>
          </table:table-cell>
          <table:table-cell office:value-type="float" office:value="-2.4242561171234267" table:style-name="ce49">
            <text:p>-2,4<text:s text:c="3"/></text:p>
          </table:table-cell>
          <table:table-cell office:value-type="float" office:value="5307" table:style-name="ce48">
            <text:p>+5 307</text:p>
          </table:table-cell>
          <table:table-cell office:value-type="float" office:value="6.5462753950338595" table:style-name="ce49">
            <text:p>+6,5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133106" table:style-name="ce61">
            <text:p>133 106</text:p>
          </table:table-cell>
          <table:table-cell office:value-type="float" office:value="31.401219189974711" table:style-name="ce62">
            <text:p>31,4<text:s text:c="5"/></text:p>
          </table:table-cell>
          <table:table-cell office:value-type="float" office:value="135945" table:style-name="ce63">
            <text:p>135 945</text:p>
          </table:table-cell>
          <table:table-cell office:value-type="float" office:value="31.406881351781564" table:style-name="ce64">
            <text:p>31,4<text:s text:c="5"/></text:p>
          </table:table-cell>
          <table:table-cell office:value-type="float" office:value="120637" table:style-name="ce63">
            <text:p>120 637</text:p>
          </table:table-cell>
          <table:table-cell office:value-type="float" office:value="30.749408013295167" table:style-name="ce64">
            <text:p>30,7<text:s text:c="5"/></text:p>
          </table:table-cell>
          <table:table-cell office:value-type="float" office:value="-2839" table:style-name="ce48">
            <text:p><text:s/>-2 839</text:p>
          </table:table-cell>
          <table:table-cell office:value-type="float" office:value="-2.0883445511052265" table:style-name="ce49">
            <text:p>-2,1<text:s text:c="3"/></text:p>
          </table:table-cell>
          <table:table-cell office:value-type="float" office:value="12469" table:style-name="ce48">
            <text:p>+12 469</text:p>
          </table:table-cell>
          <table:table-cell office:value-type="float" office:value="10.335966577418205" table:style-name="ce49">
            <text:p>+10,3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53637" table:style-name="ce61">
            <text:p>53 637</text:p>
          </table:table-cell>
          <table:table-cell office:value-type="float" office:value="12.653578303702865" table:style-name="ce62">
            <text:p>12,7<text:s text:c="5"/></text:p>
          </table:table-cell>
          <table:table-cell office:value-type="float" office:value="55788" table:style-name="ce63">
            <text:p>55 788</text:p>
          </table:table-cell>
          <table:table-cell office:value-type="float" office:value="12.888499737785059" table:style-name="ce64">
            <text:p>12,9<text:s text:c="5"/></text:p>
          </table:table-cell>
          <table:table-cell office:value-type="float" office:value="48549" table:style-name="ce63">
            <text:p>48 549</text:p>
          </table:table-cell>
          <table:table-cell office:value-type="float" office:value="12.374752436130434" table:style-name="ce64">
            <text:p>12,4<text:s text:c="5"/></text:p>
          </table:table-cell>
          <table:table-cell office:value-type="float" office:value="-2151" table:style-name="ce48">
            <text:p><text:s/>-2 151</text:p>
          </table:table-cell>
          <table:table-cell office:value-type="float" office:value="-3.8556678855667887" table:style-name="ce49">
            <text:p>-3,9<text:s text:c="3"/></text:p>
          </table:table-cell>
          <table:table-cell office:value-type="float" office:value="5088" table:style-name="ce48">
            <text:p>+5 088</text:p>
          </table:table-cell>
          <table:table-cell office:value-type="float" office:value="10.480133473398011" table:style-name="ce49">
            <text:p>+10,5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86390" table:style-name="ce55">
            <text:p>186 390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90856" table:style-name="ce57">
            <text:p>190 85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76846" table:style-name="ce57">
            <text:p>176 846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4466" table:style-name="ce39">
            <text:p><text:s/>-4 466</text:p>
          </table:table-cell>
          <table:table-cell office:value-type="float" office:value="-2.3399840717609086" table:style-name="ce40">
            <text:p>-2,3<text:s text:c="3"/></text:p>
          </table:table-cell>
          <table:table-cell office:value-type="float" office:value="9544" table:style-name="ce39">
            <text:p>+9 544</text:p>
          </table:table-cell>
          <table:table-cell office:value-type="float" office:value="5.3967859041199686" table:style-name="ce40">
            <text:p>+5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2273" table:style-name="ce61">
            <text:p>22 273</text:p>
          </table:table-cell>
          <table:table-cell office:value-type="float" office:value="11.949675411771016" table:style-name="ce62">
            <text:p>11,9<text:s text:c="5"/></text:p>
          </table:table-cell>
          <table:table-cell office:value-type="float" office:value="23139" table:style-name="ce63">
            <text:p>23 139</text:p>
          </table:table-cell>
          <table:table-cell office:value-type="float" office:value="12.123800142515824" table:style-name="ce64">
            <text:p>12,1<text:s text:c="5"/></text:p>
          </table:table-cell>
          <table:table-cell office:value-type="float" office:value="19970" table:style-name="ce63">
            <text:p>19 970</text:p>
          </table:table-cell>
          <table:table-cell office:value-type="float" office:value="11.292310824106851" table:style-name="ce64">
            <text:p>11,3<text:s text:c="5"/></text:p>
          </table:table-cell>
          <table:table-cell office:value-type="float" office:value="-866" table:style-name="ce48">
            <text:p><text:s/>- 866</text:p>
          </table:table-cell>
          <table:table-cell office:value-type="float" office:value="-3.7425990751545015" table:style-name="ce49">
            <text:p>-3,7<text:s text:c="3"/></text:p>
          </table:table-cell>
          <table:table-cell office:value-type="float" office:value="2303" table:style-name="ce48">
            <text:p>+2 303</text:p>
          </table:table-cell>
          <table:table-cell office:value-type="float" office:value="11.532298447671508" table:style-name="ce49">
            <text:p>+11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64117" table:style-name="ce61">
            <text:p>164 117</text:p>
          </table:table-cell>
          <table:table-cell office:value-type="float" office:value="88.050324588228975" table:style-name="ce62">
            <text:p>88,1<text:s text:c="5"/></text:p>
          </table:table-cell>
          <table:table-cell office:value-type="float" office:value="167717" table:style-name="ce63">
            <text:p>167 717</text:p>
          </table:table-cell>
          <table:table-cell office:value-type="float" office:value="87.876199857484167" table:style-name="ce64">
            <text:p>87,9<text:s text:c="5"/></text:p>
          </table:table-cell>
          <table:table-cell office:value-type="float" office:value="156876" table:style-name="ce63">
            <text:p>156 876</text:p>
          </table:table-cell>
          <table:table-cell office:value-type="float" office:value="88.707689175893151" table:style-name="ce64">
            <text:p>88,7<text:s text:c="5"/></text:p>
          </table:table-cell>
          <table:table-cell office:value-type="float" office:value="-3600" table:style-name="ce48">
            <text:p><text:s/>-3 600</text:p>
          </table:table-cell>
          <table:table-cell office:value-type="float" office:value="-2.1464729276102004" table:style-name="ce49">
            <text:p>-2,1<text:s text:c="3"/></text:p>
          </table:table-cell>
          <table:table-cell office:value-type="float" office:value="7241" table:style-name="ce48">
            <text:p>+7 241</text:p>
          </table:table-cell>
          <table:table-cell office:value-type="float" office:value="4.6157474693388405" table:style-name="ce49">
            <text:p>+4,6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10521" table:style-name="ce61">
            <text:p>110 521</text:p>
          </table:table-cell>
          <table:table-cell office:value-type="float" office:value="59.295563066688132" table:style-name="ce62">
            <text:p>59,3<text:s text:c="5"/></text:p>
          </table:table-cell>
          <table:table-cell office:value-type="float" office:value="118249" table:style-name="ce63">
            <text:p>118 249</text:p>
          </table:table-cell>
          <table:table-cell office:value-type="float" office:value="61.957182378337592" table:style-name="ce64">
            <text:p>62,0<text:s text:c="5"/></text:p>
          </table:table-cell>
          <table:table-cell office:value-type="float" office:value="119135" table:style-name="ce63">
            <text:p>119 135</text:p>
          </table:table-cell>
          <table:table-cell office:value-type="float" office:value="67.366522284925864" table:style-name="ce64">
            <text:p>67,4<text:s text:c="5"/></text:p>
          </table:table-cell>
          <table:table-cell office:value-type="float" office:value="-7728" table:style-name="ce48">
            <text:p><text:s/>-7 728</text:p>
          </table:table-cell>
          <table:table-cell office:value-type="float" office:value="-6.5353618212416169" table:style-name="ce49">
            <text:p>-6,5<text:s text:c="3"/></text:p>
          </table:table-cell>
          <table:table-cell office:value-type="float" office:value="-8614" table:style-name="ce48">
            <text:p><text:s/>-8 614</text:p>
          </table:table-cell>
          <table:table-cell office:value-type="float" office:value="-7.230452847609854" table:style-name="ce49">
            <text:p>-7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75869" table:style-name="ce61">
            <text:p>75 869</text:p>
          </table:table-cell>
          <table:table-cell office:value-type="float" office:value="40.704436933311868" table:style-name="ce62">
            <text:p>40,7<text:s text:c="5"/></text:p>
          </table:table-cell>
          <table:table-cell office:value-type="float" office:value="72607" table:style-name="ce63">
            <text:p>72 607</text:p>
          </table:table-cell>
          <table:table-cell office:value-type="float" office:value="38.042817621662408" table:style-name="ce64">
            <text:p>38,0<text:s text:c="5"/></text:p>
          </table:table-cell>
          <table:table-cell office:value-type="float" office:value="57711" table:style-name="ce63">
            <text:p>57 711</text:p>
          </table:table-cell>
          <table:table-cell office:value-type="float" office:value="32.633477715074136" table:style-name="ce64">
            <text:p>32,6<text:s text:c="5"/></text:p>
          </table:table-cell>
          <table:table-cell office:value-type="float" office:value="3262" table:style-name="ce48">
            <text:p>+3 262</text:p>
          </table:table-cell>
          <table:table-cell office:value-type="float" office:value="4.4926797691682623" table:style-name="ce49">
            <text:p>+4,5<text:s text:c="3"/></text:p>
          </table:table-cell>
          <table:table-cell office:value-type="float" office:value="18158" table:style-name="ce48">
            <text:p>+18 158</text:p>
          </table:table-cell>
          <table:table-cell office:value-type="float" office:value="31.463672436797147" table:style-name="ce49">
            <text:p>+31,5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3565" table:style-name="ce61">
            <text:p>13 565</text:p>
          </table:table-cell>
          <table:table-cell office:value-type="float" office:value="7.2777509523043085" table:style-name="ce62">
            <text:p>7,3<text:s text:c="5"/></text:p>
          </table:table-cell>
          <table:table-cell office:value-type="float" office:value="13830" table:style-name="ce63">
            <text:p>13 830</text:p>
          </table:table-cell>
          <table:table-cell office:value-type="float" office:value="7.2463008760531498" table:style-name="ce64">
            <text:p>7,2<text:s text:c="5"/></text:p>
          </table:table-cell>
          <table:table-cell office:value-type="float" office:value="10962" table:style-name="ce63">
            <text:p>10 962</text:p>
          </table:table-cell>
          <table:table-cell office:value-type="float" office:value="6.1986134829173398" table:style-name="ce64">
            <text:p>6,2<text:s text:c="5"/></text:p>
          </table:table-cell>
          <table:table-cell office:value-type="float" office:value="-265" table:style-name="ce48">
            <text:p><text:s/>- 265</text:p>
          </table:table-cell>
          <table:table-cell office:value-type="float" office:value="-1.9161243673174257" table:style-name="ce49">
            <text:p>-1,9<text:s text:c="3"/></text:p>
          </table:table-cell>
          <table:table-cell office:value-type="float" office:value="2603" table:style-name="ce48">
            <text:p>+2 603</text:p>
          </table:table-cell>
          <table:table-cell office:value-type="float" office:value="23.745666849115125" table:style-name="ce49">
            <text:p>+23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72825" table:style-name="ce61">
            <text:p>172 825</text:p>
          </table:table-cell>
          <table:table-cell office:value-type="float" office:value="92.722249047695698" table:style-name="ce62">
            <text:p>92,7<text:s text:c="5"/></text:p>
          </table:table-cell>
          <table:table-cell office:value-type="float" office:value="177026" table:style-name="ce63">
            <text:p>177 026</text:p>
          </table:table-cell>
          <table:table-cell office:value-type="float" office:value="92.753699123946859" table:style-name="ce64">
            <text:p>92,8<text:s text:c="5"/></text:p>
          </table:table-cell>
          <table:table-cell office:value-type="float" office:value="165884" table:style-name="ce63">
            <text:p>165 884</text:p>
          </table:table-cell>
          <table:table-cell office:value-type="float" office:value="93.801386517082662" table:style-name="ce64">
            <text:p>93,8<text:s text:c="5"/></text:p>
          </table:table-cell>
          <table:table-cell office:value-type="float" office:value="-4201" table:style-name="ce48">
            <text:p><text:s/>-4 201</text:p>
          </table:table-cell>
          <table:table-cell office:value-type="float" office:value="-2.3730977370555739" table:style-name="ce49">
            <text:p>-2,4<text:s text:c="3"/></text:p>
          </table:table-cell>
          <table:table-cell office:value-type="float" office:value="6941" table:style-name="ce48">
            <text:p>+6 941</text:p>
          </table:table-cell>
          <table:table-cell office:value-type="float" office:value="4.1842492344047644" table:style-name="ce49">
            <text:p>+4,2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4737" table:style-name="ce61">
            <text:p>14 737</text:p>
          </table:table-cell>
          <table:table-cell office:value-type="float" office:value="7.9065400504318903" table:style-name="ce62">
            <text:p>7,9<text:s text:c="5"/></text:p>
          </table:table-cell>
          <table:table-cell office:value-type="float" office:value="14939" table:style-name="ce63">
            <text:p>14 939</text:p>
          </table:table-cell>
          <table:table-cell office:value-type="float" office:value="7.8273672297438912" table:style-name="ce64">
            <text:p>7,8<text:s text:c="5"/></text:p>
          </table:table-cell>
          <table:table-cell office:value-type="float" office:value="12360" table:style-name="ce63">
            <text:p>12 360</text:p>
          </table:table-cell>
          <table:table-cell office:value-type="float" office:value="6.9891317869785015" table:style-name="ce64">
            <text:p>7,0<text:s text:c="5"/></text:p>
          </table:table-cell>
          <table:table-cell office:value-type="float" office:value="-202" table:style-name="ce48">
            <text:p><text:s/>- 202</text:p>
          </table:table-cell>
          <table:table-cell office:value-type="float" office:value="-1.3521654729232211" table:style-name="ce49">
            <text:p>-1,4<text:s text:c="3"/></text:p>
          </table:table-cell>
          <table:table-cell office:value-type="float" office:value="2377" table:style-name="ce48">
            <text:p>+2 377</text:p>
          </table:table-cell>
          <table:table-cell office:value-type="float" office:value="19.23139158576052" table:style-name="ce49">
            <text:p>+19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7476" table:style-name="ce61">
            <text:p>27 476</text:p>
          </table:table-cell>
          <table:table-cell office:value-type="float" office:value="14.741134181018294" table:style-name="ce62">
            <text:p>14,7<text:s text:c="5"/></text:p>
          </table:table-cell>
          <table:table-cell office:value-type="float" office:value="27931" table:style-name="ce63">
            <text:p>27 931</text:p>
          </table:table-cell>
          <table:table-cell office:value-type="float" office:value="14.634593620321079" table:style-name="ce64">
            <text:p>14,6<text:s text:c="5"/></text:p>
          </table:table-cell>
          <table:table-cell office:value-type="float" office:value="28622" table:style-name="ce63">
            <text:p>28 622</text:p>
          </table:table-cell>
          <table:table-cell office:value-type="float" office:value="16.184703074991802" table:style-name="ce64">
            <text:p>16,2<text:s text:c="5"/></text:p>
          </table:table-cell>
          <table:table-cell office:value-type="float" office:value="-455" table:style-name="ce48">
            <text:p><text:s/>- 455</text:p>
          </table:table-cell>
          <table:table-cell office:value-type="float" office:value="-1.6290143568078479" table:style-name="ce49">
            <text:p>-1,6<text:s text:c="3"/></text:p>
          </table:table-cell>
          <table:table-cell office:value-type="float" office:value="-1146" table:style-name="ce48">
            <text:p><text:s/>-1 146</text:p>
          </table:table-cell>
          <table:table-cell office:value-type="float" office:value="-4.0039130738592696" table:style-name="ce49">
            <text:p>-4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9293" table:style-name="ce61">
            <text:p>29 293</text:p>
          </table:table-cell>
          <table:table-cell office:value-type="float" office:value="15.715971886903803" table:style-name="ce62">
            <text:p>15,7<text:s text:c="5"/></text:p>
          </table:table-cell>
          <table:table-cell office:value-type="float" office:value="29723" table:style-name="ce63">
            <text:p>29 723</text:p>
          </table:table-cell>
          <table:table-cell office:value-type="float" office:value="15.573521398331728" table:style-name="ce64">
            <text:p>15,6<text:s text:c="5"/></text:p>
          </table:table-cell>
          <table:table-cell office:value-type="float" office:value="29403" table:style-name="ce63">
            <text:p>29 403</text:p>
          </table:table-cell>
          <table:table-cell office:value-type="float" office:value="16.626330253440848" table:style-name="ce64">
            <text:p>16,6<text:s text:c="5"/></text:p>
          </table:table-cell>
          <table:table-cell office:value-type="float" office:value="-430" table:style-name="ce48">
            <text:p><text:s/>- 430</text:p>
          </table:table-cell>
          <table:table-cell office:value-type="float" office:value="-1.4466911146250379" table:style-name="ce49">
            <text:p>-1,4<text:s text:c="3"/></text:p>
          </table:table-cell>
          <table:table-cell office:value-type="float" office:value="-110" table:style-name="ce48">
            <text:p><text:s/>- 110</text:p>
          </table:table-cell>
          <table:table-cell office:value-type="float" office:value="-0.3741114852225963" table:style-name="ce49">
            <text:p>-0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8820" table:style-name="ce61">
            <text:p>38 820</text:p>
          </table:table-cell>
          <table:table-cell office:value-type="float" office:value="20.827297601802673" table:style-name="ce62">
            <text:p>20,8<text:s text:c="5"/></text:p>
          </table:table-cell>
          <table:table-cell office:value-type="float" office:value="40032" table:style-name="ce63">
            <text:p>40 032</text:p>
          </table:table-cell>
          <table:table-cell office:value-type="float" office:value="20.97497589805927" table:style-name="ce64">
            <text:p>21,0<text:s text:c="5"/></text:p>
          </table:table-cell>
          <table:table-cell office:value-type="float" office:value="37565" table:style-name="ce63">
            <text:p>37 565</text:p>
          </table:table-cell>
          <table:table-cell office:value-type="float" office:value="21.241645273288622" table:style-name="ce64">
            <text:p>21,2<text:s text:c="5"/></text:p>
          </table:table-cell>
          <table:table-cell office:value-type="float" office:value="-1212" table:style-name="ce48">
            <text:p><text:s/>-1 212</text:p>
          </table:table-cell>
          <table:table-cell office:value-type="float" office:value="-3.0275779376498799" table:style-name="ce49">
            <text:p>-3,0<text:s text:c="3"/></text:p>
          </table:table-cell>
          <table:table-cell office:value-type="float" office:value="1255" table:style-name="ce48">
            <text:p>+1 255</text:p>
          </table:table-cell>
          <table:table-cell office:value-type="float" office:value="3.3408758152535607" table:style-name="ce49">
            <text:p>+3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6505" table:style-name="ce61">
            <text:p>56 505</text:p>
          </table:table-cell>
          <table:table-cell office:value-type="float" office:value="30.315467568002575" table:style-name="ce62">
            <text:p>30,3<text:s text:c="5"/></text:p>
          </table:table-cell>
          <table:table-cell office:value-type="float" office:value="57869" table:style-name="ce63">
            <text:p>57 869</text:p>
          </table:table-cell>
          <table:table-cell office:value-type="float" office:value="30.320765393804756" table:style-name="ce64">
            <text:p>30,3<text:s text:c="5"/></text:p>
          </table:table-cell>
          <table:table-cell office:value-type="float" office:value="51781" table:style-name="ce63">
            <text:p>51 781</text:p>
          </table:table-cell>
          <table:table-cell office:value-type="float" office:value="29.28027775578752" table:style-name="ce64">
            <text:p>29,3<text:s text:c="5"/></text:p>
          </table:table-cell>
          <table:table-cell office:value-type="float" office:value="-1364" table:style-name="ce48">
            <text:p><text:s/>-1 364</text:p>
          </table:table-cell>
          <table:table-cell office:value-type="float" office:value="-2.3570478148922569" table:style-name="ce49">
            <text:p>-2,4<text:s text:c="3"/></text:p>
          </table:table-cell>
          <table:table-cell office:value-type="float" office:value="4724" table:style-name="ce48">
            <text:p>+4 724</text:p>
          </table:table-cell>
          <table:table-cell office:value-type="float" office:value="9.1230374075433076" table:style-name="ce49">
            <text:p>+9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9559" table:style-name="ce61">
            <text:p>19 559</text:p>
          </table:table-cell>
          <table:table-cell office:value-type="float" office:value="10.493588711840763" table:style-name="ce62">
            <text:p>10,5<text:s text:c="5"/></text:p>
          </table:table-cell>
          <table:table-cell office:value-type="float" office:value="20362" table:style-name="ce63">
            <text:p>20 362</text:p>
          </table:table-cell>
          <table:table-cell office:value-type="float" office:value="10.668776459739279" table:style-name="ce64">
            <text:p>10,7<text:s text:c="5"/></text:p>
          </table:table-cell>
          <table:table-cell office:value-type="float" office:value="17115" table:style-name="ce63">
            <text:p>17 115</text:p>
          </table:table-cell>
          <table:table-cell office:value-type="float" office:value="9.6779118555127059" table:style-name="ce64">
            <text:p>9,7<text:s text:c="5"/></text:p>
          </table:table-cell>
          <table:table-cell office:value-type="float" office:value="-803" table:style-name="ce48">
            <text:p><text:s/>- 803</text:p>
          </table:table-cell>
          <table:table-cell office:value-type="float" office:value="-3.9436204695020134" table:style-name="ce49">
            <text:p>-3,9<text:s text:c="3"/></text:p>
          </table:table-cell>
          <table:table-cell office:value-type="float" office:value="2444" table:style-name="ce48">
            <text:p>+2 444</text:p>
          </table:table-cell>
          <table:table-cell office:value-type="float" office:value="14.279871457785568" table:style-name="ce49">
            <text:p>+14,3<text:s text:c="3"/></text:p>
          </table:table-cell>
          <table:table-cell table:number-columns-repeated="16372" table:style-name="ce1"/>
        </table:table-row>
        <table:table-row table:style-name="ro9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237498" table:style-name="ce55">
            <text:p>237 498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241995" table:style-name="ce57">
            <text:p>241 99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15477" table:style-name="ce57">
            <text:p>215 47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4497" table:style-name="ce39">
            <text:p><text:s/>-4 497</text:p>
          </table:table-cell>
          <table:table-cell office:value-type="float" office:value="-1.8583028574970559" table:style-name="ce40">
            <text:p>-1,9<text:s text:c="3"/></text:p>
          </table:table-cell>
          <table:table-cell office:value-type="float" office:value="22021" table:style-name="ce39">
            <text:p>+22 021</text:p>
          </table:table-cell>
          <table:table-cell office:value-type="float" office:value="10.219652213461297" table:style-name="ce40">
            <text:p>+10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6895" table:style-name="ce61">
            <text:p>26 895</text:p>
          </table:table-cell>
          <table:table-cell office:value-type="float" office:value="11.324305888891697" table:style-name="ce62">
            <text:p>11,3<text:s text:c="5"/></text:p>
          </table:table-cell>
          <table:table-cell office:value-type="float" office:value="27767" table:style-name="ce63">
            <text:p>27 767</text:p>
          </table:table-cell>
          <table:table-cell office:value-type="float" office:value="11.474204012479596" table:style-name="ce64">
            <text:p>11,5<text:s text:c="5"/></text:p>
          </table:table-cell>
          <table:table-cell office:value-type="float" office:value="22721" table:style-name="ce63">
            <text:p>22 721</text:p>
          </table:table-cell>
          <table:table-cell office:value-type="float" office:value="10.544512871443356" table:style-name="ce64">
            <text:p>10,5<text:s text:c="5"/></text:p>
          </table:table-cell>
          <table:table-cell office:value-type="float" office:value="-872" table:style-name="ce48">
            <text:p><text:s/>- 872</text:p>
          </table:table-cell>
          <table:table-cell office:value-type="float" office:value="-3.1404184823711603" table:style-name="ce49">
            <text:p>-3,1<text:s text:c="3"/></text:p>
          </table:table-cell>
          <table:table-cell office:value-type="float" office:value="4174" table:style-name="ce48">
            <text:p>+4 174</text:p>
          </table:table-cell>
          <table:table-cell office:value-type="float" office:value="18.370670305004179" table:style-name="ce49">
            <text:p>+18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210603" table:style-name="ce61">
            <text:p>210 603</text:p>
          </table:table-cell>
          <table:table-cell office:value-type="float" office:value="88.675694111108299" table:style-name="ce62">
            <text:p>88,7<text:s text:c="5"/></text:p>
          </table:table-cell>
          <table:table-cell office:value-type="float" office:value="214228" table:style-name="ce63">
            <text:p>214 228</text:p>
          </table:table-cell>
          <table:table-cell office:value-type="float" office:value="88.525795987520411" table:style-name="ce64">
            <text:p>88,5<text:s text:c="5"/></text:p>
          </table:table-cell>
          <table:table-cell office:value-type="float" office:value="192756" table:style-name="ce63">
            <text:p>192 756</text:p>
          </table:table-cell>
          <table:table-cell office:value-type="float" office:value="89.455487128556641" table:style-name="ce64">
            <text:p>89,5<text:s text:c="5"/></text:p>
          </table:table-cell>
          <table:table-cell office:value-type="float" office:value="-3625" table:style-name="ce48">
            <text:p><text:s/>-3 625</text:p>
          </table:table-cell>
          <table:table-cell office:value-type="float" office:value="-1.6921224116362006" table:style-name="ce49">
            <text:p>-1,7<text:s text:c="3"/></text:p>
          </table:table-cell>
          <table:table-cell office:value-type="float" office:value="17847" table:style-name="ce48">
            <text:p>+17 847</text:p>
          </table:table-cell>
          <table:table-cell office:value-type="float" office:value="9.2588557554628643" table:style-name="ce49">
            <text:p>+9,3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68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35472" table:style-name="ce61">
            <text:p>135 472</text:p>
          </table:table-cell>
          <table:table-cell office:value-type="float" office:value="57.041322453241719" table:style-name="ce62">
            <text:p>57,0<text:s text:c="5"/></text:p>
          </table:table-cell>
          <table:table-cell office:value-type="float" office:value="143793" table:style-name="ce63">
            <text:p>143 793</text:p>
          </table:table-cell>
          <table:table-cell office:value-type="float" office:value="59.419822723609997" table:style-name="ce64">
            <text:p>59,4<text:s text:c="5"/></text:p>
          </table:table-cell>
          <table:table-cell office:value-type="float" office:value="137883" table:style-name="ce63">
            <text:p>137 883</text:p>
          </table:table-cell>
          <table:table-cell office:value-type="float" office:value="63.989660149343088" table:style-name="ce64">
            <text:p>64,0<text:s text:c="5"/></text:p>
          </table:table-cell>
          <table:table-cell office:value-type="float" office:value="-8321" table:style-name="ce48">
            <text:p><text:s/>-8 321</text:p>
          </table:table-cell>
          <table:table-cell office:value-type="float" office:value="-5.7867907339022064" table:style-name="ce49">
            <text:p>-5,8<text:s text:c="3"/></text:p>
          </table:table-cell>
          <table:table-cell office:value-type="float" office:value="-2411" table:style-name="ce48">
            <text:p><text:s/>-2 411</text:p>
          </table:table-cell>
          <table:table-cell office:value-type="float" office:value="-1.7485839443586231" table:style-name="ce49">
            <text:p>-1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02026" table:style-name="ce61">
            <text:p>102 026</text:p>
          </table:table-cell>
          <table:table-cell office:value-type="float" office:value="42.958677546758288" table:style-name="ce62">
            <text:p>43,0<text:s text:c="5"/></text:p>
          </table:table-cell>
          <table:table-cell office:value-type="float" office:value="98202" table:style-name="ce63">
            <text:p>98 202</text:p>
          </table:table-cell>
          <table:table-cell office:value-type="float" office:value="40.580177276390003" table:style-name="ce64">
            <text:p>40,6<text:s text:c="5"/></text:p>
          </table:table-cell>
          <table:table-cell office:value-type="float" office:value="77594" table:style-name="ce63">
            <text:p>77 594</text:p>
          </table:table-cell>
          <table:table-cell office:value-type="float" office:value="36.010339850656912" table:style-name="ce64">
            <text:p>36,0<text:s text:c="5"/></text:p>
          </table:table-cell>
          <table:table-cell office:value-type="float" office:value="3824" table:style-name="ce48">
            <text:p>+3 824</text:p>
          </table:table-cell>
          <table:table-cell office:value-type="float" office:value="3.8940143785258958" table:style-name="ce49">
            <text:p>+3,9<text:s text:c="3"/></text:p>
          </table:table-cell>
          <table:table-cell office:value-type="float" office:value="24432" table:style-name="ce48">
            <text:p>+24 432</text:p>
          </table:table-cell>
          <table:table-cell office:value-type="float" office:value="31.486970642059951" table:style-name="ce49">
            <text:p>+31,5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20390" table:style-name="ce61">
            <text:p>20 390</text:p>
          </table:table-cell>
          <table:table-cell office:value-type="float" office:value="8.585335455456466" table:style-name="ce62">
            <text:p>8,6<text:s text:c="5"/></text:p>
          </table:table-cell>
          <table:table-cell office:value-type="float" office:value="20597" table:style-name="ce63">
            <text:p>20 597</text:p>
          </table:table-cell>
          <table:table-cell office:value-type="float" office:value="8.5113328787784859" table:style-name="ce64">
            <text:p>8,5<text:s text:c="5"/></text:p>
          </table:table-cell>
          <table:table-cell office:value-type="float" office:value="17199" table:style-name="ce63">
            <text:p>17 199</text:p>
          </table:table-cell>
          <table:table-cell office:value-type="float" office:value="7.9818263666191758" table:style-name="ce64">
            <text:p>8,0<text:s text:c="5"/></text:p>
          </table:table-cell>
          <table:table-cell office:value-type="float" office:value="-207" table:style-name="ce48">
            <text:p><text:s/>- 207</text:p>
          </table:table-cell>
          <table:table-cell office:value-type="float" office:value="-1.0050007282613973" table:style-name="ce49">
            <text:p>-1,0<text:s text:c="3"/></text:p>
          </table:table-cell>
          <table:table-cell office:value-type="float" office:value="3191" table:style-name="ce48">
            <text:p>+3 191</text:p>
          </table:table-cell>
          <table:table-cell office:value-type="float" office:value="18.553404267689981" table:style-name="ce49">
            <text:p>+18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17108" table:style-name="ce61">
            <text:p>217 108</text:p>
          </table:table-cell>
          <table:table-cell office:value-type="float" office:value="91.414664544543527" table:style-name="ce62">
            <text:p>91,4<text:s text:c="5"/></text:p>
          </table:table-cell>
          <table:table-cell office:value-type="float" office:value="221398" table:style-name="ce63">
            <text:p>221 398</text:p>
          </table:table-cell>
          <table:table-cell office:value-type="float" office:value="91.488667121221511" table:style-name="ce64">
            <text:p>91,5<text:s text:c="5"/></text:p>
          </table:table-cell>
          <table:table-cell office:value-type="float" office:value="198278" table:style-name="ce63">
            <text:p>198 278</text:p>
          </table:table-cell>
          <table:table-cell office:value-type="float" office:value="92.018173633380826" table:style-name="ce64">
            <text:p>92,0<text:s text:c="5"/></text:p>
          </table:table-cell>
          <table:table-cell office:value-type="float" office:value="-4290" table:style-name="ce48">
            <text:p><text:s/>-4 290</text:p>
          </table:table-cell>
          <table:table-cell office:value-type="float" office:value="-1.9376868806402949" table:style-name="ce49">
            <text:p>-1,9<text:s text:c="3"/></text:p>
          </table:table-cell>
          <table:table-cell office:value-type="float" office:value="18830" table:style-name="ce48">
            <text:p>+18 830</text:p>
          </table:table-cell>
          <table:table-cell office:value-type="float" office:value="9.4967671652931749" table:style-name="ce49">
            <text:p>+9,5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6776" table:style-name="ce61">
            <text:p>16 776</text:p>
          </table:table-cell>
          <table:table-cell office:value-type="float" office:value="7.0636384306394158" table:style-name="ce62">
            <text:p>7,1<text:s text:c="5"/></text:p>
          </table:table-cell>
          <table:table-cell office:value-type="float" office:value="16817" table:style-name="ce63">
            <text:p>16 817</text:p>
          </table:table-cell>
          <table:table-cell office:value-type="float" office:value="6.9493171346515421" table:style-name="ce64">
            <text:p>6,9<text:s text:c="5"/></text:p>
          </table:table-cell>
          <table:table-cell office:value-type="float" office:value="13064" table:style-name="ce63">
            <text:p>13 064</text:p>
          </table:table-cell>
          <table:table-cell office:value-type="float" office:value="6.0628280512537307" table:style-name="ce64">
            <text:p>6,1<text:s text:c="5"/></text:p>
          </table:table-cell>
          <table:table-cell office:value-type="float" office:value="-41" table:style-name="ce48">
            <text:p><text:s/>- 41</text:p>
          </table:table-cell>
          <table:table-cell office:value-type="float" office:value="-0.24380091574002496" table:style-name="ce49">
            <text:p>-0,2<text:s text:c="3"/></text:p>
          </table:table-cell>
          <table:table-cell office:value-type="float" office:value="3712" table:style-name="ce48">
            <text:p>+3 712</text:p>
          </table:table-cell>
          <table:table-cell office:value-type="float" office:value="28.413962033067975" table:style-name="ce49">
            <text:p>+28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31324" table:style-name="ce61">
            <text:p>31 324</text:p>
          </table:table-cell>
          <table:table-cell office:value-type="float" office:value="13.189163698220616" table:style-name="ce62">
            <text:p>13,2<text:s text:c="5"/></text:p>
          </table:table-cell>
          <table:table-cell office:value-type="float" office:value="31667" table:style-name="ce63">
            <text:p>31 667</text:p>
          </table:table-cell>
          <table:table-cell office:value-type="float" office:value="13.085807558007398" table:style-name="ce64">
            <text:p>13,1<text:s text:c="5"/></text:p>
          </table:table-cell>
          <table:table-cell office:value-type="float" office:value="30103" table:style-name="ce63">
            <text:p>30 103</text:p>
          </table:table-cell>
          <table:table-cell office:value-type="float" office:value="13.970400553191292" table:style-name="ce64">
            <text:p>14,0<text:s text:c="5"/></text:p>
          </table:table-cell>
          <table:table-cell office:value-type="float" office:value="-343" table:style-name="ce48">
            <text:p><text:s/>- 343</text:p>
          </table:table-cell>
          <table:table-cell office:value-type="float" office:value="-1.0831464931948085" table:style-name="ce49">
            <text:p>-1,1<text:s text:c="3"/></text:p>
          </table:table-cell>
          <table:table-cell office:value-type="float" office:value="1221" table:style-name="ce48">
            <text:p>+1 221</text:p>
          </table:table-cell>
          <table:table-cell office:value-type="float" office:value="4.0560741454340095" table:style-name="ce49">
            <text:p>+4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31163" table:style-name="ce61">
            <text:p>31 163</text:p>
          </table:table-cell>
          <table:table-cell office:value-type="float" office:value="13.121373653672874" table:style-name="ce62">
            <text:p>13,1<text:s text:c="5"/></text:p>
          </table:table-cell>
          <table:table-cell office:value-type="float" office:value="31519" table:style-name="ce63">
            <text:p>31 519</text:p>
          </table:table-cell>
          <table:table-cell office:value-type="float" office:value="13.024649269613009" table:style-name="ce64">
            <text:p>13,0<text:s text:c="5"/></text:p>
          </table:table-cell>
          <table:table-cell office:value-type="float" office:value="28516" table:style-name="ce63">
            <text:p>28 516</text:p>
          </table:table-cell>
          <table:table-cell office:value-type="float" office:value="13.233895032880538" table:style-name="ce64">
            <text:p>13,2<text:s text:c="5"/></text:p>
          </table:table-cell>
          <table:table-cell office:value-type="float" office:value="-356" table:style-name="ce48">
            <text:p><text:s/>- 356</text:p>
          </table:table-cell>
          <table:table-cell office:value-type="float" office:value="-1.1294774580411815" table:style-name="ce49">
            <text:p>-1,1<text:s text:c="3"/></text:p>
          </table:table-cell>
          <table:table-cell office:value-type="float" office:value="2647" table:style-name="ce48">
            <text:p>+2 647</text:p>
          </table:table-cell>
          <table:table-cell office:value-type="float" office:value="9.282508065647356" table:style-name="ce49">
            <text:p>+9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47556" table:style-name="ce61">
            <text:p>47 556</text:p>
          </table:table-cell>
          <table:table-cell office:value-type="float" office:value="20.023747568400577" table:style-name="ce62">
            <text:p>20,0<text:s text:c="5"/></text:p>
          </table:table-cell>
          <table:table-cell office:value-type="float" office:value="48490" table:style-name="ce63">
            <text:p>48 490</text:p>
          </table:table-cell>
          <table:table-cell office:value-type="float" office:value="20.037604082728983" table:style-name="ce64">
            <text:p>20,0<text:s text:c="5"/></text:p>
          </table:table-cell>
          <table:table-cell office:value-type="float" office:value="43504" table:style-name="ce63">
            <text:p>43 504</text:p>
          </table:table-cell>
          <table:table-cell office:value-type="float" office:value="20.189625806930671" table:style-name="ce64">
            <text:p>20,2<text:s text:c="5"/></text:p>
          </table:table-cell>
          <table:table-cell office:value-type="float" office:value="-934" table:style-name="ce48">
            <text:p><text:s/>- 934</text:p>
          </table:table-cell>
          <table:table-cell office:value-type="float" office:value="-1.9261703444009075" table:style-name="ce49">
            <text:p>-1,9<text:s text:c="3"/></text:p>
          </table:table-cell>
          <table:table-cell office:value-type="float" office:value="4052" table:style-name="ce48">
            <text:p>+4 052</text:p>
          </table:table-cell>
          <table:table-cell office:value-type="float" office:value="9.3140860610518565" table:style-name="ce49">
            <text:p>+9,3<text:s text:c="3"/></text:p>
          </table:table-cell>
          <table:table-cell table:style-name="ce1"/>
          <table:table-cell table:style-name="ce68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76601" table:style-name="ce61">
            <text:p>76 601</text:p>
          </table:table-cell>
          <table:table-cell office:value-type="float" office:value="32.253324238519902" table:style-name="ce62">
            <text:p>32,3<text:s text:c="5"/></text:p>
          </table:table-cell>
          <table:table-cell office:value-type="float" office:value="78076" table:style-name="ce63">
            <text:p>78 076</text:p>
          </table:table-cell>
          <table:table-cell office:value-type="float" office:value="32.263476518109883" table:style-name="ce64">
            <text:p>32,3<text:s text:c="5"/></text:p>
          </table:table-cell>
          <table:table-cell office:value-type="float" office:value="68856" table:style-name="ce63">
            <text:p>68 856</text:p>
          </table:table-cell>
          <table:table-cell office:value-type="float" office:value="31.955150665732308" table:style-name="ce64">
            <text:p>32,0<text:s text:c="5"/></text:p>
          </table:table-cell>
          <table:table-cell office:value-type="float" office:value="-1475" table:style-name="ce48">
            <text:p><text:s/>-1 475</text:p>
          </table:table-cell>
          <table:table-cell office:value-type="float" office:value="-1.8891848967672524" table:style-name="ce49">
            <text:p>-1,9<text:s text:c="3"/></text:p>
          </table:table-cell>
          <table:table-cell office:value-type="float" office:value="7745" table:style-name="ce48">
            <text:p>+7 745</text:p>
          </table:table-cell>
          <table:table-cell office:value-type="float" office:value="11.248112001858953" table:style-name="ce49">
            <text:p>+11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4078" table:style-name="ce61">
            <text:p>34 078</text:p>
          </table:table-cell>
          <table:table-cell office:value-type="float" office:value="14.348752410546615" table:style-name="ce62">
            <text:p>14,3<text:s text:c="5"/></text:p>
          </table:table-cell>
          <table:table-cell office:value-type="float" office:value="35426" table:style-name="ce63">
            <text:p>35 426</text:p>
          </table:table-cell>
          <table:table-cell office:value-type="float" office:value="14.639145436889192" table:style-name="ce64">
            <text:p>14,6<text:s text:c="5"/></text:p>
          </table:table-cell>
          <table:table-cell office:value-type="float" office:value="31434" table:style-name="ce63">
            <text:p>31 434</text:p>
          </table:table-cell>
          <table:table-cell office:value-type="float" office:value="14.588099890011463" table:style-name="ce64">
            <text:p>14,6<text:s text:c="5"/></text:p>
          </table:table-cell>
          <table:table-cell office:value-type="float" office:value="-1348" table:style-name="ce48">
            <text:p><text:s/>-1 348</text:p>
          </table:table-cell>
          <table:table-cell office:value-type="float" office:value="-3.8051148873708578" table:style-name="ce49">
            <text:p>-3,8<text:s text:c="3"/></text:p>
          </table:table-cell>
          <table:table-cell office:value-type="float" office:value="2644" table:style-name="ce48">
            <text:p>+2 644</text:p>
          </table:table-cell>
          <table:table-cell office:value-type="float" office:value="8.4112744162371946" table:style-name="ce49">
            <text:p>+8,4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2"/>
          <table:table-cell table:style-name="ce73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79"/>
          <table:table-cell table:number-columns-repeated="16372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5867in" svg:height="0.6280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853in" svg:y="0.23261in" svg:width="1.95236in" svg:height="0.4953in">
                <draw:text-box>
                  <text:p text:style-name="a23" text:class-names="" text:cond-style-name=""><text:span text:style-name="a21" text:class-names="">ABRIL 2021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1121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2 - PEDIDOS DE EMPREGO <text:s text:c="2"/>E <text:s text:c="3"/>DESEMPREGO REGISTAD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7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570535" table:style-name="ce35">
            <text:p>570 535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74107" table:style-name="ce37">
            <text:p>574 107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96647" table:style-name="ce37">
            <text:p>496 647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3572" table:style-name="ce39">
            <text:p><text:s/>-3 572</text:p>
          </table:table-cell>
          <table:table-cell office:value-type="float" office:value="-0.62218366959469229" table:style-name="ce40">
            <text:p>-0,6<text:s text:c="3"/></text:p>
          </table:table-cell>
          <table:table-cell office:value-type="float" office:value="73888" table:style-name="ce39">
            <text:p>+73 888</text:p>
          </table:table-cell>
          <table:table-cell office:value-type="float" office:value="14.877367627308733" table:style-name="ce40">
            <text:p>+14,9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96707" table:style-name="ce44">
            <text:p>396 707</text:p>
          </table:table-cell>
          <table:table-cell office:value-type="float" office:value="69.532456378662133" table:style-name="ce45">
            <text:p>69,5<text:s text:c="5"/></text:p>
          </table:table-cell>
          <table:table-cell office:value-type="float" office:value="405374" table:style-name="ce46">
            <text:p>405 374</text:p>
          </table:table-cell>
          <table:table-cell office:value-type="float" office:value="70.609485688207954" table:style-name="ce47">
            <text:p>70,6<text:s text:c="5"/></text:p>
          </table:table-cell>
          <table:table-cell office:value-type="float" office:value="368925" table:style-name="ce46">
            <text:p>368 925</text:p>
          </table:table-cell>
          <table:table-cell office:value-type="float" office:value="74.283142755317158" table:style-name="ce47">
            <text:p>74,3<text:s text:c="5"/></text:p>
          </table:table-cell>
          <table:table-cell office:value-type="float" office:value="-8667" table:style-name="ce48">
            <text:p><text:s/>-8 667</text:p>
          </table:table-cell>
          <table:table-cell office:value-type="float" office:value="-2.138025625718472" table:style-name="ce49">
            <text:p>-2,1<text:s text:c="3"/></text:p>
          </table:table-cell>
          <table:table-cell office:value-type="float" office:value="27782" table:style-name="ce48">
            <text:p>+27 782</text:p>
          </table:table-cell>
          <table:table-cell office:value-type="float" office:value="7.5305278850714918" table:style-name="ce49">
            <text:p>+7,5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5735" table:style-name="ce44">
            <text:p>45 735</text:p>
          </table:table-cell>
          <table:table-cell office:value-type="float" office:value="8.0161602706231871" table:style-name="ce45">
            <text:p>8,0<text:s text:c="5"/></text:p>
          </table:table-cell>
          <table:table-cell office:value-type="float" office:value="45555" table:style-name="ce46">
            <text:p>45 555</text:p>
          </table:table-cell>
          <table:table-cell office:value-type="float" office:value="7.9349319900297335" table:style-name="ce47">
            <text:p>7,9<text:s text:c="5"/></text:p>
          </table:table-cell>
          <table:table-cell office:value-type="float" office:value="37729" table:style-name="ce46">
            <text:p>37 729</text:p>
          </table:table-cell>
          <table:table-cell office:value-type="float" office:value="7.5967437636792328" table:style-name="ce47">
            <text:p>7,6<text:s text:c="5"/></text:p>
          </table:table-cell>
          <table:table-cell office:value-type="float" office:value="180" table:style-name="ce48">
            <text:p>+ 180</text:p>
          </table:table-cell>
          <table:table-cell office:value-type="float" office:value="0.39512676983865663" table:style-name="ce49">
            <text:p>+0,4<text:s text:c="3"/></text:p>
          </table:table-cell>
          <table:table-cell office:value-type="float" office:value="8006" table:style-name="ce48">
            <text:p>+8 006</text:p>
          </table:table-cell>
          <table:table-cell office:value-type="float" office:value="21.219751384876357" table:style-name="ce49">
            <text:p>+21,2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110625" table:style-name="ce44">
            <text:p>110 625</text:p>
          </table:table-cell>
          <table:table-cell office:value-type="float" office:value="19.389695636551657" table:style-name="ce45">
            <text:p>19,4<text:s text:c="5"/></text:p>
          </table:table-cell>
          <table:table-cell office:value-type="float" office:value="106407" table:style-name="ce46">
            <text:p>106 407</text:p>
          </table:table-cell>
          <table:table-cell office:value-type="float" office:value="18.534349868578506" table:style-name="ce47">
            <text:p>18,5<text:s text:c="5"/></text:p>
          </table:table-cell>
          <table:table-cell office:value-type="float" office:value="75844" table:style-name="ce46">
            <text:p>75 844</text:p>
          </table:table-cell>
          <table:table-cell office:value-type="float" office:value="15.271208725714642" table:style-name="ce47">
            <text:p>15,3<text:s text:c="5"/></text:p>
          </table:table-cell>
          <table:table-cell office:value-type="float" office:value="4218" table:style-name="ce48">
            <text:p>+4 218</text:p>
          </table:table-cell>
          <table:table-cell office:value-type="float" office:value="3.9640249231723477" table:style-name="ce49">
            <text:p>+4,0<text:s text:c="3"/></text:p>
          </table:table-cell>
          <table:table-cell office:value-type="float" office:value="34781" table:style-name="ce48">
            <text:p>+34 781</text:p>
          </table:table-cell>
          <table:table-cell office:value-type="float" office:value="45.858604503981859" table:style-name="ce49">
            <text:p>+45,9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17468" table:style-name="ce44">
            <text:p>17 468</text:p>
          </table:table-cell>
          <table:table-cell office:value-type="float" office:value="3.0616877141630225" table:style-name="ce45">
            <text:p>3,1<text:s text:c="5"/></text:p>
          </table:table-cell>
          <table:table-cell office:value-type="float" office:value="16771" table:style-name="ce46">
            <text:p>16 771</text:p>
          </table:table-cell>
          <table:table-cell office:value-type="float" office:value="2.9212324531838139" table:style-name="ce47">
            <text:p>2,9<text:s text:c="5"/></text:p>
          </table:table-cell>
          <table:table-cell office:value-type="float" office:value="14149" table:style-name="ce46">
            <text:p>14 149</text:p>
          </table:table-cell>
          <table:table-cell office:value-type="float" office:value="2.8489047552889679" table:style-name="ce47">
            <text:p>2,8<text:s text:c="5"/></text:p>
          </table:table-cell>
          <table:table-cell office:value-type="float" office:value="697" table:style-name="ce48">
            <text:p>+ 697</text:p>
          </table:table-cell>
          <table:table-cell office:value-type="float" office:value="4.1559835430206906" table:style-name="ce49">
            <text:p>+4,2<text:s text:c="3"/></text:p>
          </table:table-cell>
          <table:table-cell office:value-type="float" office:value="3319" table:style-name="ce48">
            <text:p>+3 319</text:p>
          </table:table-cell>
          <table:table-cell office:value-type="float" office:value="23.457488161707541" table:style-name="ce49">
            <text:p>+23,5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11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96707" table:style-name="ce55">
            <text:p>396 707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405374" table:style-name="ce57">
            <text:p>405 37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68925" table:style-name="ce57">
            <text:p>368 92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8667" table:style-name="ce39">
            <text:p><text:s/>-8 667</text:p>
          </table:table-cell>
          <table:table-cell office:value-type="float" office:value="-2.138025625718472" table:style-name="ce40">
            <text:p>-2,1<text:s text:c="3"/></text:p>
          </table:table-cell>
          <table:table-cell office:value-type="float" office:value="27782" table:style-name="ce39">
            <text:p>+27 782</text:p>
          </table:table-cell>
          <table:table-cell office:value-type="float" office:value="7.5305278850714918" table:style-name="ce40">
            <text:p>+7,5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73601" table:style-name="ce61">
            <text:p>173 601</text:p>
          </table:table-cell>
          <table:table-cell office:value-type="float" office:value="43.760508385281831" table:style-name="ce62">
            <text:p>43,8<text:s text:c="5"/></text:p>
          </table:table-cell>
          <table:table-cell office:value-type="float" office:value="177850" table:style-name="ce63">
            <text:p>177 850</text:p>
          </table:table-cell>
          <table:table-cell office:value-type="float" office:value="43.873065366797078" table:style-name="ce64">
            <text:p>43,9<text:s text:c="5"/></text:p>
          </table:table-cell>
          <table:table-cell office:value-type="float" office:value="165620" table:style-name="ce63">
            <text:p>165 620</text:p>
          </table:table-cell>
          <table:table-cell office:value-type="float" office:value="44.892593345530933" table:style-name="ce64">
            <text:p>44,9<text:s text:c="5"/></text:p>
          </table:table-cell>
          <table:table-cell office:value-type="float" office:value="-4249" table:style-name="ce48">
            <text:p><text:s/>-4 249</text:p>
          </table:table-cell>
          <table:table-cell office:value-type="float" office:value="-2.3890919314028674" table:style-name="ce49">
            <text:p>-2,4<text:s text:c="3"/></text:p>
          </table:table-cell>
          <table:table-cell office:value-type="float" office:value="7981" table:style-name="ce48">
            <text:p>+7 981</text:p>
          </table:table-cell>
          <table:table-cell office:value-type="float" office:value="4.8188624562250935" table:style-name="ce49">
            <text:p>+4,8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223106" table:style-name="ce61">
            <text:p>223 106</text:p>
          </table:table-cell>
          <table:table-cell office:value-type="float" office:value="56.239491614718162" table:style-name="ce62">
            <text:p>56,2<text:s text:c="5"/></text:p>
          </table:table-cell>
          <table:table-cell office:value-type="float" office:value="227524" table:style-name="ce63">
            <text:p>227 524</text:p>
          </table:table-cell>
          <table:table-cell office:value-type="float" office:value="56.126934633202922" table:style-name="ce64">
            <text:p>56,1<text:s text:c="5"/></text:p>
          </table:table-cell>
          <table:table-cell office:value-type="float" office:value="203305" table:style-name="ce63">
            <text:p>203 305</text:p>
          </table:table-cell>
          <table:table-cell office:value-type="float" office:value="55.107406654469074" table:style-name="ce64">
            <text:p>55,1<text:s text:c="5"/></text:p>
          </table:table-cell>
          <table:table-cell office:value-type="float" office:value="-4418" table:style-name="ce48">
            <text:p><text:s/>-4 418</text:p>
          </table:table-cell>
          <table:table-cell office:value-type="float" office:value="-1.9417731755770822" table:style-name="ce49">
            <text:p>-1,9<text:s text:c="3"/></text:p>
          </table:table-cell>
          <table:table-cell office:value-type="float" office:value="19801" table:style-name="ce48">
            <text:p>+19 801</text:p>
          </table:table-cell>
          <table:table-cell office:value-type="float" office:value="9.7395538722608901" table:style-name="ce49">
            <text:p>+9,7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45331" table:style-name="ce61">
            <text:p>45 331</text:p>
          </table:table-cell>
          <table:table-cell office:value-type="float" office:value="11.426821306404978" table:style-name="ce62">
            <text:p>11,4<text:s text:c="5"/></text:p>
          </table:table-cell>
          <table:table-cell office:value-type="float" office:value="46982" table:style-name="ce63">
            <text:p>46 982</text:p>
          </table:table-cell>
          <table:table-cell office:value-type="float" office:value="11.589791155821539" table:style-name="ce64">
            <text:p>11,6<text:s text:c="5"/></text:p>
          </table:table-cell>
          <table:table-cell office:value-type="float" office:value="39907" table:style-name="ce63">
            <text:p>39 907</text:p>
          </table:table-cell>
          <table:table-cell office:value-type="float" office:value="10.817103747374128" table:style-name="ce64">
            <text:p>10,8<text:s text:c="5"/></text:p>
          </table:table-cell>
          <table:table-cell office:value-type="float" office:value="-1651" table:style-name="ce48">
            <text:p><text:s/>-1 651</text:p>
          </table:table-cell>
          <table:table-cell office:value-type="float" office:value="-3.5141117874930821" table:style-name="ce49">
            <text:p>-3,5<text:s text:c="3"/></text:p>
          </table:table-cell>
          <table:table-cell office:value-type="float" office:value="5424" table:style-name="ce48">
            <text:p>+5 424</text:p>
          </table:table-cell>
          <table:table-cell office:value-type="float" office:value="13.591600471095298" table:style-name="ce49">
            <text:p>+13,6<text:s text:c="3"/></text:p>
          </table:table-cell>
          <table:table-cell table:style-name="ce65"/>
          <table:table-cell table:number-columns-repeated="5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51376" table:style-name="ce61">
            <text:p>351 376</text:p>
          </table:table-cell>
          <table:table-cell office:value-type="float" office:value="88.573178693595025" table:style-name="ce62">
            <text:p>88,6<text:s text:c="5"/></text:p>
          </table:table-cell>
          <table:table-cell office:value-type="float" office:value="358392" table:style-name="ce63">
            <text:p>358 392</text:p>
          </table:table-cell>
          <table:table-cell office:value-type="float" office:value="88.410208844178456" table:style-name="ce64">
            <text:p>88,4<text:s text:c="5"/></text:p>
          </table:table-cell>
          <table:table-cell office:value-type="float" office:value="329018" table:style-name="ce63">
            <text:p>329 018</text:p>
          </table:table-cell>
          <table:table-cell office:value-type="float" office:value="89.182896252625881" table:style-name="ce64">
            <text:p>89,2<text:s text:c="5"/></text:p>
          </table:table-cell>
          <table:table-cell office:value-type="float" office:value="-7016" table:style-name="ce48">
            <text:p><text:s/>-7 016</text:p>
          </table:table-cell>
          <table:table-cell office:value-type="float" office:value="-1.9576329828790822" table:style-name="ce49">
            <text:p>-2,0<text:s text:c="3"/></text:p>
          </table:table-cell>
          <table:table-cell office:value-type="float" office:value="22358" table:style-name="ce48">
            <text:p>+22 358</text:p>
          </table:table-cell>
          <table:table-cell office:value-type="float" office:value="6.7953728975314416" table:style-name="ce49">
            <text:p>+6,8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231904" table:style-name="ce61">
            <text:p>231 904</text:p>
          </table:table-cell>
          <table:table-cell office:value-type="float" office:value="58.457249304902618" table:style-name="ce62">
            <text:p>58,5<text:s text:c="5"/></text:p>
          </table:table-cell>
          <table:table-cell office:value-type="float" office:value="247437" table:style-name="ce63">
            <text:p>247 437</text:p>
          </table:table-cell>
          <table:table-cell office:value-type="float" office:value="61.039188502469322" table:style-name="ce64">
            <text:p>61,0<text:s text:c="5"/></text:p>
          </table:table-cell>
          <table:table-cell office:value-type="float" office:value="244142" table:style-name="ce63">
            <text:p>244 142</text:p>
          </table:table-cell>
          <table:table-cell office:value-type="float" office:value="66.176594158704333" table:style-name="ce64">
            <text:p>66,2<text:s text:c="5"/></text:p>
          </table:table-cell>
          <table:table-cell office:value-type="float" office:value="-15533" table:style-name="ce48">
            <text:p><text:s/>-15 533</text:p>
          </table:table-cell>
          <table:table-cell office:value-type="float" office:value="-6.2775575196918814" table:style-name="ce49">
            <text:p>-6,3<text:s text:c="3"/></text:p>
          </table:table-cell>
          <table:table-cell office:value-type="float" office:value="-12238" table:style-name="ce48">
            <text:p><text:s/>-12 238</text:p>
          </table:table-cell>
          <table:table-cell office:value-type="float" office:value="-5.0126565687182056" table:style-name="ce49">
            <text:p>-5,0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64803" table:style-name="ce61">
            <text:p>164 803</text:p>
          </table:table-cell>
          <table:table-cell office:value-type="float" office:value="41.542750695097389" table:style-name="ce62">
            <text:p>41,5<text:s text:c="5"/></text:p>
          </table:table-cell>
          <table:table-cell office:value-type="float" office:value="157937" table:style-name="ce63">
            <text:p>157 937</text:p>
          </table:table-cell>
          <table:table-cell office:value-type="float" office:value="38.960811497530671" table:style-name="ce64">
            <text:p>39,0<text:s text:c="5"/></text:p>
          </table:table-cell>
          <table:table-cell office:value-type="float" office:value="124783" table:style-name="ce63">
            <text:p>124 783</text:p>
          </table:table-cell>
          <table:table-cell office:value-type="float" office:value="33.823405841295653" table:style-name="ce64">
            <text:p>33,8<text:s text:c="5"/></text:p>
          </table:table-cell>
          <table:table-cell office:value-type="float" office:value="6866" table:style-name="ce48">
            <text:p>+6 866</text:p>
          </table:table-cell>
          <table:table-cell office:value-type="float" office:value="4.3473030385533473" table:style-name="ce49">
            <text:p>+4,3<text:s text:c="3"/></text:p>
          </table:table-cell>
          <table:table-cell office:value-type="float" office:value="40020" table:style-name="ce48">
            <text:p>+40 020</text:p>
          </table:table-cell>
          <table:table-cell office:value-type="float" office:value="32.07167643028297" table:style-name="ce49">
            <text:p>+32,1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1481" table:style-name="ce61">
            <text:p>31 481</text:p>
          </table:table-cell>
          <table:table-cell office:value-type="float" office:value="7.9355796595472219" table:style-name="ce62">
            <text:p>7,9<text:s text:c="5"/></text:p>
          </table:table-cell>
          <table:table-cell office:value-type="float" office:value="31978" table:style-name="ce63">
            <text:p>31 978</text:p>
          </table:table-cell>
          <table:table-cell office:value-type="float" office:value="7.8885177638427724" table:style-name="ce64">
            <text:p>7,9<text:s text:c="5"/></text:p>
          </table:table-cell>
          <table:table-cell office:value-type="float" office:value="26441" table:style-name="ce63">
            <text:p>26 441</text:p>
          </table:table-cell>
          <table:table-cell office:value-type="float" office:value="7.1670393711458971" table:style-name="ce64">
            <text:p>7,2<text:s text:c="5"/></text:p>
          </table:table-cell>
          <table:table-cell office:value-type="float" office:value="-497" table:style-name="ce48">
            <text:p><text:s/>- 497</text:p>
          </table:table-cell>
          <table:table-cell office:value-type="float" office:value="-1.5541935080367753" table:style-name="ce49">
            <text:p>-1,6<text:s text:c="3"/></text:p>
          </table:table-cell>
          <table:table-cell office:value-type="float" office:value="5040" table:style-name="ce48">
            <text:p>+5 040</text:p>
          </table:table-cell>
          <table:table-cell office:value-type="float" office:value="19.061306304602702" table:style-name="ce49">
            <text:p>+19,1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65226" table:style-name="ce61">
            <text:p>365 226</text:p>
          </table:table-cell>
          <table:table-cell office:value-type="float" office:value="92.064420340452784" table:style-name="ce62">
            <text:p>92,1<text:s text:c="5"/></text:p>
          </table:table-cell>
          <table:table-cell office:value-type="float" office:value="373396" table:style-name="ce63">
            <text:p>373 396</text:p>
          </table:table-cell>
          <table:table-cell office:value-type="float" office:value="92.111482236157229" table:style-name="ce64">
            <text:p>92,1<text:s text:c="5"/></text:p>
          </table:table-cell>
          <table:table-cell office:value-type="float" office:value="342484" table:style-name="ce63">
            <text:p>342 484</text:p>
          </table:table-cell>
          <table:table-cell office:value-type="float" office:value="92.832960628854096" table:style-name="ce64">
            <text:p>92,8<text:s text:c="5"/></text:p>
          </table:table-cell>
          <table:table-cell office:value-type="float" office:value="-8170" table:style-name="ce48">
            <text:p><text:s/>-8 170</text:p>
          </table:table-cell>
          <table:table-cell office:value-type="float" office:value="-2.1880255814202618" table:style-name="ce49">
            <text:p>-2,2<text:s text:c="3"/></text:p>
          </table:table-cell>
          <table:table-cell office:value-type="float" office:value="22742" table:style-name="ce48">
            <text:p>+22 742</text:p>
          </table:table-cell>
          <table:table-cell office:value-type="float" office:value="6.6403102042723168" table:style-name="ce49">
            <text:p>+6,6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30279" table:style-name="ce61">
            <text:p>30 279</text:p>
          </table:table-cell>
          <table:table-cell office:value-type="float" office:value="7.6325852581376186" table:style-name="ce62">
            <text:p>7,6<text:s text:c="5"/></text:p>
          </table:table-cell>
          <table:table-cell office:value-type="float" office:value="30491" table:style-name="ce63">
            <text:p>30 491</text:p>
          </table:table-cell>
          <table:table-cell office:value-type="float" office:value="7.521696014051221" table:style-name="ce64">
            <text:p>7,5<text:s text:c="5"/></text:p>
          </table:table-cell>
          <table:table-cell office:value-type="float" office:value="24133" table:style-name="ce63">
            <text:p>24 133</text:p>
          </table:table-cell>
          <table:table-cell office:value-type="float" office:value="6.54143796164532" table:style-name="ce64">
            <text:p>6,5<text:s text:c="5"/></text:p>
          </table:table-cell>
          <table:table-cell office:value-type="float" office:value="-212" table:style-name="ce48">
            <text:p><text:s/>- 212</text:p>
          </table:table-cell>
          <table:table-cell office:value-type="float" office:value="-0.69528713390836638" table:style-name="ce49">
            <text:p>-0,7<text:s text:c="3"/></text:p>
          </table:table-cell>
          <table:table-cell office:value-type="float" office:value="6146" table:style-name="ce48">
            <text:p>+6 146</text:p>
          </table:table-cell>
          <table:table-cell office:value-type="float" office:value="25.467202585671071" table:style-name="ce49">
            <text:p>+25,5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4111" table:style-name="ce61">
            <text:p>54 111</text:p>
          </table:table-cell>
          <table:table-cell office:value-type="float" office:value="13.640041642824553" table:style-name="ce62">
            <text:p>13,6<text:s text:c="5"/></text:p>
          </table:table-cell>
          <table:table-cell office:value-type="float" office:value="54896" table:style-name="ce63">
            <text:p>54 896</text:p>
          </table:table-cell>
          <table:table-cell office:value-type="float" office:value="13.542062391766615" table:style-name="ce64">
            <text:p>13,5<text:s text:c="5"/></text:p>
          </table:table-cell>
          <table:table-cell office:value-type="float" office:value="54056" table:style-name="ce63">
            <text:p>54 056</text:p>
          </table:table-cell>
          <table:table-cell office:value-type="float" office:value="14.652300603103614" table:style-name="ce64">
            <text:p>14,7<text:s text:c="5"/></text:p>
          </table:table-cell>
          <table:table-cell office:value-type="float" office:value="-785" table:style-name="ce48">
            <text:p><text:s/>- 785</text:p>
          </table:table-cell>
          <table:table-cell office:value-type="float" office:value="-1.4299766831827456" table:style-name="ce49">
            <text:p>-1,4<text:s text:c="3"/></text:p>
          </table:table-cell>
          <table:table-cell office:value-type="float" office:value="55" table:style-name="ce48">
            <text:p>+ 55</text:p>
          </table:table-cell>
          <table:table-cell office:value-type="float" office:value="0.10174633713186325" table:style-name="ce49">
            <text:p>+0,1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55471" table:style-name="ce61">
            <text:p>55 471</text:p>
          </table:table-cell>
          <table:table-cell office:value-type="float" office:value="13.982863927281345" table:style-name="ce62">
            <text:p>14,0<text:s text:c="5"/></text:p>
          </table:table-cell>
          <table:table-cell office:value-type="float" office:value="56254" table:style-name="ce63">
            <text:p>56 254</text:p>
          </table:table-cell>
          <table:table-cell office:value-type="float" office:value="13.877061676377863" table:style-name="ce64">
            <text:p>13,9<text:s text:c="5"/></text:p>
          </table:table-cell>
          <table:table-cell office:value-type="float" office:value="53463" table:style-name="ce63">
            <text:p>53 463</text:p>
          </table:table-cell>
          <table:table-cell office:value-type="float" office:value="14.491563325879245" table:style-name="ce64">
            <text:p>14,5<text:s text:c="5"/></text:p>
          </table:table-cell>
          <table:table-cell office:value-type="float" office:value="-783" table:style-name="ce48">
            <text:p><text:s/>- 783</text:p>
          </table:table-cell>
          <table:table-cell office:value-type="float" office:value="-1.3919010203718847" table:style-name="ce49">
            <text:p>-1,4<text:s text:c="3"/></text:p>
          </table:table-cell>
          <table:table-cell office:value-type="float" office:value="2008" table:style-name="ce48">
            <text:p>+2 008</text:p>
          </table:table-cell>
          <table:table-cell office:value-type="float" office:value="3.755868544600939" table:style-name="ce49">
            <text:p>+3,8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80899" table:style-name="ce61">
            <text:p>80 899</text:p>
          </table:table-cell>
          <table:table-cell office:value-type="float" office:value="20.392632345786687" table:style-name="ce62">
            <text:p>20,4<text:s text:c="5"/></text:p>
          </table:table-cell>
          <table:table-cell office:value-type="float" office:value="82964" table:style-name="ce63">
            <text:p>82 964</text:p>
          </table:table-cell>
          <table:table-cell office:value-type="float" office:value="20.466038769136649" table:style-name="ce64">
            <text:p>20,5<text:s text:c="5"/></text:p>
          </table:table-cell>
          <table:table-cell office:value-type="float" office:value="76799" table:style-name="ce63">
            <text:p>76 799</text:p>
          </table:table-cell>
          <table:table-cell office:value-type="float" office:value="20.816968218472589" table:style-name="ce64">
            <text:p>20,8<text:s text:c="5"/></text:p>
          </table:table-cell>
          <table:table-cell office:value-type="float" office:value="-2065" table:style-name="ce48">
            <text:p><text:s/>-2 065</text:p>
          </table:table-cell>
          <table:table-cell office:value-type="float" office:value="-2.4890313871076613" table:style-name="ce49">
            <text:p>-2,5<text:s text:c="3"/></text:p>
          </table:table-cell>
          <table:table-cell office:value-type="float" office:value="4100" table:style-name="ce48">
            <text:p>+4 100</text:p>
          </table:table-cell>
          <table:table-cell office:value-type="float" office:value="5.3386111798330704" table:style-name="ce49">
            <text:p>+5,3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124719" table:style-name="ce61">
            <text:p>124 719</text:p>
          </table:table-cell>
          <table:table-cell office:value-type="float" office:value="31.438568011151808" table:style-name="ce62">
            <text:p>31,4<text:s text:c="5"/></text:p>
          </table:table-cell>
          <table:table-cell office:value-type="float" office:value="127452" table:style-name="ce63">
            <text:p>127 452</text:p>
          </table:table-cell>
          <table:table-cell office:value-type="float" office:value="31.440595598139005" table:style-name="ce64">
            <text:p>31,4<text:s text:c="5"/></text:p>
          </table:table-cell>
          <table:table-cell office:value-type="float" office:value="113950" table:style-name="ce63">
            <text:p>113 950</text:p>
          </table:table-cell>
          <table:table-cell office:value-type="float" office:value="30.887036660567869" table:style-name="ce64">
            <text:p>30,9<text:s text:c="5"/></text:p>
          </table:table-cell>
          <table:table-cell office:value-type="float" office:value="-2733" table:style-name="ce48">
            <text:p><text:s/>-2 733</text:p>
          </table:table-cell>
          <table:table-cell office:value-type="float" office:value="-2.1443366914603144" table:style-name="ce49">
            <text:p>-2,1<text:s text:c="3"/></text:p>
          </table:table-cell>
          <table:table-cell office:value-type="float" office:value="10769" table:style-name="ce48">
            <text:p>+10 769</text:p>
          </table:table-cell>
          <table:table-cell office:value-type="float" office:value="9.4506362439666525" table:style-name="ce49">
            <text:p>+9,5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51228" table:style-name="ce61">
            <text:p>51 228</text:p>
          </table:table-cell>
          <table:table-cell office:value-type="float" office:value="12.91330881481799" table:style-name="ce62">
            <text:p>12,9<text:s text:c="5"/></text:p>
          </table:table-cell>
          <table:table-cell office:value-type="float" office:value="53317" table:style-name="ce63">
            <text:p>53 317</text:p>
          </table:table-cell>
          <table:table-cell office:value-type="float" office:value="13.152545550528647" table:style-name="ce64">
            <text:p>13,2<text:s text:c="5"/></text:p>
          </table:table-cell>
          <table:table-cell office:value-type="float" office:value="46524" table:style-name="ce63">
            <text:p>46 524</text:p>
          </table:table-cell>
          <table:table-cell office:value-type="float" office:value="12.610693230331368" table:style-name="ce64">
            <text:p>12,6<text:s text:c="5"/></text:p>
          </table:table-cell>
          <table:table-cell office:value-type="float" office:value="-2089" table:style-name="ce48">
            <text:p><text:s/>-2 089</text:p>
          </table:table-cell>
          <table:table-cell office:value-type="float" office:value="-3.9180749104413231" table:style-name="ce49">
            <text:p>-3,9<text:s text:c="3"/></text:p>
          </table:table-cell>
          <table:table-cell office:value-type="float" office:value="4704" table:style-name="ce48">
            <text:p>+4 704</text:p>
          </table:table-cell>
          <table:table-cell office:value-type="float" office:value="10.110910497807584" table:style-name="ce49">
            <text:p>+10,1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73601" table:style-name="ce55">
            <text:p>173 601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77850" table:style-name="ce57">
            <text:p>177 850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65620" table:style-name="ce57">
            <text:p>165 620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4249" table:style-name="ce39">
            <text:p><text:s/>-4 249</text:p>
          </table:table-cell>
          <table:table-cell office:value-type="float" office:value="-2.3890919314028674" table:style-name="ce40">
            <text:p>-2,4<text:s text:c="3"/></text:p>
          </table:table-cell>
          <table:table-cell office:value-type="float" office:value="7981" table:style-name="ce39">
            <text:p>+7 981</text:p>
          </table:table-cell>
          <table:table-cell office:value-type="float" office:value="4.8188624562250935" table:style-name="ce40">
            <text:p>+4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0391" table:style-name="ce61">
            <text:p>20 391</text:p>
          </table:table-cell>
          <table:table-cell office:value-type="float" office:value="11.74590008122073" table:style-name="ce62">
            <text:p>11,7<text:s text:c="5"/></text:p>
          </table:table-cell>
          <table:table-cell office:value-type="float" office:value="21186" table:style-name="ce63">
            <text:p>21 186</text:p>
          </table:table-cell>
          <table:table-cell office:value-type="float" office:value="11.912285633961202" table:style-name="ce64">
            <text:p>11,9<text:s text:c="5"/></text:p>
          </table:table-cell>
          <table:table-cell office:value-type="float" office:value="18625" table:style-name="ce63">
            <text:p>18 625</text:p>
          </table:table-cell>
          <table:table-cell office:value-type="float" office:value="11.245622509358773" table:style-name="ce64">
            <text:p>11,2<text:s text:c="5"/></text:p>
          </table:table-cell>
          <table:table-cell office:value-type="float" office:value="-795" table:style-name="ce48">
            <text:p><text:s/>- 795</text:p>
          </table:table-cell>
          <table:table-cell office:value-type="float" office:value="-3.7524780515434721" table:style-name="ce49">
            <text:p>-3,8<text:s text:c="3"/></text:p>
          </table:table-cell>
          <table:table-cell office:value-type="float" office:value="1766" table:style-name="ce48">
            <text:p>+1 766</text:p>
          </table:table-cell>
          <table:table-cell office:value-type="float" office:value="9.4818791946308725" table:style-name="ce49">
            <text:p>+9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53210" table:style-name="ce61">
            <text:p>153 210</text:p>
          </table:table-cell>
          <table:table-cell office:value-type="float" office:value="88.254099918779275" table:style-name="ce62">
            <text:p>88,3<text:s text:c="5"/></text:p>
          </table:table-cell>
          <table:table-cell office:value-type="float" office:value="156664" table:style-name="ce63">
            <text:p>156 664</text:p>
          </table:table-cell>
          <table:table-cell office:value-type="float" office:value="88.087714366038796" table:style-name="ce64">
            <text:p>88,1<text:s text:c="5"/></text:p>
          </table:table-cell>
          <table:table-cell office:value-type="float" office:value="146995" table:style-name="ce63">
            <text:p>146 995</text:p>
          </table:table-cell>
          <table:table-cell office:value-type="float" office:value="88.754377490641218" table:style-name="ce64">
            <text:p>88,8<text:s text:c="5"/></text:p>
          </table:table-cell>
          <table:table-cell office:value-type="float" office:value="-3454" table:style-name="ce48">
            <text:p><text:s/>-3 454</text:p>
          </table:table-cell>
          <table:table-cell office:value-type="float" office:value="-2.2047183781851607" table:style-name="ce49">
            <text:p>-2,2<text:s text:c="3"/></text:p>
          </table:table-cell>
          <table:table-cell office:value-type="float" office:value="6215" table:style-name="ce48">
            <text:p>+6 215</text:p>
          </table:table-cell>
          <table:table-cell office:value-type="float" office:value="4.2280349671757538" table:style-name="ce49">
            <text:p>+4,2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03734" table:style-name="ce61">
            <text:p>103 734</text:p>
          </table:table-cell>
          <table:table-cell office:value-type="float" office:value="59.754264088340506" table:style-name="ce62">
            <text:p>59,8<text:s text:c="5"/></text:p>
          </table:table-cell>
          <table:table-cell office:value-type="float" office:value="111067" table:style-name="ce63">
            <text:p>111 067</text:p>
          </table:table-cell>
          <table:table-cell office:value-type="float" office:value="62.449817261737415" table:style-name="ce64">
            <text:p>62,4<text:s text:c="5"/></text:p>
          </table:table-cell>
          <table:table-cell office:value-type="float" office:value="112820" table:style-name="ce63">
            <text:p>112 820</text:p>
          </table:table-cell>
          <table:table-cell office:value-type="float" office:value="68.119792295616477" table:style-name="ce64">
            <text:p>68,1<text:s text:c="5"/></text:p>
          </table:table-cell>
          <table:table-cell office:value-type="float" office:value="-7333" table:style-name="ce48">
            <text:p><text:s/>-7 333</text:p>
          </table:table-cell>
          <table:table-cell office:value-type="float" office:value="-6.6023211214852298" table:style-name="ce49">
            <text:p>-6,6<text:s text:c="3"/></text:p>
          </table:table-cell>
          <table:table-cell office:value-type="float" office:value="-9086" table:style-name="ce48">
            <text:p><text:s/>-9 086</text:p>
          </table:table-cell>
          <table:table-cell office:value-type="float" office:value="-8.0535366069845757" table:style-name="ce49">
            <text:p>-8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69867" table:style-name="ce61">
            <text:p>69 867</text:p>
          </table:table-cell>
          <table:table-cell office:value-type="float" office:value="40.245735911659494" table:style-name="ce62">
            <text:p>40,2<text:s text:c="5"/></text:p>
          </table:table-cell>
          <table:table-cell office:value-type="float" office:value="66783" table:style-name="ce63">
            <text:p>66 783</text:p>
          </table:table-cell>
          <table:table-cell office:value-type="float" office:value="37.550182738262585" table:style-name="ce64">
            <text:p>37,6<text:s text:c="5"/></text:p>
          </table:table-cell>
          <table:table-cell office:value-type="float" office:value="52800" table:style-name="ce63">
            <text:p>52 800</text:p>
          </table:table-cell>
          <table:table-cell office:value-type="float" office:value="31.88020770438353" table:style-name="ce64">
            <text:p>31,9<text:s text:c="5"/></text:p>
          </table:table-cell>
          <table:table-cell office:value-type="float" office:value="3084" table:style-name="ce48">
            <text:p>+3 084</text:p>
          </table:table-cell>
          <table:table-cell office:value-type="float" office:value="4.6179416917478999" table:style-name="ce49">
            <text:p>+4,6<text:s text:c="3"/></text:p>
          </table:table-cell>
          <table:table-cell office:value-type="float" office:value="17067" table:style-name="ce48">
            <text:p>+17 067</text:p>
          </table:table-cell>
          <table:table-cell office:value-type="float" office:value="32.32386363636364" table:style-name="ce49">
            <text:p>+32,3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2428" table:style-name="ce61">
            <text:p>12 428</text:p>
          </table:table-cell>
          <table:table-cell office:value-type="float" office:value="7.1589449369531284" table:style-name="ce62">
            <text:p>7,2<text:s text:c="5"/></text:p>
          </table:table-cell>
          <table:table-cell office:value-type="float" office:value="12694" table:style-name="ce63">
            <text:p>12 694</text:p>
          </table:table-cell>
          <table:table-cell office:value-type="float" office:value="7.1374754006184986" table:style-name="ce64">
            <text:p>7,1<text:s text:c="5"/></text:p>
          </table:table-cell>
          <table:table-cell office:value-type="float" office:value="10202" table:style-name="ce63">
            <text:p>10 202</text:p>
          </table:table-cell>
          <table:table-cell office:value-type="float" office:value="6.1598840719719838" table:style-name="ce64">
            <text:p>6,2<text:s text:c="5"/></text:p>
          </table:table-cell>
          <table:table-cell office:value-type="float" office:value="-266" table:style-name="ce48">
            <text:p><text:s/>- 266</text:p>
          </table:table-cell>
          <table:table-cell office:value-type="float" office:value="-2.0954781786670869" table:style-name="ce49">
            <text:p>-2,1<text:s text:c="3"/></text:p>
          </table:table-cell>
          <table:table-cell office:value-type="float" office:value="2226" table:style-name="ce48">
            <text:p>+2 226</text:p>
          </table:table-cell>
          <table:table-cell office:value-type="float" office:value="21.819251127229954" table:style-name="ce49">
            <text:p>+21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61173" table:style-name="ce61">
            <text:p>161 173</text:p>
          </table:table-cell>
          <table:table-cell office:value-type="float" office:value="92.841055063046866" table:style-name="ce62">
            <text:p>92,8<text:s text:c="5"/></text:p>
          </table:table-cell>
          <table:table-cell office:value-type="float" office:value="165156" table:style-name="ce63">
            <text:p>165 156</text:p>
          </table:table-cell>
          <table:table-cell office:value-type="float" office:value="92.862524599381501" table:style-name="ce64">
            <text:p>92,9<text:s text:c="5"/></text:p>
          </table:table-cell>
          <table:table-cell office:value-type="float" office:value="155418" table:style-name="ce63">
            <text:p>155 418</text:p>
          </table:table-cell>
          <table:table-cell office:value-type="float" office:value="93.840115928028013" table:style-name="ce64">
            <text:p>93,8<text:s text:c="5"/></text:p>
          </table:table-cell>
          <table:table-cell office:value-type="float" office:value="-3983" table:style-name="ce48">
            <text:p><text:s/>-3 983</text:p>
          </table:table-cell>
          <table:table-cell office:value-type="float" office:value="-2.4116592797113032" table:style-name="ce49">
            <text:p>-2,4<text:s text:c="3"/></text:p>
          </table:table-cell>
          <table:table-cell office:value-type="float" office:value="5755" table:style-name="ce48">
            <text:p>+5 755</text:p>
          </table:table-cell>
          <table:table-cell office:value-type="float" office:value="3.7029172940071291" table:style-name="ce49">
            <text:p>+3,7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3963" table:style-name="ce61">
            <text:p>13 963</text:p>
          </table:table-cell>
          <table:table-cell office:value-type="float" office:value="8.0431564334306831" table:style-name="ce62">
            <text:p>8,0<text:s text:c="5"/></text:p>
          </table:table-cell>
          <table:table-cell office:value-type="float" office:value="14145" table:style-name="ce63">
            <text:p>14 145</text:p>
          </table:table-cell>
          <table:table-cell office:value-type="float" office:value="7.9533314590947422" table:style-name="ce64">
            <text:p>8,0<text:s text:c="5"/></text:p>
          </table:table-cell>
          <table:table-cell office:value-type="float" office:value="11539" table:style-name="ce63">
            <text:p>11 539</text:p>
          </table:table-cell>
          <table:table-cell office:value-type="float" office:value="6.9671537253954838" table:style-name="ce64">
            <text:p>7,0<text:s text:c="5"/></text:p>
          </table:table-cell>
          <table:table-cell office:value-type="float" office:value="-182" table:style-name="ce48">
            <text:p><text:s/>- 182</text:p>
          </table:table-cell>
          <table:table-cell office:value-type="float" office:value="-1.2866737363025804" table:style-name="ce49">
            <text:p>-1,3<text:s text:c="3"/></text:p>
          </table:table-cell>
          <table:table-cell office:value-type="float" office:value="2424" table:style-name="ce48">
            <text:p>+2 424</text:p>
          </table:table-cell>
          <table:table-cell office:value-type="float" office:value="21.007019672415286" table:style-name="ce49">
            <text:p>+2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4970" table:style-name="ce61">
            <text:p>24 970</text:p>
          </table:table-cell>
          <table:table-cell office:value-type="float" office:value="14.383557698400354" table:style-name="ce62">
            <text:p>14,4<text:s text:c="5"/></text:p>
          </table:table-cell>
          <table:table-cell office:value-type="float" office:value="25420" table:style-name="ce63">
            <text:p>25 420</text:p>
          </table:table-cell>
          <table:table-cell office:value-type="float" office:value="14.292943491706495" table:style-name="ce64">
            <text:p>14,3<text:s text:c="5"/></text:p>
          </table:table-cell>
          <table:table-cell office:value-type="float" office:value="26030" table:style-name="ce63">
            <text:p>26 030</text:p>
          </table:table-cell>
          <table:table-cell office:value-type="float" office:value="15.716700881536047" table:style-name="ce64">
            <text:p>15,7<text:s text:c="5"/></text:p>
          </table:table-cell>
          <table:table-cell office:value-type="float" office:value="-450" table:style-name="ce48">
            <text:p><text:s/>- 450</text:p>
          </table:table-cell>
          <table:table-cell office:value-type="float" office:value="-1.770259638080252" table:style-name="ce49">
            <text:p>-1,8<text:s text:c="3"/></text:p>
          </table:table-cell>
          <table:table-cell office:value-type="float" office:value="-1060" table:style-name="ce48">
            <text:p><text:s/>-1 060</text:p>
          </table:table-cell>
          <table:table-cell office:value-type="float" office:value="-4.0722243565117173" table:style-name="ce49">
            <text:p>-4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6778" table:style-name="ce61">
            <text:p>26 778</text:p>
          </table:table-cell>
          <table:table-cell office:value-type="float" office:value="15.425026353534829" table:style-name="ce62">
            <text:p>15,4<text:s text:c="5"/></text:p>
          </table:table-cell>
          <table:table-cell office:value-type="float" office:value="27191" table:style-name="ce63">
            <text:p>27 191</text:p>
          </table:table-cell>
          <table:table-cell office:value-type="float" office:value="15.288726454877704" table:style-name="ce64">
            <text:p>15,3<text:s text:c="5"/></text:p>
          </table:table-cell>
          <table:table-cell office:value-type="float" office:value="27049" table:style-name="ce63">
            <text:p>27 049</text:p>
          </table:table-cell>
          <table:table-cell office:value-type="float" office:value="16.331964738558145" table:style-name="ce64">
            <text:p>16,3<text:s text:c="5"/></text:p>
          </table:table-cell>
          <table:table-cell office:value-type="float" office:value="-413" table:style-name="ce48">
            <text:p><text:s/>- 413</text:p>
          </table:table-cell>
          <table:table-cell office:value-type="float" office:value="-1.5188849251590599" table:style-name="ce49">
            <text:p>-1,5<text:s text:c="3"/></text:p>
          </table:table-cell>
          <table:table-cell office:value-type="float" office:value="-271" table:style-name="ce48">
            <text:p><text:s/>- 271</text:p>
          </table:table-cell>
          <table:table-cell office:value-type="float" office:value="-1.0018854671152353" table:style-name="ce49">
            <text:p>-1,0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6216" table:style-name="ce61">
            <text:p>36 216</text:p>
          </table:table-cell>
          <table:table-cell office:value-type="float" office:value="20.861630981388359" table:style-name="ce62">
            <text:p>20,9<text:s text:c="5"/></text:p>
          </table:table-cell>
          <table:table-cell office:value-type="float" office:value="37358" table:style-name="ce63">
            <text:p>37 358</text:p>
          </table:table-cell>
          <table:table-cell office:value-type="float" office:value="21.005341579983131" table:style-name="ce64">
            <text:p>21,0<text:s text:c="5"/></text:p>
          </table:table-cell>
          <table:table-cell office:value-type="float" office:value="35500" table:style-name="ce63">
            <text:p>35 500</text:p>
          </table:table-cell>
          <table:table-cell office:value-type="float" office:value="21.434609346697258" table:style-name="ce64">
            <text:p>21,4<text:s text:c="5"/></text:p>
          </table:table-cell>
          <table:table-cell office:value-type="float" office:value="-1142" table:style-name="ce48">
            <text:p><text:s/>-1 142</text:p>
          </table:table-cell>
          <table:table-cell office:value-type="float" office:value="-3.0569088280957226" table:style-name="ce49">
            <text:p>-3,1<text:s text:c="3"/></text:p>
          </table:table-cell>
          <table:table-cell office:value-type="float" office:value="716" table:style-name="ce48">
            <text:p>+ 716</text:p>
          </table:table-cell>
          <table:table-cell office:value-type="float" office:value="2.0169014084507042" table:style-name="ce49">
            <text:p>+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3000" table:style-name="ce61">
            <text:p>53 000</text:p>
          </table:table-cell>
          <table:table-cell office:value-type="float" office:value="30.529778054273883" table:style-name="ce62">
            <text:p>30,5<text:s text:c="5"/></text:p>
          </table:table-cell>
          <table:table-cell office:value-type="float" office:value="54278" table:style-name="ce63">
            <text:p>54 278</text:p>
          </table:table-cell>
          <table:table-cell office:value-type="float" office:value="30.518976665729546" table:style-name="ce64">
            <text:p>30,5<text:s text:c="5"/></text:p>
          </table:table-cell>
          <table:table-cell office:value-type="float" office:value="49114" table:style-name="ce63">
            <text:p>49 114</text:p>
          </table:table-cell>
          <table:table-cell office:value-type="float" office:value="29.65463108320251" table:style-name="ce64">
            <text:p>29,7<text:s text:c="5"/></text:p>
          </table:table-cell>
          <table:table-cell office:value-type="float" office:value="-1278" table:style-name="ce48">
            <text:p><text:s/>-1 278</text:p>
          </table:table-cell>
          <table:table-cell office:value-type="float" office:value="-2.3545451195696234" table:style-name="ce49">
            <text:p>-2,4<text:s text:c="3"/></text:p>
          </table:table-cell>
          <table:table-cell office:value-type="float" office:value="3886" table:style-name="ce48">
            <text:p>+3 886</text:p>
          </table:table-cell>
          <table:table-cell office:value-type="float" office:value="7.9122042594779494" table:style-name="ce49">
            <text:p>+7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8674" table:style-name="ce61">
            <text:p>18 674</text:p>
          </table:table-cell>
          <table:table-cell office:value-type="float" office:value="10.756850478971895" table:style-name="ce62">
            <text:p>10,8<text:s text:c="5"/></text:p>
          </table:table-cell>
          <table:table-cell office:value-type="float" office:value="19458" table:style-name="ce63">
            <text:p>19 458</text:p>
          </table:table-cell>
          <table:table-cell office:value-type="float" office:value="10.940680348608378" table:style-name="ce64">
            <text:p>10,9<text:s text:c="5"/></text:p>
          </table:table-cell>
          <table:table-cell office:value-type="float" office:value="16388" table:style-name="ce63">
            <text:p>16 388</text:p>
          </table:table-cell>
          <table:table-cell office:value-type="float" office:value="9.8949402246105542" table:style-name="ce64">
            <text:p>9,9<text:s text:c="5"/></text:p>
          </table:table-cell>
          <table:table-cell office:value-type="float" office:value="-784" table:style-name="ce48">
            <text:p><text:s/>- 784</text:p>
          </table:table-cell>
          <table:table-cell office:value-type="float" office:value="-4.029191078219756" table:style-name="ce49">
            <text:p>-4,0<text:s text:c="3"/></text:p>
          </table:table-cell>
          <table:table-cell office:value-type="float" office:value="2286" table:style-name="ce48">
            <text:p>+2 286</text:p>
          </table:table-cell>
          <table:table-cell office:value-type="float" office:value="13.949231144740054" table:style-name="ce49">
            <text:p>+13,9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223106" table:style-name="ce55">
            <text:p>223 106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227524" table:style-name="ce57">
            <text:p>227 52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03305" table:style-name="ce57">
            <text:p>203 30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4418" table:style-name="ce39">
            <text:p><text:s/>-4 418</text:p>
          </table:table-cell>
          <table:table-cell office:value-type="float" office:value="-1.9417731755770822" table:style-name="ce40">
            <text:p>-1,9<text:s text:c="3"/></text:p>
          </table:table-cell>
          <table:table-cell office:value-type="float" office:value="19801" table:style-name="ce39">
            <text:p>+19 801</text:p>
          </table:table-cell>
          <table:table-cell office:value-type="float" office:value="9.7395538722608901" table:style-name="ce40">
            <text:p>+9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4940" table:style-name="ce61">
            <text:p>24 940</text:p>
          </table:table-cell>
          <table:table-cell office:value-type="float" office:value="11.178542934748505" table:style-name="ce62">
            <text:p>11,2<text:s text:c="5"/></text:p>
          </table:table-cell>
          <table:table-cell office:value-type="float" office:value="25796" table:style-name="ce63">
            <text:p>25 796</text:p>
          </table:table-cell>
          <table:table-cell office:value-type="float" office:value="11.337705033315167" table:style-name="ce64">
            <text:p>11,3<text:s text:c="5"/></text:p>
          </table:table-cell>
          <table:table-cell office:value-type="float" office:value="21282" table:style-name="ce63">
            <text:p>21 282</text:p>
          </table:table-cell>
          <table:table-cell office:value-type="float" office:value="10.468016035021273" table:style-name="ce64">
            <text:p>10,5<text:s text:c="5"/></text:p>
          </table:table-cell>
          <table:table-cell office:value-type="float" office:value="-856" table:style-name="ce48">
            <text:p><text:s/>- 856</text:p>
          </table:table-cell>
          <table:table-cell office:value-type="float" office:value="-3.3183439292913635" table:style-name="ce49">
            <text:p>-3,3<text:s text:c="3"/></text:p>
          </table:table-cell>
          <table:table-cell office:value-type="float" office:value="3658" table:style-name="ce48">
            <text:p>+3 658</text:p>
          </table:table-cell>
          <table:table-cell office:value-type="float" office:value="17.188234188516116" table:style-name="ce49">
            <text:p>+17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98166" table:style-name="ce61">
            <text:p>198 166</text:p>
          </table:table-cell>
          <table:table-cell office:value-type="float" office:value="88.821457065251494" table:style-name="ce62">
            <text:p>88,8<text:s text:c="5"/></text:p>
          </table:table-cell>
          <table:table-cell office:value-type="float" office:value="201728" table:style-name="ce63">
            <text:p>201 728</text:p>
          </table:table-cell>
          <table:table-cell office:value-type="float" office:value="88.662294966684826" table:style-name="ce64">
            <text:p>88,7<text:s text:c="5"/></text:p>
          </table:table-cell>
          <table:table-cell office:value-type="float" office:value="182023" table:style-name="ce63">
            <text:p>182 023</text:p>
          </table:table-cell>
          <table:table-cell office:value-type="float" office:value="89.531983964978721" table:style-name="ce64">
            <text:p>89,5<text:s text:c="5"/></text:p>
          </table:table-cell>
          <table:table-cell office:value-type="float" office:value="-3562" table:style-name="ce48">
            <text:p><text:s/>-3 562</text:p>
          </table:table-cell>
          <table:table-cell office:value-type="float" office:value="-1.765743972081218" table:style-name="ce49">
            <text:p>-1,8<text:s text:c="3"/></text:p>
          </table:table-cell>
          <table:table-cell office:value-type="float" office:value="16143" table:style-name="ce48">
            <text:p>+16 143</text:p>
          </table:table-cell>
          <table:table-cell office:value-type="float" office:value="8.8686594551238027" table:style-name="ce49">
            <text:p>+8,9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28170" table:style-name="ce61">
            <text:p>128 170</text:p>
          </table:table-cell>
          <table:table-cell office:value-type="float" office:value="57.448029187919644" table:style-name="ce62">
            <text:p>57,4<text:s text:c="5"/></text:p>
          </table:table-cell>
          <table:table-cell office:value-type="float" office:value="136370" table:style-name="ce63">
            <text:p>136 370</text:p>
          </table:table-cell>
          <table:table-cell office:value-type="float" office:value="59.93653416782405" table:style-name="ce64">
            <text:p>59,9<text:s text:c="5"/></text:p>
          </table:table-cell>
          <table:table-cell office:value-type="float" office:value="131322" table:style-name="ce63">
            <text:p>131 322</text:p>
          </table:table-cell>
          <table:table-cell office:value-type="float" office:value="64.593590910208803" table:style-name="ce64">
            <text:p>64,6<text:s text:c="5"/></text:p>
          </table:table-cell>
          <table:table-cell office:value-type="float" office:value="-8200" table:style-name="ce48">
            <text:p><text:s/>-8 200</text:p>
          </table:table-cell>
          <table:table-cell office:value-type="float" office:value="-6.0130527242062044" table:style-name="ce49">
            <text:p>-6,0<text:s text:c="3"/></text:p>
          </table:table-cell>
          <table:table-cell office:value-type="float" office:value="-3152" table:style-name="ce48">
            <text:p><text:s/>-3 152</text:p>
          </table:table-cell>
          <table:table-cell office:value-type="float" office:value="-2.4002071244726704" table:style-name="ce49">
            <text:p>-2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94936" table:style-name="ce61">
            <text:p>94 936</text:p>
          </table:table-cell>
          <table:table-cell office:value-type="float" office:value="42.551970812080356" table:style-name="ce62">
            <text:p>42,6<text:s text:c="5"/></text:p>
          </table:table-cell>
          <table:table-cell office:value-type="float" office:value="91154" table:style-name="ce63">
            <text:p>91 154</text:p>
          </table:table-cell>
          <table:table-cell office:value-type="float" office:value="40.06346583217595" table:style-name="ce64">
            <text:p>40,1<text:s text:c="5"/></text:p>
          </table:table-cell>
          <table:table-cell office:value-type="float" office:value="71983" table:style-name="ce63">
            <text:p>71 983</text:p>
          </table:table-cell>
          <table:table-cell office:value-type="float" office:value="35.406409089791204" table:style-name="ce64">
            <text:p>35,4<text:s text:c="5"/></text:p>
          </table:table-cell>
          <table:table-cell office:value-type="float" office:value="3782" table:style-name="ce48">
            <text:p>+3 782</text:p>
          </table:table-cell>
          <table:table-cell office:value-type="float" office:value="4.1490225332953026" table:style-name="ce49">
            <text:p>+4,1<text:s text:c="3"/></text:p>
          </table:table-cell>
          <table:table-cell office:value-type="float" office:value="22953" table:style-name="ce48">
            <text:p>+22 953</text:p>
          </table:table-cell>
          <table:table-cell office:value-type="float" office:value="31.886695469763694" table:style-name="ce49">
            <text:p>+31,9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9053" table:style-name="ce61">
            <text:p>19 053</text:p>
          </table:table-cell>
          <table:table-cell office:value-type="float" office:value="8.5398868699183357" table:style-name="ce62">
            <text:p>8,5<text:s text:c="5"/></text:p>
          </table:table-cell>
          <table:table-cell office:value-type="float" office:value="19284" table:style-name="ce63">
            <text:p>19 284</text:p>
          </table:table-cell>
          <table:table-cell office:value-type="float" office:value="8.4755893883722155" table:style-name="ce64">
            <text:p>8,5<text:s text:c="5"/></text:p>
          </table:table-cell>
          <table:table-cell office:value-type="float" office:value="16239" table:style-name="ce63">
            <text:p>16 239</text:p>
          </table:table-cell>
          <table:table-cell office:value-type="float" office:value="7.9875064558176136" table:style-name="ce64">
            <text:p>8,0<text:s text:c="5"/></text:p>
          </table:table-cell>
          <table:table-cell office:value-type="float" office:value="-231" table:style-name="ce48">
            <text:p><text:s/>- 231</text:p>
          </table:table-cell>
          <table:table-cell office:value-type="float" office:value="-1.1978842563783447" table:style-name="ce49">
            <text:p>-1,2<text:s text:c="3"/></text:p>
          </table:table-cell>
          <table:table-cell office:value-type="float" office:value="2814" table:style-name="ce48">
            <text:p>+2 814</text:p>
          </table:table-cell>
          <table:table-cell office:value-type="float" office:value="17.328653242194715" table:style-name="ce49">
            <text:p>+17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04053" table:style-name="ce61">
            <text:p>204 053</text:p>
          </table:table-cell>
          <table:table-cell office:value-type="float" office:value="91.460113130081666" table:style-name="ce62">
            <text:p>91,5<text:s text:c="5"/></text:p>
          </table:table-cell>
          <table:table-cell office:value-type="float" office:value="208240" table:style-name="ce63">
            <text:p>208 240</text:p>
          </table:table-cell>
          <table:table-cell office:value-type="float" office:value="91.524410611627786" table:style-name="ce64">
            <text:p>91,5<text:s text:c="5"/></text:p>
          </table:table-cell>
          <table:table-cell office:value-type="float" office:value="187066" table:style-name="ce63">
            <text:p>187 066</text:p>
          </table:table-cell>
          <table:table-cell office:value-type="float" office:value="92.012493544182377" table:style-name="ce64">
            <text:p>92,0<text:s text:c="5"/></text:p>
          </table:table-cell>
          <table:table-cell office:value-type="float" office:value="-4187" table:style-name="ce48">
            <text:p><text:s/>-4 187</text:p>
          </table:table-cell>
          <table:table-cell office:value-type="float" office:value="-2.0106607760276605" table:style-name="ce49">
            <text:p>-2,0<text:s text:c="3"/></text:p>
          </table:table-cell>
          <table:table-cell office:value-type="float" office:value="16987" table:style-name="ce48">
            <text:p>+16 987</text:p>
          </table:table-cell>
          <table:table-cell office:value-type="float" office:value="9.0807522478697358" table:style-name="ce49">
            <text:p>+9,1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6316" table:style-name="ce61">
            <text:p>16 316</text:p>
          </table:table-cell>
          <table:table-cell office:value-type="float" office:value="7.313115738707161" table:style-name="ce62">
            <text:p>7,3<text:s text:c="5"/></text:p>
          </table:table-cell>
          <table:table-cell office:value-type="float" office:value="16346" table:style-name="ce63">
            <text:p>16 346</text:p>
          </table:table-cell>
          <table:table-cell office:value-type="float" office:value="7.1842970411912592" table:style-name="ce64">
            <text:p>7,2<text:s text:c="5"/></text:p>
          </table:table-cell>
          <table:table-cell office:value-type="float" office:value="12594" table:style-name="ce63">
            <text:p>12 594</text:p>
          </table:table-cell>
          <table:table-cell office:value-type="float" office:value="6.1946336784633926" table:style-name="ce64">
            <text:p>6,2<text:s text:c="5"/></text:p>
          </table:table-cell>
          <table:table-cell office:value-type="float" office:value="-30" table:style-name="ce48">
            <text:p><text:s/>- 30</text:p>
          </table:table-cell>
          <table:table-cell office:value-type="float" office:value="-0.18353113911660346" table:style-name="ce49">
            <text:p>-0,2<text:s text:c="3"/></text:p>
          </table:table-cell>
          <table:table-cell office:value-type="float" office:value="3722" table:style-name="ce48">
            <text:p>+3 722</text:p>
          </table:table-cell>
          <table:table-cell office:value-type="float" office:value="29.553755756709542" table:style-name="ce49">
            <text:p>+29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9141" table:style-name="ce61">
            <text:p>29 141</text:p>
          </table:table-cell>
          <table:table-cell office:value-type="float" office:value="13.06150439701308" table:style-name="ce62">
            <text:p>13,1<text:s text:c="5"/></text:p>
          </table:table-cell>
          <table:table-cell office:value-type="float" office:value="29476" table:style-name="ce63">
            <text:p>29 476</text:p>
          </table:table-cell>
          <table:table-cell office:value-type="float" office:value="12.955116822840667" table:style-name="ce64">
            <text:p>13,0<text:s text:c="5"/></text:p>
          </table:table-cell>
          <table:table-cell office:value-type="float" office:value="28026" table:style-name="ce63">
            <text:p>28 026</text:p>
          </table:table-cell>
          <table:table-cell office:value-type="float" office:value="13.785199576990237" table:style-name="ce64">
            <text:p>13,8<text:s text:c="5"/></text:p>
          </table:table-cell>
          <table:table-cell office:value-type="float" office:value="-335" table:style-name="ce48">
            <text:p><text:s/>- 335</text:p>
          </table:table-cell>
          <table:table-cell office:value-type="float" office:value="-1.1365178450264624" table:style-name="ce49">
            <text:p>-1,1<text:s text:c="3"/></text:p>
          </table:table-cell>
          <table:table-cell office:value-type="float" office:value="1115" table:style-name="ce48">
            <text:p>+1 115</text:p>
          </table:table-cell>
          <table:table-cell office:value-type="float" office:value="3.9784485834582175" table:style-name="ce49">
            <text:p>+4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8693" table:style-name="ce61">
            <text:p>28 693</text:p>
          </table:table-cell>
          <table:table-cell office:value-type="float" office:value="12.860702984231711" table:style-name="ce62">
            <text:p>12,9<text:s text:c="5"/></text:p>
          </table:table-cell>
          <table:table-cell office:value-type="float" office:value="29063" table:style-name="ce63">
            <text:p>29 063</text:p>
          </table:table-cell>
          <table:table-cell office:value-type="float" office:value="12.773597510592289" table:style-name="ce64">
            <text:p>12,8<text:s text:c="5"/></text:p>
          </table:table-cell>
          <table:table-cell office:value-type="float" office:value="26414" table:style-name="ce63">
            <text:p>26 414</text:p>
          </table:table-cell>
          <table:table-cell office:value-type="float" office:value="12.992302206045107" table:style-name="ce64">
            <text:p>13,0<text:s text:c="5"/></text:p>
          </table:table-cell>
          <table:table-cell office:value-type="float" office:value="-370" table:style-name="ce48">
            <text:p><text:s/>- 370</text:p>
          </table:table-cell>
          <table:table-cell office:value-type="float" office:value="-1.2730963768365275" table:style-name="ce49">
            <text:p>-1,3<text:s text:c="3"/></text:p>
          </table:table-cell>
          <table:table-cell office:value-type="float" office:value="2279" table:style-name="ce48">
            <text:p>+2 279</text:p>
          </table:table-cell>
          <table:table-cell office:value-type="float" office:value="8.6280003028696903" table:style-name="ce49">
            <text:p>+8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44683" table:style-name="ce61">
            <text:p>44 683</text:p>
          </table:table-cell>
          <table:table-cell office:value-type="float" office:value="20.027699837745285" table:style-name="ce62">
            <text:p>20,0<text:s text:c="5"/></text:p>
          </table:table-cell>
          <table:table-cell office:value-type="float" office:value="45606" table:style-name="ce63">
            <text:p>45 606</text:p>
          </table:table-cell>
          <table:table-cell office:value-type="float" office:value="20.04447882421195" table:style-name="ce64">
            <text:p>20,0<text:s text:c="5"/></text:p>
          </table:table-cell>
          <table:table-cell office:value-type="float" office:value="41299" table:style-name="ce63">
            <text:p>41 299</text:p>
          </table:table-cell>
          <table:table-cell office:value-type="float" office:value="20.313814220014265" table:style-name="ce64">
            <text:p>20,3<text:s text:c="5"/></text:p>
          </table:table-cell>
          <table:table-cell office:value-type="float" office:value="-923" table:style-name="ce48">
            <text:p><text:s/>- 923</text:p>
          </table:table-cell>
          <table:table-cell office:value-type="float" office:value="-2.023856510108319" table:style-name="ce49">
            <text:p>-2,0<text:s text:c="3"/></text:p>
          </table:table-cell>
          <table:table-cell office:value-type="float" office:value="3384" table:style-name="ce48">
            <text:p>+3 384</text:p>
          </table:table-cell>
          <table:table-cell office:value-type="float" office:value="8.1939030000726412" table:style-name="ce49">
            <text:p>+8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71719" table:style-name="ce61">
            <text:p>71 719</text:p>
          </table:table-cell>
          <table:table-cell office:value-type="float" office:value="32.145706525149478" table:style-name="ce62">
            <text:p>32,1<text:s text:c="5"/></text:p>
          </table:table-cell>
          <table:table-cell office:value-type="float" office:value="73174" table:style-name="ce63">
            <text:p>73 174</text:p>
          </table:table-cell>
          <table:table-cell office:value-type="float" office:value="32.161002795309507" table:style-name="ce64">
            <text:p>32,2<text:s text:c="5"/></text:p>
          </table:table-cell>
          <table:table-cell office:value-type="float" office:value="64836" table:style-name="ce63">
            <text:p>64 836</text:p>
          </table:table-cell>
          <table:table-cell office:value-type="float" office:value="31.891001205085956" table:style-name="ce64">
            <text:p>31,9<text:s text:c="5"/></text:p>
          </table:table-cell>
          <table:table-cell office:value-type="float" office:value="-1455" table:style-name="ce48">
            <text:p><text:s/>-1 455</text:p>
          </table:table-cell>
          <table:table-cell office:value-type="float" office:value="-1.9884111843004346" table:style-name="ce49">
            <text:p>-2,0<text:s text:c="3"/></text:p>
          </table:table-cell>
          <table:table-cell office:value-type="float" office:value="6883" table:style-name="ce48">
            <text:p>+6 883</text:p>
          </table:table-cell>
          <table:table-cell office:value-type="float" office:value="10.61601579369486" table:style-name="ce49">
            <text:p>+10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2554" table:style-name="ce61">
            <text:p>32 554</text:p>
          </table:table-cell>
          <table:table-cell office:value-type="float" office:value="14.591270517153282" table:style-name="ce62">
            <text:p>14,6<text:s text:c="5"/></text:p>
          </table:table-cell>
          <table:table-cell office:value-type="float" office:value="33859" table:style-name="ce63">
            <text:p>33 859</text:p>
          </table:table-cell>
          <table:table-cell office:value-type="float" office:value="14.881507005854328" table:style-name="ce64">
            <text:p>14,9<text:s text:c="5"/></text:p>
          </table:table-cell>
          <table:table-cell office:value-type="float" office:value="30136" table:style-name="ce63">
            <text:p>30 136</text:p>
          </table:table-cell>
          <table:table-cell office:value-type="float" office:value="14.82304911340105" table:style-name="ce64">
            <text:p>14,8<text:s text:c="5"/></text:p>
          </table:table-cell>
          <table:table-cell office:value-type="float" office:value="-1305" table:style-name="ce48">
            <text:p><text:s/>-1 305</text:p>
          </table:table-cell>
          <table:table-cell office:value-type="float" office:value="-3.8542189668921116" table:style-name="ce49">
            <text:p>-3,9<text:s text:c="3"/></text:p>
          </table:table-cell>
          <table:table-cell office:value-type="float" office:value="2418" table:style-name="ce48">
            <text:p>+2 418</text:p>
          </table:table-cell>
          <table:table-cell office:value-type="float" office:value="8.023626227767453" table:style-name="ce49">
            <text:p>+8,0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2"/>
          <table:table-cell table:style-name="ce73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92"/>
        <table:table-column table:style-name="co17" table:default-cell-style-name="ce92"/>
        <table:table-column table:style-name="co18" table:default-cell-style-name="ce1"/>
        <table:table-column table:style-name="co16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6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5628in" svg:height="0.6281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319in" svg:y="0.23526in" svg:width="1.95053in" svg:height="0.49536in">
                <draw:text-box>
                  <text:p text:style-name="a34" text:class-names="" text:cond-style-name=""><text:span text:style-name="a32" text:class-names="">ABRIL 2021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1121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4">
            <text:p>Quadro 3 - <text:s/>DESEMPREGO REGISTADO, <text:s text:c="2"/>POR <text:s/>REGIÕES<text:s text:c="3"/></text:p>
          </table:table-cell>
          <table:table-cell table:number-columns-repeated="8" table:style-name="ce4"/>
          <table:table-cell table:number-columns-spanned="2" table:number-rows-spanned="1" table:style-name="ce165"/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5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5">
          <table:table-cell/>
          <table:table-cell table:style-name="ce15"/>
          <table:table-cell office:value-type="string" table:style-name="ce84">
            <text:p>ABRIL 2021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5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style-name="ce28"/>
          <table:table-cell table:number-columns-repeated="16371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17">
          <table:table-cell/>
          <table:table-cell office:value-type="string" table:style-name="ce113">
            <text:p>PORTUGAL</text:p>
          </table:table-cell>
          <table:table-cell office:value-type="float" office:value="423888" table:style-name="ce114">
            <text:p>423 888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32851" table:style-name="ce116">
            <text:p>432 851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392323" table:style-name="ce116">
            <text:p>392 323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8963" table:style-name="ce39">
            <text:p><text:s/>-8 963</text:p>
          </table:table-cell>
          <table:table-cell office:value-type="float" office:value="-2.0706894520285268" table:style-name="ce40">
            <text:p>-2,1<text:s text:c="3"/></text:p>
          </table:table-cell>
          <table:table-cell office:value-type="float" office:value="31565" table:style-name="ce39">
            <text:p>+31 565</text:p>
          </table:table-cell>
          <table:table-cell office:value-type="float" office:value="8.0456664534070139" table:style-name="ce40">
            <text:p>+8,0<text:s text:c="3"/></text:p>
          </table:table-cell>
          <table:table-cell table:style-name="ce41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CONTINENTE</text:p>
          </table:table-cell>
          <table:table-cell office:value-type="float" office:value="396707" table:style-name="ce114">
            <text:p>396 707</text:p>
          </table:table-cell>
          <table:table-cell office:value-type="float" office:value="93.587692975502961" table:style-name="ce115">
            <text:p>93,6<text:s text:c="5"/></text:p>
          </table:table-cell>
          <table:table-cell office:value-type="float" office:value="405374" table:style-name="ce116">
            <text:p>405 374</text:p>
          </table:table-cell>
          <table:table-cell office:value-type="float" office:value="93.652088131943785" table:style-name="ce117">
            <text:p>93,7<text:s text:c="5"/></text:p>
          </table:table-cell>
          <table:table-cell office:value-type="float" office:value="368925" table:style-name="ce116">
            <text:p>368 925</text:p>
          </table:table-cell>
          <table:table-cell office:value-type="float" office:value="94.0360366330804" table:style-name="ce118">
            <text:p>94,0<text:s text:c="5"/></text:p>
          </table:table-cell>
          <table:table-cell office:value-type="float" office:value="-8667" table:style-name="ce39">
            <text:p><text:s/>-8 667</text:p>
          </table:table-cell>
          <table:table-cell office:value-type="float" office:value="-2.138025625718472" table:style-name="ce40">
            <text:p>-2,1<text:s text:c="3"/></text:p>
          </table:table-cell>
          <table:table-cell office:value-type="float" office:value="27782" table:style-name="ce39">
            <text:p>+27 782</text:p>
          </table:table-cell>
          <table:table-cell office:value-type="float" office:value="7.5305278850714918" table:style-name="ce40">
            <text:p>+7,5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56362" table:style-name="ce121">
            <text:p>156 362</text:p>
          </table:table-cell>
          <table:table-cell office:value-type="float" office:value="36.887574076171063" table:style-name="ce122">
            <text:p>36,9<text:s text:c="5"/></text:p>
          </table:table-cell>
          <table:table-cell office:value-type="float" office:value="158483" table:style-name="ce123">
            <text:p>158 483</text:p>
          </table:table-cell>
          <table:table-cell office:value-type="float" office:value="36.61375392456064" table:style-name="ce124">
            <text:p>36,6<text:s text:c="5"/></text:p>
          </table:table-cell>
          <table:table-cell office:value-type="float" office:value="151853" table:style-name="ce123">
            <text:p>151 853</text:p>
          </table:table-cell>
          <table:table-cell office:value-type="float" office:value="38.706117153467936" table:style-name="ce125">
            <text:p>38,7<text:s text:c="5"/></text:p>
          </table:table-cell>
          <table:table-cell office:value-type="float" office:value="-2121" table:style-name="ce48">
            <text:p><text:s/>-2 121</text:p>
          </table:table-cell>
          <table:table-cell office:value-type="float" office:value="-1.3383138885558703" table:style-name="ce49">
            <text:p>-1,3<text:s text:c="3"/></text:p>
          </table:table-cell>
          <table:table-cell office:value-type="float" office:value="4509" table:style-name="ce48">
            <text:p>+4 509</text:p>
          </table:table-cell>
          <table:table-cell office:value-type="float" office:value="2.9693190124660034" table:style-name="ce49">
            <text:p>+3,0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Centro</text:p>
          </table:table-cell>
          <table:table-cell office:value-type="float" office:value="50187" table:style-name="ce121">
            <text:p>50 187</text:p>
          </table:table-cell>
          <table:table-cell office:value-type="float" office:value="11.839684067489525" table:style-name="ce122">
            <text:p>11,8<text:s text:c="5"/></text:p>
          </table:table-cell>
          <table:table-cell office:value-type="float" office:value="51154" table:style-name="ce123">
            <text:p>51 154</text:p>
          </table:table-cell>
          <table:table-cell office:value-type="float" office:value="11.817923488683173" table:style-name="ce124">
            <text:p>11,8<text:s text:c="5"/></text:p>
          </table:table-cell>
          <table:table-cell office:value-type="float" office:value="50807" table:style-name="ce123">
            <text:p>50 807</text:p>
          </table:table-cell>
          <table:table-cell office:value-type="float" office:value="12.95029860599557" table:style-name="ce125">
            <text:p>13,0<text:s text:c="5"/></text:p>
          </table:table-cell>
          <table:table-cell office:value-type="float" office:value="-967" table:style-name="ce48">
            <text:p><text:s/>- 967</text:p>
          </table:table-cell>
          <table:table-cell office:value-type="float" office:value="-1.8903702545255503" table:style-name="ce49">
            <text:p>-1,9<text:s text:c="3"/></text:p>
          </table:table-cell>
          <table:table-cell office:value-type="float" office:value="-620" table:style-name="ce48">
            <text:p><text:s/>- 620</text:p>
          </table:table-cell>
          <table:table-cell office:value-type="float" office:value="-1.2203042887791054" table:style-name="ce49">
            <text:p>-1,2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Lisboa V. Tejo</text:p>
          </table:table-cell>
          <table:table-cell office:value-type="float" office:value="140134" table:style-name="ce121">
            <text:p>140 134</text:p>
          </table:table-cell>
          <table:table-cell office:value-type="float" office:value="33.059204318121765" table:style-name="ce122">
            <text:p>33,1<text:s text:c="5"/></text:p>
          </table:table-cell>
          <table:table-cell office:value-type="float" office:value="143653" table:style-name="ce123">
            <text:p>143 653</text:p>
          </table:table-cell>
          <table:table-cell office:value-type="float" office:value="33.187632695777531" table:style-name="ce124">
            <text:p>33,2<text:s text:c="5"/></text:p>
          </table:table-cell>
          <table:table-cell office:value-type="float" office:value="121004" table:style-name="ce123">
            <text:p>121 004</text:p>
          </table:table-cell>
          <table:table-cell office:value-type="float" office:value="30.842953382799376" table:style-name="ce125">
            <text:p>30,8<text:s text:c="5"/></text:p>
          </table:table-cell>
          <table:table-cell office:value-type="float" office:value="-3519" table:style-name="ce48">
            <text:p><text:s/>-3 519</text:p>
          </table:table-cell>
          <table:table-cell office:value-type="float" office:value="-2.4496529832304232" table:style-name="ce49">
            <text:p>-2,4<text:s text:c="3"/></text:p>
          </table:table-cell>
          <table:table-cell office:value-type="float" office:value="19130" table:style-name="ce48">
            <text:p>+19 130</text:p>
          </table:table-cell>
          <table:table-cell office:value-type="float" office:value="15.809394730752702" table:style-name="ce49">
            <text:p>+15,8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entejo</text:p>
          </table:table-cell>
          <table:table-cell office:value-type="float" office:value="17753" table:style-name="ce121">
            <text:p>17 753</text:p>
          </table:table-cell>
          <table:table-cell office:value-type="float" office:value="4.188134601592874" table:style-name="ce122">
            <text:p>4,2<text:s text:c="5"/></text:p>
          </table:table-cell>
          <table:table-cell office:value-type="float" office:value="18631" table:style-name="ce123">
            <text:p>18 631</text:p>
          </table:table-cell>
          <table:table-cell office:value-type="float" office:value="4.304252502593271" table:style-name="ce124">
            <text:p>4,3<text:s text:c="5"/></text:p>
          </table:table-cell>
          <table:table-cell office:value-type="float" office:value="18882" table:style-name="ce123">
            <text:p>18 882</text:p>
          </table:table-cell>
          <table:table-cell office:value-type="float" office:value="4.8128710271893311" table:style-name="ce125">
            <text:p>4,8<text:s text:c="5"/></text:p>
          </table:table-cell>
          <table:table-cell office:value-type="float" office:value="-878" table:style-name="ce48">
            <text:p><text:s/>- 878</text:p>
          </table:table-cell>
          <table:table-cell office:value-type="float" office:value="-4.7125758145027108" table:style-name="ce49">
            <text:p>-4,7<text:s text:c="3"/></text:p>
          </table:table-cell>
          <table:table-cell office:value-type="float" office:value="-1129" table:style-name="ce48">
            <text:p><text:s/>-1 129</text:p>
          </table:table-cell>
          <table:table-cell office:value-type="float" office:value="-5.9792394873424426" table:style-name="ce49">
            <text:p>-6,0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garve</text:p>
          </table:table-cell>
          <table:table-cell office:value-type="float" office:value="32271" table:style-name="ce121">
            <text:p>32 271</text:p>
          </table:table-cell>
          <table:table-cell office:value-type="float" office:value="7.613095912127732" table:style-name="ce122">
            <text:p>7,6<text:s text:c="5"/></text:p>
          </table:table-cell>
          <table:table-cell office:value-type="float" office:value="33453" table:style-name="ce123">
            <text:p>33 453</text:p>
          </table:table-cell>
          <table:table-cell office:value-type="float" office:value="7.7285255203291658" table:style-name="ce124">
            <text:p>7,7<text:s text:c="5"/></text:p>
          </table:table-cell>
          <table:table-cell office:value-type="float" office:value="26379" table:style-name="ce123">
            <text:p>26 379</text:p>
          </table:table-cell>
          <table:table-cell office:value-type="float" office:value="6.7237964636281848" table:style-name="ce125">
            <text:p>6,7<text:s text:c="5"/></text:p>
          </table:table-cell>
          <table:table-cell office:value-type="float" office:value="-1182" table:style-name="ce48">
            <text:p><text:s/>-1 182</text:p>
          </table:table-cell>
          <table:table-cell office:value-type="float" office:value="-3.5333153977221774" table:style-name="ce49">
            <text:p>-3,5<text:s text:c="3"/></text:p>
          </table:table-cell>
          <table:table-cell office:value-type="float" office:value="5892" table:style-name="ce48">
            <text:p>+5 892</text:p>
          </table:table-cell>
          <table:table-cell office:value-type="float" office:value="22.335949050380986" table:style-name="ce49">
            <text:p>+22,3<text:s text:c="3"/></text:p>
          </table:table-cell>
          <table:table-cell table:style-name="ce65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REG.AUTÓNOMAS</text:p>
          </table:table-cell>
          <table:table-cell office:value-type="float" office:value="27181" table:style-name="ce114">
            <text:p>27 181</text:p>
          </table:table-cell>
          <table:table-cell office:value-type="float" office:value="6.4123070244970366" table:style-name="ce115">
            <text:p>6,4<text:s text:c="5"/></text:p>
          </table:table-cell>
          <table:table-cell office:value-type="float" office:value="27477" table:style-name="ce116">
            <text:p>27 477</text:p>
          </table:table-cell>
          <table:table-cell office:value-type="float" office:value="6.3479118680562134" table:style-name="ce117">
            <text:p>6,3<text:s text:c="5"/></text:p>
          </table:table-cell>
          <table:table-cell office:value-type="float" office:value="23398" table:style-name="ce116">
            <text:p>23 398</text:p>
          </table:table-cell>
          <table:table-cell office:value-type="float" office:value="5.9639633669196046" table:style-name="ce118">
            <text:p>6,0<text:s text:c="5"/></text:p>
          </table:table-cell>
          <table:table-cell office:value-type="float" office:value="-296" table:style-name="ce39">
            <text:p><text:s/>- 296</text:p>
          </table:table-cell>
          <table:table-cell office:value-type="float" office:value="-1.0772646213196493" table:style-name="ce40">
            <text:p>-1,1<text:s text:c="3"/></text:p>
          </table:table-cell>
          <table:table-cell office:value-type="float" office:value="3783" table:style-name="ce39">
            <text:p>+3 783</text:p>
          </table:table-cell>
          <table:table-cell office:value-type="float" office:value="16.168048551158218" table:style-name="ce40">
            <text:p>+16,2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6993" table:style-name="ce121">
            <text:p>6 993</text:p>
          </table:table-cell>
          <table:table-cell office:value-type="float" office:value="1.6497282300985165" table:style-name="ce122">
            <text:p>1,6<text:s text:c="5"/></text:p>
          </table:table-cell>
          <table:table-cell office:value-type="float" office:value="7049" table:style-name="ce123">
            <text:p>7 049</text:p>
          </table:table-cell>
          <table:table-cell office:value-type="float" office:value="1.6285049589812659" table:style-name="ce124">
            <text:p>1,6<text:s text:c="5"/></text:p>
          </table:table-cell>
          <table:table-cell office:value-type="float" office:value="6963" table:style-name="ce123">
            <text:p>6 963</text:p>
          </table:table-cell>
          <table:table-cell office:value-type="float" office:value="1.774813100430003" table:style-name="ce125">
            <text:p>1,8<text:s text:c="5"/></text:p>
          </table:table-cell>
          <table:table-cell office:value-type="float" office:value="-56" table:style-name="ce48">
            <text:p><text:s/>- 56</text:p>
          </table:table-cell>
          <table:table-cell office:value-type="float" office:value="-0.79443892750744782" table:style-name="ce49">
            <text:p>-0,8<text:s text:c="3"/></text:p>
          </table:table-cell>
          <table:table-cell office:value-type="float" office:value="30" table:style-name="ce48">
            <text:p>+ 30</text:p>
          </table:table-cell>
          <table:table-cell office:value-type="float" office:value="0.43084877208099959" table:style-name="ce49">
            <text:p>+0,4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Madeira</text:p>
          </table:table-cell>
          <table:table-cell office:value-type="float" office:value="20188" table:style-name="ce121">
            <text:p>20 188</text:p>
          </table:table-cell>
          <table:table-cell office:value-type="float" office:value="4.7625787943985207" table:style-name="ce122">
            <text:p>4,8<text:s text:c="5"/></text:p>
          </table:table-cell>
          <table:table-cell office:value-type="float" office:value="20428" table:style-name="ce123">
            <text:p>20 428</text:p>
          </table:table-cell>
          <table:table-cell office:value-type="float" office:value="4.719406909074948" table:style-name="ce124">
            <text:p>4,7<text:s text:c="5"/></text:p>
          </table:table-cell>
          <table:table-cell office:value-type="float" office:value="16435" table:style-name="ce123">
            <text:p>16 435</text:p>
          </table:table-cell>
          <table:table-cell office:value-type="float" office:value="4.1891502664896016" table:style-name="ce125">
            <text:p>4,2<text:s text:c="5"/></text:p>
          </table:table-cell>
          <table:table-cell office:value-type="float" office:value="-240" table:style-name="ce48">
            <text:p><text:s/>- 240</text:p>
          </table:table-cell>
          <table:table-cell office:value-type="float" office:value="-1.1748580379870766" table:style-name="ce49">
            <text:p>-1,2<text:s text:c="3"/></text:p>
          </table:table-cell>
          <table:table-cell office:value-type="float" office:value="3753" table:style-name="ce48">
            <text:p>+3 753</text:p>
          </table:table-cell>
          <table:table-cell office:value-type="float" office:value="22.835412229996958" table:style-name="ce49">
            <text:p>+22,8<text:s text:c="3"/></text:p>
          </table:table-cell>
          <table:table-cell table:style-name="ce59"/>
          <table:table-cell table:number-columns-repeated="16371"/>
        </table:table-row>
        <table:table-row table:style-name="ro4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4 - DESEMPREGO REGISTADO, <text:s text:c="2"/>POR <text:s/>GRUPOS <text:s/>DE <text:s/>PROFISSÕES<text:s/>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/>
        </table:table-row>
        <table:table-row table:style-name="ro15">
          <table:table-cell/>
          <table:table-cell office:value-type="string" table:style-name="ce144">
            <text:p>Total</text:p>
          </table:table-cell>
          <table:table-cell office:value-type="float" office:value="396707" table:style-name="ce35">
            <text:p>396 707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405374" table:style-name="ce146">
            <text:p>405 374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368925" table:style-name="ce37">
            <text:p>368 925</text:p>
          </table:table-cell>
          <table:table-cell office:value-type="float" office:value="99.999999999999986" table:style-name="ce148">
            <text:p>100,0<text:s text:c="5"/></text:p>
          </table:table-cell>
          <table:table-cell office:value-type="float" office:value="-8667" table:style-name="ce39">
            <text:p><text:s/>-8 667</text:p>
          </table:table-cell>
          <table:table-cell office:value-type="float" office:value="-2.138025625718472" table:style-name="ce40">
            <text:p>-2,1<text:s text:c="3"/></text:p>
          </table:table-cell>
          <table:table-cell office:value-type="float" office:value="27782" table:style-name="ce39">
            <text:p>+27 782</text:p>
          </table:table-cell>
          <table:table-cell office:value-type="float" office:value="7.5305278850714918" table:style-name="ce40">
            <text:p>+7,5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1- Repres. poder legisla., órgãos exec., dirig., dir. e gestores execu.</text:p>
          </table:table-cell>
          <table:table-cell office:value-type="float" office:value="9436" table:style-name="ce44">
            <text:p>9 436</text:p>
          </table:table-cell>
          <table:table-cell office:value-type="float" office:value="2.3785816736281435" table:style-name="ce150">
            <text:p>2,4<text:s text:c="5"/></text:p>
          </table:table-cell>
          <table:table-cell office:value-type="float" office:value="9680" table:style-name="ce151">
            <text:p>9 680</text:p>
          </table:table-cell>
          <table:table-cell office:value-type="float" office:value="2.3879183174056551" table:style-name="ce152">
            <text:p>2,4<text:s text:c="5"/></text:p>
          </table:table-cell>
          <table:table-cell office:value-type="float" office:value="8122" table:style-name="ce46">
            <text:p>8 122</text:p>
          </table:table-cell>
          <table:table-cell office:value-type="float" office:value="2.2015314765873826" table:style-name="ce153">
            <text:p>2,2<text:s text:c="5"/></text:p>
          </table:table-cell>
          <table:table-cell office:value-type="float" office:value="-244" table:style-name="ce48">
            <text:p><text:s/>- 244</text:p>
          </table:table-cell>
          <table:table-cell office:value-type="float" office:value="-2.5206611570247932" table:style-name="ce49">
            <text:p>-2,5<text:s text:c="3"/></text:p>
          </table:table-cell>
          <table:table-cell office:value-type="float" office:value="1314" table:style-name="ce48">
            <text:p>+1 314</text:p>
          </table:table-cell>
          <table:table-cell office:value-type="float" office:value="16.178281211524258" table:style-name="ce49">
            <text:p>+16,2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2- Especialistas das atividades intelectuais e científicas</text:p>
          </table:table-cell>
          <table:table-cell office:value-type="float" office:value="37801" table:style-name="ce44">
            <text:p>37 801</text:p>
          </table:table-cell>
          <table:table-cell office:value-type="float" office:value="9.5286949814346613" table:style-name="ce150">
            <text:p>9,5<text:s text:c="5"/></text:p>
          </table:table-cell>
          <table:table-cell office:value-type="float" office:value="39154" table:style-name="ce151">
            <text:p>39 154</text:p>
          </table:table-cell>
          <table:table-cell office:value-type="float" office:value="9.6587348966633275" table:style-name="ce152">
            <text:p>9,7<text:s text:c="5"/></text:p>
          </table:table-cell>
          <table:table-cell office:value-type="float" office:value="34985" table:style-name="ce46">
            <text:p>34 985</text:p>
          </table:table-cell>
          <table:table-cell office:value-type="float" office:value="9.4829572406315652" table:style-name="ce153">
            <text:p>9,5<text:s text:c="5"/></text:p>
          </table:table-cell>
          <table:table-cell office:value-type="float" office:value="-1353" table:style-name="ce48">
            <text:p><text:s/>-1 353</text:p>
          </table:table-cell>
          <table:table-cell office:value-type="float" office:value="-3.4555856362057518" table:style-name="ce49">
            <text:p>-3,5<text:s text:c="3"/></text:p>
          </table:table-cell>
          <table:table-cell office:value-type="float" office:value="2816" table:style-name="ce48">
            <text:p>+2 816</text:p>
          </table:table-cell>
          <table:table-cell office:value-type="float" office:value="8.0491639273974549" table:style-name="ce49">
            <text:p>+8,0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3- Técnicos e profissões de nível intermédio</text:p>
          </table:table-cell>
          <table:table-cell office:value-type="float" office:value="35432" table:style-name="ce44">
            <text:p>35 432</text:p>
          </table:table-cell>
          <table:table-cell office:value-type="float" office:value="8.9315288109360313" table:style-name="ce150">
            <text:p>8,9<text:s text:c="5"/></text:p>
          </table:table-cell>
          <table:table-cell office:value-type="float" office:value="36155" table:style-name="ce151">
            <text:p>36 155</text:p>
          </table:table-cell>
          <table:table-cell office:value-type="float" office:value="8.9189242526654411" table:style-name="ce152">
            <text:p>8,9<text:s text:c="5"/></text:p>
          </table:table-cell>
          <table:table-cell office:value-type="float" office:value="32416" table:style-name="ce46">
            <text:p>32 416</text:p>
          </table:table-cell>
          <table:table-cell office:value-type="float" office:value="8.78660974452802" table:style-name="ce153">
            <text:p>8,8<text:s text:c="5"/></text:p>
          </table:table-cell>
          <table:table-cell office:value-type="float" office:value="-723" table:style-name="ce48">
            <text:p><text:s/>- 723</text:p>
          </table:table-cell>
          <table:table-cell office:value-type="float" office:value="-1.9997234130825614" table:style-name="ce49">
            <text:p>-2,0<text:s text:c="3"/></text:p>
          </table:table-cell>
          <table:table-cell office:value-type="float" office:value="3016" table:style-name="ce48">
            <text:p>+3 016</text:p>
          </table:table-cell>
          <table:table-cell office:value-type="float" office:value="9.3040473840078981" table:style-name="ce49">
            <text:p>+9,3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4- Pessoal administrativo</text:p>
          </table:table-cell>
          <table:table-cell office:value-type="float" office:value="45656" table:style-name="ce44">
            <text:p>45 656</text:p>
          </table:table-cell>
          <table:table-cell office:value-type="float" office:value="11.508745749381784" table:style-name="ce150">
            <text:p>11,5<text:s text:c="5"/></text:p>
          </table:table-cell>
          <table:table-cell office:value-type="float" office:value="46601" table:style-name="ce151">
            <text:p>46 601</text:p>
          </table:table-cell>
          <table:table-cell office:value-type="float" office:value="11.495803874940179" table:style-name="ce152">
            <text:p>11,5<text:s text:c="5"/></text:p>
          </table:table-cell>
          <table:table-cell office:value-type="float" office:value="42576" table:style-name="ce46">
            <text:p>42 576</text:p>
          </table:table-cell>
          <table:table-cell office:value-type="float" office:value="11.540557023785322" table:style-name="ce153">
            <text:p>11,5<text:s text:c="5"/></text:p>
          </table:table-cell>
          <table:table-cell office:value-type="float" office:value="-945" table:style-name="ce48">
            <text:p><text:s/>- 945</text:p>
          </table:table-cell>
          <table:table-cell office:value-type="float" office:value="-2.0278534795390657" table:style-name="ce49">
            <text:p>-2,0<text:s text:c="3"/></text:p>
          </table:table-cell>
          <table:table-cell office:value-type="float" office:value="3080" table:style-name="ce48">
            <text:p>+3 080</text:p>
          </table:table-cell>
          <table:table-cell office:value-type="float" office:value="7.2341225103344602" table:style-name="ce49">
            <text:p>+7,2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5- Trab. serviços pessoais, de proteção e segurança e vendedores</text:p>
          </table:table-cell>
          <table:table-cell office:value-type="float" office:value="93605" table:style-name="ce44">
            <text:p>93 605</text:p>
          </table:table-cell>
          <table:table-cell office:value-type="float" office:value="23.595499953366087" table:style-name="ce150">
            <text:p>23,6<text:s text:c="5"/></text:p>
          </table:table-cell>
          <table:table-cell office:value-type="float" office:value="95417" table:style-name="ce151">
            <text:p>95 417</text:p>
          </table:table-cell>
          <table:table-cell office:value-type="float" office:value="23.538016745030514" table:style-name="ce152">
            <text:p>23,5<text:s text:c="5"/></text:p>
          </table:table-cell>
          <table:table-cell office:value-type="float" office:value="77767" table:style-name="ce46">
            <text:p>77 767</text:p>
          </table:table-cell>
          <table:table-cell office:value-type="float" office:value="21.079352171850648" table:style-name="ce153">
            <text:p>21,1<text:s text:c="5"/></text:p>
          </table:table-cell>
          <table:table-cell office:value-type="float" office:value="-1812" table:style-name="ce48">
            <text:p><text:s/>-1 812</text:p>
          </table:table-cell>
          <table:table-cell office:value-type="float" office:value="-1.8990326671347872" table:style-name="ce49">
            <text:p>-1,9<text:s text:c="3"/></text:p>
          </table:table-cell>
          <table:table-cell office:value-type="float" office:value="15838" table:style-name="ce48">
            <text:p>+15 838</text:p>
          </table:table-cell>
          <table:table-cell office:value-type="float" office:value="20.365964998006866" table:style-name="ce49">
            <text:p>+20,4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6- Agricultores e trab. qualificados da agric., <text:s/>pesca e floresta</text:p>
          </table:table-cell>
          <table:table-cell office:value-type="float" office:value="10694" table:style-name="ce44">
            <text:p>10 694</text:p>
          </table:table-cell>
          <table:table-cell office:value-type="float" office:value="2.695692286750675" table:style-name="ce150">
            <text:p>2,7<text:s text:c="5"/></text:p>
          </table:table-cell>
          <table:table-cell office:value-type="float" office:value="11366" table:style-name="ce151">
            <text:p>11 366</text:p>
          </table:table-cell>
          <table:table-cell office:value-type="float" office:value="2.8038305367389125" table:style-name="ce152">
            <text:p>2,8<text:s text:c="5"/></text:p>
          </table:table-cell>
          <table:table-cell office:value-type="float" office:value="11023" table:style-name="ce46">
            <text:p>11 023</text:p>
          </table:table-cell>
          <table:table-cell office:value-type="float" office:value="2.9878701633123264" table:style-name="ce153">
            <text:p>3,0<text:s text:c="5"/></text:p>
          </table:table-cell>
          <table:table-cell office:value-type="float" office:value="-672" table:style-name="ce48">
            <text:p><text:s/>- 672</text:p>
          </table:table-cell>
          <table:table-cell office:value-type="float" office:value="-5.9123702269927856" table:style-name="ce49">
            <text:p>-5,9<text:s text:c="3"/></text:p>
          </table:table-cell>
          <table:table-cell office:value-type="float" office:value="-329" table:style-name="ce48">
            <text:p><text:s/>- 329</text:p>
          </table:table-cell>
          <table:table-cell office:value-type="float" office:value="-2.984668420575161" table:style-name="ce49">
            <text:p>-3,0<text:s text:c="3"/></text:p>
          </table:table-cell>
          <table:table-cell table:style-name="ce41"/>
          <table:table-cell table:number-columns-repeated="16371"/>
        </table:table-row>
        <table:table-row table:style-name="ro5">
          <table:table-cell/>
          <table:table-cell office:value-type="string" table:style-name="ce149">
            <text:p>7- Trabalhadores qualificados da indústria, construção e artífices</text:p>
          </table:table-cell>
          <table:table-cell office:value-type="float" office:value="39062" table:style-name="ce44">
            <text:p>39 062</text:p>
          </table:table-cell>
          <table:table-cell office:value-type="float" office:value="9.8465618201846699" table:style-name="ce150">
            <text:p>9,8<text:s text:c="5"/></text:p>
          </table:table-cell>
          <table:table-cell office:value-type="float" office:value="40069" table:style-name="ce151">
            <text:p>40 069</text:p>
          </table:table-cell>
          <table:table-cell office:value-type="float" office:value="9.8844523822445449" table:style-name="ce152">
            <text:p>9,9<text:s text:c="5"/></text:p>
          </table:table-cell>
          <table:table-cell office:value-type="float" office:value="43782" table:style-name="ce46">
            <text:p>43 782</text:p>
          </table:table-cell>
          <table:table-cell office:value-type="float" office:value="11.867452734295588" table:style-name="ce153">
            <text:p>11,9<text:s text:c="5"/></text:p>
          </table:table-cell>
          <table:table-cell office:value-type="float" office:value="-1007" table:style-name="ce48">
            <text:p><text:s/>-1 007</text:p>
          </table:table-cell>
          <table:table-cell office:value-type="float" office:value="-2.5131647907359804" table:style-name="ce49">
            <text:p>-2,5<text:s text:c="3"/></text:p>
          </table:table-cell>
          <table:table-cell office:value-type="float" office:value="-4720" table:style-name="ce48">
            <text:p><text:s/>-4 720</text:p>
          </table:table-cell>
          <table:table-cell office:value-type="float" office:value="-10.780686126718743" table:style-name="ce49">
            <text:p>-10,8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8- Operadores de instalações e máquinas e trab. da montagem</text:p>
          </table:table-cell>
          <table:table-cell office:value-type="float" office:value="24049" table:style-name="ce44">
            <text:p>24 049</text:p>
          </table:table-cell>
          <table:table-cell office:value-type="float" office:value="6.0621567050745266" table:style-name="ce150">
            <text:p>6,1<text:s text:c="5"/></text:p>
          </table:table-cell>
          <table:table-cell office:value-type="float" office:value="24563" table:style-name="ce151">
            <text:p>24 563</text:p>
          </table:table-cell>
          <table:table-cell office:value-type="float" office:value="6.0593427304168497" table:style-name="ce152">
            <text:p>6,1<text:s text:c="5"/></text:p>
          </table:table-cell>
          <table:table-cell office:value-type="float" office:value="24544" table:style-name="ce46">
            <text:p>24 544</text:p>
          </table:table-cell>
          <table:table-cell office:value-type="float" office:value="6.6528427187097643" table:style-name="ce153">
            <text:p>6,7<text:s text:c="5"/></text:p>
          </table:table-cell>
          <table:table-cell office:value-type="float" office:value="-514" table:style-name="ce48">
            <text:p><text:s/>- 514</text:p>
          </table:table-cell>
          <table:table-cell office:value-type="float" office:value="-2.0925782681268572" table:style-name="ce49">
            <text:p>-2,1<text:s text:c="3"/></text:p>
          </table:table-cell>
          <table:table-cell office:value-type="float" office:value="-495" table:style-name="ce48">
            <text:p><text:s/>- 495</text:p>
          </table:table-cell>
          <table:table-cell office:value-type="float" office:value="-2.0167861799217732" table:style-name="ce49">
            <text:p>-2,0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9- Trabalhadores não qualificados</text:p>
          </table:table-cell>
          <table:table-cell office:value-type="float" office:value="100781" table:style-name="ce44">
            <text:p>100 781</text:p>
          </table:table-cell>
          <table:table-cell office:value-type="float" office:value="25.404391654293974" table:style-name="ce150">
            <text:p>25,4<text:s text:c="5"/></text:p>
          </table:table-cell>
          <table:table-cell office:value-type="float" office:value="102187" table:style-name="ce151">
            <text:p>102 187</text:p>
          </table:table-cell>
          <table:table-cell office:value-type="float" office:value="25.208079452554927" table:style-name="ce152">
            <text:p>25,2<text:s text:c="5"/></text:p>
          </table:table-cell>
          <table:table-cell office:value-type="float" office:value="93494" table:style-name="ce46">
            <text:p>93 494</text:p>
          </table:table-cell>
          <table:table-cell office:value-type="float" office:value="25.342278240834858" table:style-name="ce153">
            <text:p>25,3<text:s text:c="5"/></text:p>
          </table:table-cell>
          <table:table-cell office:value-type="float" office:value="-1406" table:style-name="ce48">
            <text:p><text:s/>-1 406</text:p>
          </table:table-cell>
          <table:table-cell office:value-type="float" office:value="-1.3759088729486137" table:style-name="ce49">
            <text:p>-1,4<text:s text:c="3"/></text:p>
          </table:table-cell>
          <table:table-cell office:value-type="float" office:value="7287" table:style-name="ce48">
            <text:p>+7 287</text:p>
          </table:table-cell>
          <table:table-cell office:value-type="float" office:value="7.7940830427621028" table:style-name="ce49">
            <text:p>+7,8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0- Profissões das Forças Armadas</text:p>
          </table:table-cell>
          <table:table-cell office:value-type="float" office:value="184" table:style-name="ce44">
            <text:p><text:s/>184</text:p>
          </table:table-cell>
          <table:table-cell office:value-type="float" office:value="4.6381838485330486E-2" table:style-name="ce150">
            <text:p>0,0<text:s text:c="5"/></text:p>
          </table:table-cell>
          <table:table-cell office:value-type="float" office:value="174" table:style-name="ce151">
            <text:p><text:s/>174</text:p>
          </table:table-cell>
          <table:table-cell office:value-type="float" office:value="4.2923325126919834E-2" table:style-name="ce152">
            <text:p>0,0<text:s text:c="5"/></text:p>
          </table:table-cell>
          <table:table-cell office:value-type="float" office:value="201" table:style-name="ce46">
            <text:p><text:s/>201</text:p>
          </table:table-cell>
          <table:table-cell office:value-type="float" office:value="5.4482618418377718E-2" table:style-name="ce153">
            <text:p>0,1<text:s text:c="5"/></text:p>
          </table:table-cell>
          <table:table-cell office:value-type="float" office:value="10" table:style-name="ce48">
            <text:p>+ 10</text:p>
          </table:table-cell>
          <table:table-cell office:value-type="float" office:value="5.7471264367816088" table:style-name="ce49">
            <text:p>+5,7<text:s text:c="3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8.4577114427860707" table:style-name="ce49">
            <text:p>-8,5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<text:s text:c="5"/>Outros</text:p>
          </table:table-cell>
          <table:table-cell office:value-type="float" office:value="7" table:style-name="ce44">
            <text:p><text:s/>7</text:p>
          </table:table-cell>
          <table:table-cell office:value-type="float" office:value="1.7645264641158336E-3" table:style-name="ce150">
            <text:p>0,0<text:s text:c="5"/></text:p>
          </table:table-cell>
          <table:table-cell office:value-type="float" office:value="8" table:style-name="ce151">
            <text:p><text:s/>8</text:p>
          </table:table-cell>
          <table:table-cell office:value-type="float" office:value="1.9734862127319462E-3" table:style-name="ce152">
            <text:p>0,0<text:s text:c="5"/></text:p>
          </table:table-cell>
          <table:table-cell office:value-type="float" office:value="15" table:style-name="ce46">
            <text:p><text:s/>15</text:p>
          </table:table-cell>
          <table:table-cell office:value-type="float" office:value="4.0658670461475909E-3" table:style-name="ce153">
            <text:p>0,0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12.5" table:style-name="ce49">
            <text:p>-12,5<text:s text:c="3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53.333333333333336" table:style-name="ce49">
            <text:p>-53,3<text:s text:c="3"/></text:p>
          </table:table-cell>
          <table:table-cell table:style-name="ce59"/>
          <table:table-cell table:number-columns-repeated="16371"/>
        </table:table-row>
        <table:table-row table:style-name="ro20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4"/>
          <table:table-cell table:style-name="ce75"/>
          <table:table-cell table:style-name="ce74"/>
          <table:table-cell table:style-name="ce75"/>
          <table:table-cell table:style-name="ce59"/>
          <table:table-cell table:number-columns-repeated="16371"/>
        </table:table-row>
        <table:table-row table:style-name="ro13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0" table:style-name="ce1"/>
          <table:table-cell table:style-name="ce65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2" table:default-cell-style-name="ce1"/>
        <table:table-column table:style-name="co22" table:default-cell-style-name="ce1"/>
        <table:table-column table:style-name="co12" table:number-columns-repeated="3" table:default-cell-style-name="ce1"/>
        <table:table-column table:style-name="co23" table:default-cell-style-name="ce1"/>
        <table:table-column table:style-name="co12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62595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9169in" svg:y="0.25925in" svg:width="2.00369in" svg:height="0.51096in">
                <draw:text-box>
                  <text:p text:style-name="a48" text:class-names="" text:cond-style-name=""><text:span text:style-name="a46" text:class-names="">ABRIL 2021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0781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7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1">
          <table:table-cell/>
          <table:table-cell office:value-type="string" table:style-name="ce15">
            <text:p>CAE <text:s/>Rev.3</text:p>
          </table:table-cell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style-name="ce28"/>
          <table:table-cell table:number-columns-repeated="16371"/>
        </table:table-row>
        <table:table-row table:style-name="ro21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69">
            <text:p><text:s text:c="2"/>Total</text:p>
          </table:table-cell>
          <table:table-cell office:value-type="float" office:value="365226" table:style-name="ce35">
            <text:p>365 226</text:p>
          </table:table-cell>
          <table:table-cell office:value-type="float" office:value="99.999999999999986" table:style-name="ce36">
            <text:p>100,0<text:s text:c="5"/></text:p>
          </table:table-cell>
          <table:table-cell office:value-type="float" office:value="373396" table:style-name="ce37">
            <text:p>373 396</text:p>
          </table:table-cell>
          <table:table-cell office:value-type="float" office:value="99.999999999999986" table:style-name="ce38">
            <text:p>100,0<text:s text:c="5"/></text:p>
          </table:table-cell>
          <table:table-cell office:value-type="float" office:value="342484" table:style-name="ce37">
            <text:p>342 48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8170" table:style-name="ce39">
            <text:p><text:s/>-8 170</text:p>
          </table:table-cell>
          <table:table-cell office:value-type="float" office:value="-2.1880255814202618" table:style-name="ce40">
            <text:p>-2,2<text:s text:c="3"/></text:p>
          </table:table-cell>
          <table:table-cell office:value-type="float" office:value="22742" table:style-name="ce39">
            <text:p>+22 742</text:p>
          </table:table-cell>
          <table:table-cell office:value-type="float" office:value="6.6403102042723168" table:style-name="ce40">
            <text:p>+6,6<text:s text:c="3"/></text:p>
          </table:table-cell>
          <table:table-cell table:style-name="ce41"/>
          <table:table-cell table:number-columns-repeated="16371"/>
        </table:table-row>
        <table:table-row table:style-name="ro9">
          <table:table-cell table:style-name="ce170"/>
          <table:table-cell office:value-type="string" table:style-name="ce171">
            <text:p>Agricultura, produção animal, caça, floresta e pesca</text:p>
          </table:table-cell>
          <table:table-cell office:value-type="float" office:value="14590" table:style-name="ce35">
            <text:p>14 590</text:p>
          </table:table-cell>
          <table:table-cell office:value-type="float" office:value="3.9947867895494844" table:style-name="ce36">
            <text:p>4,0<text:s text:c="5"/></text:p>
          </table:table-cell>
          <table:table-cell office:value-type="float" office:value="15625" table:style-name="ce37">
            <text:p>15 625</text:p>
          </table:table-cell>
          <table:table-cell office:value-type="float" office:value="4.184565447942667" table:style-name="ce38">
            <text:p>4,2<text:s text:c="5"/></text:p>
          </table:table-cell>
          <table:table-cell office:value-type="float" office:value="14742" table:style-name="ce37">
            <text:p>14 742</text:p>
          </table:table-cell>
          <table:table-cell office:value-type="float" office:value="4.3044346597213305" table:style-name="ce38">
            <text:p>4,3<text:s text:c="5"/></text:p>
          </table:table-cell>
          <table:table-cell office:value-type="float" office:value="-1035" table:style-name="ce39">
            <text:p><text:s/>-1 035</text:p>
          </table:table-cell>
          <table:table-cell office:value-type="float" office:value="-6.6239999999999997" table:style-name="ce40">
            <text:p>-6,6<text:s text:c="3"/></text:p>
          </table:table-cell>
          <table:table-cell office:value-type="float" office:value="-152" table:style-name="ce39">
            <text:p><text:s/>- 152</text:p>
          </table:table-cell>
          <table:table-cell office:value-type="float" office:value="-1.0310676977343645" table:style-name="ce40">
            <text:p>-1,0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2">
          <table:table-cell table:style-name="ce170"/>
          <table:table-cell office:value-type="string" table:style-name="ce171">
            <text:p>Indústria, energia e água e construção</text:p>
          </table:table-cell>
          <table:table-cell office:value-type="float" office:value="71201" table:style-name="ce55">
            <text:p>71 201</text:p>
          </table:table-cell>
          <table:table-cell office:value-type="float" office:value="19.495052378527266" table:style-name="ce56">
            <text:p>19,5<text:s text:c="5"/></text:p>
          </table:table-cell>
          <table:table-cell office:value-type="float" office:value="72731" table:style-name="ce37">
            <text:p>72 731</text:p>
          </table:table-cell>
          <table:table-cell office:value-type="float" office:value="19.478248294036359" table:style-name="ce38">
            <text:p>19,5<text:s text:c="5"/></text:p>
          </table:table-cell>
          <table:table-cell office:value-type="float" office:value="75757" table:style-name="ce37">
            <text:p>75 757</text:p>
          </table:table-cell>
          <table:table-cell office:value-type="float" office:value="22.119865453568636" table:style-name="ce38">
            <text:p>22,1<text:s text:c="5"/></text:p>
          </table:table-cell>
          <table:table-cell office:value-type="float" office:value="-1530" table:style-name="ce39">
            <text:p><text:s/>-1 530</text:p>
          </table:table-cell>
          <table:table-cell office:value-type="float" office:value="-2.1036421883378478" table:style-name="ce40">
            <text:p>-2,1<text:s text:c="3"/></text:p>
          </table:table-cell>
          <table:table-cell office:value-type="float" office:value="-4556" table:style-name="ce39">
            <text:p><text:s/>-4 556</text:p>
          </table:table-cell>
          <table:table-cell office:value-type="float" office:value="-6.0139657061393663" table:style-name="ce40">
            <text:p>-6,0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3">
          <table:table-cell/>
          <table:table-cell office:value-type="string" table:style-name="ce173">
            <text:p>Indústrias extrativas</text:p>
          </table:table-cell>
          <table:table-cell office:value-type="float" office:value="1992" table:style-name="ce44">
            <text:p>1 992</text:p>
          </table:table-cell>
          <table:table-cell office:value-type="float" office:value="0.54541571520099885" table:style-name="ce45">
            <text:p>0,5<text:s text:c="5"/></text:p>
          </table:table-cell>
          <table:table-cell office:value-type="float" office:value="2031" table:style-name="ce46">
            <text:p>2 031</text:p>
          </table:table-cell>
          <table:table-cell office:value-type="float" office:value="0.54392655518537958" table:style-name="ce47">
            <text:p>0,5<text:s text:c="5"/></text:p>
          </table:table-cell>
          <table:table-cell office:value-type="float" office:value="1960" table:style-name="ce46">
            <text:p>1 960</text:p>
          </table:table-cell>
          <table:table-cell office:value-type="float" office:value="0.57228950841499171" table:style-name="ce47">
            <text:p>0,6<text:s text:c="5"/></text:p>
          </table:table-cell>
          <table:table-cell office:value-type="float" office:value="-39" table:style-name="ce48">
            <text:p><text:s/>- 39</text:p>
          </table:table-cell>
          <table:table-cell office:value-type="float" office:value="-1.9202363367799113" table:style-name="ce49">
            <text:p>-1,9<text:s text:c="3"/></text:p>
          </table:table-cell>
          <table:table-cell office:value-type="float" office:value="32" table:style-name="ce48">
            <text:p>+ 32</text:p>
          </table:table-cell>
          <table:table-cell office:value-type="float" office:value="1.6326530612244898" table:style-name="ce49">
            <text:p>+1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7866" table:style-name="ce44">
            <text:p>7 866</text:p>
          </table:table-cell>
          <table:table-cell office:value-type="float" office:value="2.1537349476762331" table:style-name="ce45">
            <text:p>2,2<text:s text:c="5"/></text:p>
          </table:table-cell>
          <table:table-cell office:value-type="float" office:value="8019" table:style-name="ce46">
            <text:p>8 019</text:p>
          </table:table-cell>
          <table:table-cell office:value-type="float" office:value="2.1475859409313438" table:style-name="ce47">
            <text:p>2,1<text:s text:c="5"/></text:p>
          </table:table-cell>
          <table:table-cell office:value-type="float" office:value="7257" table:style-name="ce46">
            <text:p>7 257</text:p>
          </table:table-cell>
          <table:table-cell office:value-type="float" office:value="2.1189311033508136" table:style-name="ce47">
            <text:p>2,1<text:s text:c="5"/></text:p>
          </table:table-cell>
          <table:table-cell office:value-type="float" office:value="-153" table:style-name="ce48">
            <text:p><text:s/>- 153</text:p>
          </table:table-cell>
          <table:table-cell office:value-type="float" office:value="-1.9079685746352413" table:style-name="ce49">
            <text:p>-1,9<text:s text:c="3"/></text:p>
          </table:table-cell>
          <table:table-cell office:value-type="float" office:value="609" table:style-name="ce48">
            <text:p>+ 609</text:p>
          </table:table-cell>
          <table:table-cell office:value-type="float" office:value="8.3918974782968174" table:style-name="ce49">
            <text:p>+8,4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ricação de têxteis</text:p>
          </table:table-cell>
          <table:table-cell office:value-type="float" office:value="3202" table:style-name="ce44">
            <text:p>3 202</text:p>
          </table:table-cell>
          <table:table-cell office:value-type="float" office:value="0.87671742975582234" table:style-name="ce62">
            <text:p>0,9<text:s text:c="5"/></text:p>
          </table:table-cell>
          <table:table-cell office:value-type="float" office:value="3181" table:style-name="ce63">
            <text:p>3 181</text:p>
          </table:table-cell>
          <table:table-cell office:value-type="float" office:value="0.85191057215395982" table:style-name="ce64">
            <text:p>0,9<text:s text:c="5"/></text:p>
          </table:table-cell>
          <table:table-cell office:value-type="float" office:value="3258" table:style-name="ce46">
            <text:p>3 258</text:p>
          </table:table-cell>
          <table:table-cell office:value-type="float" office:value="0.95128531551838913" table:style-name="ce64">
            <text:p>1,0<text:s text:c="5"/></text:p>
          </table:table-cell>
          <table:table-cell office:value-type="float" office:value="21" table:style-name="ce48">
            <text:p>+ 21</text:p>
          </table:table-cell>
          <table:table-cell office:value-type="float" office:value="0.66016975793775534" table:style-name="ce49">
            <text:p>+0,7<text:s text:c="3"/></text:p>
          </table:table-cell>
          <table:table-cell office:value-type="float" office:value="-56" table:style-name="ce48">
            <text:p><text:s/>- 56</text:p>
          </table:table-cell>
          <table:table-cell office:value-type="float" office:value="-1.7188459177409454" table:style-name="ce49">
            <text:p>-1,7<text:s text:c="3"/></text:p>
          </table:table-cell>
          <table:table-cell table:style-name="ce65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o vestuário</text:p>
          </table:table-cell>
          <table:table-cell office:value-type="float" office:value="9542" table:style-name="ce44">
            <text:p>9 542</text:p>
          </table:table-cell>
          <table:table-cell office:value-type="float" office:value="2.6126288927951458" table:style-name="ce62">
            <text:p>2,6<text:s text:c="5"/></text:p>
          </table:table-cell>
          <table:table-cell office:value-type="float" office:value="9693" table:style-name="ce63">
            <text:p>9 693</text:p>
          </table:table-cell>
          <table:table-cell office:value-type="float" office:value="2.5959035447621295" table:style-name="ce64">
            <text:p>2,6<text:s text:c="5"/></text:p>
          </table:table-cell>
          <table:table-cell office:value-type="float" office:value="10737" table:style-name="ce46">
            <text:p>10 737</text:p>
          </table:table-cell>
          <table:table-cell office:value-type="float" office:value="3.1350369652304928" table:style-name="ce64">
            <text:p>3,1<text:s text:c="5"/></text:p>
          </table:table-cell>
          <table:table-cell office:value-type="float" office:value="-151" table:style-name="ce48">
            <text:p><text:s/>- 151</text:p>
          </table:table-cell>
          <table:table-cell office:value-type="float" office:value="-1.5578252347054575" table:style-name="ce49">
            <text:p>-1,6<text:s text:c="3"/></text:p>
          </table:table-cell>
          <table:table-cell office:value-type="float" office:value="-1195" table:style-name="ce48">
            <text:p><text:s/>-1 195</text:p>
          </table:table-cell>
          <table:table-cell office:value-type="float" office:value="-11.129738288162429" table:style-name="ce49">
            <text:p>-11,1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4481" table:style-name="ce44">
            <text:p>4 481</text:p>
          </table:table-cell>
          <table:table-cell office:value-type="float" office:value="1.2269115561323674" table:style-name="ce62">
            <text:p>1,2<text:s text:c="5"/></text:p>
          </table:table-cell>
          <table:table-cell office:value-type="float" office:value="4747" table:style-name="ce63">
            <text:p>4 747</text:p>
          </table:table-cell>
          <table:table-cell office:value-type="float" office:value="1.2713044596085656" table:style-name="ce64">
            <text:p>1,3<text:s text:c="5"/></text:p>
          </table:table-cell>
          <table:table-cell office:value-type="float" office:value="4625" table:style-name="ce46">
            <text:p>4 625</text:p>
          </table:table-cell>
          <table:table-cell office:value-type="float" office:value="1.350428049193539" table:style-name="ce64">
            <text:p>1,4<text:s text:c="5"/></text:p>
          </table:table-cell>
          <table:table-cell office:value-type="float" office:value="-266" table:style-name="ce48">
            <text:p><text:s/>- 266</text:p>
          </table:table-cell>
          <table:table-cell office:value-type="float" office:value="-5.6035390773119866" table:style-name="ce49">
            <text:p>-5,6<text:s text:c="3"/></text:p>
          </table:table-cell>
          <table:table-cell office:value-type="float" office:value="-144" table:style-name="ce48">
            <text:p><text:s/>- 144</text:p>
          </table:table-cell>
          <table:table-cell office:value-type="float" office:value="-3.1135135135135132" table:style-name="ce49">
            <text:p>-3,1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a madeira e da cortiça</text:p>
          </table:table-cell>
          <table:table-cell office:value-type="float" office:value="2074" table:style-name="ce44">
            <text:p>2 074</text:p>
          </table:table-cell>
          <table:table-cell office:value-type="float" office:value="0.56786756693116047" table:style-name="ce62">
            <text:p>0,6<text:s text:c="5"/></text:p>
          </table:table-cell>
          <table:table-cell office:value-type="float" office:value="2107" table:style-name="ce63">
            <text:p>2 107</text:p>
          </table:table-cell>
          <table:table-cell office:value-type="float" office:value="0.56428028152417276" table:style-name="ce64">
            <text:p>0,6<text:s text:c="5"/></text:p>
          </table:table-cell>
          <table:table-cell office:value-type="float" office:value="2091" table:style-name="ce46">
            <text:p>2 091</text:p>
          </table:table-cell>
          <table:table-cell office:value-type="float" office:value="0.61053947045701407" table:style-name="ce64">
            <text:p>0,6<text:s text:c="5"/></text:p>
          </table:table-cell>
          <table:table-cell office:value-type="float" office:value="-33" table:style-name="ce48">
            <text:p><text:s/>- 33</text:p>
          </table:table-cell>
          <table:table-cell office:value-type="float" office:value="-1.5662078785002371" table:style-name="ce49">
            <text:p>-1,6<text:s text:c="3"/></text:p>
          </table:table-cell>
          <table:table-cell office:value-type="float" office:value="-17" table:style-name="ce48">
            <text:p><text:s/>- 17</text:p>
          </table:table-cell>
          <table:table-cell office:value-type="float" office:value="-0.81300813008130091" table:style-name="ce49">
            <text:p>-0,8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366" table:style-name="ce44">
            <text:p>1 366</text:p>
          </table:table-cell>
          <table:table-cell office:value-type="float" office:value="0.37401499345610667" table:style-name="ce62">
            <text:p>0,4<text:s text:c="5"/></text:p>
          </table:table-cell>
          <table:table-cell office:value-type="float" office:value="1340" table:style-name="ce63">
            <text:p>1 340</text:p>
          </table:table-cell>
          <table:table-cell office:value-type="float" office:value="0.35886833281556313" table:style-name="ce64">
            <text:p>0,4<text:s text:c="5"/></text:p>
          </table:table-cell>
          <table:table-cell office:value-type="float" office:value="1325" table:style-name="ce46">
            <text:p>1 325</text:p>
          </table:table-cell>
          <table:table-cell office:value-type="float" office:value="0.38687938706625713" table:style-name="ce64">
            <text:p>0,4<text:s text:c="5"/></text:p>
          </table:table-cell>
          <table:table-cell office:value-type="float" office:value="26" table:style-name="ce48">
            <text:p>+ 26</text:p>
          </table:table-cell>
          <table:table-cell office:value-type="float" office:value="1.9402985074626864" table:style-name="ce49">
            <text:p>+1,9<text:s text:c="3"/></text:p>
          </table:table-cell>
          <table:table-cell office:value-type="float" office:value="41" table:style-name="ce48">
            <text:p>+ 41</text:p>
          </table:table-cell>
          <table:table-cell office:value-type="float" office:value="3.0943396226415092" table:style-name="ce49">
            <text:p>+3,1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2396" table:style-name="ce44">
            <text:p>2 396</text:p>
          </table:table-cell>
          <table:table-cell office:value-type="float" office:value="0.65603215543252669" table:style-name="ce62">
            <text:p>0,7<text:s text:c="5"/></text:p>
          </table:table-cell>
          <table:table-cell office:value-type="float" office:value="2458" table:style-name="ce63">
            <text:p>2 458</text:p>
          </table:table-cell>
          <table:table-cell office:value-type="float" office:value="0.65828235974675686" table:style-name="ce64">
            <text:p>0,7<text:s text:c="5"/></text:p>
          </table:table-cell>
          <table:table-cell office:value-type="float" office:value="2436" table:style-name="ce46">
            <text:p>2 436</text:p>
          </table:table-cell>
          <table:table-cell office:value-type="float" office:value="0.71127410331577534" table:style-name="ce64">
            <text:p>0,7<text:s text:c="5"/></text:p>
          </table:table-cell>
          <table:table-cell office:value-type="float" office:value="-62" table:style-name="ce48">
            <text:p><text:s/>- 62</text:p>
          </table:table-cell>
          <table:table-cell office:value-type="float" office:value="-2.5223759153783565" table:style-name="ce49">
            <text:p>-2,5<text:s text:c="3"/></text:p>
          </table:table-cell>
          <table:table-cell office:value-type="float" office:value="-40" table:style-name="ce48">
            <text:p><text:s/>- 40</text:p>
          </table:table-cell>
          <table:table-cell office:value-type="float" office:value="-1.6420361247947455" table:style-name="ce49">
            <text:p>-1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813" table:style-name="ce44">
            <text:p>1 813</text:p>
          </table:table-cell>
          <table:table-cell office:value-type="float" office:value="0.49640496569247533" table:style-name="ce62">
            <text:p>0,5<text:s text:c="5"/></text:p>
          </table:table-cell>
          <table:table-cell office:value-type="float" office:value="1899" table:style-name="ce63">
            <text:p>1 899</text:p>
          </table:table-cell>
          <table:table-cell office:value-type="float" office:value="0.50857534628115986" table:style-name="ce64">
            <text:p>0,5<text:s text:c="5"/></text:p>
          </table:table-cell>
          <table:table-cell office:value-type="float" office:value="1882" table:style-name="ce46">
            <text:p>1 882</text:p>
          </table:table-cell>
          <table:table-cell office:value-type="float" office:value="0.54951472185561956" table:style-name="ce64">
            <text:p>0,5<text:s text:c="5"/></text:p>
          </table:table-cell>
          <table:table-cell office:value-type="float" office:value="-86" table:style-name="ce48">
            <text:p><text:s/>- 86</text:p>
          </table:table-cell>
          <table:table-cell office:value-type="float" office:value="-4.528699315429173" table:style-name="ce49">
            <text:p>-4,5<text:s text:c="3"/></text:p>
          </table:table-cell>
          <table:table-cell office:value-type="float" office:value="-69" table:style-name="ce48">
            <text:p><text:s/>- 69</text:p>
          </table:table-cell>
          <table:table-cell office:value-type="float" office:value="-3.6663124335812967" table:style-name="ce49">
            <text:p>-3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3930" table:style-name="ce44">
            <text:p>3 930</text:p>
          </table:table-cell>
          <table:table-cell office:value-type="float" office:value="1.0760460646284766" table:style-name="ce62">
            <text:p>1,1<text:s text:c="5"/></text:p>
          </table:table-cell>
          <table:table-cell office:value-type="float" office:value="4019" table:style-name="ce63">
            <text:p>4 019</text:p>
          </table:table-cell>
          <table:table-cell office:value-type="float" office:value="1.0763371862580209" table:style-name="ce64">
            <text:p>1,1<text:s text:c="5"/></text:p>
          </table:table-cell>
          <table:table-cell office:value-type="float" office:value="4766" table:style-name="ce46">
            <text:p>4 766</text:p>
          </table:table-cell>
          <table:table-cell office:value-type="float" office:value="1.39159785566625" table:style-name="ce64">
            <text:p>1,4<text:s text:c="5"/></text:p>
          </table:table-cell>
          <table:table-cell office:value-type="float" office:value="-89" table:style-name="ce48">
            <text:p><text:s/>- 89</text:p>
          </table:table-cell>
          <table:table-cell office:value-type="float" office:value="-2.214481214232396" table:style-name="ce49">
            <text:p>-2,2<text:s text:c="3"/></text:p>
          </table:table-cell>
          <table:table-cell office:value-type="float" office:value="-836" table:style-name="ce48">
            <text:p><text:s/>- 836</text:p>
          </table:table-cell>
          <table:table-cell office:value-type="float" office:value="-17.540914813260596" table:style-name="ce49">
            <text:p>-17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2582" table:style-name="ce44">
            <text:p>2 582</text:p>
          </table:table-cell>
          <table:table-cell office:value-type="float" office:value="0.70695952643021032" table:style-name="ce62">
            <text:p>0,7<text:s text:c="5"/></text:p>
          </table:table-cell>
          <table:table-cell office:value-type="float" office:value="2619" table:style-name="ce63">
            <text:p>2 619</text:p>
          </table:table-cell>
          <table:table-cell office:value-type="float" office:value="0.70140012212235803" table:style-name="ce64">
            <text:p>0,7<text:s text:c="5"/></text:p>
          </table:table-cell>
          <table:table-cell office:value-type="float" office:value="2869" table:style-name="ce46">
            <text:p>2 869</text:p>
          </table:table-cell>
          <table:table-cell office:value-type="float" office:value="0.83770336716459737" table:style-name="ce64">
            <text:p>0,8<text:s text:c="5"/></text:p>
          </table:table-cell>
          <table:table-cell office:value-type="float" office:value="-37" table:style-name="ce48">
            <text:p><text:s/>- 37</text:p>
          </table:table-cell>
          <table:table-cell office:value-type="float" office:value="-1.4127529591447117" table:style-name="ce49">
            <text:p>-1,4<text:s text:c="3"/></text:p>
          </table:table-cell>
          <table:table-cell office:value-type="float" office:value="-287" table:style-name="ce48">
            <text:p><text:s/>- 287</text:p>
          </table:table-cell>
          <table:table-cell office:value-type="float" office:value="-10.003485535029627" table:style-name="ce49">
            <text:p>-10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2621" table:style-name="ce44">
            <text:p>2 621</text:p>
          </table:table-cell>
          <table:table-cell office:value-type="float" office:value="0.71763784615553106" table:style-name="ce62">
            <text:p>0,7<text:s text:c="5"/></text:p>
          </table:table-cell>
          <table:table-cell office:value-type="float" office:value="2585" table:style-name="ce63">
            <text:p>2 585</text:p>
          </table:table-cell>
          <table:table-cell office:value-type="float" office:value="0.69229450770763479" table:style-name="ce64">
            <text:p>0,7<text:s text:c="5"/></text:p>
          </table:table-cell>
          <table:table-cell office:value-type="float" office:value="2446" table:style-name="ce46">
            <text:p>2 446</text:p>
          </table:table-cell>
          <table:table-cell office:value-type="float" office:value="0.71419394774646405" table:style-name="ce64">
            <text:p>0,7<text:s text:c="5"/></text:p>
          </table:table-cell>
          <table:table-cell office:value-type="float" office:value="36" table:style-name="ce48">
            <text:p>+ 36</text:p>
          </table:table-cell>
          <table:table-cell office:value-type="float" office:value="1.3926499032882012" table:style-name="ce49">
            <text:p>+1,4<text:s text:c="3"/></text:p>
          </table:table-cell>
          <table:table-cell office:value-type="float" office:value="175" table:style-name="ce48">
            <text:p>+ 175</text:p>
          </table:table-cell>
          <table:table-cell office:value-type="float" office:value="7.1545380212591994" table:style-name="ce49">
            <text:p>+7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4156" table:style-name="ce44">
            <text:p>4 156</text:p>
          </table:table-cell>
          <table:table-cell office:value-type="float" office:value="1.137925558421361" table:style-name="ce62">
            <text:p>1,1<text:s text:c="5"/></text:p>
          </table:table-cell>
          <table:table-cell office:value-type="float" office:value="4202" table:style-name="ce63">
            <text:p>4 202</text:p>
          </table:table-cell>
          <table:table-cell office:value-type="float" office:value="1.1253468167843255" table:style-name="ce64">
            <text:p>1,1<text:s text:c="5"/></text:p>
          </table:table-cell>
          <table:table-cell office:value-type="float" office:value="4370" table:style-name="ce46">
            <text:p>4 370</text:p>
          </table:table-cell>
          <table:table-cell office:value-type="float" office:value="1.2759720162109764" table:style-name="ce64">
            <text:p>1,3<text:s text:c="5"/></text:p>
          </table:table-cell>
          <table:table-cell office:value-type="float" office:value="-46" table:style-name="ce48">
            <text:p><text:s/>- 46</text:p>
          </table:table-cell>
          <table:table-cell office:value-type="float" office:value="-1.0947168015230844" table:style-name="ce49">
            <text:p>-1,1<text:s text:c="3"/></text:p>
          </table:table-cell>
          <table:table-cell office:value-type="float" office:value="-214" table:style-name="ce48">
            <text:p><text:s/>- 214</text:p>
          </table:table-cell>
          <table:table-cell office:value-type="float" office:value="-4.8970251716247137" table:style-name="ce49">
            <text:p>-4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1315" table:style-name="ce44">
            <text:p>1 315</text:p>
          </table:table-cell>
          <table:table-cell office:value-type="float" office:value="0.36005103689222562" table:style-name="ce62">
            <text:p>0,4<text:s text:c="5"/></text:p>
          </table:table-cell>
          <table:table-cell office:value-type="float" office:value="1342" table:style-name="ce63">
            <text:p>1 342</text:p>
          </table:table-cell>
          <table:table-cell office:value-type="float" office:value="0.35940395719289975" table:style-name="ce64">
            <text:p>0,4<text:s text:c="5"/></text:p>
          </table:table-cell>
          <table:table-cell office:value-type="float" office:value="1230" table:style-name="ce46">
            <text:p>1 230</text:p>
          </table:table-cell>
          <table:table-cell office:value-type="float" office:value="0.35914086497471415" table:style-name="ce64">
            <text:p>0,4<text:s text:c="5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2.0119225037257822" table:style-name="ce49">
            <text:p>-2,0<text:s text:c="3"/></text:p>
          </table:table-cell>
          <table:table-cell office:value-type="float" office:value="85" table:style-name="ce48">
            <text:p>+ 85</text:p>
          </table:table-cell>
          <table:table-cell office:value-type="float" office:value="6.9105691056910574" table:style-name="ce49">
            <text:p>+6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nstrução</text:p>
          </table:table-cell>
          <table:table-cell office:value-type="float" office:value="21865" table:style-name="ce44">
            <text:p>21 865</text:p>
          </table:table-cell>
          <table:table-cell office:value-type="float" office:value="5.9867041229266258" table:style-name="ce62">
            <text:p>6,0<text:s text:c="5"/></text:p>
          </table:table-cell>
          <table:table-cell office:value-type="float" office:value="22489" table:style-name="ce63">
            <text:p>22 489</text:p>
          </table:table-cell>
          <table:table-cell office:value-type="float" office:value="6.0228283109620886" table:style-name="ce64">
            <text:p>6,0<text:s text:c="5"/></text:p>
          </table:table-cell>
          <table:table-cell office:value-type="float" office:value="24505" table:style-name="ce46">
            <text:p>24 505</text:p>
          </table:table-cell>
          <table:table-cell office:value-type="float" office:value="7.15507877740274" table:style-name="ce64">
            <text:p>7,2<text:s text:c="5"/></text:p>
          </table:table-cell>
          <table:table-cell office:value-type="float" office:value="-624" table:style-name="ce48">
            <text:p><text:s/>- 624</text:p>
          </table:table-cell>
          <table:table-cell office:value-type="float" office:value="-2.7746898483703144" table:style-name="ce49">
            <text:p>-2,8<text:s text:c="3"/></text:p>
          </table:table-cell>
          <table:table-cell office:value-type="float" office:value="-2640" table:style-name="ce48">
            <text:p><text:s/>-2 640</text:p>
          </table:table-cell>
          <table:table-cell office:value-type="float" office:value="-10.773311569067538" table:style-name="ce49">
            <text:p>-10,8<text:s text:c="3"/></text:p>
          </table:table-cell>
          <table:table-cell table:number-columns-repeated="16372" table:style-name="ce1"/>
        </table:table-row>
        <table:table-row table:style-name="ro15">
          <table:table-cell table:style-name="ce170"/>
          <table:table-cell office:value-type="string" table:style-name="ce171">
            <text:p>Serviços</text:p>
          </table:table-cell>
          <table:table-cell office:value-type="float" office:value="269164" table:style-name="ce55">
            <text:p>269 164</text:p>
          </table:table-cell>
          <table:table-cell office:value-type="float" office:value="73.69792950118557" table:style-name="ce56">
            <text:p>73,7<text:s text:c="5"/></text:p>
          </table:table-cell>
          <table:table-cell office:value-type="float" office:value="274496" table:style-name="ce57">
            <text:p>274 496</text:p>
          </table:table-cell>
          <table:table-cell office:value-type="float" office:value="73.513374540702088" table:style-name="ce58">
            <text:p>73,5<text:s text:c="5"/></text:p>
          </table:table-cell>
          <table:table-cell office:value-type="float" office:value="245552" table:style-name="ce57">
            <text:p>245 552</text:p>
          </table:table-cell>
          <table:table-cell office:value-type="float" office:value="71.697363964447973" table:style-name="ce58">
            <text:p>71,7<text:s text:c="5"/></text:p>
          </table:table-cell>
          <table:table-cell office:value-type="float" office:value="-5332" table:style-name="ce39">
            <text:p><text:s/>-5 332</text:p>
          </table:table-cell>
          <table:table-cell office:value-type="float" office:value="-1.9424691070179529" table:style-name="ce40">
            <text:p>-1,9<text:s text:c="3"/></text:p>
          </table:table-cell>
          <table:table-cell office:value-type="float" office:value="23612" table:style-name="ce39">
            <text:p>+23 612</text:p>
          </table:table-cell>
          <table:table-cell office:value-type="float" office:value="9.6158858408809547" table:style-name="ce40">
            <text:p>+9,6<text:s text:c="3"/></text:p>
          </table:table-cell>
          <table:table-cell table:number-columns-repeated="16372" table:style-name="ce170"/>
        </table:table-row>
        <table:table-row table:style-name="ro23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4443" table:style-name="ce44">
            <text:p>4 443</text:p>
          </table:table-cell>
          <table:table-cell office:value-type="float" office:value="1.2165070394769266" table:style-name="ce62">
            <text:p>1,2<text:s text:c="5"/></text:p>
          </table:table-cell>
          <table:table-cell office:value-type="float" office:value="4533" table:style-name="ce63">
            <text:p>4 533</text:p>
          </table:table-cell>
          <table:table-cell office:value-type="float" office:value="1.2139926512335431" table:style-name="ce64">
            <text:p>1,2<text:s text:c="5"/></text:p>
          </table:table-cell>
          <table:table-cell office:value-type="float" office:value="4256" table:style-name="ce63">
            <text:p>4 256</text:p>
          </table:table-cell>
          <table:table-cell office:value-type="float" office:value="1.2426857897011248" table:style-name="ce64">
            <text:p>1,2<text:s text:c="5"/></text:p>
          </table:table-cell>
          <table:table-cell office:value-type="float" office:value="-90" table:style-name="ce48">
            <text:p><text:s/>- 90</text:p>
          </table:table-cell>
          <table:table-cell office:value-type="float" office:value="-1.9854401058901392" table:style-name="ce49">
            <text:p>-2,0<text:s text:c="3"/></text:p>
          </table:table-cell>
          <table:table-cell office:value-type="float" office:value="187" table:style-name="ce48">
            <text:p>+ 187</text:p>
          </table:table-cell>
          <table:table-cell office:value-type="float" office:value="4.393796992481203" table:style-name="ce49">
            <text:p>+4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mércio por grosso e a retalho</text:p>
          </table:table-cell>
          <table:table-cell office:value-type="float" office:value="39906" table:style-name="ce44">
            <text:p>39 906</text:p>
          </table:table-cell>
          <table:table-cell office:value-type="float" office:value="10.926385306632058" table:style-name="ce62">
            <text:p>10,9<text:s text:c="5"/></text:p>
          </table:table-cell>
          <table:table-cell office:value-type="float" office:value="40455" table:style-name="ce63">
            <text:p>40 455</text:p>
          </table:table-cell>
          <table:table-cell office:value-type="float" office:value="10.834342092577318" table:style-name="ce64">
            <text:p>10,8<text:s text:c="5"/></text:p>
          </table:table-cell>
          <table:table-cell office:value-type="float" office:value="36333" table:style-name="ce63">
            <text:p>36 333</text:p>
          </table:table-cell>
          <table:table-cell office:value-type="float" office:value="10.608670770021373" table:style-name="ce64">
            <text:p>10,6<text:s text:c="5"/></text:p>
          </table:table-cell>
          <table:table-cell office:value-type="float" office:value="-549" table:style-name="ce48">
            <text:p><text:s/>- 549</text:p>
          </table:table-cell>
          <table:table-cell office:value-type="float" office:value="-1.35706340378198" table:style-name="ce49">
            <text:p>-1,4<text:s text:c="3"/></text:p>
          </table:table-cell>
          <table:table-cell office:value-type="float" office:value="3573" table:style-name="ce48">
            <text:p>+3 573</text:p>
          </table:table-cell>
          <table:table-cell office:value-type="float" office:value="9.8340351746346304" table:style-name="ce49">
            <text:p>+9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7235" table:style-name="ce44">
            <text:p>7 235</text:p>
          </table:table-cell>
          <table:table-cell office:value-type="float" office:value="1.9809652105819409" table:style-name="ce62">
            <text:p>2,0<text:s text:c="5"/></text:p>
          </table:table-cell>
          <table:table-cell office:value-type="float" office:value="7375" table:style-name="ce63">
            <text:p>7 375</text:p>
          </table:table-cell>
          <table:table-cell office:value-type="float" office:value="1.9751148914289387" table:style-name="ce64">
            <text:p>2,0<text:s text:c="5"/></text:p>
          </table:table-cell>
          <table:table-cell office:value-type="float" office:value="6145" table:style-name="ce63">
            <text:p>6 145</text:p>
          </table:table-cell>
          <table:table-cell office:value-type="float" office:value="1.7942444026582263" table:style-name="ce64">
            <text:p>1,8<text:s text:c="5"/></text:p>
          </table:table-cell>
          <table:table-cell office:value-type="float" office:value="-140" table:style-name="ce48">
            <text:p><text:s/>- 140</text:p>
          </table:table-cell>
          <table:table-cell office:value-type="float" office:value="-1.8983050847457625" table:style-name="ce49">
            <text:p>-1,9<text:s text:c="3"/></text:p>
          </table:table-cell>
          <table:table-cell office:value-type="float" office:value="1090" table:style-name="ce48">
            <text:p>+1 090</text:p>
          </table:table-cell>
          <table:table-cell office:value-type="float" office:value="17.737998372660698" table:style-name="ce49">
            <text:p>+17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lojamento, restauração e similares</text:p>
          </table:table-cell>
          <table:table-cell office:value-type="float" office:value="48582" table:style-name="ce44">
            <text:p>48 582</text:p>
          </table:table-cell>
          <table:table-cell office:value-type="float" office:value="13.301900740911107" table:style-name="ce62">
            <text:p>13,3<text:s text:c="5"/></text:p>
          </table:table-cell>
          <table:table-cell office:value-type="float" office:value="50321" table:style-name="ce63">
            <text:p>50 321</text:p>
          </table:table-cell>
          <table:table-cell office:value-type="float" office:value="13.476577145979068" table:style-name="ce64">
            <text:p>13,5<text:s text:c="5"/></text:p>
          </table:table-cell>
          <table:table-cell office:value-type="float" office:value="39676" table:style-name="ce63">
            <text:p>39 676</text:p>
          </table:table-cell>
          <table:table-cell office:value-type="float" office:value="11.584774763200617" table:style-name="ce64">
            <text:p>11,6<text:s text:c="5"/></text:p>
          </table:table-cell>
          <table:table-cell office:value-type="float" office:value="-1739" table:style-name="ce48">
            <text:p><text:s/>-1 739</text:p>
          </table:table-cell>
          <table:table-cell office:value-type="float" office:value="-3.4558136761988036" table:style-name="ce49">
            <text:p>-3,5<text:s text:c="3"/></text:p>
          </table:table-cell>
          <table:table-cell office:value-type="float" office:value="8906" table:style-name="ce48">
            <text:p>+8 906</text:p>
          </table:table-cell>
          <table:table-cell office:value-type="float" office:value="22.446819235810061" table:style-name="ce49">
            <text:p>+22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4409" table:style-name="ce44">
            <text:p>4 409</text:p>
          </table:table-cell>
          <table:table-cell office:value-type="float" office:value="1.2071977351010059" table:style-name="ce62">
            <text:p>1,2<text:s text:c="5"/></text:p>
          </table:table-cell>
          <table:table-cell office:value-type="float" office:value="4494" table:style-name="ce63">
            <text:p>4 494</text:p>
          </table:table-cell>
          <table:table-cell office:value-type="float" office:value="1.2035479758754781" table:style-name="ce64">
            <text:p>1,2<text:s text:c="5"/></text:p>
          </table:table-cell>
          <table:table-cell office:value-type="float" office:value="4228" table:style-name="ce63">
            <text:p>4 228</text:p>
          </table:table-cell>
          <table:table-cell office:value-type="float" office:value="1.2345102252951963" table:style-name="ce64">
            <text:p>1,2<text:s text:c="5"/></text:p>
          </table:table-cell>
          <table:table-cell office:value-type="float" office:value="-85" table:style-name="ce48">
            <text:p><text:s/>- 85</text:p>
          </table:table-cell>
          <table:table-cell office:value-type="float" office:value="-1.8914107699154428" table:style-name="ce49">
            <text:p>-1,9<text:s text:c="3"/></text:p>
          </table:table-cell>
          <table:table-cell office:value-type="float" office:value="181" table:style-name="ce48">
            <text:p>+ 181</text:p>
          </table:table-cell>
          <table:table-cell office:value-type="float" office:value="4.2809839167455062" table:style-name="ce49">
            <text:p>+4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financeiras e de seguros</text:p>
          </table:table-cell>
          <table:table-cell office:value-type="float" office:value="2661" table:style-name="ce44">
            <text:p>2 661</text:p>
          </table:table-cell>
          <table:table-cell office:value-type="float" office:value="0.72858996895073191" table:style-name="ce62">
            <text:p>0,7<text:s text:c="5"/></text:p>
          </table:table-cell>
          <table:table-cell office:value-type="float" office:value="2737" table:style-name="ce63">
            <text:p>2 737</text:p>
          </table:table-cell>
          <table:table-cell office:value-type="float" office:value="0.73300196038522103" table:style-name="ce64">
            <text:p>0,7<text:s text:c="5"/></text:p>
          </table:table-cell>
          <table:table-cell office:value-type="float" office:value="2680" table:style-name="ce63">
            <text:p>2 680</text:p>
          </table:table-cell>
          <table:table-cell office:value-type="float" office:value="0.78251830742458028" table:style-name="ce64">
            <text:p>0,8<text:s text:c="5"/></text:p>
          </table:table-cell>
          <table:table-cell office:value-type="float" office:value="-76" table:style-name="ce48">
            <text:p><text:s/>- 76</text:p>
          </table:table-cell>
          <table:table-cell office:value-type="float" office:value="-2.7767628790646692" table:style-name="ce49">
            <text:p>-2,8<text:s text:c="3"/></text:p>
          </table:table-cell>
          <table:table-cell office:value-type="float" office:value="-19" table:style-name="ce48">
            <text:p><text:s/>- 19</text:p>
          </table:table-cell>
          <table:table-cell office:value-type="float" office:value="-0.70895522388059706" table:style-name="ce49">
            <text:p>-0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07404" table:style-name="ce44">
            <text:p>107 404</text:p>
          </table:table-cell>
          <table:table-cell office:value-type="float" office:value="29.407544917393615" table:style-name="ce62">
            <text:p>29,4<text:s text:c="5"/></text:p>
          </table:table-cell>
          <table:table-cell office:value-type="float" office:value="108931" table:style-name="ce63">
            <text:p>108 931</text:p>
          </table:table-cell>
          <table:table-cell office:value-type="float" office:value="29.173049523829931" table:style-name="ce64">
            <text:p>29,2<text:s text:c="5"/></text:p>
          </table:table-cell>
          <table:table-cell office:value-type="float" office:value="100698" table:style-name="ce63">
            <text:p>100 698</text:p>
          </table:table-cell>
          <table:table-cell office:value-type="float" office:value="29.402249448149405" table:style-name="ce64">
            <text:p>29,4<text:s text:c="5"/></text:p>
          </table:table-cell>
          <table:table-cell office:value-type="float" office:value="-1527" table:style-name="ce48">
            <text:p><text:s/>-1 527</text:p>
          </table:table-cell>
          <table:table-cell office:value-type="float" office:value="-1.40180481222058" table:style-name="ce49">
            <text:p>-1,4<text:s text:c="3"/></text:p>
          </table:table-cell>
          <table:table-cell office:value-type="float" office:value="6706" table:style-name="ce48">
            <text:p>+6 706</text:p>
          </table:table-cell>
          <table:table-cell office:value-type="float" office:value="6.6595165743113069" table:style-name="ce49">
            <text:p>+6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6914" table:style-name="ce44">
            <text:p>6 914</text:p>
          </table:table-cell>
          <table:table-cell office:value-type="float" office:value="1.893074425150455" table:style-name="ce62">
            <text:p>1,9<text:s text:c="5"/></text:p>
          </table:table-cell>
          <table:table-cell office:value-type="float" office:value="7062" table:style-name="ce63">
            <text:p>7 062</text:p>
          </table:table-cell>
          <table:table-cell office:value-type="float" office:value="1.891289676375751" table:style-name="ce64">
            <text:p>1,9<text:s text:c="5"/></text:p>
          </table:table-cell>
          <table:table-cell office:value-type="float" office:value="6488" table:style-name="ce63">
            <text:p>6 488</text:p>
          </table:table-cell>
          <table:table-cell office:value-type="float" office:value="1.89439506663085" table:style-name="ce64">
            <text:p>1,9<text:s text:c="5"/></text:p>
          </table:table-cell>
          <table:table-cell office:value-type="float" office:value="-148" table:style-name="ce48">
            <text:p><text:s/>- 148</text:p>
          </table:table-cell>
          <table:table-cell office:value-type="float" office:value="-2.0957235910506937" table:style-name="ce49">
            <text:p>-2,1<text:s text:c="3"/></text:p>
          </table:table-cell>
          <table:table-cell office:value-type="float" office:value="426" table:style-name="ce48">
            <text:p>+ 426</text:p>
          </table:table-cell>
          <table:table-cell office:value-type="float" office:value="6.5659679408138105" table:style-name="ce49">
            <text:p>+6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22601" table:style-name="ce44">
            <text:p>22 601</text:p>
          </table:table-cell>
          <table:table-cell office:value-type="float" office:value="6.1882231823583203" table:style-name="ce62">
            <text:p>6,2<text:s text:c="5"/></text:p>
          </table:table-cell>
          <table:table-cell office:value-type="float" office:value="22950" table:style-name="ce63">
            <text:p>22 950</text:p>
          </table:table-cell>
          <table:table-cell office:value-type="float" office:value="6.1462897299381893" table:style-name="ce64">
            <text:p>6,1<text:s text:c="5"/></text:p>
          </table:table-cell>
          <table:table-cell office:value-type="float" office:value="22775" table:style-name="ce63">
            <text:p>22 775</text:p>
          </table:table-cell>
          <table:table-cell office:value-type="float" office:value="6.6499456908935901" table:style-name="ce64">
            <text:p>6,6<text:s text:c="5"/></text:p>
          </table:table-cell>
          <table:table-cell office:value-type="float" office:value="-349" table:style-name="ce48">
            <text:p><text:s/>- 349</text:p>
          </table:table-cell>
          <table:table-cell office:value-type="float" office:value="-1.5206971677559913" table:style-name="ce49">
            <text:p>-1,5<text:s text:c="3"/></text:p>
          </table:table-cell>
          <table:table-cell office:value-type="float" office:value="-174" table:style-name="ce48">
            <text:p><text:s/>- 174</text:p>
          </table:table-cell>
          <table:table-cell office:value-type="float" office:value="-0.7639956092206367" table:style-name="ce49">
            <text:p>-0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Outras atividades de serviços</text:p>
          </table:table-cell>
          <table:table-cell office:value-type="float" office:value="25009" table:style-name="ce44">
            <text:p>25 009</text:p>
          </table:table-cell>
          <table:table-cell office:value-type="float" office:value="6.8475409746294069" table:style-name="ce62">
            <text:p>6,8<text:s text:c="5"/></text:p>
          </table:table-cell>
          <table:table-cell office:value-type="float" office:value="25638" table:style-name="ce63">
            <text:p>25 638</text:p>
          </table:table-cell>
          <table:table-cell office:value-type="float" office:value="6.8661688930786617" table:style-name="ce64">
            <text:p>6,9<text:s text:c="5"/></text:p>
          </table:table-cell>
          <table:table-cell office:value-type="float" office:value="22273" table:style-name="ce63">
            <text:p>22 273</text:p>
          </table:table-cell>
          <table:table-cell office:value-type="float" office:value="6.5033695004730152" table:style-name="ce64">
            <text:p>6,5<text:s text:c="5"/></text:p>
          </table:table-cell>
          <table:table-cell office:value-type="float" office:value="-629" table:style-name="ce48">
            <text:p><text:s/>- 629</text:p>
          </table:table-cell>
          <table:table-cell office:value-type="float" office:value="-2.4533894999609953" table:style-name="ce49">
            <text:p>-2,5<text:s text:c="3"/></text:p>
          </table:table-cell>
          <table:table-cell office:value-type="float" office:value="2736" table:style-name="ce48">
            <text:p>+2 736</text:p>
          </table:table-cell>
          <table:table-cell office:value-type="float" office:value="12.283931217168769" table:style-name="ce49">
            <text:p>+12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Sem classificação</text:p>
          </table:table-cell>
          <table:table-cell office:value-type="float" office:value="10271" table:style-name="ce44">
            <text:p>10 271</text:p>
          </table:table-cell>
          <table:table-cell office:value-type="float" office:value="2.8122313307376805" table:style-name="ce62">
            <text:p>2,8<text:s text:c="5"/></text:p>
          </table:table-cell>
          <table:table-cell office:value-type="float" office:value="10544" table:style-name="ce63">
            <text:p>10 544</text:p>
          </table:table-cell>
          <table:table-cell office:value-type="float" office:value="2.8238117173188786" table:style-name="ce64">
            <text:p>2,8<text:s text:c="5"/></text:p>
          </table:table-cell>
          <table:table-cell office:value-type="float" office:value="6433" table:style-name="ce63">
            <text:p>6 433</text:p>
          </table:table-cell>
          <table:table-cell office:value-type="float" office:value="1.8783359222620619" table:style-name="ce64">
            <text:p>1,9<text:s text:c="5"/></text:p>
          </table:table-cell>
          <table:table-cell office:value-type="float" office:value="-273" table:style-name="ce48">
            <text:p><text:s/>- 273</text:p>
          </table:table-cell>
          <table:table-cell office:value-type="float" office:value="-2.5891502276176022" table:style-name="ce49">
            <text:p>-2,6<text:s text:c="3"/></text:p>
          </table:table-cell>
          <table:table-cell office:value-type="float" office:value="3838" table:style-name="ce48">
            <text:p>+3 838</text:p>
          </table:table-cell>
          <table:table-cell office:value-type="float" office:value="59.661122337944974" table:style-name="ce49">
            <text:p>+59,7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5" table:default-cell-style-name="ce92"/>
        <table:table-column table:style-name="co17" table:default-cell-style-name="ce92"/>
        <table:table-column table:style-name="co7" table:default-cell-style-name="ce1"/>
        <table:table-column table:style-name="co17" table:default-cell-style-name="ce1"/>
        <table:table-column table:style-name="co8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12" table:default-cell-style-name="ce1"/>
        <table:table-column table:style-name="co22" table:default-cell-style-name="ce1"/>
        <table:table-column table:style-name="co12" table:number-columns-repeated="3" table:default-cell-style-name="ce1"/>
        <table:table-column table:style-name="co23" table:default-cell-style-name="ce1"/>
        <table:table-column table:style-name="co12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68221in" svg:height="0.660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8874in" svg:y="0.2475in" svg:width="2.04662in" svg:height="0.52109in">
                <draw:text-box>
                  <text:p text:style-name="a59" text:class-names="" text:cond-style-name=""><text:span text:style-name="a57" text:class-names="">ABRIL 2021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309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6 - OFERTAS DE EMPREGO, POR <text:s/>REGIÕES<text:s text:c="3"/></text:p>
          </table:table-cell>
          <table:table-cell table:number-columns-repeated="8" table:style-name="ce183"/>
          <table:table-cell table:number-columns-repeated="2"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23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7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5"/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22">
          <table:table-cell/>
          <table:table-cell office:value-type="string" table:style-name="ce113">
            <text:p>PORTUGAL</text:p>
          </table:table-cell>
          <table:table-cell office:value-type="float" office:value="16872" table:style-name="ce114">
            <text:p>16 872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4371" table:style-name="ce116">
            <text:p>14 371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0940" table:style-name="ce116">
            <text:p>10 940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2501" table:style-name="ce39">
            <text:p>+2 501</text:p>
          </table:table-cell>
          <table:table-cell office:value-type="float" office:value="17.403103472270544" table:style-name="ce40">
            <text:p>+17,4<text:s text:c="3"/></text:p>
          </table:table-cell>
          <table:table-cell office:value-type="float" office:value="5932" table:style-name="ce39">
            <text:p>+5 932</text:p>
          </table:table-cell>
          <table:table-cell office:value-type="float" office:value="54.223034734917732" table:style-name="ce40">
            <text:p>+54,2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16544" table:style-name="ce114">
            <text:p>16 544</text:p>
          </table:table-cell>
          <table:table-cell office:value-type="float" office:value="98.055950687529631" table:style-name="ce115">
            <text:p>98,1<text:s text:c="5"/></text:p>
          </table:table-cell>
          <table:table-cell office:value-type="float" office:value="14045" table:style-name="ce116">
            <text:p>14 045</text:p>
          </table:table-cell>
          <table:table-cell office:value-type="float" office:value="97.731542690139861" table:style-name="ce117">
            <text:p>97,7<text:s text:c="5"/></text:p>
          </table:table-cell>
          <table:table-cell office:value-type="float" office:value="10668" table:style-name="ce116">
            <text:p>10 668</text:p>
          </table:table-cell>
          <table:table-cell office:value-type="float" office:value="97.513711151736743" table:style-name="ce118">
            <text:p>97,5<text:s text:c="5"/></text:p>
          </table:table-cell>
          <table:table-cell office:value-type="float" office:value="2499" table:style-name="ce39">
            <text:p>+2 499</text:p>
          </table:table-cell>
          <table:table-cell office:value-type="float" office:value="17.792808828764688" table:style-name="ce40">
            <text:p>+17,8<text:s text:c="3"/></text:p>
          </table:table-cell>
          <table:table-cell office:value-type="float" office:value="5876" table:style-name="ce39">
            <text:p>+5 876</text:p>
          </table:table-cell>
          <table:table-cell office:value-type="float" office:value="55.080614923134604" table:style-name="ce40">
            <text:p>+55,1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4021" table:style-name="ce121">
            <text:p>4 021</text:p>
          </table:table-cell>
          <table:table-cell office:value-type="float" office:value="23.832385016595541" table:style-name="ce122">
            <text:p>23,8<text:s text:c="5"/></text:p>
          </table:table-cell>
          <table:table-cell office:value-type="float" office:value="3220" table:style-name="ce123">
            <text:p>3 220</text:p>
          </table:table-cell>
          <table:table-cell office:value-type="float" office:value="22.406234778373111" table:style-name="ce124">
            <text:p>22,4<text:s text:c="5"/></text:p>
          </table:table-cell>
          <table:table-cell office:value-type="float" office:value="1836" table:style-name="ce123">
            <text:p>1 836</text:p>
          </table:table-cell>
          <table:table-cell office:value-type="float" office:value="16.782449725776967" table:style-name="ce125">
            <text:p>16,8<text:s text:c="5"/></text:p>
          </table:table-cell>
          <table:table-cell office:value-type="float" office:value="801" table:style-name="ce48">
            <text:p>+ 801</text:p>
          </table:table-cell>
          <table:table-cell office:value-type="float" office:value="24.87577639751553" table:style-name="ce49">
            <text:p>+24,9<text:s text:c="3"/></text:p>
          </table:table-cell>
          <table:table-cell office:value-type="float" office:value="2185" table:style-name="ce48">
            <text:p>+2 185</text:p>
          </table:table-cell>
          <table:table-cell office:value-type="float" office:value="119.00871459694989" table:style-name="ce49">
            <text:p>+119,0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4458" table:style-name="ce121">
            <text:p>4 458</text:p>
          </table:table-cell>
          <table:table-cell office:value-type="float" office:value="26.422475106685635" table:style-name="ce122">
            <text:p>26,4<text:s text:c="5"/></text:p>
          </table:table-cell>
          <table:table-cell office:value-type="float" office:value="3960" table:style-name="ce123">
            <text:p>3 960</text:p>
          </table:table-cell>
          <table:table-cell office:value-type="float" office:value="27.555493702595506" table:style-name="ce124">
            <text:p>27,6<text:s text:c="5"/></text:p>
          </table:table-cell>
          <table:table-cell office:value-type="float" office:value="2932" table:style-name="ce123">
            <text:p>2 932</text:p>
          </table:table-cell>
          <table:table-cell office:value-type="float" office:value="26.800731261425959" table:style-name="ce125">
            <text:p>26,8<text:s text:c="5"/></text:p>
          </table:table-cell>
          <table:table-cell office:value-type="float" office:value="498" table:style-name="ce48">
            <text:p>+ 498</text:p>
          </table:table-cell>
          <table:table-cell office:value-type="float" office:value="12.575757575757576" table:style-name="ce49">
            <text:p>+12,6<text:s text:c="3"/></text:p>
          </table:table-cell>
          <table:table-cell office:value-type="float" office:value="1526" table:style-name="ce48">
            <text:p>+1 526</text:p>
          </table:table-cell>
          <table:table-cell office:value-type="float" office:value="52.046384720327424" table:style-name="ce49">
            <text:p>+5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5461" table:style-name="ce121">
            <text:p>5 461</text:p>
          </table:table-cell>
          <table:table-cell office:value-type="float" office:value="32.36723565670934" table:style-name="ce122">
            <text:p>32,4<text:s text:c="5"/></text:p>
          </table:table-cell>
          <table:table-cell office:value-type="float" office:value="4649" table:style-name="ce123">
            <text:p>4 649</text:p>
          </table:table-cell>
          <table:table-cell office:value-type="float" office:value="32.34987126852689" table:style-name="ce124">
            <text:p>32,3<text:s text:c="5"/></text:p>
          </table:table-cell>
          <table:table-cell office:value-type="float" office:value="4044" table:style-name="ce123">
            <text:p>4 044</text:p>
          </table:table-cell>
          <table:table-cell office:value-type="float" office:value="36.96526508226691" table:style-name="ce125">
            <text:p>37,0<text:s text:c="5"/></text:p>
          </table:table-cell>
          <table:table-cell office:value-type="float" office:value="812" table:style-name="ce48">
            <text:p>+ 812</text:p>
          </table:table-cell>
          <table:table-cell office:value-type="float" office:value="17.466121746612178" table:style-name="ce49">
            <text:p>+17,5<text:s text:c="3"/></text:p>
          </table:table-cell>
          <table:table-cell office:value-type="float" office:value="1417" table:style-name="ce48">
            <text:p>+1 417</text:p>
          </table:table-cell>
          <table:table-cell office:value-type="float" office:value="35.039564787339266" table:style-name="ce49">
            <text:p>+35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967" table:style-name="ce121">
            <text:p>1 967</text:p>
          </table:table-cell>
          <table:table-cell office:value-type="float" office:value="11.658368895211" table:style-name="ce122">
            <text:p>11,7<text:s text:c="5"/></text:p>
          </table:table-cell>
          <table:table-cell office:value-type="float" office:value="1819" table:style-name="ce123">
            <text:p>1 819</text:p>
          </table:table-cell>
          <table:table-cell office:value-type="float" office:value="12.657435112379098" table:style-name="ce124">
            <text:p>12,7<text:s text:c="5"/></text:p>
          </table:table-cell>
          <table:table-cell office:value-type="float" office:value="1605" table:style-name="ce123">
            <text:p>1 605</text:p>
          </table:table-cell>
          <table:table-cell office:value-type="float" office:value="14.670932358318097" table:style-name="ce125">
            <text:p>14,7<text:s text:c="5"/></text:p>
          </table:table-cell>
          <table:table-cell office:value-type="float" office:value="148" table:style-name="ce48">
            <text:p>+ 148</text:p>
          </table:table-cell>
          <table:table-cell office:value-type="float" office:value="8.1363386476085768" table:style-name="ce49">
            <text:p>+8,1<text:s text:c="3"/></text:p>
          </table:table-cell>
          <table:table-cell office:value-type="float" office:value="362" table:style-name="ce48">
            <text:p>+ 362</text:p>
          </table:table-cell>
          <table:table-cell office:value-type="float" office:value="22.554517133956388" table:style-name="ce49">
            <text:p>+22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637" table:style-name="ce121">
            <text:p><text:s/>637</text:p>
          </table:table-cell>
          <table:table-cell office:value-type="float" office:value="3.775486012328118" table:style-name="ce122">
            <text:p>3,8<text:s text:c="5"/></text:p>
          </table:table-cell>
          <table:table-cell office:value-type="float" office:value="397" table:style-name="ce123">
            <text:p><text:s/>397</text:p>
          </table:table-cell>
          <table:table-cell office:value-type="float" office:value="2.7625078282652566" table:style-name="ce124">
            <text:p>2,8<text:s text:c="5"/></text:p>
          </table:table-cell>
          <table:table-cell office:value-type="float" office:value="251" table:style-name="ce123">
            <text:p><text:s/>251</text:p>
          </table:table-cell>
          <table:table-cell office:value-type="float" office:value="2.2943327239488118" table:style-name="ce125">
            <text:p>2,3<text:s text:c="5"/></text:p>
          </table:table-cell>
          <table:table-cell office:value-type="float" office:value="240" table:style-name="ce48">
            <text:p>+ 240</text:p>
          </table:table-cell>
          <table:table-cell office:value-type="float" office:value="60.45340050377834" table:style-name="ce49">
            <text:p>+60,5<text:s text:c="3"/></text:p>
          </table:table-cell>
          <table:table-cell office:value-type="float" office:value="386" table:style-name="ce48">
            <text:p>+ 386</text:p>
          </table:table-cell>
          <table:table-cell office:value-type="float" office:value="153.78486055776892" table:style-name="ce49">
            <text:p>+153,8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19">
            <text:p>REG.AUTÓNOMAS</text:p>
          </table:table-cell>
          <table:table-cell office:value-type="float" office:value="328" table:style-name="ce114">
            <text:p><text:s/>328</text:p>
          </table:table-cell>
          <table:table-cell office:value-type="float" office:value="1.9440493124703651" table:style-name="ce115">
            <text:p>1,9<text:s text:c="5"/></text:p>
          </table:table-cell>
          <table:table-cell office:value-type="float" office:value="326" table:style-name="ce116">
            <text:p><text:s/>326</text:p>
          </table:table-cell>
          <table:table-cell office:value-type="float" office:value="2.2684573098601351" table:style-name="ce117">
            <text:p>2,3<text:s text:c="5"/></text:p>
          </table:table-cell>
          <table:table-cell office:value-type="float" office:value="272" table:style-name="ce116">
            <text:p><text:s/>272</text:p>
          </table:table-cell>
          <table:table-cell office:value-type="float" office:value="2.4862888482632539" table:style-name="ce118">
            <text:p>2,5<text:s text:c="5"/></text:p>
          </table:table-cell>
          <table:table-cell office:value-type="float" office:value="2" table:style-name="ce39">
            <text:p>+ 2</text:p>
          </table:table-cell>
          <table:table-cell office:value-type="float" office:value="0.61349693251533743" table:style-name="ce40">
            <text:p>+0,6<text:s text:c="3"/></text:p>
          </table:table-cell>
          <table:table-cell office:value-type="float" office:value="56" table:style-name="ce39">
            <text:p>+ 56</text:p>
          </table:table-cell>
          <table:table-cell office:value-type="float" office:value="20.588235294117645" table:style-name="ce40">
            <text:p>+20,6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38" table:style-name="ce121">
            <text:p><text:s/>38</text:p>
          </table:table-cell>
          <table:table-cell office:value-type="float" office:value="0.22522522522522523" table:style-name="ce122">
            <text:p>0,2<text:s text:c="5"/></text:p>
          </table:table-cell>
          <table:table-cell office:value-type="float" office:value="32" table:style-name="ce123">
            <text:p><text:s/>32</text:p>
          </table:table-cell>
          <table:table-cell office:value-type="float" office:value="0.22267065618258994" table:style-name="ce124">
            <text:p>0,2<text:s text:c="5"/></text:p>
          </table:table-cell>
          <table:table-cell office:value-type="float" office:value="33" table:style-name="ce123">
            <text:p><text:s/>33</text:p>
          </table:table-cell>
          <table:table-cell office:value-type="float" office:value="0.3016453382084095" table:style-name="ce125">
            <text:p>0,3<text:s text:c="5"/></text:p>
          </table:table-cell>
          <table:table-cell office:value-type="float" office:value="6" table:style-name="ce48">
            <text:p>+ 6</text:p>
          </table:table-cell>
          <table:table-cell office:value-type="float" office:value="18.75" table:style-name="ce49">
            <text:p>+18,8<text:s text:c="3"/></text:p>
          </table:table-cell>
          <table:table-cell office:value-type="float" office:value="5" table:style-name="ce48">
            <text:p>+ 5</text:p>
          </table:table-cell>
          <table:table-cell office:value-type="float" office:value="15.151515151515152" table:style-name="ce49">
            <text:p>+15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290" table:style-name="ce121">
            <text:p><text:s/>290</text:p>
          </table:table-cell>
          <table:table-cell office:value-type="float" office:value="1.7188240872451399" table:style-name="ce122">
            <text:p>1,7<text:s text:c="5"/></text:p>
          </table:table-cell>
          <table:table-cell office:value-type="float" office:value="294" table:style-name="ce123">
            <text:p><text:s/>294</text:p>
          </table:table-cell>
          <table:table-cell office:value-type="float" office:value="2.0457866536775451" table:style-name="ce124">
            <text:p>2,0<text:s text:c="5"/></text:p>
          </table:table-cell>
          <table:table-cell office:value-type="float" office:value="239" table:style-name="ce123">
            <text:p><text:s/>239</text:p>
          </table:table-cell>
          <table:table-cell office:value-type="float" office:value="2.1846435100548445" table:style-name="ce125">
            <text:p>2,2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1.3605442176870748" table:style-name="ce49">
            <text:p>-1,4<text:s text:c="3"/></text:p>
          </table:table-cell>
          <table:table-cell office:value-type="float" office:value="51" table:style-name="ce48">
            <text:p>+ 51</text:p>
          </table:table-cell>
          <table:table-cell office:value-type="float" office:value="21.338912133891213" table:style-name="ce49">
            <text:p>+21,3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1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style-name="ro2">
          <table:table-cell/>
          <table:table-cell office:value-type="string" table:style-name="ce4">
            <text:p><text:s/>Quadro 7 - DESEMPREGADOS <text:s/>INSCRITOS, <text:s text:c="2"/>POR <text:s/>REGIÕES<text:s text:c="3"/></text:p>
          </table:table-cell>
          <table:table-cell table:number-columns-repeated="10" table:style-name="ce183"/>
          <table:table-cell table:number-columns-repeated="16372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5"/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13">
            <text:p>PORTUGAL</text:p>
          </table:table-cell>
          <table:table-cell office:value-type="float" office:value="37249" table:style-name="ce114">
            <text:p>37 249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3114" table:style-name="ce116">
            <text:p>43 114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65542" table:style-name="ce116">
            <text:p>65 542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-5865" table:style-name="ce39">
            <text:p><text:s/>-5 865</text:p>
          </table:table-cell>
          <table:table-cell office:value-type="float" office:value="-13.603469870575683" table:style-name="ce40">
            <text:p>-13,6<text:s text:c="3"/></text:p>
          </table:table-cell>
          <table:table-cell office:value-type="float" office:value="-28293" table:style-name="ce39">
            <text:p><text:s/>-28 293</text:p>
          </table:table-cell>
          <table:table-cell office:value-type="float" office:value="-43.167739769918526" table:style-name="ce40">
            <text:p>-43,2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35615" table:style-name="ce114">
            <text:p>35 615</text:p>
          </table:table-cell>
          <table:table-cell office:value-type="float" office:value="95.613305055169263" table:style-name="ce115">
            <text:p>95,6<text:s text:c="5"/></text:p>
          </table:table-cell>
          <table:table-cell office:value-type="float" office:value="41017" table:style-name="ce116">
            <text:p>41 017</text:p>
          </table:table-cell>
          <table:table-cell office:value-type="float" office:value="95.136150670315914" table:style-name="ce117">
            <text:p>95,1<text:s text:c="5"/></text:p>
          </table:table-cell>
          <table:table-cell office:value-type="float" office:value="63643" table:style-name="ce116">
            <text:p>63 643</text:p>
          </table:table-cell>
          <table:table-cell office:value-type="float" office:value="97.102621219981074" table:style-name="ce118">
            <text:p>97,1<text:s text:c="5"/></text:p>
          </table:table-cell>
          <table:table-cell office:value-type="float" office:value="-5402" table:style-name="ce39">
            <text:p><text:s/>-5 402</text:p>
          </table:table-cell>
          <table:table-cell office:value-type="float" office:value="-13.170148962625253" table:style-name="ce40">
            <text:p>-13,2<text:s text:c="3"/></text:p>
          </table:table-cell>
          <table:table-cell office:value-type="float" office:value="-28028" table:style-name="ce39">
            <text:p><text:s/>-28 028</text:p>
          </table:table-cell>
          <table:table-cell office:value-type="float" office:value="-44.039407318951021" table:style-name="ce40">
            <text:p>-44,0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2963" table:style-name="ce121">
            <text:p>12 963</text:p>
          </table:table-cell>
          <table:table-cell office:value-type="float" office:value="34.800934253268544" table:style-name="ce122">
            <text:p>34,8<text:s text:c="5"/></text:p>
          </table:table-cell>
          <table:table-cell office:value-type="float" office:value="14626" table:style-name="ce123">
            <text:p>14 626</text:p>
          </table:table-cell>
          <table:table-cell office:value-type="float" office:value="33.924015401029827" table:style-name="ce124">
            <text:p>33,9<text:s text:c="5"/></text:p>
          </table:table-cell>
          <table:table-cell office:value-type="float" office:value="23153" table:style-name="ce123">
            <text:p>23 153</text:p>
          </table:table-cell>
          <table:table-cell office:value-type="float" office:value="35.325440175765159" table:style-name="ce125">
            <text:p>35,3<text:s text:c="5"/></text:p>
          </table:table-cell>
          <table:table-cell office:value-type="float" office:value="-1663" table:style-name="ce48">
            <text:p><text:s/>-1 663</text:p>
          </table:table-cell>
          <table:table-cell office:value-type="float" office:value="-11.370162723916314" table:style-name="ce49">
            <text:p>-11,4<text:s text:c="3"/></text:p>
          </table:table-cell>
          <table:table-cell office:value-type="float" office:value="-10190" table:style-name="ce48">
            <text:p><text:s/>-10 190</text:p>
          </table:table-cell>
          <table:table-cell office:value-type="float" office:value="-44.011575173843568" table:style-name="ce49">
            <text:p>-44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5427" table:style-name="ce121">
            <text:p>5 427</text:p>
          </table:table-cell>
          <table:table-cell office:value-type="float" office:value="14.569518644795835" table:style-name="ce122">
            <text:p>14,6<text:s text:c="5"/></text:p>
          </table:table-cell>
          <table:table-cell office:value-type="float" office:value="6047" table:style-name="ce123">
            <text:p>6 047</text:p>
          </table:table-cell>
          <table:table-cell office:value-type="float" office:value="14.025606531521085" table:style-name="ce124">
            <text:p>14,0<text:s text:c="5"/></text:p>
          </table:table-cell>
          <table:table-cell office:value-type="float" office:value="7991" table:style-name="ce123">
            <text:p>7 991</text:p>
          </table:table-cell>
          <table:table-cell office:value-type="float" office:value="12.192182112233377" table:style-name="ce125">
            <text:p>12,2<text:s text:c="5"/></text:p>
          </table:table-cell>
          <table:table-cell office:value-type="float" office:value="-620" table:style-name="ce48">
            <text:p><text:s/>- 620</text:p>
          </table:table-cell>
          <table:table-cell office:value-type="float" office:value="-10.253018025467174" table:style-name="ce49">
            <text:p>-10,3<text:s text:c="3"/></text:p>
          </table:table-cell>
          <table:table-cell office:value-type="float" office:value="-2564" table:style-name="ce48">
            <text:p><text:s/>-2 564</text:p>
          </table:table-cell>
          <table:table-cell office:value-type="float" office:value="-32.086096858966343" table:style-name="ce49">
            <text:p>-32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3723" table:style-name="ce121">
            <text:p>13 723</text:p>
          </table:table-cell>
          <table:table-cell office:value-type="float" office:value="36.841257483422375" table:style-name="ce122">
            <text:p>36,8<text:s text:c="5"/></text:p>
          </table:table-cell>
          <table:table-cell office:value-type="float" office:value="15934" table:style-name="ce123">
            <text:p>15 934</text:p>
          </table:table-cell>
          <table:table-cell office:value-type="float" office:value="36.957832722549519" table:style-name="ce124">
            <text:p>37,0<text:s text:c="5"/></text:p>
          </table:table-cell>
          <table:table-cell office:value-type="float" office:value="23848" table:style-name="ce123">
            <text:p>23 848</text:p>
          </table:table-cell>
          <table:table-cell office:value-type="float" office:value="36.385828934118578" table:style-name="ce125">
            <text:p>36,4<text:s text:c="5"/></text:p>
          </table:table-cell>
          <table:table-cell office:value-type="float" office:value="-2211" table:style-name="ce48">
            <text:p><text:s/>-2 211</text:p>
          </table:table-cell>
          <table:table-cell office:value-type="float" office:value="-13.875988452366009" table:style-name="ce49">
            <text:p>-13,9<text:s text:c="3"/></text:p>
          </table:table-cell>
          <table:table-cell office:value-type="float" office:value="-10125" table:style-name="ce48">
            <text:p><text:s/>-10 125</text:p>
          </table:table-cell>
          <table:table-cell office:value-type="float" office:value="-42.456390472995636" table:style-name="ce49">
            <text:p>-4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1589" table:style-name="ce121">
            <text:p>1 589</text:p>
          </table:table-cell>
          <table:table-cell office:value-type="float" office:value="4.2658863325189937" table:style-name="ce122">
            <text:p>4,3<text:s text:c="5"/></text:p>
          </table:table-cell>
          <table:table-cell office:value-type="float" office:value="2258" table:style-name="ce123">
            <text:p>2 258</text:p>
          </table:table-cell>
          <table:table-cell office:value-type="float" office:value="5.2372779143665626" table:style-name="ce124">
            <text:p>5,2<text:s text:c="5"/></text:p>
          </table:table-cell>
          <table:table-cell office:value-type="float" office:value="2902" table:style-name="ce123">
            <text:p>2 902</text:p>
          </table:table-cell>
          <table:table-cell office:value-type="float" office:value="4.4276952183332821" table:style-name="ce125">
            <text:p>4,4<text:s text:c="5"/></text:p>
          </table:table-cell>
          <table:table-cell office:value-type="float" office:value="-669" table:style-name="ce48">
            <text:p><text:s/>- 669</text:p>
          </table:table-cell>
          <table:table-cell office:value-type="float" office:value="-29.62798937112489" table:style-name="ce49">
            <text:p>-29,6<text:s text:c="3"/></text:p>
          </table:table-cell>
          <table:table-cell office:value-type="float" office:value="-1313" table:style-name="ce48">
            <text:p><text:s/>-1 313</text:p>
          </table:table-cell>
          <table:table-cell office:value-type="float" office:value="-45.244658855961404" table:style-name="ce49">
            <text:p>-45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1913" table:style-name="ce121">
            <text:p>1 913</text:p>
          </table:table-cell>
          <table:table-cell office:value-type="float" office:value="5.1357083411635207" table:style-name="ce122">
            <text:p>5,1<text:s text:c="5"/></text:p>
          </table:table-cell>
          <table:table-cell office:value-type="float" office:value="2152" table:style-name="ce123">
            <text:p>2 152</text:p>
          </table:table-cell>
          <table:table-cell office:value-type="float" office:value="4.9914181008489118" table:style-name="ce124">
            <text:p>5,0<text:s text:c="5"/></text:p>
          </table:table-cell>
          <table:table-cell office:value-type="float" office:value="5749" table:style-name="ce123">
            <text:p>5 749</text:p>
          </table:table-cell>
          <table:table-cell office:value-type="float" office:value="8.7714747795306831" table:style-name="ce125">
            <text:p>8,8<text:s text:c="5"/></text:p>
          </table:table-cell>
          <table:table-cell office:value-type="float" office:value="-239" table:style-name="ce48">
            <text:p><text:s/>- 239</text:p>
          </table:table-cell>
          <table:table-cell office:value-type="float" office:value="-11.105947955390334" table:style-name="ce49">
            <text:p>-11,1<text:s text:c="3"/></text:p>
          </table:table-cell>
          <table:table-cell office:value-type="float" office:value="-3836" table:style-name="ce48">
            <text:p><text:s/>-3 836</text:p>
          </table:table-cell>
          <table:table-cell office:value-type="float" office:value="-66.724647764828674" table:style-name="ce49">
            <text:p>-66,7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1634" table:style-name="ce114">
            <text:p>1 634</text:p>
          </table:table-cell>
          <table:table-cell office:value-type="float" office:value="4.386694944830734" table:style-name="ce115">
            <text:p>4,4<text:s text:c="5"/></text:p>
          </table:table-cell>
          <table:table-cell office:value-type="float" office:value="2097" table:style-name="ce116">
            <text:p>2 097</text:p>
          </table:table-cell>
          <table:table-cell office:value-type="float" office:value="4.8638493296840934" table:style-name="ce117">
            <text:p>4,9<text:s text:c="5"/></text:p>
          </table:table-cell>
          <table:table-cell office:value-type="float" office:value="1899" table:style-name="ce116">
            <text:p>1 899</text:p>
          </table:table-cell>
          <table:table-cell office:value-type="float" office:value="2.897378780018919" table:style-name="ce118">
            <text:p>2,9<text:s text:c="5"/></text:p>
          </table:table-cell>
          <table:table-cell office:value-type="float" office:value="-463" table:style-name="ce39">
            <text:p><text:s/>- 463</text:p>
          </table:table-cell>
          <table:table-cell office:value-type="float" office:value="-22.07916070577015" table:style-name="ce40">
            <text:p>-22,1<text:s text:c="3"/></text:p>
          </table:table-cell>
          <table:table-cell office:value-type="float" office:value="-265" table:style-name="ce39">
            <text:p><text:s/>- 265</text:p>
          </table:table-cell>
          <table:table-cell office:value-type="float" office:value="-13.95471300684571" table:style-name="ce40">
            <text:p>-14,0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783" table:style-name="ce121">
            <text:p><text:s/>783</text:p>
          </table:table-cell>
          <table:table-cell office:value-type="float" office:value="2.1020698542242746" table:style-name="ce122">
            <text:p>2,1<text:s text:c="5"/></text:p>
          </table:table-cell>
          <table:table-cell office:value-type="float" office:value="1018" table:style-name="ce123">
            <text:p>1 018</text:p>
          </table:table-cell>
          <table:table-cell office:value-type="float" office:value="2.3611819826506468" table:style-name="ce124">
            <text:p>2,4<text:s text:c="5"/></text:p>
          </table:table-cell>
          <table:table-cell office:value-type="float" office:value="890" table:style-name="ce123">
            <text:p><text:s/>890</text:p>
          </table:table-cell>
          <table:table-cell office:value-type="float" office:value="1.3579079063806414" table:style-name="ce125">
            <text:p>1,4<text:s text:c="5"/></text:p>
          </table:table-cell>
          <table:table-cell office:value-type="float" office:value="-235" table:style-name="ce48">
            <text:p><text:s/>- 235</text:p>
          </table:table-cell>
          <table:table-cell office:value-type="float" office:value="-23.084479371316309" table:style-name="ce49">
            <text:p>-23,1<text:s text:c="3"/></text:p>
          </table:table-cell>
          <table:table-cell office:value-type="float" office:value="-107" table:style-name="ce48">
            <text:p><text:s/>- 107</text:p>
          </table:table-cell>
          <table:table-cell office:value-type="float" office:value="-12.022471910112358" table:style-name="ce49">
            <text:p>-1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851" table:style-name="ce121">
            <text:p><text:s/>851</text:p>
          </table:table-cell>
          <table:table-cell office:value-type="float" office:value="2.2846250906064594" table:style-name="ce122">
            <text:p>2,3<text:s text:c="5"/></text:p>
          </table:table-cell>
          <table:table-cell office:value-type="float" office:value="1079" table:style-name="ce123">
            <text:p>1 079</text:p>
          </table:table-cell>
          <table:table-cell office:value-type="float" office:value="2.5026673470334462" table:style-name="ce124">
            <text:p>2,5<text:s text:c="5"/></text:p>
          </table:table-cell>
          <table:table-cell office:value-type="float" office:value="1009" table:style-name="ce123">
            <text:p>1 009</text:p>
          </table:table-cell>
          <table:table-cell office:value-type="float" office:value="1.5394708736382778" table:style-name="ce125">
            <text:p>1,5<text:s text:c="5"/></text:p>
          </table:table-cell>
          <table:table-cell office:value-type="float" office:value="-228" table:style-name="ce48">
            <text:p><text:s/>- 228</text:p>
          </table:table-cell>
          <table:table-cell office:value-type="float" office:value="-21.130676552363301" table:style-name="ce49">
            <text:p>-21,1<text:s text:c="3"/></text:p>
          </table:table-cell>
          <table:table-cell office:value-type="float" office:value="-158" table:style-name="ce48">
            <text:p><text:s/>- 158</text:p>
          </table:table-cell>
          <table:table-cell office:value-type="float" office:value="-15.659068384539149" table:style-name="ce49">
            <text:p>-15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3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77"/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7"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number-columns-repeated="16365"/>
        </table:table-row>
        <table:table-row table:style-name="ro8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92"/>
        <table:table-column table:style-name="co16" table:default-cell-style-name="ce92"/>
        <table:table-column table:style-name="co18" table:default-cell-style-name="ce1"/>
        <table:table-column table:style-name="co16" table:default-cell-style-name="ce1"/>
        <table:table-column table:style-name="co6" table:default-cell-style-name="ce1"/>
        <table:table-column table:style-name="co16" table:default-cell-style-name="ce1"/>
        <table:table-column table:style-name="co6" table:default-cell-style-name="ce1"/>
        <table:table-column table:style-name="co16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76187in" svg:height="0.6552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9027in" svg:y="0.23094in" svg:width="2.1074in" svg:height="0.51675in">
                <draw:text-box>
                  <text:p text:style-name="a70" text:class-names="" text:cond-style-name=""><text:span text:style-name="a68" text:class-names="">ABRIL 2021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1573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<text:s/>Quadro 8 - OFERTAS DE EMPREGO RECEBIDAS, <text:s text:c="2"/>POR <text:s/>REGIÕES<text:s text:c="3"/></text:p>
          </table:table-cell>
          <table:table-cell table:number-columns-repeated="10" table:style-name="ce4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15"/>
          <table:table-cell office:value-type="string" table:style-name="ce84">
            <text:p>ABRIL 2021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/>
          <table:table-cell office:value-type="string" table:style-name="ce113">
            <text:p>PORTUGAL</text:p>
          </table:table-cell>
          <table:table-cell office:value-type="float" office:value="12906" table:style-name="ce114">
            <text:p>12 906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2050" table:style-name="ce116">
            <text:p>12 050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3142" table:style-name="ce116">
            <text:p>3 142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856" table:style-name="ce39">
            <text:p>+ 856</text:p>
          </table:table-cell>
          <table:table-cell office:value-type="float" office:value="7.1037344398340254" table:style-name="ce40">
            <text:p>+7,1<text:s text:c="3"/></text:p>
          </table:table-cell>
          <table:table-cell office:value-type="float" office:value="9764" table:style-name="ce39">
            <text:p>+9 764</text:p>
          </table:table-cell>
          <table:table-cell office:value-type="float" office:value="310.75747931253977" table:style-name="ce40">
            <text:p>+310,8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26">
          <table:table-cell/>
          <table:table-cell office:value-type="string" table:style-name="ce119">
            <text:p>CONTINENTE</text:p>
          </table:table-cell>
          <table:table-cell office:value-type="float" office:value="12578" table:style-name="ce114">
            <text:p>12 578</text:p>
          </table:table-cell>
          <table:table-cell office:value-type="float" office:value="97.458546412521301" table:style-name="ce115">
            <text:p>97,5<text:s text:c="5"/></text:p>
          </table:table-cell>
          <table:table-cell office:value-type="float" office:value="11689" table:style-name="ce116">
            <text:p>11 689</text:p>
          </table:table-cell>
          <table:table-cell office:value-type="float" office:value="97.004149377593365" table:style-name="ce117">
            <text:p>97,0<text:s text:c="5"/></text:p>
          </table:table-cell>
          <table:table-cell office:value-type="float" office:value="3040" table:style-name="ce116">
            <text:p>3 040</text:p>
          </table:table-cell>
          <table:table-cell office:value-type="float" office:value="96.753660089115215" table:style-name="ce118">
            <text:p>96,8<text:s text:c="5"/></text:p>
          </table:table-cell>
          <table:table-cell office:value-type="float" office:value="889" table:style-name="ce39">
            <text:p>+ 889</text:p>
          </table:table-cell>
          <table:table-cell office:value-type="float" office:value="7.6054410129181278" table:style-name="ce40">
            <text:p>+7,6<text:s text:c="3"/></text:p>
          </table:table-cell>
          <table:table-cell office:value-type="float" office:value="9538" table:style-name="ce39">
            <text:p>+9 538</text:p>
          </table:table-cell>
          <table:table-cell office:value-type="float" office:value="313.75" table:style-name="ce40">
            <text:p>+313,8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4385" table:style-name="ce121">
            <text:p>4 385</text:p>
          </table:table-cell>
          <table:table-cell office:value-type="float" office:value="33.976445064311172" table:style-name="ce122">
            <text:p>34,0<text:s text:c="5"/></text:p>
          </table:table-cell>
          <table:table-cell office:value-type="float" office:value="4206" table:style-name="ce123">
            <text:p>4 206</text:p>
          </table:table-cell>
          <table:table-cell office:value-type="float" office:value="34.904564315352701" table:style-name="ce124">
            <text:p>34,9<text:s text:c="5"/></text:p>
          </table:table-cell>
          <table:table-cell office:value-type="float" office:value="1008" table:style-name="ce123">
            <text:p>1 008</text:p>
          </table:table-cell>
          <table:table-cell office:value-type="float" office:value="32.081476766390828" table:style-name="ce125">
            <text:p>32,1<text:s text:c="5"/></text:p>
          </table:table-cell>
          <table:table-cell office:value-type="float" office:value="179" table:style-name="ce48">
            <text:p>+ 179</text:p>
          </table:table-cell>
          <table:table-cell office:value-type="float" office:value="4.2558250118877794" table:style-name="ce49">
            <text:p>+4,3<text:s text:c="3"/></text:p>
          </table:table-cell>
          <table:table-cell office:value-type="float" office:value="3377" table:style-name="ce48">
            <text:p>+3 377</text:p>
          </table:table-cell>
          <table:table-cell office:value-type="float" office:value="335.01984126984127" table:style-name="ce49">
            <text:p>+335,0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2999" table:style-name="ce121">
            <text:p>2 999</text:p>
          </table:table-cell>
          <table:table-cell office:value-type="float" office:value="23.237253990392066" table:style-name="ce122">
            <text:p>23,2<text:s text:c="5"/></text:p>
          </table:table-cell>
          <table:table-cell office:value-type="float" office:value="3114" table:style-name="ce123">
            <text:p>3 114</text:p>
          </table:table-cell>
          <table:table-cell office:value-type="float" office:value="25.842323651452283" table:style-name="ce124">
            <text:p>25,8<text:s text:c="5"/></text:p>
          </table:table-cell>
          <table:table-cell office:value-type="float" office:value="998" table:style-name="ce123">
            <text:p><text:s/>998</text:p>
          </table:table-cell>
          <table:table-cell office:value-type="float" office:value="31.763208147676643" table:style-name="ce125">
            <text:p>31,8<text:s text:c="5"/></text:p>
          </table:table-cell>
          <table:table-cell office:value-type="float" office:value="-115" table:style-name="ce48">
            <text:p><text:s/>- 115</text:p>
          </table:table-cell>
          <table:table-cell office:value-type="float" office:value="-3.6929993577392421" table:style-name="ce49">
            <text:p>-3,7<text:s text:c="3"/></text:p>
          </table:table-cell>
          <table:table-cell office:value-type="float" office:value="2001" table:style-name="ce48">
            <text:p>+2 001</text:p>
          </table:table-cell>
          <table:table-cell office:value-type="float" office:value="200.50100200400803" table:style-name="ce49">
            <text:p>+200,5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3618" table:style-name="ce121">
            <text:p>3 618</text:p>
          </table:table-cell>
          <table:table-cell office:value-type="float" office:value="28.03347280334728" table:style-name="ce122">
            <text:p>28,0<text:s text:c="5"/></text:p>
          </table:table-cell>
          <table:table-cell office:value-type="float" office:value="3107" table:style-name="ce123">
            <text:p>3 107</text:p>
          </table:table-cell>
          <table:table-cell office:value-type="float" office:value="25.784232365145225" table:style-name="ce124">
            <text:p>25,8<text:s text:c="5"/></text:p>
          </table:table-cell>
          <table:table-cell office:value-type="float" office:value="778" table:style-name="ce123">
            <text:p><text:s/>778</text:p>
          </table:table-cell>
          <table:table-cell office:value-type="float" office:value="24.761298535964354" table:style-name="ce125">
            <text:p>24,8<text:s text:c="5"/></text:p>
          </table:table-cell>
          <table:table-cell office:value-type="float" office:value="511" table:style-name="ce48">
            <text:p>+ 511</text:p>
          </table:table-cell>
          <table:table-cell office:value-type="float" office:value="16.446733183134857" table:style-name="ce49">
            <text:p>+16,4<text:s text:c="3"/></text:p>
          </table:table-cell>
          <table:table-cell office:value-type="float" office:value="2840" table:style-name="ce48">
            <text:p>+2 840</text:p>
          </table:table-cell>
          <table:table-cell office:value-type="float" office:value="365.03856041131104" table:style-name="ce49">
            <text:p>+365,0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858" table:style-name="ce121">
            <text:p><text:s/>858</text:p>
          </table:table-cell>
          <table:table-cell office:value-type="float" office:value="6.6480706648070669" table:style-name="ce122">
            <text:p>6,6<text:s text:c="5"/></text:p>
          </table:table-cell>
          <table:table-cell office:value-type="float" office:value="869" table:style-name="ce123">
            <text:p><text:s/>869</text:p>
          </table:table-cell>
          <table:table-cell office:value-type="float" office:value="7.2116182572614109" table:style-name="ce124">
            <text:p>7,2<text:s text:c="5"/></text:p>
          </table:table-cell>
          <table:table-cell office:value-type="float" office:value="200" table:style-name="ce123">
            <text:p><text:s/>200</text:p>
          </table:table-cell>
          <table:table-cell office:value-type="float" office:value="6.3653723742838952" table:style-name="ce125">
            <text:p>6,4<text:s text:c="5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1.2658227848101267" table:style-name="ce49">
            <text:p>-1,3<text:s text:c="3"/></text:p>
          </table:table-cell>
          <table:table-cell office:value-type="float" office:value="658" table:style-name="ce48">
            <text:p>+ 658</text:p>
          </table:table-cell>
          <table:table-cell office:value-type="float" office:value="329" table:style-name="ce49">
            <text:p>+329,0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718" table:style-name="ce121">
            <text:p><text:s/>718</text:p>
          </table:table-cell>
          <table:table-cell office:value-type="float" office:value="5.5633038896637226" table:style-name="ce122">
            <text:p>5,6<text:s text:c="5"/></text:p>
          </table:table-cell>
          <table:table-cell office:value-type="float" office:value="393" table:style-name="ce123">
            <text:p><text:s/>393</text:p>
          </table:table-cell>
          <table:table-cell office:value-type="float" office:value="3.2614107883817427" table:style-name="ce124">
            <text:p>3,3<text:s text:c="5"/></text:p>
          </table:table-cell>
          <table:table-cell office:value-type="float" office:value="56" table:style-name="ce123">
            <text:p><text:s/>56</text:p>
          </table:table-cell>
          <table:table-cell office:value-type="float" office:value="1.7823042647994909" table:style-name="ce125">
            <text:p>1,8<text:s text:c="5"/></text:p>
          </table:table-cell>
          <table:table-cell office:value-type="float" office:value="325" table:style-name="ce48">
            <text:p>+ 325</text:p>
          </table:table-cell>
          <table:table-cell office:value-type="float" office:value="82.697201017811707" table:style-name="ce49">
            <text:p>+82,7<text:s text:c="3"/></text:p>
          </table:table-cell>
          <table:table-cell office:value-type="float" office:value="662" table:style-name="ce48">
            <text:p>+ 662</text:p>
          </table:table-cell>
          <table:table-cell office:value-type="float" office:value="1182.1428571428571" table:style-name="ce49">
            <text:p>+1182,1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328" table:style-name="ce114">
            <text:p><text:s/>328</text:p>
          </table:table-cell>
          <table:table-cell office:value-type="float" office:value="2.5414535874786921" table:style-name="ce115">
            <text:p>2,5<text:s text:c="5"/></text:p>
          </table:table-cell>
          <table:table-cell office:value-type="float" office:value="361" table:style-name="ce116">
            <text:p><text:s/>361</text:p>
          </table:table-cell>
          <table:table-cell office:value-type="float" office:value="2.995850622406639" table:style-name="ce117">
            <text:p>3,0<text:s text:c="5"/></text:p>
          </table:table-cell>
          <table:table-cell office:value-type="float" office:value="102" table:style-name="ce116">
            <text:p><text:s/>102</text:p>
          </table:table-cell>
          <table:table-cell office:value-type="float" office:value="3.2463399108847866" table:style-name="ce118">
            <text:p>3,2<text:s text:c="5"/></text:p>
          </table:table-cell>
          <table:table-cell office:value-type="float" office:value="-33" table:style-name="ce39">
            <text:p><text:s/>- 33</text:p>
          </table:table-cell>
          <table:table-cell office:value-type="float" office:value="-9.1412742382271475" table:style-name="ce40">
            <text:p>-9,1<text:s text:c="3"/></text:p>
          </table:table-cell>
          <table:table-cell office:value-type="float" office:value="226" table:style-name="ce39">
            <text:p>+ 226</text:p>
          </table:table-cell>
          <table:table-cell office:value-type="float" office:value="221.56862745098042" table:style-name="ce40">
            <text:p>+221,6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204" table:style-name="ce121">
            <text:p><text:s/>204</text:p>
          </table:table-cell>
          <table:table-cell office:value-type="float" office:value="1.5806601580660158" table:style-name="ce122">
            <text:p>1,6<text:s text:c="5"/></text:p>
          </table:table-cell>
          <table:table-cell office:value-type="float" office:value="215" table:style-name="ce123">
            <text:p><text:s/>215</text:p>
          </table:table-cell>
          <table:table-cell office:value-type="float" office:value="1.7842323651452281" table:style-name="ce124">
            <text:p>1,8<text:s text:c="5"/></text:p>
          </table:table-cell>
          <table:table-cell office:value-type="float" office:value="73" table:style-name="ce123">
            <text:p><text:s/>73</text:p>
          </table:table-cell>
          <table:table-cell office:value-type="float" office:value="2.323360916613622" table:style-name="ce125">
            <text:p>2,3<text:s text:c="5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5.1162790697674421" table:style-name="ce49">
            <text:p>-5,1<text:s text:c="3"/></text:p>
          </table:table-cell>
          <table:table-cell office:value-type="float" office:value="131" table:style-name="ce48">
            <text:p>+ 131</text:p>
          </table:table-cell>
          <table:table-cell office:value-type="float" office:value="179.45205479452056" table:style-name="ce49">
            <text:p>+179,5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24" table:style-name="ce121">
            <text:p><text:s/>124</text:p>
          </table:table-cell>
          <table:table-cell office:value-type="float" office:value="0.96079342941267631" table:style-name="ce122">
            <text:p>1,0<text:s text:c="5"/></text:p>
          </table:table-cell>
          <table:table-cell office:value-type="float" office:value="146" table:style-name="ce123">
            <text:p><text:s/>146</text:p>
          </table:table-cell>
          <table:table-cell office:value-type="float" office:value="1.2116182572614109" table:style-name="ce124">
            <text:p>1,2<text:s text:c="5"/></text:p>
          </table:table-cell>
          <table:table-cell office:value-type="float" office:value="29" table:style-name="ce123">
            <text:p><text:s/>29</text:p>
          </table:table-cell>
          <table:table-cell office:value-type="float" office:value="0.92297899427116492" table:style-name="ce125">
            <text:p>0,9<text:s text:c="5"/></text:p>
          </table:table-cell>
          <table:table-cell office:value-type="float" office:value="-22" table:style-name="ce48">
            <text:p><text:s/>- 22</text:p>
          </table:table-cell>
          <table:table-cell office:value-type="float" office:value="-15.068493150684931" table:style-name="ce49">
            <text:p>-15,1<text:s text:c="3"/></text:p>
          </table:table-cell>
          <table:table-cell office:value-type="float" office:value="95" table:style-name="ce48">
            <text:p>+ 95</text:p>
          </table:table-cell>
          <table:table-cell office:value-type="float" office:value="327.58620689655174" table:style-name="ce49">
            <text:p>+327,6<text:s text:c="3"/></text:p>
          </table:table-cell>
          <table:table-cell table:style-name="ce59"/>
          <table:table-cell table:number-columns-repeated="3" table:style-name="ce1"/>
          <table:table-cell table:number-columns-repeated="2" table:style-name="ce59"/>
          <table:table-cell table:number-columns-repeated="16366"/>
        </table:table-row>
        <table:table-row table:style-name="ro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3" table:style-name="ce59"/>
          <table:table-cell table:style-name="ce196"/>
          <table:table-cell table:number-columns-repeated="2" table:style-name="ce59"/>
          <table:table-cell table:number-columns-repeated="16366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4"/>
          <table:table-cell office:value-type="string" table:style-name="ce197">
            <text:p>CONTINENTE</text:p>
          </table:table-cell>
          <table:table-cell table:style-name="ce197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14"/>
          <table:table-cell table:number-columns-repeated="16366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 table:style-name="ce1"/>
        </table:table-row>
        <table:table-row table:style-name="ro3">
          <table:table-cell/>
          <table:table-cell office:value-type="string" table:style-name="ce198">
            <text:p>Total</text:p>
          </table:table-cell>
          <table:table-cell office:value-type="float" office:value="12578" table:style-name="ce35">
            <text:p>12 578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11689" table:style-name="ce146">
            <text:p>11 689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3040" table:style-name="ce37">
            <text:p>3 040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889" table:style-name="ce39">
            <text:p>+ 889</text:p>
          </table:table-cell>
          <table:table-cell office:value-type="float" office:value="7.6054410129181278" table:style-name="ce40">
            <text:p>+7,6<text:s text:c="3"/></text:p>
          </table:table-cell>
          <table:table-cell office:value-type="float" office:value="9538" table:style-name="ce39">
            <text:p>+9 538</text:p>
          </table:table-cell>
          <table:table-cell office:value-type="float" office:value="313.75" table:style-name="ce40">
            <text:p>+313,8<text:s text:c="3"/></text:p>
          </table:table-cell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199">
            <text:p>1- Repres. do poder legislativo e de órgãos exec., dirigentes, dire. e gestores execu.</text:p>
          </table:table-cell>
          <table:table-cell office:value-type="float" office:value="104" table:style-name="ce44">
            <text:p><text:s/>104</text:p>
          </table:table-cell>
          <table:table-cell office:value-type="float" office:value="0.82684051518524415" table:style-name="ce150">
            <text:p>0,8<text:s text:c="5"/></text:p>
          </table:table-cell>
          <table:table-cell office:value-type="float" office:value="95" table:style-name="ce151">
            <text:p><text:s/>95</text:p>
          </table:table-cell>
          <table:table-cell office:value-type="float" office:value="0.81272991701599795" table:style-name="ce152">
            <text:p>0,8<text:s text:c="5"/></text:p>
          </table:table-cell>
          <table:table-cell office:value-type="float" office:value="19" table:style-name="ce46">
            <text:p><text:s/>19</text:p>
          </table:table-cell>
          <table:table-cell office:value-type="float" office:value="0.625" table:style-name="ce153">
            <text:p>0,6<text:s text:c="5"/></text:p>
          </table:table-cell>
          <table:table-cell office:value-type="float" office:value="9" table:style-name="ce48">
            <text:p>+ 9</text:p>
          </table:table-cell>
          <table:table-cell office:value-type="float" office:value="9.4736842105263168" table:style-name="ce49">
            <text:p>+9,5<text:s text:c="3"/></text:p>
          </table:table-cell>
          <table:table-cell office:value-type="float" office:value="85" table:style-name="ce48">
            <text:p>+ 85</text:p>
          </table:table-cell>
          <table:table-cell office:value-type="float" office:value="447.36842105263162" table:style-name="ce49">
            <text:p>+447,4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199">
            <text:p>2- Especialistas das atividades intelectuais e científicas</text:p>
          </table:table-cell>
          <table:table-cell office:value-type="float" office:value="832" table:style-name="ce44">
            <text:p><text:s/>832</text:p>
          </table:table-cell>
          <table:table-cell office:value-type="float" office:value="6.6147241214819532" table:style-name="ce150">
            <text:p>6,6<text:s text:c="5"/></text:p>
          </table:table-cell>
          <table:table-cell office:value-type="float" office:value="946" table:style-name="ce151">
            <text:p><text:s/>946</text:p>
          </table:table-cell>
          <table:table-cell office:value-type="float" office:value="8.0930789631277271" table:style-name="ce152">
            <text:p>8,1<text:s text:c="5"/></text:p>
          </table:table-cell>
          <table:table-cell office:value-type="float" office:value="313" table:style-name="ce46">
            <text:p><text:s/>313</text:p>
          </table:table-cell>
          <table:table-cell office:value-type="float" office:value="10.296052631578947" table:style-name="ce153">
            <text:p>10,3<text:s text:c="5"/></text:p>
          </table:table-cell>
          <table:table-cell office:value-type="float" office:value="-114" table:style-name="ce48">
            <text:p><text:s/>- 114</text:p>
          </table:table-cell>
          <table:table-cell office:value-type="float" office:value="-12.050739957716702" table:style-name="ce49">
            <text:p>-12,1<text:s text:c="3"/></text:p>
          </table:table-cell>
          <table:table-cell office:value-type="float" office:value="519" table:style-name="ce48">
            <text:p>+ 519</text:p>
          </table:table-cell>
          <table:table-cell office:value-type="float" office:value="165.81469648562299" table:style-name="ce49">
            <text:p>+165,8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3- Técnicos e profissões de nível intermédio</text:p>
          </table:table-cell>
          <table:table-cell office:value-type="float" office:value="819" table:style-name="ce44">
            <text:p><text:s/>819</text:p>
          </table:table-cell>
          <table:table-cell office:value-type="float" office:value="6.5113690570837974" table:style-name="ce150">
            <text:p>6,5<text:s text:c="5"/></text:p>
          </table:table-cell>
          <table:table-cell office:value-type="float" office:value="852" table:style-name="ce151">
            <text:p><text:s/>852</text:p>
          </table:table-cell>
          <table:table-cell office:value-type="float" office:value="7.2889040978697919" table:style-name="ce152">
            <text:p>7,3<text:s text:c="5"/></text:p>
          </table:table-cell>
          <table:table-cell office:value-type="float" office:value="182" table:style-name="ce46">
            <text:p><text:s/>182</text:p>
          </table:table-cell>
          <table:table-cell office:value-type="float" office:value="5.9868421052631575" table:style-name="ce153">
            <text:p>6,0<text:s text:c="5"/></text:p>
          </table:table-cell>
          <table:table-cell office:value-type="float" office:value="-33" table:style-name="ce48">
            <text:p><text:s/>- 33</text:p>
          </table:table-cell>
          <table:table-cell office:value-type="float" office:value="-3.873239436619718" table:style-name="ce49">
            <text:p>-3,9<text:s text:c="3"/></text:p>
          </table:table-cell>
          <table:table-cell office:value-type="float" office:value="637" table:style-name="ce48">
            <text:p>+ 637</text:p>
          </table:table-cell>
          <table:table-cell office:value-type="float" office:value="350" table:style-name="ce49">
            <text:p>+350,0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4- Pessoal administrativo</text:p>
          </table:table-cell>
          <table:table-cell office:value-type="float" office:value="1156" table:style-name="ce44">
            <text:p>1 156</text:p>
          </table:table-cell>
          <table:table-cell office:value-type="float" office:value="9.1906503418667516" table:style-name="ce150">
            <text:p>9,2<text:s text:c="5"/></text:p>
          </table:table-cell>
          <table:table-cell office:value-type="float" office:value="1060" table:style-name="ce151">
            <text:p>1 060</text:p>
          </table:table-cell>
          <table:table-cell office:value-type="float" office:value="9.0683548635469258" table:style-name="ce152">
            <text:p>9,1<text:s text:c="5"/></text:p>
          </table:table-cell>
          <table:table-cell office:value-type="float" office:value="297" table:style-name="ce46">
            <text:p><text:s/>297</text:p>
          </table:table-cell>
          <table:table-cell office:value-type="float" office:value="9.7697368421052637" table:style-name="ce153">
            <text:p>9,8<text:s text:c="5"/></text:p>
          </table:table-cell>
          <table:table-cell office:value-type="float" office:value="96" table:style-name="ce48">
            <text:p>+ 96</text:p>
          </table:table-cell>
          <table:table-cell office:value-type="float" office:value="9.0566037735849054" table:style-name="ce49">
            <text:p>+9,1<text:s text:c="3"/></text:p>
          </table:table-cell>
          <table:table-cell office:value-type="float" office:value="859" table:style-name="ce48">
            <text:p>+ 859</text:p>
          </table:table-cell>
          <table:table-cell office:value-type="float" office:value="289.2255892255892" table:style-name="ce49">
            <text:p>+289,2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5- Trabalhadores dos serviços pessoais, de proteção e segurança e vendedores</text:p>
          </table:table-cell>
          <table:table-cell office:value-type="float" office:value="2590" table:style-name="ce44">
            <text:p>2 590</text:p>
          </table:table-cell>
          <table:table-cell office:value-type="float" office:value="20.591508983940212" table:style-name="ce150">
            <text:p>20,6<text:s text:c="5"/></text:p>
          </table:table-cell>
          <table:table-cell office:value-type="float" office:value="1725" table:style-name="ce151">
            <text:p>1 725</text:p>
          </table:table-cell>
          <table:table-cell office:value-type="float" office:value="14.75746428265891" table:style-name="ce152">
            <text:p>14,8<text:s text:c="5"/></text:p>
          </table:table-cell>
          <table:table-cell office:value-type="float" office:value="417" table:style-name="ce46">
            <text:p><text:s/>417</text:p>
          </table:table-cell>
          <table:table-cell office:value-type="float" office:value="13.717105263157894" table:style-name="ce153">
            <text:p>13,7<text:s text:c="5"/></text:p>
          </table:table-cell>
          <table:table-cell office:value-type="float" office:value="865" table:style-name="ce48">
            <text:p>+ 865</text:p>
          </table:table-cell>
          <table:table-cell office:value-type="float" office:value="50.14492753623189" table:style-name="ce49">
            <text:p>+50,1<text:s text:c="3"/></text:p>
          </table:table-cell>
          <table:table-cell office:value-type="float" office:value="2173" table:style-name="ce48">
            <text:p>+2 173</text:p>
          </table:table-cell>
          <table:table-cell office:value-type="float" office:value="521.10311750599521" table:style-name="ce49">
            <text:p>+521,1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6- Agricultores e trabalhadores qualificados da agricultura, da pesca e da floresta</text:p>
          </table:table-cell>
          <table:table-cell office:value-type="float" office:value="334" table:style-name="ce44">
            <text:p><text:s/>334</text:p>
          </table:table-cell>
          <table:table-cell office:value-type="float" office:value="2.6554301160756877" table:style-name="ce150">
            <text:p>2,7<text:s text:c="5"/></text:p>
          </table:table-cell>
          <table:table-cell office:value-type="float" office:value="294" table:style-name="ce151">
            <text:p><text:s/>294</text:p>
          </table:table-cell>
          <table:table-cell office:value-type="float" office:value="2.5151852168705622" table:style-name="ce152">
            <text:p>2,5<text:s text:c="5"/></text:p>
          </table:table-cell>
          <table:table-cell office:value-type="float" office:value="120" table:style-name="ce46">
            <text:p><text:s/>120</text:p>
          </table:table-cell>
          <table:table-cell office:value-type="float" office:value="3.9473684210526314" table:style-name="ce153">
            <text:p>3,9<text:s text:c="5"/></text:p>
          </table:table-cell>
          <table:table-cell office:value-type="float" office:value="40" table:style-name="ce48">
            <text:p>+ 40</text:p>
          </table:table-cell>
          <table:table-cell office:value-type="float" office:value="13.605442176870749" table:style-name="ce49">
            <text:p>+13,6<text:s text:c="3"/></text:p>
          </table:table-cell>
          <table:table-cell office:value-type="float" office:value="214" table:style-name="ce48">
            <text:p>+ 214</text:p>
          </table:table-cell>
          <table:table-cell office:value-type="float" office:value="178.33333333333334" table:style-name="ce49">
            <text:p>+178,3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7- Trabalhadores qualificados da indústria, construção e artífices</text:p>
          </table:table-cell>
          <table:table-cell office:value-type="float" office:value="2306" table:style-name="ce44">
            <text:p>2 306</text:p>
          </table:table-cell>
          <table:table-cell office:value-type="float" office:value="18.333598346318968" table:style-name="ce150">
            <text:p>18,3<text:s text:c="5"/></text:p>
          </table:table-cell>
          <table:table-cell office:value-type="float" office:value="2056" table:style-name="ce151">
            <text:p>2 056</text:p>
          </table:table-cell>
          <table:table-cell office:value-type="float" office:value="17.58918641457781" table:style-name="ce152">
            <text:p>17,6<text:s text:c="5"/></text:p>
          </table:table-cell>
          <table:table-cell office:value-type="float" office:value="477" table:style-name="ce46">
            <text:p><text:s/>477</text:p>
          </table:table-cell>
          <table:table-cell office:value-type="float" office:value="15.690789473684211" table:style-name="ce153">
            <text:p>15,7<text:s text:c="5"/></text:p>
          </table:table-cell>
          <table:table-cell office:value-type="float" office:value="250" table:style-name="ce48">
            <text:p>+ 250</text:p>
          </table:table-cell>
          <table:table-cell office:value-type="float" office:value="12.159533073929961" table:style-name="ce49">
            <text:p>+12,2<text:s text:c="3"/></text:p>
          </table:table-cell>
          <table:table-cell office:value-type="float" office:value="1829" table:style-name="ce48">
            <text:p>+1 829</text:p>
          </table:table-cell>
          <table:table-cell office:value-type="float" office:value="383.43815513626834" table:style-name="ce49">
            <text:p>+383,4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8- Operadores de instalações e máquinas e trabalhadores da montagem</text:p>
          </table:table-cell>
          <table:table-cell office:value-type="float" office:value="1186" table:style-name="ce44">
            <text:p>1 186</text:p>
          </table:table-cell>
          <table:table-cell office:value-type="float" office:value="9.4291620289394178" table:style-name="ce150">
            <text:p>9,4<text:s text:c="5"/></text:p>
          </table:table-cell>
          <table:table-cell office:value-type="float" office:value="1221" table:style-name="ce151">
            <text:p>1 221</text:p>
          </table:table-cell>
          <table:table-cell office:value-type="float" office:value="10.44571819659509" table:style-name="ce152">
            <text:p>10,4<text:s text:c="5"/></text:p>
          </table:table-cell>
          <table:table-cell office:value-type="float" office:value="277" table:style-name="ce46">
            <text:p><text:s/>277</text:p>
          </table:table-cell>
          <table:table-cell office:value-type="float" office:value="9.1118421052631593" table:style-name="ce153">
            <text:p>9,1<text:s text:c="5"/></text:p>
          </table:table-cell>
          <table:table-cell office:value-type="float" office:value="-35" table:style-name="ce48">
            <text:p><text:s/>- 35</text:p>
          </table:table-cell>
          <table:table-cell office:value-type="float" office:value="-2.8665028665028665" table:style-name="ce49">
            <text:p>-2,9<text:s text:c="3"/></text:p>
          </table:table-cell>
          <table:table-cell office:value-type="float" office:value="909" table:style-name="ce48">
            <text:p>+ 909</text:p>
          </table:table-cell>
          <table:table-cell office:value-type="float" office:value="328.15884476534296" table:style-name="ce49">
            <text:p>+328,2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9- Trabalhadores não qualificados</text:p>
          </table:table-cell>
          <table:table-cell office:value-type="float" office:value="3248" table:style-name="ce44">
            <text:p>3 248</text:p>
          </table:table-cell>
          <table:table-cell office:value-type="float" office:value="25.822865320400702" table:style-name="ce150">
            <text:p>25,8<text:s text:c="5"/></text:p>
          </table:table-cell>
          <table:table-cell office:value-type="float" office:value="3437" table:style-name="ce151">
            <text:p>3 437</text:p>
          </table:table-cell>
          <table:table-cell office:value-type="float" office:value="29.403712892463002" table:style-name="ce152">
            <text:p>29,4<text:s text:c="5"/></text:p>
          </table:table-cell>
          <table:table-cell office:value-type="float" office:value="938" table:style-name="ce46">
            <text:p><text:s/>938</text:p>
          </table:table-cell>
          <table:table-cell office:value-type="float" office:value="30.855263157894736" table:style-name="ce153">
            <text:p>30,9<text:s text:c="5"/></text:p>
          </table:table-cell>
          <table:table-cell office:value-type="float" office:value="-189" table:style-name="ce48">
            <text:p><text:s/>- 189</text:p>
          </table:table-cell>
          <table:table-cell office:value-type="float" office:value="-5.4989816700610996" table:style-name="ce49">
            <text:p>-5,5<text:s text:c="3"/></text:p>
          </table:table-cell>
          <table:table-cell office:value-type="float" office:value="2310" table:style-name="ce48">
            <text:p>+2 310</text:p>
          </table:table-cell>
          <table:table-cell office:value-type="float" office:value="246.26865671641789" table:style-name="ce49">
            <text:p>+246,3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0- Profissões das Forças Armadas</text:p>
          </table:table-cell>
          <table:table-cell office:value-type="float" office:value="3" table:style-name="ce44">
            <text:p><text:s/>3</text:p>
          </table:table-cell>
          <table:table-cell office:value-type="float" office:value="2.3851168707266657E-2" table:style-name="ce150">
            <text:p>0,0<text:s text:c="5"/></text:p>
          </table:table-cell>
          <table:table-cell office:value-type="float" office:value="3" table:style-name="ce151">
            <text:p><text:s/>3</text:p>
          </table:table-cell>
          <table:table-cell office:value-type="float" office:value="2.5665155274189409E-2" table:style-name="ce152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3" table:style-name="ce48">
            <text:p>+ 3</text:p>
          </table:table-cell>
          <table:table-cell office:value-type="string" table:style-name="ce49">
            <text:p>-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table:number-columns-repeated="6" table:style-name="ce59"/>
          <table:table-cell table:number-columns-repeated="16366"/>
        </table:table-row>
        <table:table-row table:style-name="ro1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4"/>
          <table:table-cell table:style-name="ce75"/>
          <table:table-cell table:style-name="ce74"/>
          <table:table-cell table:style-name="ce75"/>
          <table:table-cell table:number-columns-repeated="16372" table:style-name="ce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7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2" table:default-cell-style-name="ce1"/>
        <table:table-column table:style-name="co22" table:default-cell-style-name="ce1"/>
        <table:table-column table:style-name="co12" table:number-columns-repeated="3" table:default-cell-style-name="ce1"/>
        <table:table-column table:style-name="co23" table:default-cell-style-name="ce1"/>
        <table:table-column table:style-name="co12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8716in" svg:height="0.655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7339in" svg:y="0.29in" svg:width="1.82148in" svg:height="0.51705in">
                <draw:text-box>
                  <text:p text:style-name="a90" text:class-names="" text:cond-style-name=""><text:span text:style-name="a88" text:class-names="">ABRIL 2021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1807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4">
            <text:p>Quadro 10 - OFERTAS DE EMPREGO <text:s/>RECEBIDAS, <text:s text:c="3"/>POR ATIVIDADE 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2">
          <table:table-cell table:style-name="ce202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5">
          <table:table-cell table:style-name="ce202"/>
          <table:table-cell table:style-name="ce2"/>
          <table:table-cell table:style-name="ce8"/>
          <table:table-cell table:number-columns-repeated="9" table:style-name="ce2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 table:style-name="ce1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12578" table:style-name="ce35">
            <text:p>12 578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11689" table:style-name="ce37">
            <text:p>11 68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3040" table:style-name="ce37">
            <text:p>3 040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889" table:style-name="ce39">
            <text:p>+ 889</text:p>
          </table:table-cell>
          <table:table-cell office:value-type="float" office:value="7.6054410129181278" table:style-name="ce40">
            <text:p>+7,6<text:s text:c="3"/></text:p>
          </table:table-cell>
          <table:table-cell office:value-type="float" office:value="9538" table:style-name="ce39">
            <text:p>+9 538</text:p>
          </table:table-cell>
          <table:table-cell office:value-type="float" office:value="313.75" table:style-name="ce40">
            <text:p>+313,8<text:s text:c="3"/></text:p>
          </table:table-cell>
          <table:table-cell table:style-name="ce41"/>
          <table:table-cell table:style-name="ce1"/>
          <table:table-cell table:number-columns-repeated="4" table:style-name="ce42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460" table:style-name="ce35">
            <text:p><text:s/>460</text:p>
          </table:table-cell>
          <table:table-cell office:value-type="float" office:value="3.6571792017808873" table:style-name="ce36">
            <text:p>3,7<text:s text:c="5"/></text:p>
          </table:table-cell>
          <table:table-cell office:value-type="float" office:value="455" table:style-name="ce37">
            <text:p><text:s/>455</text:p>
          </table:table-cell>
          <table:table-cell office:value-type="float" office:value="3.8925485499187271" table:style-name="ce38">
            <text:p>3,9<text:s text:c="5"/></text:p>
          </table:table-cell>
          <table:table-cell office:value-type="float" office:value="184" table:style-name="ce37">
            <text:p><text:s/>184</text:p>
          </table:table-cell>
          <table:table-cell office:value-type="float" office:value="6.0526315789473681" table:style-name="ce38">
            <text:p>6,1<text:s text:c="5"/></text:p>
          </table:table-cell>
          <table:table-cell office:value-type="float" office:value="5" table:style-name="ce39">
            <text:p>+ 5</text:p>
          </table:table-cell>
          <table:table-cell office:value-type="float" office:value="1.098901098901099" table:style-name="ce40">
            <text:p>+1,1<text:s text:c="3"/></text:p>
          </table:table-cell>
          <table:table-cell office:value-type="float" office:value="276" table:style-name="ce39">
            <text:p>+ 276</text:p>
          </table:table-cell>
          <table:table-cell office:value-type="float" office:value="150" table:style-name="ce40">
            <text:p>+150,0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60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3527" table:style-name="ce55">
            <text:p>3 527</text:p>
          </table:table-cell>
          <table:table-cell office:value-type="float" office:value="28.041024010176496" table:style-name="ce56">
            <text:p>28,0<text:s text:c="5"/></text:p>
          </table:table-cell>
          <table:table-cell office:value-type="float" office:value="3673" table:style-name="ce37">
            <text:p>3 673</text:p>
          </table:table-cell>
          <table:table-cell office:value-type="float" office:value="31.4227051073659" table:style-name="ce38">
            <text:p>31,4<text:s text:c="5"/></text:p>
          </table:table-cell>
          <table:table-cell office:value-type="float" office:value="699" table:style-name="ce37">
            <text:p><text:s/>699</text:p>
          </table:table-cell>
          <table:table-cell office:value-type="float" office:value="22.993421052631579" table:style-name="ce38">
            <text:p>23,0<text:s text:c="5"/></text:p>
          </table:table-cell>
          <table:table-cell office:value-type="float" office:value="-146" table:style-name="ce39">
            <text:p><text:s/>- 146</text:p>
          </table:table-cell>
          <table:table-cell office:value-type="float" office:value="-3.9749523550231416" table:style-name="ce40">
            <text:p>-4,0<text:s text:c="3"/></text:p>
          </table:table-cell>
          <table:table-cell office:value-type="float" office:value="2828" table:style-name="ce39">
            <text:p>+2 828</text:p>
          </table:table-cell>
          <table:table-cell office:value-type="float" office:value="404.57796852646641" table:style-name="ce40">
            <text:p>+404,6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19" table:style-name="ce44">
            <text:p><text:s/>19</text:p>
          </table:table-cell>
          <table:table-cell office:value-type="float" office:value="0.15105740181268881" table:style-name="ce45">
            <text:p>0,2<text:s text:c="5"/></text:p>
          </table:table-cell>
          <table:table-cell office:value-type="float" office:value="20" table:style-name="ce46">
            <text:p><text:s/>20</text:p>
          </table:table-cell>
          <table:table-cell office:value-type="float" office:value="0.17110103516126274" table:style-name="ce47">
            <text:p>0,2<text:s text:c="5"/></text:p>
          </table:table-cell>
          <table:table-cell office:value-type="float" office:value="2" table:style-name="ce46">
            <text:p><text:s/>2</text:p>
          </table:table-cell>
          <table:table-cell office:value-type="float" office:value="6.5789473684210523E-2" table:style-name="ce47">
            <text:p>0,1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5" table:style-name="ce49">
            <text:p>-5,0<text:s text:c="3"/></text:p>
          </table:table-cell>
          <table:table-cell office:value-type="float" office:value="17" table:style-name="ce48">
            <text:p>+ 17</text:p>
          </table:table-cell>
          <table:table-cell office:value-type="float" office:value="850" table:style-name="ce49">
            <text:p>+850,0<text:s text:c="3"/></text:p>
          </table:table-cell>
          <table:table-cell table:style-name="ce65"/>
          <table:table-cell table:style-name="ce203"/>
          <table:table-cell table:style-name="ce204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376" table:style-name="ce44">
            <text:p><text:s/>376</text:p>
          </table:table-cell>
          <table:table-cell office:value-type="float" office:value="2.989346477977421" table:style-name="ce45">
            <text:p>3,0<text:s text:c="5"/></text:p>
          </table:table-cell>
          <table:table-cell office:value-type="float" office:value="236" table:style-name="ce46">
            <text:p><text:s/>236</text:p>
          </table:table-cell>
          <table:table-cell office:value-type="float" office:value="2.0189922149028998" table:style-name="ce47">
            <text:p>2,0<text:s text:c="5"/></text:p>
          </table:table-cell>
          <table:table-cell office:value-type="float" office:value="107" table:style-name="ce46">
            <text:p><text:s/>107</text:p>
          </table:table-cell>
          <table:table-cell office:value-type="float" office:value="3.5197368421052628" table:style-name="ce47">
            <text:p>3,5<text:s text:c="5"/></text:p>
          </table:table-cell>
          <table:table-cell office:value-type="float" office:value="140" table:style-name="ce48">
            <text:p>+ 140</text:p>
          </table:table-cell>
          <table:table-cell office:value-type="float" office:value="59.322033898305079" table:style-name="ce49">
            <text:p>+59,3<text:s text:c="3"/></text:p>
          </table:table-cell>
          <table:table-cell office:value-type="float" office:value="269" table:style-name="ce48">
            <text:p>+ 269</text:p>
          </table:table-cell>
          <table:table-cell office:value-type="float" office:value="251.4018691588785" table:style-name="ce49">
            <text:p>+251,4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60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159" table:style-name="ce44">
            <text:p><text:s/>159</text:p>
          </table:table-cell>
          <table:table-cell office:value-type="float" office:value="1.2641119414851327" table:style-name="ce62">
            <text:p>1,3<text:s text:c="5"/></text:p>
          </table:table-cell>
          <table:table-cell office:value-type="float" office:value="139" table:style-name="ce63">
            <text:p><text:s/>139</text:p>
          </table:table-cell>
          <table:table-cell office:value-type="float" office:value="1.1891521943707759" table:style-name="ce64">
            <text:p>1,2<text:s text:c="5"/></text:p>
          </table:table-cell>
          <table:table-cell office:value-type="float" office:value="10" table:style-name="ce46">
            <text:p><text:s/>10</text:p>
          </table:table-cell>
          <table:table-cell office:value-type="float" office:value="0.3289473684210526" table:style-name="ce64">
            <text:p>0,3<text:s text:c="5"/></text:p>
          </table:table-cell>
          <table:table-cell office:value-type="float" office:value="20" table:style-name="ce48">
            <text:p>+ 20</text:p>
          </table:table-cell>
          <table:table-cell office:value-type="float" office:value="14.388489208633093" table:style-name="ce49">
            <text:p>+14,4<text:s text:c="3"/></text:p>
          </table:table-cell>
          <table:table-cell office:value-type="float" office:value="149" table:style-name="ce48">
            <text:p>+ 149</text:p>
          </table:table-cell>
          <table:table-cell office:value-type="float" office:value="1490" table:style-name="ce49">
            <text:p>+1490,0<text:s text:c="3"/></text:p>
          </table:table-cell>
          <table:table-cell table:style-name="ce65"/>
          <table:table-cell table:style-name="ce203"/>
          <table:table-cell table:style-name="ce204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294" table:style-name="ce44">
            <text:p><text:s/>294</text:p>
          </table:table-cell>
          <table:table-cell office:value-type="float" office:value="2.3374145333121326" table:style-name="ce62">
            <text:p>2,3<text:s text:c="5"/></text:p>
          </table:table-cell>
          <table:table-cell office:value-type="float" office:value="340" table:style-name="ce63">
            <text:p><text:s/>340</text:p>
          </table:table-cell>
          <table:table-cell office:value-type="float" office:value="2.9087175977414663" table:style-name="ce64">
            <text:p>2,9<text:s text:c="5"/></text:p>
          </table:table-cell>
          <table:table-cell office:value-type="float" office:value="44" table:style-name="ce46">
            <text:p><text:s/>44</text:p>
          </table:table-cell>
          <table:table-cell office:value-type="float" office:value="1.4473684210526316" table:style-name="ce64">
            <text:p>1,4<text:s text:c="5"/></text:p>
          </table:table-cell>
          <table:table-cell office:value-type="float" office:value="-46" table:style-name="ce48">
            <text:p><text:s/>- 46</text:p>
          </table:table-cell>
          <table:table-cell office:value-type="float" office:value="-13.529411764705882" table:style-name="ce49">
            <text:p>-13,5<text:s text:c="3"/></text:p>
          </table:table-cell>
          <table:table-cell office:value-type="float" office:value="250" table:style-name="ce48">
            <text:p>+ 250</text:p>
          </table:table-cell>
          <table:table-cell office:value-type="float" office:value="568.18181818181813" table:style-name="ce49">
            <text:p>+568,2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59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96" table:style-name="ce44">
            <text:p><text:s/>196</text:p>
          </table:table-cell>
          <table:table-cell office:value-type="float" office:value="1.5582763555414216" table:style-name="ce62">
            <text:p>1,6<text:s text:c="5"/></text:p>
          </table:table-cell>
          <table:table-cell office:value-type="float" office:value="242" table:style-name="ce63">
            <text:p><text:s/>242</text:p>
          </table:table-cell>
          <table:table-cell office:value-type="float" office:value="2.0703225254512789" table:style-name="ce64">
            <text:p>2,1<text:s text:c="5"/></text:p>
          </table:table-cell>
          <table:table-cell office:value-type="float" office:value="53" table:style-name="ce46">
            <text:p><text:s/>53</text:p>
          </table:table-cell>
          <table:table-cell office:value-type="float" office:value="1.7434210526315788" table:style-name="ce64">
            <text:p>1,7<text:s text:c="5"/></text:p>
          </table:table-cell>
          <table:table-cell office:value-type="float" office:value="-46" table:style-name="ce48">
            <text:p><text:s/>- 46</text:p>
          </table:table-cell>
          <table:table-cell office:value-type="float" office:value="-19.008264462809919" table:style-name="ce49">
            <text:p>-19,0<text:s text:c="3"/></text:p>
          </table:table-cell>
          <table:table-cell office:value-type="float" office:value="143" table:style-name="ce48">
            <text:p>+ 143</text:p>
          </table:table-cell>
          <table:table-cell office:value-type="float" office:value="269.81132075471697" table:style-name="ce49">
            <text:p>+269,8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70" table:style-name="ce44">
            <text:p><text:s/>70</text:p>
          </table:table-cell>
          <table:table-cell office:value-type="float" office:value="0.55652726983622203" table:style-name="ce62">
            <text:p>0,6<text:s text:c="5"/></text:p>
          </table:table-cell>
          <table:table-cell office:value-type="float" office:value="97" table:style-name="ce63">
            <text:p><text:s/>97</text:p>
          </table:table-cell>
          <table:table-cell office:value-type="float" office:value="0.82984002053212413" table:style-name="ce64">
            <text:p>0,8<text:s text:c="5"/></text:p>
          </table:table-cell>
          <table:table-cell office:value-type="float" office:value="13" table:style-name="ce46">
            <text:p><text:s/>13</text:p>
          </table:table-cell>
          <table:table-cell office:value-type="float" office:value="0.42763157894736847" table:style-name="ce64">
            <text:p>0,4<text:s text:c="5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27.835051546391753" table:style-name="ce49">
            <text:p>-27,8<text:s text:c="3"/></text:p>
          </table:table-cell>
          <table:table-cell office:value-type="float" office:value="57" table:style-name="ce48">
            <text:p>+ 57</text:p>
          </table:table-cell>
          <table:table-cell office:value-type="float" office:value="438.46153846153851" table:style-name="ce49">
            <text:p>+438,5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51" table:style-name="ce44">
            <text:p><text:s/>51</text:p>
          </table:table-cell>
          <table:table-cell office:value-type="float" office:value="0.40546986802353313" table:style-name="ce62">
            <text:p>0,4<text:s text:c="5"/></text:p>
          </table:table-cell>
          <table:table-cell office:value-type="float" office:value="44" table:style-name="ce63">
            <text:p><text:s/>44</text:p>
          </table:table-cell>
          <table:table-cell office:value-type="float" office:value="0.37642227735477801" table:style-name="ce64">
            <text:p>0,4<text:s text:c="5"/></text:p>
          </table:table-cell>
          <table:table-cell office:value-type="float" office:value="8" table:style-name="ce46">
            <text:p><text:s/>8</text:p>
          </table:table-cell>
          <table:table-cell office:value-type="float" office:value="0.26315789473684209" table:style-name="ce64">
            <text:p>0,3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15.909090909090908" table:style-name="ce49">
            <text:p>+15,9<text:s text:c="3"/></text:p>
          </table:table-cell>
          <table:table-cell office:value-type="float" office:value="43" table:style-name="ce48">
            <text:p>+ 43</text:p>
          </table:table-cell>
          <table:table-cell office:value-type="float" office:value="537.5" table:style-name="ce49">
            <text:p>+537,5<text:s text:c="3"/></text:p>
          </table:table-cell>
          <table:table-cell table:style-name="ce59"/>
          <table:table-cell table:style-name="ce203"/>
          <table:table-cell table:style-name="ce204"/>
          <table:table-cell table:style-name="ce189"/>
          <table:table-cell table:style-name="ce59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97" table:style-name="ce44">
            <text:p><text:s/>97</text:p>
          </table:table-cell>
          <table:table-cell office:value-type="float" office:value="0.77118778820162182" table:style-name="ce62">
            <text:p>0,8<text:s text:c="5"/></text:p>
          </table:table-cell>
          <table:table-cell office:value-type="float" office:value="221" table:style-name="ce63">
            <text:p><text:s/>221</text:p>
          </table:table-cell>
          <table:table-cell office:value-type="float" office:value="1.8906664385319529" table:style-name="ce64">
            <text:p>1,9<text:s text:c="5"/></text:p>
          </table:table-cell>
          <table:table-cell office:value-type="float" office:value="29" table:style-name="ce46">
            <text:p><text:s/>29</text:p>
          </table:table-cell>
          <table:table-cell office:value-type="float" office:value="0.95394736842105265" table:style-name="ce64">
            <text:p>1,0<text:s text:c="5"/></text:p>
          </table:table-cell>
          <table:table-cell office:value-type="float" office:value="-124" table:style-name="ce48">
            <text:p><text:s/>- 124</text:p>
          </table:table-cell>
          <table:table-cell office:value-type="float" office:value="-56.108597285067873" table:style-name="ce49">
            <text:p>-56,1<text:s text:c="3"/></text:p>
          </table:table-cell>
          <table:table-cell office:value-type="float" office:value="68" table:style-name="ce48">
            <text:p>+ 68</text:p>
          </table:table-cell>
          <table:table-cell office:value-type="float" office:value="234.48275862068962" table:style-name="ce49">
            <text:p>+234,5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31" table:style-name="ce44">
            <text:p><text:s/>131</text:p>
          </table:table-cell>
          <table:table-cell office:value-type="float" office:value="1.0415010335506438" table:style-name="ce62">
            <text:p>1,0<text:s text:c="5"/></text:p>
          </table:table-cell>
          <table:table-cell office:value-type="float" office:value="103" table:style-name="ce63">
            <text:p><text:s/>103</text:p>
          </table:table-cell>
          <table:table-cell office:value-type="float" office:value="0.88117033108050302" table:style-name="ce64">
            <text:p>0,9<text:s text:c="5"/></text:p>
          </table:table-cell>
          <table:table-cell office:value-type="float" office:value="13" table:style-name="ce46">
            <text:p><text:s/>13</text:p>
          </table:table-cell>
          <table:table-cell office:value-type="float" office:value="0.42763157894736847" table:style-name="ce64">
            <text:p>0,4<text:s text:c="5"/></text:p>
          </table:table-cell>
          <table:table-cell office:value-type="float" office:value="28" table:style-name="ce48">
            <text:p>+ 28</text:p>
          </table:table-cell>
          <table:table-cell office:value-type="float" office:value="27.184466019417474" table:style-name="ce49">
            <text:p>+27,2<text:s text:c="3"/></text:p>
          </table:table-cell>
          <table:table-cell office:value-type="float" office:value="118" table:style-name="ce48">
            <text:p>+ 118</text:p>
          </table:table-cell>
          <table:table-cell office:value-type="float" office:value="907.69230769230762" table:style-name="ce49">
            <text:p>+907,7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340" table:style-name="ce44">
            <text:p><text:s/>340</text:p>
          </table:table-cell>
          <table:table-cell office:value-type="float" office:value="2.703132453490221" table:style-name="ce62">
            <text:p>2,7<text:s text:c="5"/></text:p>
          </table:table-cell>
          <table:table-cell office:value-type="float" office:value="394" table:style-name="ce63">
            <text:p><text:s/>394</text:p>
          </table:table-cell>
          <table:table-cell office:value-type="float" office:value="3.3706903926768756" table:style-name="ce64">
            <text:p>3,4<text:s text:c="5"/></text:p>
          </table:table-cell>
          <table:table-cell office:value-type="float" office:value="51" table:style-name="ce46">
            <text:p><text:s/>51</text:p>
          </table:table-cell>
          <table:table-cell office:value-type="float" office:value="1.6776315789473684" table:style-name="ce64">
            <text:p>1,7<text:s text:c="5"/></text:p>
          </table:table-cell>
          <table:table-cell office:value-type="float" office:value="-54" table:style-name="ce48">
            <text:p><text:s/>- 54</text:p>
          </table:table-cell>
          <table:table-cell office:value-type="float" office:value="-13.705583756345177" table:style-name="ce49">
            <text:p>-13,7<text:s text:c="3"/></text:p>
          </table:table-cell>
          <table:table-cell office:value-type="float" office:value="289" table:style-name="ce48">
            <text:p>+ 289</text:p>
          </table:table-cell>
          <table:table-cell office:value-type="float" office:value="566.66666666666674" table:style-name="ce49">
            <text:p>+566,7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112" table:style-name="ce44">
            <text:p><text:s/>112</text:p>
          </table:table-cell>
          <table:table-cell office:value-type="float" office:value="0.89044363173795515" table:style-name="ce62">
            <text:p>0,9<text:s text:c="5"/></text:p>
          </table:table-cell>
          <table:table-cell office:value-type="float" office:value="135" table:style-name="ce63">
            <text:p><text:s/>135</text:p>
          </table:table-cell>
          <table:table-cell office:value-type="float" office:value="1.1549319873385235" table:style-name="ce64">
            <text:p>1,2<text:s text:c="5"/></text:p>
          </table:table-cell>
          <table:table-cell office:value-type="float" office:value="25" table:style-name="ce46">
            <text:p><text:s/>25</text:p>
          </table:table-cell>
          <table:table-cell office:value-type="float" office:value="0.82236842105263153" table:style-name="ce64">
            <text:p>0,8<text:s text:c="5"/></text:p>
          </table:table-cell>
          <table:table-cell office:value-type="float" office:value="-23" table:style-name="ce48">
            <text:p><text:s/>- 23</text:p>
          </table:table-cell>
          <table:table-cell office:value-type="float" office:value="-17.037037037037038" table:style-name="ce49">
            <text:p>-17,0<text:s text:c="3"/></text:p>
          </table:table-cell>
          <table:table-cell office:value-type="float" office:value="87" table:style-name="ce48">
            <text:p>+ 87</text:p>
          </table:table-cell>
          <table:table-cell office:value-type="float" office:value="348" table:style-name="ce49">
            <text:p>+348,0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60" table:style-name="ce44">
            <text:p><text:s/>60</text:p>
          </table:table-cell>
          <table:table-cell office:value-type="float" office:value="0.47702337414533313" table:style-name="ce62">
            <text:p>0,5<text:s text:c="5"/></text:p>
          </table:table-cell>
          <table:table-cell office:value-type="float" office:value="78" table:style-name="ce63">
            <text:p><text:s/>78</text:p>
          </table:table-cell>
          <table:table-cell office:value-type="float" office:value="0.66729403712892466" table:style-name="ce64">
            <text:p>0,7<text:s text:c="5"/></text:p>
          </table:table-cell>
          <table:table-cell office:value-type="float" office:value="15" table:style-name="ce46">
            <text:p><text:s/>15</text:p>
          </table:table-cell>
          <table:table-cell office:value-type="float" office:value="0.49342105263157893" table:style-name="ce64">
            <text:p>0,5<text:s text:c="5"/></text:p>
          </table:table-cell>
          <table:table-cell office:value-type="float" office:value="-18" table:style-name="ce48">
            <text:p><text:s/>- 18</text:p>
          </table:table-cell>
          <table:table-cell office:value-type="float" office:value="-23.076923076923077" table:style-name="ce49">
            <text:p>-23,1<text:s text:c="3"/></text:p>
          </table:table-cell>
          <table:table-cell office:value-type="float" office:value="45" table:style-name="ce48">
            <text:p>+ 45</text:p>
          </table:table-cell>
          <table:table-cell office:value-type="float" office:value="300" table:style-name="ce49">
            <text:p>+300,0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261" table:style-name="ce44">
            <text:p><text:s/>261</text:p>
          </table:table-cell>
          <table:table-cell office:value-type="float" office:value="2.075051677532199" table:style-name="ce62">
            <text:p>2,1<text:s text:c="5"/></text:p>
          </table:table-cell>
          <table:table-cell office:value-type="float" office:value="306" table:style-name="ce63">
            <text:p><text:s/>306</text:p>
          </table:table-cell>
          <table:table-cell office:value-type="float" office:value="2.6178458379673195" table:style-name="ce64">
            <text:p>2,6<text:s text:c="5"/></text:p>
          </table:table-cell>
          <table:table-cell office:value-type="float" office:value="48" table:style-name="ce46">
            <text:p><text:s/>48</text:p>
          </table:table-cell>
          <table:table-cell office:value-type="float" office:value="1.5789473684210527" table:style-name="ce64">
            <text:p>1,6<text:s text:c="5"/></text:p>
          </table:table-cell>
          <table:table-cell office:value-type="float" office:value="-45" table:style-name="ce48">
            <text:p><text:s/>- 45</text:p>
          </table:table-cell>
          <table:table-cell office:value-type="float" office:value="-14.705882352941178" table:style-name="ce49">
            <text:p>-14,7<text:s text:c="3"/></text:p>
          </table:table-cell>
          <table:table-cell office:value-type="float" office:value="213" table:style-name="ce48">
            <text:p>+ 213</text:p>
          </table:table-cell>
          <table:table-cell office:value-type="float" office:value="443.75" table:style-name="ce49">
            <text:p>+443,8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86" table:style-name="ce44">
            <text:p><text:s/>86</text:p>
          </table:table-cell>
          <table:table-cell office:value-type="float" office:value="0.68373350294164414" table:style-name="ce62">
            <text:p>0,7<text:s text:c="5"/></text:p>
          </table:table-cell>
          <table:table-cell office:value-type="float" office:value="69" table:style-name="ce63">
            <text:p><text:s/>69</text:p>
          </table:table-cell>
          <table:table-cell office:value-type="float" office:value="0.59029857130635643" table:style-name="ce64">
            <text:p>0,6<text:s text:c="5"/></text:p>
          </table:table-cell>
          <table:table-cell office:value-type="float" office:value="34" table:style-name="ce46">
            <text:p><text:s/>34</text:p>
          </table:table-cell>
          <table:table-cell office:value-type="float" office:value="1.118421052631579" table:style-name="ce64">
            <text:p>1,1<text:s text:c="5"/></text:p>
          </table:table-cell>
          <table:table-cell office:value-type="float" office:value="17" table:style-name="ce48">
            <text:p>+ 17</text:p>
          </table:table-cell>
          <table:table-cell office:value-type="float" office:value="24.637681159420293" table:style-name="ce49">
            <text:p>+24,6<text:s text:c="3"/></text:p>
          </table:table-cell>
          <table:table-cell office:value-type="float" office:value="52" table:style-name="ce48">
            <text:p>+ 52</text:p>
          </table:table-cell>
          <table:table-cell office:value-type="float" office:value="152.94117647058823" table:style-name="ce49">
            <text:p>+152,9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1275" table:style-name="ce44">
            <text:p>1 275</text:p>
          </table:table-cell>
          <table:table-cell office:value-type="float" office:value="10.136746700588329" table:style-name="ce62">
            <text:p>10,1<text:s text:c="5"/></text:p>
          </table:table-cell>
          <table:table-cell office:value-type="float" office:value="1249" table:style-name="ce63">
            <text:p>1 249</text:p>
          </table:table-cell>
          <table:table-cell office:value-type="float" office:value="10.685259645820858" table:style-name="ce64">
            <text:p>10,7<text:s text:c="5"/></text:p>
          </table:table-cell>
          <table:table-cell office:value-type="float" office:value="247" table:style-name="ce46">
            <text:p><text:s/>247</text:p>
          </table:table-cell>
          <table:table-cell office:value-type="float" office:value="8.125" table:style-name="ce64">
            <text:p>8,1<text:s text:c="5"/></text:p>
          </table:table-cell>
          <table:table-cell office:value-type="float" office:value="26" table:style-name="ce48">
            <text:p>+ 26</text:p>
          </table:table-cell>
          <table:table-cell office:value-type="float" office:value="2.0816653322658127" table:style-name="ce49">
            <text:p>+2,1<text:s text:c="3"/></text:p>
          </table:table-cell>
          <table:table-cell office:value-type="float" office:value="1028" table:style-name="ce48">
            <text:p>+1 028</text:p>
          </table:table-cell>
          <table:table-cell office:value-type="float" office:value="416.19433198380563" table:style-name="ce49">
            <text:p>+416,2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/>
          <table:table-cell office:value-type="string" table:style-name="ce171">
            <text:p>Serviços</text:p>
          </table:table-cell>
          <table:table-cell office:value-type="float" office:value="8591" table:style-name="ce55">
            <text:p>8 591</text:p>
          </table:table-cell>
          <table:table-cell office:value-type="float" office:value="68.301796788042608" table:style-name="ce56">
            <text:p>68,3<text:s text:c="5"/></text:p>
          </table:table-cell>
          <table:table-cell office:value-type="float" office:value="7561" table:style-name="ce57">
            <text:p>7 561</text:p>
          </table:table-cell>
          <table:table-cell office:value-type="float" office:value="64.684746342715371" table:style-name="ce58">
            <text:p>64,7<text:s text:c="5"/></text:p>
          </table:table-cell>
          <table:table-cell office:value-type="float" office:value="2157" table:style-name="ce57">
            <text:p>2 157</text:p>
          </table:table-cell>
          <table:table-cell office:value-type="float" office:value="70.953947368421055" table:style-name="ce58">
            <text:p>71,0<text:s text:c="5"/></text:p>
          </table:table-cell>
          <table:table-cell office:value-type="float" office:value="1030" table:style-name="ce39">
            <text:p>+1 030</text:p>
          </table:table-cell>
          <table:table-cell office:value-type="float" office:value="13.622536701494511" table:style-name="ce40">
            <text:p>+13,6<text:s text:c="3"/></text:p>
          </table:table-cell>
          <table:table-cell office:value-type="float" office:value="6434" table:style-name="ce39">
            <text:p>+6 434</text:p>
          </table:table-cell>
          <table:table-cell office:value-type="float" office:value="298.28465461288829" table:style-name="ce40">
            <text:p>+298,3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231" table:style-name="ce44">
            <text:p><text:s/>231</text:p>
          </table:table-cell>
          <table:table-cell office:value-type="float" office:value="1.8365399904595328" table:style-name="ce62">
            <text:p>1,8<text:s text:c="5"/></text:p>
          </table:table-cell>
          <table:table-cell office:value-type="float" office:value="241" table:style-name="ce63">
            <text:p><text:s/>241</text:p>
          </table:table-cell>
          <table:table-cell office:value-type="float" office:value="2.0617674736932159" table:style-name="ce64">
            <text:p>2,1<text:s text:c="5"/></text:p>
          </table:table-cell>
          <table:table-cell office:value-type="float" office:value="31" table:style-name="ce63">
            <text:p><text:s/>31</text:p>
          </table:table-cell>
          <table:table-cell office:value-type="float" office:value="1.0197368421052633" table:style-name="ce64">
            <text:p>1,0<text:s text:c="5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4.1493775933609953" table:style-name="ce49">
            <text:p>-4,1<text:s text:c="3"/></text:p>
          </table:table-cell>
          <table:table-cell office:value-type="float" office:value="200" table:style-name="ce48">
            <text:p>+ 200</text:p>
          </table:table-cell>
          <table:table-cell office:value-type="float" office:value="645.16129032258061" table:style-name="ce49">
            <text:p>+645,2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1612" table:style-name="ce44">
            <text:p>1 612</text:p>
          </table:table-cell>
          <table:table-cell office:value-type="float" office:value="12.816027985371283" table:style-name="ce62">
            <text:p>12,8<text:s text:c="5"/></text:p>
          </table:table-cell>
          <table:table-cell office:value-type="float" office:value="1428" table:style-name="ce63">
            <text:p>1 428</text:p>
          </table:table-cell>
          <table:table-cell office:value-type="float" office:value="12.216613910514159" table:style-name="ce64">
            <text:p>12,2<text:s text:c="5"/></text:p>
          </table:table-cell>
          <table:table-cell office:value-type="float" office:value="277" table:style-name="ce63">
            <text:p><text:s/>277</text:p>
          </table:table-cell>
          <table:table-cell office:value-type="float" office:value="9.1118421052631593" table:style-name="ce64">
            <text:p>9,1<text:s text:c="5"/></text:p>
          </table:table-cell>
          <table:table-cell office:value-type="float" office:value="184" table:style-name="ce48">
            <text:p>+ 184</text:p>
          </table:table-cell>
          <table:table-cell office:value-type="float" office:value="12.885154061624648" table:style-name="ce49">
            <text:p>+12,9<text:s text:c="3"/></text:p>
          </table:table-cell>
          <table:table-cell office:value-type="float" office:value="1335" table:style-name="ce48">
            <text:p>+1 335</text:p>
          </table:table-cell>
          <table:table-cell office:value-type="float" office:value="481.94945848375454" table:style-name="ce49">
            <text:p>+481,9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Transportes e armazenagem</text:p>
          </table:table-cell>
          <table:table-cell office:value-type="float" office:value="273" table:style-name="ce44">
            <text:p><text:s/>273</text:p>
          </table:table-cell>
          <table:table-cell office:value-type="float" office:value="2.1704563523612657" table:style-name="ce62">
            <text:p>2,2<text:s text:c="5"/></text:p>
          </table:table-cell>
          <table:table-cell office:value-type="float" office:value="224" table:style-name="ce63">
            <text:p><text:s/>224</text:p>
          </table:table-cell>
          <table:table-cell office:value-type="float" office:value="1.9163315938061425" table:style-name="ce64">
            <text:p>1,9<text:s text:c="5"/></text:p>
          </table:table-cell>
          <table:table-cell office:value-type="float" office:value="28" table:style-name="ce63">
            <text:p><text:s/>28</text:p>
          </table:table-cell>
          <table:table-cell office:value-type="float" office:value="0.92105263157894723" table:style-name="ce64">
            <text:p>0,9<text:s text:c="5"/></text:p>
          </table:table-cell>
          <table:table-cell office:value-type="float" office:value="49" table:style-name="ce48">
            <text:p>+ 49</text:p>
          </table:table-cell>
          <table:table-cell office:value-type="float" office:value="21.875" table:style-name="ce49">
            <text:p>+21,9<text:s text:c="3"/></text:p>
          </table:table-cell>
          <table:table-cell office:value-type="float" office:value="245" table:style-name="ce48">
            <text:p>+ 245</text:p>
          </table:table-cell>
          <table:table-cell office:value-type="float" office:value="875" table:style-name="ce49">
            <text:p>+875,0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lojamento, restauração e similares</text:p>
          </table:table-cell>
          <table:table-cell office:value-type="float" office:value="2104" table:style-name="ce44">
            <text:p>2 104</text:p>
          </table:table-cell>
          <table:table-cell office:value-type="float" office:value="16.727619653363014" table:style-name="ce62">
            <text:p>16,7<text:s text:c="5"/></text:p>
          </table:table-cell>
          <table:table-cell office:value-type="float" office:value="985" table:style-name="ce63">
            <text:p><text:s/>985</text:p>
          </table:table-cell>
          <table:table-cell office:value-type="float" office:value="8.4267259816921882" table:style-name="ce64">
            <text:p>8,4<text:s text:c="5"/></text:p>
          </table:table-cell>
          <table:table-cell office:value-type="float" office:value="54" table:style-name="ce63">
            <text:p><text:s/>54</text:p>
          </table:table-cell>
          <table:table-cell office:value-type="float" office:value="1.7763157894736841" table:style-name="ce64">
            <text:p>1,8<text:s text:c="5"/></text:p>
          </table:table-cell>
          <table:table-cell office:value-type="float" office:value="1119" table:style-name="ce48">
            <text:p>+1 119</text:p>
          </table:table-cell>
          <table:table-cell office:value-type="float" office:value="113.60406091370558" table:style-name="ce49">
            <text:p>+113,6<text:s text:c="3"/></text:p>
          </table:table-cell>
          <table:table-cell office:value-type="float" office:value="2050" table:style-name="ce48">
            <text:p>+2 050</text:p>
          </table:table-cell>
          <table:table-cell office:value-type="float" office:value="3796.2962962962961" table:style-name="ce49">
            <text:p>+3796,3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203" table:style-name="ce44">
            <text:p><text:s/>203</text:p>
          </table:table-cell>
          <table:table-cell office:value-type="float" office:value="1.6139290825250439" table:style-name="ce62">
            <text:p>1,6<text:s text:c="5"/></text:p>
          </table:table-cell>
          <table:table-cell office:value-type="float" office:value="192" table:style-name="ce63">
            <text:p><text:s/>192</text:p>
          </table:table-cell>
          <table:table-cell office:value-type="float" office:value="1.6425699375481222" table:style-name="ce64">
            <text:p>1,6<text:s text:c="5"/></text:p>
          </table:table-cell>
          <table:table-cell office:value-type="float" office:value="89" table:style-name="ce63">
            <text:p><text:s/>89</text:p>
          </table:table-cell>
          <table:table-cell office:value-type="float" office:value="2.9276315789473686" table:style-name="ce64">
            <text:p>2,9<text:s text:c="5"/></text:p>
          </table:table-cell>
          <table:table-cell office:value-type="float" office:value="11" table:style-name="ce48">
            <text:p>+ 11</text:p>
          </table:table-cell>
          <table:table-cell office:value-type="float" office:value="5.7291666666666661" table:style-name="ce49">
            <text:p>+5,7<text:s text:c="3"/></text:p>
          </table:table-cell>
          <table:table-cell office:value-type="float" office:value="114" table:style-name="ce48">
            <text:p>+ 114</text:p>
          </table:table-cell>
          <table:table-cell office:value-type="float" office:value="128.08988764044943" table:style-name="ce49">
            <text:p>+128,1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59" table:style-name="ce44">
            <text:p><text:s/>59</text:p>
          </table:table-cell>
          <table:table-cell office:value-type="float" office:value="0.46907298457624419" table:style-name="ce62">
            <text:p>0,5<text:s text:c="5"/></text:p>
          </table:table-cell>
          <table:table-cell office:value-type="float" office:value="44" table:style-name="ce63">
            <text:p><text:s/>44</text:p>
          </table:table-cell>
          <table:table-cell office:value-type="float" office:value="0.37642227735477801" table:style-name="ce64">
            <text:p>0,4<text:s text:c="5"/></text:p>
          </table:table-cell>
          <table:table-cell office:value-type="float" office:value="34" table:style-name="ce63">
            <text:p><text:s/>34</text:p>
          </table:table-cell>
          <table:table-cell office:value-type="float" office:value="1.118421052631579" table:style-name="ce64">
            <text:p>1,1<text:s text:c="5"/></text:p>
          </table:table-cell>
          <table:table-cell office:value-type="float" office:value="15" table:style-name="ce48">
            <text:p>+ 15</text:p>
          </table:table-cell>
          <table:table-cell office:value-type="float" office:value="34.090909090909086" table:style-name="ce49">
            <text:p>+34,1<text:s text:c="3"/></text:p>
          </table:table-cell>
          <table:table-cell office:value-type="float" office:value="25" table:style-name="ce48">
            <text:p>+ 25</text:p>
          </table:table-cell>
          <table:table-cell office:value-type="float" office:value="73.529411764705884" table:style-name="ce49">
            <text:p>+73,5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2363" table:style-name="ce44">
            <text:p>2 363</text:p>
          </table:table-cell>
          <table:table-cell office:value-type="float" office:value="18.786770551757037" table:style-name="ce62">
            <text:p>18,8<text:s text:c="5"/></text:p>
          </table:table-cell>
          <table:table-cell office:value-type="float" office:value="2694" table:style-name="ce63">
            <text:p>2 694</text:p>
          </table:table-cell>
          <table:table-cell office:value-type="float" office:value="23.04730943622209" table:style-name="ce64">
            <text:p>23,0<text:s text:c="5"/></text:p>
          </table:table-cell>
          <table:table-cell office:value-type="float" office:value="999" table:style-name="ce63">
            <text:p><text:s/>999</text:p>
          </table:table-cell>
          <table:table-cell office:value-type="float" office:value="32.861842105263158" table:style-name="ce64">
            <text:p>32,9<text:s text:c="5"/></text:p>
          </table:table-cell>
          <table:table-cell office:value-type="float" office:value="-331" table:style-name="ce48">
            <text:p><text:s/>- 331</text:p>
          </table:table-cell>
          <table:table-cell office:value-type="float" office:value="-12.28656273199703" table:style-name="ce49">
            <text:p>-12,3<text:s text:c="3"/></text:p>
          </table:table-cell>
          <table:table-cell office:value-type="float" office:value="1364" table:style-name="ce48">
            <text:p>+1 364</text:p>
          </table:table-cell>
          <table:table-cell office:value-type="float" office:value="136.53653653653654" table:style-name="ce49">
            <text:p>+136,5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640" table:style-name="ce44">
            <text:p><text:s/>640</text:p>
          </table:table-cell>
          <table:table-cell office:value-type="float" office:value="5.0882493242168874" table:style-name="ce62">
            <text:p>5,1<text:s text:c="5"/></text:p>
          </table:table-cell>
          <table:table-cell office:value-type="float" office:value="637" table:style-name="ce63">
            <text:p><text:s/>637</text:p>
          </table:table-cell>
          <table:table-cell office:value-type="float" office:value="5.4495679698862176" table:style-name="ce64">
            <text:p>5,4<text:s text:c="5"/></text:p>
          </table:table-cell>
          <table:table-cell office:value-type="float" office:value="182" table:style-name="ce63">
            <text:p><text:s/>182</text:p>
          </table:table-cell>
          <table:table-cell office:value-type="float" office:value="5.9868421052631575" table:style-name="ce64">
            <text:p>6,0<text:s text:c="5"/></text:p>
          </table:table-cell>
          <table:table-cell office:value-type="float" office:value="3" table:style-name="ce48">
            <text:p>+ 3</text:p>
          </table:table-cell>
          <table:table-cell office:value-type="float" office:value="0.47095761381475665" table:style-name="ce49">
            <text:p>+0,5<text:s text:c="3"/></text:p>
          </table:table-cell>
          <table:table-cell office:value-type="float" office:value="458" table:style-name="ce48">
            <text:p>+ 458</text:p>
          </table:table-cell>
          <table:table-cell office:value-type="float" office:value="251.64835164835165" table:style-name="ce49">
            <text:p>+251,6<text:s text:c="3"/></text:p>
          </table:table-cell>
          <table:table-cell table:style-name="ce1"/>
          <table:table-cell table:style-name="ce203"/>
          <table:table-cell table:style-name="ce204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713" table:style-name="ce44">
            <text:p><text:s/>713</text:p>
          </table:table-cell>
          <table:table-cell office:value-type="float" office:value="5.6686277627603756" table:style-name="ce62">
            <text:p>5,7<text:s text:c="5"/></text:p>
          </table:table-cell>
          <table:table-cell office:value-type="float" office:value="782" table:style-name="ce63">
            <text:p><text:s/>782</text:p>
          </table:table-cell>
          <table:table-cell office:value-type="float" office:value="6.6900504748053731" table:style-name="ce64">
            <text:p>6,7<text:s text:c="5"/></text:p>
          </table:table-cell>
          <table:table-cell office:value-type="float" office:value="378" table:style-name="ce63">
            <text:p><text:s/>378</text:p>
          </table:table-cell>
          <table:table-cell office:value-type="float" office:value="12.434210526315789" table:style-name="ce64">
            <text:p>12,4<text:s text:c="5"/></text:p>
          </table:table-cell>
          <table:table-cell office:value-type="float" office:value="-69" table:style-name="ce48">
            <text:p><text:s/>- 69</text:p>
          </table:table-cell>
          <table:table-cell office:value-type="float" office:value="-8.8235294117647065" table:style-name="ce49">
            <text:p>-8,8<text:s text:c="3"/></text:p>
          </table:table-cell>
          <table:table-cell office:value-type="float" office:value="335" table:style-name="ce48">
            <text:p>+ 335</text:p>
          </table:table-cell>
          <table:table-cell office:value-type="float" office:value="88.624338624338634" table:style-name="ce49">
            <text:p>+88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393" table:style-name="ce44">
            <text:p><text:s/>393</text:p>
          </table:table-cell>
          <table:table-cell office:value-type="float" office:value="3.1245031006519319" table:style-name="ce62">
            <text:p>3,1<text:s text:c="5"/></text:p>
          </table:table-cell>
          <table:table-cell office:value-type="float" office:value="334" table:style-name="ce63">
            <text:p><text:s/>334</text:p>
          </table:table-cell>
          <table:table-cell office:value-type="float" office:value="2.8573872871930877" table:style-name="ce64">
            <text:p>2,9<text:s text:c="5"/></text:p>
          </table:table-cell>
          <table:table-cell office:value-type="float" office:value="85" table:style-name="ce63">
            <text:p><text:s/>85</text:p>
          </table:table-cell>
          <table:table-cell office:value-type="float" office:value="2.7960526315789473" table:style-name="ce64">
            <text:p>2,8<text:s text:c="5"/></text:p>
          </table:table-cell>
          <table:table-cell office:value-type="float" office:value="59" table:style-name="ce48">
            <text:p>+ 59</text:p>
          </table:table-cell>
          <table:table-cell office:value-type="float" office:value="17.664670658682635" table:style-name="ce49">
            <text:p>+17,7<text:s text:c="3"/></text:p>
          </table:table-cell>
          <table:table-cell office:value-type="float" office:value="308" table:style-name="ce48">
            <text:p>+ 308</text:p>
          </table:table-cell>
          <table:table-cell office:value-type="float" office:value="362.35294117647061" table:style-name="ce49">
            <text:p>+362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table:style-name="ce1"/>
          <table:table-cell table:style-name="ce65"/>
          <table:table-cell table:style-name="ce207"/>
          <table:table-cell table:number-columns-repeated="16369" table:style-name="ce1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2" table:style-name="ce1"/>
          <table:table-cell table:style-name="ce207"/>
          <table:table-cell table:number-columns-repeated="16369" table:style-name="ce1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57031in" svg:y="5.97767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58536in" svg:y="4.83869in" svg:width="0.06757in" svg:height="0.21094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style-name="ro15">
          <table:table-cell table:style-name="ce202"/>
          <table:table-cell table:number-columns-repeated="12"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4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3"/>
          <table:table-cell table:number-columns-repeated="4" table:style-name="ce42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13" table:default-cell-style-name="ce1" table:visibility="collapse"/>
        <table:table-column table:style-name="co28" table:default-cell-style-name="ce1"/>
        <table:table-column table:style-name="co25" table:default-cell-style-name="ce1"/>
        <table:table-column table:style-name="co29" table:default-cell-style-name="ce1"/>
        <table:table-column table:style-name="co25" table:default-cell-style-name="ce92"/>
        <table:table-column table:style-name="co10" table:default-cell-style-name="ce92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1"/>
        <table:table-column table:style-name="co17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6673in" svg:height="0.6610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3147in" svg:y="0.29991in" svg:width="2.03524in" svg:height="0.52131in">
                <draw:text-box>
                  <text:p text:style-name="a101" text:class-names="" text:cond-style-name=""><text:span text:style-name="a99" text:class-names="">ABRIL 2021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1605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5" table:style-name="ce3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4">
            <text:p><text:s/>Quadro 11 - <text:s/>COLOCAÇÕES EFETUADAS, <text:s text:c="2"/>POR <text:s/>REGIÕES<text:s text:c="3"/></text:p>
          </table:table-cell>
          <table:table-cell table:number-columns-repeated="10" table:style-name="ce183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2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15"/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0">
          <table:table-cell table:style-name="ce1"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3">
            <text:p>PORTUGAL</text:p>
          </table:table-cell>
          <table:table-cell office:value-type="float" office:value="7848" table:style-name="ce114">
            <text:p>7 848</text:p>
          </table:table-cell>
          <table:table-cell office:value-type="float" office:value="99.999999999999986" table:style-name="ce115">
            <text:p>100,0<text:s text:c="5"/></text:p>
          </table:table-cell>
          <table:table-cell office:value-type="float" office:value="6899" table:style-name="ce116">
            <text:p>6 899</text:p>
          </table:table-cell>
          <table:table-cell office:value-type="float" office:value="99.999999999999986" table:style-name="ce117">
            <text:p>100,0<text:s text:c="5"/></text:p>
          </table:table-cell>
          <table:table-cell office:value-type="float" office:value="2331" table:style-name="ce116">
            <text:p>2 331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949" table:style-name="ce39">
            <text:p>+ 949</text:p>
          </table:table-cell>
          <table:table-cell office:value-type="float" office:value="13.755616756051603" table:style-name="ce40">
            <text:p>+13,8<text:s text:c="3"/></text:p>
          </table:table-cell>
          <table:table-cell office:value-type="float" office:value="5517" table:style-name="ce39">
            <text:p>+5 517</text:p>
          </table:table-cell>
          <table:table-cell office:value-type="float" office:value="236.67953667953668" table:style-name="ce40">
            <text:p>+236,7<text:s text:c="3"/></text:p>
          </table:table-cell>
          <table:table-cell table:style-name="ce3"/>
          <table:table-cell table:number-columns-repeated="2" table:style-name="ce42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19">
            <text:p>CONTINENTE</text:p>
          </table:table-cell>
          <table:table-cell office:value-type="float" office:value="7589" table:style-name="ce114">
            <text:p>7 589</text:p>
          </table:table-cell>
          <table:table-cell office:value-type="float" office:value="96.699796126401623" table:style-name="ce115">
            <text:p>96,7<text:s text:c="5"/></text:p>
          </table:table-cell>
          <table:table-cell office:value-type="float" office:value="6645" table:style-name="ce116">
            <text:p>6 645</text:p>
          </table:table-cell>
          <table:table-cell office:value-type="float" office:value="96.318307001014631" table:style-name="ce117">
            <text:p>96,3<text:s text:c="5"/></text:p>
          </table:table-cell>
          <table:table-cell office:value-type="float" office:value="2233" table:style-name="ce116">
            <text:p>2 233</text:p>
          </table:table-cell>
          <table:table-cell office:value-type="float" office:value="95.795795795795797" table:style-name="ce118">
            <text:p>95,8<text:s text:c="5"/></text:p>
          </table:table-cell>
          <table:table-cell office:value-type="float" office:value="944" table:style-name="ce39">
            <text:p>+ 944</text:p>
          </table:table-cell>
          <table:table-cell office:value-type="float" office:value="14.206170052671183" table:style-name="ce40">
            <text:p>+14,2<text:s text:c="3"/></text:p>
          </table:table-cell>
          <table:table-cell office:value-type="float" office:value="5356" table:style-name="ce39">
            <text:p>+5 356</text:p>
          </table:table-cell>
          <table:table-cell office:value-type="float" office:value="239.85669502910883" table:style-name="ce40">
            <text:p>+239,9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0">
            <text:p>Norte</text:p>
          </table:table-cell>
          <table:table-cell office:value-type="float" office:value="2915" table:style-name="ce121">
            <text:p>2 915</text:p>
          </table:table-cell>
          <table:table-cell office:value-type="float" office:value="37.143221202854235" table:style-name="ce122">
            <text:p>37,1<text:s text:c="5"/></text:p>
          </table:table-cell>
          <table:table-cell office:value-type="float" office:value="2727" table:style-name="ce123">
            <text:p>2 727</text:p>
          </table:table-cell>
          <table:table-cell office:value-type="float" office:value="39.527467748949121" table:style-name="ce124">
            <text:p>39,5<text:s text:c="5"/></text:p>
          </table:table-cell>
          <table:table-cell office:value-type="float" office:value="842" table:style-name="ce123">
            <text:p><text:s/>842</text:p>
          </table:table-cell>
          <table:table-cell office:value-type="float" office:value="36.121836121836118" table:style-name="ce125">
            <text:p>36,1<text:s text:c="5"/></text:p>
          </table:table-cell>
          <table:table-cell office:value-type="float" office:value="188" table:style-name="ce48">
            <text:p>+ 188</text:p>
          </table:table-cell>
          <table:table-cell office:value-type="float" office:value="6.8940227356068942" table:style-name="ce49">
            <text:p>+6,9<text:s text:c="3"/></text:p>
          </table:table-cell>
          <table:table-cell office:value-type="float" office:value="2073" table:style-name="ce48">
            <text:p>+2 073</text:p>
          </table:table-cell>
          <table:table-cell office:value-type="float" office:value="246.19952494061755" table:style-name="ce49">
            <text:p>+246,2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0">
            <text:p>Centro</text:p>
          </table:table-cell>
          <table:table-cell office:value-type="float" office:value="1871" table:style-name="ce121">
            <text:p>1 871</text:p>
          </table:table-cell>
          <table:table-cell office:value-type="float" office:value="23.84046890927625" table:style-name="ce122">
            <text:p>23,8<text:s text:c="5"/></text:p>
          </table:table-cell>
          <table:table-cell office:value-type="float" office:value="1699" table:style-name="ce123">
            <text:p>1 699</text:p>
          </table:table-cell>
          <table:table-cell office:value-type="float" office:value="24.626757501087116" table:style-name="ce124">
            <text:p>24,6<text:s text:c="5"/></text:p>
          </table:table-cell>
          <table:table-cell office:value-type="float" office:value="677" table:style-name="ce123">
            <text:p><text:s/>677</text:p>
          </table:table-cell>
          <table:table-cell office:value-type="float" office:value="29.043329043329042" table:style-name="ce125">
            <text:p>29,0<text:s text:c="5"/></text:p>
          </table:table-cell>
          <table:table-cell office:value-type="float" office:value="172" table:style-name="ce48">
            <text:p>+ 172</text:p>
          </table:table-cell>
          <table:table-cell office:value-type="float" office:value="10.123602118893468" table:style-name="ce49">
            <text:p>+10,1<text:s text:c="3"/></text:p>
          </table:table-cell>
          <table:table-cell office:value-type="float" office:value="1194" table:style-name="ce48">
            <text:p>+1 194</text:p>
          </table:table-cell>
          <table:table-cell office:value-type="float" office:value="176.36632200886262" table:style-name="ce49">
            <text:p>+176,4<text:s text:c="3"/></text:p>
          </table:table-cell>
          <table:table-cell table:style-name="ce65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947" table:style-name="ce121">
            <text:p>1 947</text:p>
          </table:table-cell>
          <table:table-cell office:value-type="float" office:value="24.808868501529052" table:style-name="ce122">
            <text:p>24,8<text:s text:c="5"/></text:p>
          </table:table-cell>
          <table:table-cell office:value-type="float" office:value="1709" table:style-name="ce123">
            <text:p>1 709</text:p>
          </table:table-cell>
          <table:table-cell office:value-type="float" office:value="24.771706044354254" table:style-name="ce124">
            <text:p>24,8<text:s text:c="5"/></text:p>
          </table:table-cell>
          <table:table-cell office:value-type="float" office:value="515" table:style-name="ce123">
            <text:p><text:s/>515</text:p>
          </table:table-cell>
          <table:table-cell office:value-type="float" office:value="22.093522093522093" table:style-name="ce125">
            <text:p>22,1<text:s text:c="5"/></text:p>
          </table:table-cell>
          <table:table-cell office:value-type="float" office:value="238" table:style-name="ce48">
            <text:p>+ 238</text:p>
          </table:table-cell>
          <table:table-cell office:value-type="float" office:value="13.926272674078408" table:style-name="ce49">
            <text:p>+13,9<text:s text:c="3"/></text:p>
          </table:table-cell>
          <table:table-cell office:value-type="float" office:value="1432" table:style-name="ce48">
            <text:p>+1 432</text:p>
          </table:table-cell>
          <table:table-cell office:value-type="float" office:value="278.05825242718447" table:style-name="ce49">
            <text:p>+278,1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456" table:style-name="ce121">
            <text:p><text:s/>456</text:p>
          </table:table-cell>
          <table:table-cell office:value-type="float" office:value="5.81039755351682" table:style-name="ce122">
            <text:p>5,8<text:s text:c="5"/></text:p>
          </table:table-cell>
          <table:table-cell office:value-type="float" office:value="313" table:style-name="ce123">
            <text:p><text:s/>313</text:p>
          </table:table-cell>
          <table:table-cell office:value-type="float" office:value="4.5368894042614869" table:style-name="ce124">
            <text:p>4,5<text:s text:c="5"/></text:p>
          </table:table-cell>
          <table:table-cell office:value-type="float" office:value="160" table:style-name="ce123">
            <text:p><text:s/>160</text:p>
          </table:table-cell>
          <table:table-cell office:value-type="float" office:value="6.8640068640068632" table:style-name="ce125">
            <text:p>6,9<text:s text:c="5"/></text:p>
          </table:table-cell>
          <table:table-cell office:value-type="float" office:value="143" table:style-name="ce48">
            <text:p>+ 143</text:p>
          </table:table-cell>
          <table:table-cell office:value-type="float" office:value="45.686900958466452" table:style-name="ce49">
            <text:p>+45,7<text:s text:c="3"/></text:p>
          </table:table-cell>
          <table:table-cell office:value-type="float" office:value="296" table:style-name="ce48">
            <text:p>+ 296</text:p>
          </table:table-cell>
          <table:table-cell office:value-type="float" office:value="185" table:style-name="ce49">
            <text:p>+185,0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400" table:style-name="ce121">
            <text:p><text:s/>400</text:p>
          </table:table-cell>
          <table:table-cell office:value-type="float" office:value="5.0968399592252798" table:style-name="ce122">
            <text:p>5,1<text:s text:c="5"/></text:p>
          </table:table-cell>
          <table:table-cell office:value-type="float" office:value="197" table:style-name="ce123">
            <text:p><text:s/>197</text:p>
          </table:table-cell>
          <table:table-cell office:value-type="float" office:value="2.8554863023626611" table:style-name="ce124">
            <text:p>2,9<text:s text:c="5"/></text:p>
          </table:table-cell>
          <table:table-cell office:value-type="float" office:value="39" table:style-name="ce123">
            <text:p><text:s/>39</text:p>
          </table:table-cell>
          <table:table-cell office:value-type="float" office:value="1.673101673101673" table:style-name="ce125">
            <text:p>1,7<text:s text:c="5"/></text:p>
          </table:table-cell>
          <table:table-cell office:value-type="float" office:value="203" table:style-name="ce48">
            <text:p>+ 203</text:p>
          </table:table-cell>
          <table:table-cell office:value-type="float" office:value="103.04568527918782" table:style-name="ce49">
            <text:p>+103,0<text:s text:c="3"/></text:p>
          </table:table-cell>
          <table:table-cell office:value-type="float" office:value="361" table:style-name="ce48">
            <text:p>+ 361</text:p>
          </table:table-cell>
          <table:table-cell office:value-type="float" office:value="925.64102564102575" table:style-name="ce49">
            <text:p>+925,6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30">
          <table:table-cell/>
          <table:table-cell office:value-type="string" table:style-name="ce119">
            <text:p>REG.AUTÓNOMAS</text:p>
          </table:table-cell>
          <table:table-cell office:value-type="float" office:value="259" table:style-name="ce114">
            <text:p><text:s/>259</text:p>
          </table:table-cell>
          <table:table-cell office:value-type="float" office:value="3.300203873598369" table:style-name="ce115">
            <text:p>3,3<text:s text:c="5"/></text:p>
          </table:table-cell>
          <table:table-cell office:value-type="float" office:value="254" table:style-name="ce116">
            <text:p><text:s/>254</text:p>
          </table:table-cell>
          <table:table-cell office:value-type="float" office:value="3.6816929989853602" table:style-name="ce117">
            <text:p>3,7<text:s text:c="5"/></text:p>
          </table:table-cell>
          <table:table-cell office:value-type="float" office:value="98" table:style-name="ce116">
            <text:p><text:s/>98</text:p>
          </table:table-cell>
          <table:table-cell office:value-type="float" office:value="4.2042042042042045" table:style-name="ce118">
            <text:p>4,2<text:s text:c="5"/></text:p>
          </table:table-cell>
          <table:table-cell office:value-type="float" office:value="5" table:style-name="ce39">
            <text:p>+ 5</text:p>
          </table:table-cell>
          <table:table-cell office:value-type="float" office:value="1.9685039370078741" table:style-name="ce40">
            <text:p>+2,0<text:s text:c="3"/></text:p>
          </table:table-cell>
          <table:table-cell office:value-type="float" office:value="161" table:style-name="ce39">
            <text:p>+ 161</text:p>
          </table:table-cell>
          <table:table-cell office:value-type="float" office:value="164.28571428571428" table:style-name="ce40">
            <text:p>+164,3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70" table:style-name="ce121">
            <text:p><text:s/>170</text:p>
          </table:table-cell>
          <table:table-cell office:value-type="float" office:value="2.1661569826707439" table:style-name="ce122">
            <text:p>2,2<text:s text:c="5"/></text:p>
          </table:table-cell>
          <table:table-cell office:value-type="float" office:value="171" table:style-name="ce123">
            <text:p><text:s/>171</text:p>
          </table:table-cell>
          <table:table-cell office:value-type="float" office:value="2.4786200898680968" table:style-name="ce124">
            <text:p>2,5<text:s text:c="5"/></text:p>
          </table:table-cell>
          <table:table-cell office:value-type="float" office:value="85" table:style-name="ce123">
            <text:p><text:s/>85</text:p>
          </table:table-cell>
          <table:table-cell office:value-type="float" office:value="3.6465036465036467" table:style-name="ce125">
            <text:p>3,6<text:s text:c="5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0.58479532163742687" table:style-name="ce49">
            <text:p>-0,6<text:s text:c="3"/></text:p>
          </table:table-cell>
          <table:table-cell office:value-type="float" office:value="85" table:style-name="ce48">
            <text:p>+ 85</text:p>
          </table:table-cell>
          <table:table-cell office:value-type="float" office:value="100" table:style-name="ce49">
            <text:p>+100,0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89" table:style-name="ce121">
            <text:p><text:s/>89</text:p>
          </table:table-cell>
          <table:table-cell office:value-type="float" office:value="1.1340468909276249" table:style-name="ce122">
            <text:p>1,1<text:s text:c="5"/></text:p>
          </table:table-cell>
          <table:table-cell office:value-type="float" office:value="83" table:style-name="ce123">
            <text:p><text:s/>83</text:p>
          </table:table-cell>
          <table:table-cell office:value-type="float" office:value="1.2030729091172634" table:style-name="ce124">
            <text:p>1,2<text:s text:c="5"/></text:p>
          </table:table-cell>
          <table:table-cell office:value-type="float" office:value="13" table:style-name="ce123">
            <text:p><text:s/>13</text:p>
          </table:table-cell>
          <table:table-cell office:value-type="float" office:value="0.55770055770055771" table:style-name="ce125">
            <text:p>0,6<text:s text:c="5"/></text:p>
          </table:table-cell>
          <table:table-cell office:value-type="float" office:value="6" table:style-name="ce48">
            <text:p>+ 6</text:p>
          </table:table-cell>
          <table:table-cell office:value-type="float" office:value="7.2289156626506017" table:style-name="ce49">
            <text:p>+7,2<text:s text:c="3"/></text:p>
          </table:table-cell>
          <table:table-cell office:value-type="float" office:value="76" table:style-name="ce48">
            <text:p>+ 76</text:p>
          </table:table-cell>
          <table:table-cell office:value-type="float" office:value="584.61538461538453" table:style-name="ce49">
            <text:p>+584,6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8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7"/>
          <table:table-cell table:style-name="ce3"/>
          <table:table-cell table:style-name="ce78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83"/>
          <table:table-cell office:value-type="string" table:style-name="ce184">
            <text:p>CONTINENTE</text:p>
          </table:table-cell>
          <table:table-cell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208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/>
        </table:table-row>
        <table:table-row table:style-name="ro5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/>
        </table:table-row>
        <table:table-row table:style-name="ro28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5"/>
          <table:table-cell table:style-name="ce136"/>
          <table:table-cell table:style-name="ce209"/>
          <table:table-cell table:style-name="ce138"/>
          <table:table-cell table:style-name="ce210"/>
          <table:table-cell table:style-name="ce140"/>
          <table:table-cell table:style-name="ce211"/>
          <table:table-cell table:style-name="ce212"/>
          <table:table-cell table:style-name="ce213"/>
          <table:table-cell table:style-name="ce212"/>
          <table:table-cell table:style-name="ce143"/>
          <table:table-cell table:number-columns-repeated="16372"/>
        </table:table-row>
        <table:table-row table:style-name="ro23">
          <table:table-cell/>
          <table:table-cell office:value-type="string" table:style-name="ce214">
            <text:p>Total</text:p>
          </table:table-cell>
          <table:table-cell office:value-type="float" office:value="7589" table:style-name="ce35">
            <text:p>7 589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6645" table:style-name="ce146">
            <text:p>6 645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2233" table:style-name="ce37">
            <text:p>2 23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944" table:style-name="ce215">
            <text:p>+ 944</text:p>
          </table:table-cell>
          <table:table-cell office:value-type="float" office:value="14.206170052671183" table:style-name="ce40">
            <text:p>+14,2<text:s text:c="3"/></text:p>
          </table:table-cell>
          <table:table-cell office:value-type="float" office:value="5356" table:style-name="ce215">
            <text:p>+5 356</text:p>
          </table:table-cell>
          <table:table-cell office:value-type="float" office:value="239.85669502910883" table:style-name="ce40">
            <text:p>+239,9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6">
            <text:p>1- Repres. do poder legislativo e de órgãos exec., dirigentes, dire. e gestores execu.</text:p>
          </table:table-cell>
          <table:table-cell office:value-type="float" office:value="42" table:style-name="ce44">
            <text:p><text:s/>42</text:p>
          </table:table-cell>
          <table:table-cell office:value-type="float" office:value="0.55343259981552251" table:style-name="ce45">
            <text:p>0,6<text:s text:c="5"/></text:p>
          </table:table-cell>
          <table:table-cell office:value-type="float" office:value="58" table:style-name="ce151">
            <text:p><text:s/>58</text:p>
          </table:table-cell>
          <table:table-cell office:value-type="float" office:value="0.87283671933784812" table:style-name="ce217">
            <text:p>0,9<text:s text:c="5"/></text:p>
          </table:table-cell>
          <table:table-cell office:value-type="float" office:value="13" table:style-name="ce46">
            <text:p><text:s/>13</text:p>
          </table:table-cell>
          <table:table-cell office:value-type="float" office:value="0.58217644424540982" table:style-name="ce47">
            <text:p>0,6<text:s text:c="5"/></text:p>
          </table:table-cell>
          <table:table-cell office:value-type="float" office:value="-16" table:style-name="ce218">
            <text:p><text:s/>- 16</text:p>
          </table:table-cell>
          <table:table-cell office:value-type="float" office:value="-27.586206896551722" table:style-name="ce49">
            <text:p>-27,6<text:s text:c="3"/></text:p>
          </table:table-cell>
          <table:table-cell office:value-type="float" office:value="29" table:style-name="ce218">
            <text:p>+ 29</text:p>
          </table:table-cell>
          <table:table-cell office:value-type="float" office:value="223.07692307692309" table:style-name="ce49">
            <text:p>+223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2- Especialistas das atividades intelectuais e científicas</text:p>
          </table:table-cell>
          <table:table-cell office:value-type="float" office:value="545" table:style-name="ce44">
            <text:p><text:s/>545</text:p>
          </table:table-cell>
          <table:table-cell office:value-type="float" office:value="7.1814468309395183" table:style-name="ce45">
            <text:p>7,2<text:s text:c="5"/></text:p>
          </table:table-cell>
          <table:table-cell office:value-type="float" office:value="539" table:style-name="ce151">
            <text:p><text:s/>539</text:p>
          </table:table-cell>
          <table:table-cell office:value-type="float" office:value="8.1113619262603471" table:style-name="ce217">
            <text:p>8,1<text:s text:c="5"/></text:p>
          </table:table-cell>
          <table:table-cell office:value-type="float" office:value="264" table:style-name="ce46">
            <text:p><text:s/>264</text:p>
          </table:table-cell>
          <table:table-cell office:value-type="float" office:value="11.822660098522167" table:style-name="ce47">
            <text:p>11,8<text:s text:c="5"/></text:p>
          </table:table-cell>
          <table:table-cell office:value-type="float" office:value="6" table:style-name="ce218">
            <text:p>+ 6</text:p>
          </table:table-cell>
          <table:table-cell office:value-type="float" office:value="1.1131725417439702" table:style-name="ce49">
            <text:p>+1,1<text:s text:c="3"/></text:p>
          </table:table-cell>
          <table:table-cell office:value-type="float" office:value="281" table:style-name="ce218">
            <text:p>+ 281</text:p>
          </table:table-cell>
          <table:table-cell office:value-type="float" office:value="106.43939393939394" table:style-name="ce49">
            <text:p>+106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3- Técnicos e profissões de nível intermédio</text:p>
          </table:table-cell>
          <table:table-cell office:value-type="float" office:value="536" table:style-name="ce44">
            <text:p><text:s/>536</text:p>
          </table:table-cell>
          <table:table-cell office:value-type="float" office:value="7.0628541309790487" table:style-name="ce45">
            <text:p>7,1<text:s text:c="5"/></text:p>
          </table:table-cell>
          <table:table-cell office:value-type="float" office:value="473" table:style-name="ce151">
            <text:p><text:s/>473</text:p>
          </table:table-cell>
          <table:table-cell office:value-type="float" office:value="7.1181339352896913" table:style-name="ce217">
            <text:p>7,1<text:s text:c="5"/></text:p>
          </table:table-cell>
          <table:table-cell office:value-type="float" office:value="124" table:style-name="ce46">
            <text:p><text:s/>124</text:p>
          </table:table-cell>
          <table:table-cell office:value-type="float" office:value="5.5530676220331392" table:style-name="ce47">
            <text:p>5,6<text:s text:c="5"/></text:p>
          </table:table-cell>
          <table:table-cell office:value-type="float" office:value="63" table:style-name="ce218">
            <text:p>+ 63</text:p>
          </table:table-cell>
          <table:table-cell office:value-type="float" office:value="13.31923890063425" table:style-name="ce49">
            <text:p>+13,3<text:s text:c="3"/></text:p>
          </table:table-cell>
          <table:table-cell office:value-type="float" office:value="412" table:style-name="ce218">
            <text:p>+ 412</text:p>
          </table:table-cell>
          <table:table-cell office:value-type="float" office:value="332.25806451612902" table:style-name="ce49">
            <text:p>+332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4- Pessoal administrativo</text:p>
          </table:table-cell>
          <table:table-cell office:value-type="float" office:value="811" table:style-name="ce44">
            <text:p><text:s/>811</text:p>
          </table:table-cell>
          <table:table-cell office:value-type="float" office:value="10.686519963104493" table:style-name="ce45">
            <text:p>10,7<text:s text:c="5"/></text:p>
          </table:table-cell>
          <table:table-cell office:value-type="float" office:value="705" table:style-name="ce151">
            <text:p><text:s/>705</text:p>
          </table:table-cell>
          <table:table-cell office:value-type="float" office:value="10.609480812641085" table:style-name="ce217">
            <text:p>10,6<text:s text:c="5"/></text:p>
          </table:table-cell>
          <table:table-cell office:value-type="float" office:value="241" table:style-name="ce46">
            <text:p><text:s/>241</text:p>
          </table:table-cell>
          <table:table-cell office:value-type="float" office:value="10.792655620241828" table:style-name="ce47">
            <text:p>10,8<text:s text:c="5"/></text:p>
          </table:table-cell>
          <table:table-cell office:value-type="float" office:value="106" table:style-name="ce218">
            <text:p>+ 106</text:p>
          </table:table-cell>
          <table:table-cell office:value-type="float" office:value="15.035460992907801" table:style-name="ce49">
            <text:p>+15,0<text:s text:c="3"/></text:p>
          </table:table-cell>
          <table:table-cell office:value-type="float" office:value="570" table:style-name="ce218">
            <text:p>+ 570</text:p>
          </table:table-cell>
          <table:table-cell office:value-type="float" office:value="236.51452282157678" table:style-name="ce49">
            <text:p>+236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5- Trabalhadores dos serviços pessoais, de proteção e segurança e vendedores</text:p>
          </table:table-cell>
          <table:table-cell office:value-type="float" office:value="1316" table:style-name="ce44">
            <text:p>1 316</text:p>
          </table:table-cell>
          <table:table-cell office:value-type="float" office:value="17.340888127553036" table:style-name="ce45">
            <text:p>17,3<text:s text:c="5"/></text:p>
          </table:table-cell>
          <table:table-cell office:value-type="float" office:value="795" table:style-name="ce151">
            <text:p><text:s/>795</text:p>
          </table:table-cell>
          <table:table-cell office:value-type="float" office:value="11.963882618510159" table:style-name="ce217">
            <text:p>12,0<text:s text:c="5"/></text:p>
          </table:table-cell>
          <table:table-cell office:value-type="float" office:value="287" table:style-name="ce46">
            <text:p><text:s/>287</text:p>
          </table:table-cell>
          <table:table-cell office:value-type="float" office:value="12.852664576802509" table:style-name="ce47">
            <text:p>12,9<text:s text:c="5"/></text:p>
          </table:table-cell>
          <table:table-cell office:value-type="float" office:value="521" table:style-name="ce218">
            <text:p>+ 521</text:p>
          </table:table-cell>
          <table:table-cell office:value-type="float" office:value="65.534591194968556" table:style-name="ce49">
            <text:p>+65,5<text:s text:c="3"/></text:p>
          </table:table-cell>
          <table:table-cell office:value-type="float" office:value="1029" table:style-name="ce218">
            <text:p>+1 029</text:p>
          </table:table-cell>
          <table:table-cell office:value-type="float" office:value="358.53658536585368" table:style-name="ce49">
            <text:p>+358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6- Agricultores e trabalhadores qualificados da agricultura, da pesca e da floresta</text:p>
          </table:table-cell>
          <table:table-cell office:value-type="float" office:value="302" table:style-name="ce44">
            <text:p><text:s/>302</text:p>
          </table:table-cell>
          <table:table-cell office:value-type="float" office:value="3.979443932006852" table:style-name="ce45">
            <text:p>4,0<text:s text:c="5"/></text:p>
          </table:table-cell>
          <table:table-cell office:value-type="float" office:value="177" table:style-name="ce151">
            <text:p><text:s/>177</text:p>
          </table:table-cell>
          <table:table-cell office:value-type="float" office:value="2.6636568848758464" table:style-name="ce217">
            <text:p>2,7<text:s text:c="5"/></text:p>
          </table:table-cell>
          <table:table-cell office:value-type="float" office:value="89" table:style-name="ce46">
            <text:p><text:s/>89</text:p>
          </table:table-cell>
          <table:table-cell office:value-type="float" office:value="3.9856695029108824" table:style-name="ce47">
            <text:p>4,0<text:s text:c="5"/></text:p>
          </table:table-cell>
          <table:table-cell office:value-type="float" office:value="125" table:style-name="ce218">
            <text:p>+ 125</text:p>
          </table:table-cell>
          <table:table-cell office:value-type="float" office:value="70.621468926553675" table:style-name="ce49">
            <text:p>+70,6<text:s text:c="3"/></text:p>
          </table:table-cell>
          <table:table-cell office:value-type="float" office:value="213" table:style-name="ce218">
            <text:p>+ 213</text:p>
          </table:table-cell>
          <table:table-cell office:value-type="float" office:value="239.32584269662919" table:style-name="ce49">
            <text:p>+239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7- Trabalhadores qualificados da indústria, construção e artífices</text:p>
          </table:table-cell>
          <table:table-cell office:value-type="float" office:value="992" table:style-name="ce44">
            <text:p><text:s/>992</text:p>
          </table:table-cell>
          <table:table-cell office:value-type="float" office:value="13.07155092897615" table:style-name="ce45">
            <text:p>13,1<text:s text:c="5"/></text:p>
          </table:table-cell>
          <table:table-cell office:value-type="float" office:value="856" table:style-name="ce151">
            <text:p><text:s/>856</text:p>
          </table:table-cell>
          <table:table-cell office:value-type="float" office:value="12.881866064710309" table:style-name="ce217">
            <text:p>12,9<text:s text:c="5"/></text:p>
          </table:table-cell>
          <table:table-cell office:value-type="float" office:value="303" table:style-name="ce46">
            <text:p><text:s/>303</text:p>
          </table:table-cell>
          <table:table-cell office:value-type="float" office:value="13.569189431258396" table:style-name="ce47">
            <text:p>13,6<text:s text:c="5"/></text:p>
          </table:table-cell>
          <table:table-cell office:value-type="float" office:value="136" table:style-name="ce218">
            <text:p>+ 136</text:p>
          </table:table-cell>
          <table:table-cell office:value-type="float" office:value="15.887850467289718" table:style-name="ce49">
            <text:p>+15,9<text:s text:c="3"/></text:p>
          </table:table-cell>
          <table:table-cell office:value-type="float" office:value="689" table:style-name="ce218">
            <text:p>+ 689</text:p>
          </table:table-cell>
          <table:table-cell office:value-type="float" office:value="227.39273927392739" table:style-name="ce49">
            <text:p>+227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8- Operadores de instalações e máquinas e trabalhadores da montagem</text:p>
          </table:table-cell>
          <table:table-cell office:value-type="float" office:value="617" table:style-name="ce44">
            <text:p><text:s/>617</text:p>
          </table:table-cell>
          <table:table-cell office:value-type="float" office:value="8.1301884306232708" table:style-name="ce45">
            <text:p>8,1<text:s text:c="5"/></text:p>
          </table:table-cell>
          <table:table-cell office:value-type="float" office:value="688" table:style-name="ce151">
            <text:p><text:s/>688</text:p>
          </table:table-cell>
          <table:table-cell office:value-type="float" office:value="10.35364936042137" table:style-name="ce217">
            <text:p>10,4<text:s text:c="5"/></text:p>
          </table:table-cell>
          <table:table-cell office:value-type="float" office:value="148" table:style-name="ce46">
            <text:p><text:s/>148</text:p>
          </table:table-cell>
          <table:table-cell office:value-type="float" office:value="6.6278549037169734" table:style-name="ce47">
            <text:p>6,6<text:s text:c="5"/></text:p>
          </table:table-cell>
          <table:table-cell office:value-type="float" office:value="-71" table:style-name="ce218">
            <text:p><text:s/>- 71</text:p>
          </table:table-cell>
          <table:table-cell office:value-type="float" office:value="-10.319767441860465" table:style-name="ce49">
            <text:p>-10,3<text:s text:c="3"/></text:p>
          </table:table-cell>
          <table:table-cell office:value-type="float" office:value="469" table:style-name="ce218">
            <text:p>+ 469</text:p>
          </table:table-cell>
          <table:table-cell office:value-type="float" office:value="316.89189189189187" table:style-name="ce49">
            <text:p>+316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9- Trabalhadores não qualificados</text:p>
          </table:table-cell>
          <table:table-cell office:value-type="float" office:value="2427" table:style-name="ce44">
            <text:p>2 427</text:p>
          </table:table-cell>
          <table:table-cell office:value-type="float" office:value="31.980498089339832" table:style-name="ce45">
            <text:p>32,0<text:s text:c="5"/></text:p>
          </table:table-cell>
          <table:table-cell office:value-type="float" office:value="2354" table:style-name="ce151">
            <text:p>2 354</text:p>
          </table:table-cell>
          <table:table-cell office:value-type="float" office:value="35.425131677953345" table:style-name="ce217">
            <text:p>35,4<text:s text:c="5"/></text:p>
          </table:table-cell>
          <table:table-cell office:value-type="float" office:value="764" table:style-name="ce46">
            <text:p><text:s/>764</text:p>
          </table:table-cell>
          <table:table-cell office:value-type="float" office:value="34.214061800268695" table:style-name="ce47">
            <text:p>34,2<text:s text:c="5"/></text:p>
          </table:table-cell>
          <table:table-cell office:value-type="float" office:value="73" table:style-name="ce218">
            <text:p>+ 73</text:p>
          </table:table-cell>
          <table:table-cell office:value-type="float" office:value="3.1011045029736617" table:style-name="ce49">
            <text:p>+3,1<text:s text:c="3"/></text:p>
          </table:table-cell>
          <table:table-cell office:value-type="float" office:value="1663" table:style-name="ce218">
            <text:p>+1 663</text:p>
          </table:table-cell>
          <table:table-cell office:value-type="float" office:value="217.67015706806282" table:style-name="ce49">
            <text:p>+217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0- Profissões das Forças Armadas</text:p>
          </table:table-cell>
          <table:table-cell office:value-type="float" office:value="1" table:style-name="ce44">
            <text:p><text:s/>1</text:p>
          </table:table-cell>
          <table:table-cell office:value-type="float" office:value="1.3176966662274345E-2" table:style-name="ce45">
            <text:p>0,0<text:s text:c="5"/></text:p>
          </table:table-cell>
          <table:table-cell office:value-type="string" table:style-name="ce151">
            <text:p>-</text:p>
          </table:table-cell>
          <table:table-cell office:value-type="string" table:style-name="ce217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21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218">
            <text:p>-</text:p>
          </table:table-cell>
          <table:table-cell office:value-type="string" table:style-name="ce49">
            <text:p>-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6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45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17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0" table:style-name="ce218">
            <text:p>+ 0</text:p>
          </table:table-cell>
          <table:table-cell office:value-type="string" table:style-name="ce49">
            <text:p>-</text:p>
          </table:table-cell>
          <table:table-cell office:value-type="float" office:value="0" table:style-name="ce218">
            <text:p>+ 0</text:p>
          </table:table-cell>
          <table:table-cell office:value-type="string" table:style-name="ce49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8"/>
          <table:table-cell table:number-columns-repeated="16372" table:style-name="ce1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4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14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2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90"/>
          <table:table-cell table:number-columns-repeated="4" table:style-name="ce60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60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4" table:style-name="ce60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5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5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30" table:default-cell-style-name="ce1"/>
        <table:table-column table:style-name="co10" table:default-cell-style-name="ce1"/>
        <table:table-column table:style-name="co17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59249in" svg:height="0.6274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2469in" svg:y="0.22704in" svg:width="1.97816in" svg:height="0.49478in">
                <draw:text-box>
                  <text:p text:style-name="a115" text:class-names="" text:cond-style-name=""><text:span text:style-name="a113" text:class-names="">ABRIL 2021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623in" svg:height="0.29393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125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3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4">
            <text:p>Quadro 13 <text:s/>- <text:s/>COLOCAÇÕES EFETUADAS, <text:s text:c="2"/>POR <text:s/>ATIVIDADE <text:s/>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2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ABRIL 2021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MARÇO 2021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ABRIL 2020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3" table:style-name="ce28"/>
          <table:table-cell table:number-columns-repeated="16369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3" table:style-name="ce28"/>
          <table:table-cell table:number-columns-repeated="16369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7589" table:style-name="ce35">
            <text:p>7 589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6645" table:style-name="ce37">
            <text:p>6 645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2233" table:style-name="ce37">
            <text:p>2 233</text:p>
          </table:table-cell>
          <table:table-cell office:value-type="float" office:value="100.00000000000001" table:style-name="ce38">
            <text:p>100,0<text:s text:c="5"/></text:p>
          </table:table-cell>
          <table:table-cell office:value-type="float" office:value="944" table:style-name="ce39">
            <text:p>+ 944</text:p>
          </table:table-cell>
          <table:table-cell office:value-type="float" office:value="14.206170052671183" table:style-name="ce40">
            <text:p>+14,2<text:s text:c="3"/></text:p>
          </table:table-cell>
          <table:table-cell office:value-type="float" office:value="5356" table:style-name="ce39">
            <text:p>+5 356</text:p>
          </table:table-cell>
          <table:table-cell office:value-type="float" office:value="239.85669502910883" table:style-name="ce40">
            <text:p>+239,9<text:s text:c="3"/></text:p>
          </table:table-cell>
          <table:table-cell table:style-name="ce3"/>
          <table:table-cell table:number-columns-repeated="2" table:style-name="ce42"/>
          <table:table-cell table:number-columns-repeated="16369"/>
        </table:table-row>
        <table:table-row table:style-name="ro11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401" table:style-name="ce35">
            <text:p><text:s/>401</text:p>
          </table:table-cell>
          <table:table-cell office:value-type="float" office:value="5.2839636315720115" table:style-name="ce36">
            <text:p>5,3<text:s text:c="5"/></text:p>
          </table:table-cell>
          <table:table-cell office:value-type="float" office:value="286" table:style-name="ce37">
            <text:p><text:s/>286</text:p>
          </table:table-cell>
          <table:table-cell office:value-type="float" office:value="4.3039879608728366" table:style-name="ce38">
            <text:p>4,3<text:s text:c="5"/></text:p>
          </table:table-cell>
          <table:table-cell office:value-type="float" office:value="162" table:style-name="ce37">
            <text:p><text:s/>162</text:p>
          </table:table-cell>
          <table:table-cell office:value-type="float" office:value="7.254814151365875" table:style-name="ce38">
            <text:p>7,3<text:s text:c="5"/></text:p>
          </table:table-cell>
          <table:table-cell office:value-type="float" office:value="115" table:style-name="ce39">
            <text:p>+ 115</text:p>
          </table:table-cell>
          <table:table-cell office:value-type="float" office:value="40.209790209790206" table:style-name="ce40">
            <text:p>+40,2<text:s text:c="3"/></text:p>
          </table:table-cell>
          <table:table-cell office:value-type="float" office:value="239" table:style-name="ce39">
            <text:p>+ 239</text:p>
          </table:table-cell>
          <table:table-cell office:value-type="float" office:value="147.53086419753086" table:style-name="ce40">
            <text:p>+147,5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7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1851" table:style-name="ce55">
            <text:p>1 851</text:p>
          </table:table-cell>
          <table:table-cell office:value-type="float" office:value="24.390565291869812" table:style-name="ce56">
            <text:p>24,4<text:s text:c="5"/></text:p>
          </table:table-cell>
          <table:table-cell office:value-type="float" office:value="1836" table:style-name="ce37">
            <text:p>1 836</text:p>
          </table:table-cell>
          <table:table-cell office:value-type="float" office:value="27.629796839729121" table:style-name="ce38">
            <text:p>27,6<text:s text:c="5"/></text:p>
          </table:table-cell>
          <table:table-cell office:value-type="float" office:value="460" table:style-name="ce37">
            <text:p><text:s/>460</text:p>
          </table:table-cell>
          <table:table-cell office:value-type="float" office:value="20.600089565606808" table:style-name="ce38">
            <text:p>20,6<text:s text:c="5"/></text:p>
          </table:table-cell>
          <table:table-cell office:value-type="float" office:value="15" table:style-name="ce39">
            <text:p>+ 15</text:p>
          </table:table-cell>
          <table:table-cell office:value-type="float" office:value="0.81699346405228768" table:style-name="ce40">
            <text:p>+0,8<text:s text:c="3"/></text:p>
          </table:table-cell>
          <table:table-cell office:value-type="float" office:value="1391" table:style-name="ce39">
            <text:p>+1 391</text:p>
          </table:table-cell>
          <table:table-cell office:value-type="float" office:value="302.39130434782606" table:style-name="ce40">
            <text:p>+302,4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7" table:style-name="ce44">
            <text:p><text:s/>7</text:p>
          </table:table-cell>
          <table:table-cell office:value-type="float" office:value="9.2238766635920413E-2" table:style-name="ce45">
            <text:p>0,1<text:s text:c="5"/></text:p>
          </table:table-cell>
          <table:table-cell office:value-type="float" office:value="9" table:style-name="ce46">
            <text:p><text:s/>9</text:p>
          </table:table-cell>
          <table:table-cell office:value-type="float" office:value="0.13544018058690743" table:style-name="ce47">
            <text:p>0,1<text:s text:c="5"/></text:p>
          </table:table-cell>
          <table:table-cell office:value-type="float" office:value="2" table:style-name="ce46">
            <text:p><text:s/>2</text:p>
          </table:table-cell>
          <table:table-cell office:value-type="float" office:value="8.9565606806986109E-2" table:style-name="ce47">
            <text:p>0,1<text:s text:c="5"/></text:p>
          </table:table-cell>
          <table:table-cell office:value-type="float" office:value="-2" table:style-name="ce48">
            <text:p><text:s/>- 2</text:p>
          </table:table-cell>
          <table:table-cell office:value-type="float" office:value="-22.222222222222221" table:style-name="ce49">
            <text:p>-22,2<text:s text:c="3"/></text:p>
          </table:table-cell>
          <table:table-cell office:value-type="float" office:value="5" table:style-name="ce48">
            <text:p>+ 5</text:p>
          </table:table-cell>
          <table:table-cell office:value-type="float" office:value="250" table:style-name="ce49">
            <text:p>+250,0<text:s text:c="3"/></text:p>
          </table:table-cell>
          <table:table-cell table:style-name="ce65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264" table:style-name="ce44">
            <text:p><text:s/>264</text:p>
          </table:table-cell>
          <table:table-cell office:value-type="float" office:value="3.4787191988404271" table:style-name="ce45">
            <text:p>3,5<text:s text:c="5"/></text:p>
          </table:table-cell>
          <table:table-cell office:value-type="float" office:value="129" table:style-name="ce46">
            <text:p><text:s/>129</text:p>
          </table:table-cell>
          <table:table-cell office:value-type="float" office:value="1.9413092550790065" table:style-name="ce47">
            <text:p>1,9<text:s text:c="5"/></text:p>
          </table:table-cell>
          <table:table-cell office:value-type="float" office:value="89" table:style-name="ce46">
            <text:p><text:s/>89</text:p>
          </table:table-cell>
          <table:table-cell office:value-type="float" office:value="3.9856695029108824" table:style-name="ce47">
            <text:p>4,0<text:s text:c="5"/></text:p>
          </table:table-cell>
          <table:table-cell office:value-type="float" office:value="135" table:style-name="ce48">
            <text:p>+ 135</text:p>
          </table:table-cell>
          <table:table-cell office:value-type="float" office:value="104.65116279069768" table:style-name="ce49">
            <text:p>+104,7<text:s text:c="3"/></text:p>
          </table:table-cell>
          <table:table-cell office:value-type="float" office:value="175" table:style-name="ce48">
            <text:p>+ 175</text:p>
          </table:table-cell>
          <table:table-cell office:value-type="float" office:value="196.62921348314606" table:style-name="ce49">
            <text:p>+196,6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82" table:style-name="ce44">
            <text:p><text:s/>82</text:p>
          </table:table-cell>
          <table:table-cell office:value-type="float" office:value="1.0805112663064962" table:style-name="ce62">
            <text:p>1,1<text:s text:c="5"/></text:p>
          </table:table-cell>
          <table:table-cell office:value-type="float" office:value="74" table:style-name="ce63">
            <text:p><text:s/>74</text:p>
          </table:table-cell>
          <table:table-cell office:value-type="float" office:value="1.1136192626034613" table:style-name="ce64">
            <text:p>1,1<text:s text:c="5"/></text:p>
          </table:table-cell>
          <table:table-cell office:value-type="float" office:value="13" table:style-name="ce46">
            <text:p><text:s/>13</text:p>
          </table:table-cell>
          <table:table-cell office:value-type="float" office:value="0.58217644424540982" table:style-name="ce64">
            <text:p>0,6<text:s text:c="5"/></text:p>
          </table:table-cell>
          <table:table-cell office:value-type="float" office:value="8" table:style-name="ce48">
            <text:p>+ 8</text:p>
          </table:table-cell>
          <table:table-cell office:value-type="float" office:value="10.810810810810811" table:style-name="ce49">
            <text:p>+10,8<text:s text:c="3"/></text:p>
          </table:table-cell>
          <table:table-cell office:value-type="float" office:value="69" table:style-name="ce48">
            <text:p>+ 69</text:p>
          </table:table-cell>
          <table:table-cell office:value-type="float" office:value="530.76923076923072" table:style-name="ce49">
            <text:p>+530,8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183" table:style-name="ce44">
            <text:p><text:s/>183</text:p>
          </table:table-cell>
          <table:table-cell office:value-type="float" office:value="2.411384899196205" table:style-name="ce62">
            <text:p>2,4<text:s text:c="5"/></text:p>
          </table:table-cell>
          <table:table-cell office:value-type="float" office:value="259" table:style-name="ce63">
            <text:p><text:s/>259</text:p>
          </table:table-cell>
          <table:table-cell office:value-type="float" office:value="3.8976674191121141" table:style-name="ce64">
            <text:p>3,9<text:s text:c="5"/></text:p>
          </table:table-cell>
          <table:table-cell office:value-type="float" office:value="21" table:style-name="ce46">
            <text:p><text:s/>21</text:p>
          </table:table-cell>
          <table:table-cell office:value-type="float" office:value="0.94043887147335425" table:style-name="ce64">
            <text:p>0,9<text:s text:c="5"/></text:p>
          </table:table-cell>
          <table:table-cell office:value-type="float" office:value="-76" table:style-name="ce48">
            <text:p><text:s/>- 76</text:p>
          </table:table-cell>
          <table:table-cell office:value-type="float" office:value="-29.343629343629345" table:style-name="ce49">
            <text:p>-29,3<text:s text:c="3"/></text:p>
          </table:table-cell>
          <table:table-cell office:value-type="float" office:value="162" table:style-name="ce48">
            <text:p>+ 162</text:p>
          </table:table-cell>
          <table:table-cell office:value-type="float" office:value="771.42857142857144" table:style-name="ce49">
            <text:p>+771,4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35" table:style-name="ce44">
            <text:p><text:s/>135</text:p>
          </table:table-cell>
          <table:table-cell office:value-type="float" office:value="1.7788904994070365" table:style-name="ce62">
            <text:p>1,8<text:s text:c="5"/></text:p>
          </table:table-cell>
          <table:table-cell office:value-type="float" office:value="171" table:style-name="ce63">
            <text:p><text:s/>171</text:p>
          </table:table-cell>
          <table:table-cell office:value-type="float" office:value="2.5733634311512414" table:style-name="ce64">
            <text:p>2,6<text:s text:c="5"/></text:p>
          </table:table-cell>
          <table:table-cell office:value-type="float" office:value="43" table:style-name="ce46">
            <text:p><text:s/>43</text:p>
          </table:table-cell>
          <table:table-cell office:value-type="float" office:value="1.9256605463502015" table:style-name="ce64">
            <text:p>1,9<text:s text:c="5"/></text:p>
          </table:table-cell>
          <table:table-cell office:value-type="float" office:value="-36" table:style-name="ce48">
            <text:p><text:s/>- 36</text:p>
          </table:table-cell>
          <table:table-cell office:value-type="float" office:value="-21.052631578947366" table:style-name="ce49">
            <text:p>-21,1<text:s text:c="3"/></text:p>
          </table:table-cell>
          <table:table-cell office:value-type="float" office:value="92" table:style-name="ce48">
            <text:p>+ 92</text:p>
          </table:table-cell>
          <table:table-cell office:value-type="float" office:value="213.95348837209301" table:style-name="ce49">
            <text:p>+214,0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35" table:style-name="ce44">
            <text:p><text:s/>35</text:p>
          </table:table-cell>
          <table:table-cell office:value-type="float" office:value="0.46119383317960205" table:style-name="ce62">
            <text:p>0,5<text:s text:c="5"/></text:p>
          </table:table-cell>
          <table:table-cell office:value-type="float" office:value="56" table:style-name="ce63">
            <text:p><text:s/>56</text:p>
          </table:table-cell>
          <table:table-cell office:value-type="float" office:value="0.84273890142964636" table:style-name="ce64">
            <text:p>0,8<text:s text:c="5"/></text:p>
          </table:table-cell>
          <table:table-cell office:value-type="float" office:value="14" table:style-name="ce46">
            <text:p><text:s/>14</text:p>
          </table:table-cell>
          <table:table-cell office:value-type="float" office:value="0.62695924764890276" table:style-name="ce64">
            <text:p>0,6<text:s text:c="5"/></text:p>
          </table:table-cell>
          <table:table-cell office:value-type="float" office:value="-21" table:style-name="ce48">
            <text:p><text:s/>- 21</text:p>
          </table:table-cell>
          <table:table-cell office:value-type="float" office:value="-37.5" table:style-name="ce49">
            <text:p>-37,5<text:s text:c="3"/></text:p>
          </table:table-cell>
          <table:table-cell office:value-type="float" office:value="21" table:style-name="ce48">
            <text:p>+ 21</text:p>
          </table:table-cell>
          <table:table-cell office:value-type="float" office:value="150" table:style-name="ce49">
            <text:p>+150,0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33" table:style-name="ce44">
            <text:p><text:s/>33</text:p>
          </table:table-cell>
          <table:table-cell office:value-type="float" office:value="0.43483989985505339" table:style-name="ce62">
            <text:p>0,4<text:s text:c="5"/></text:p>
          </table:table-cell>
          <table:table-cell office:value-type="float" office:value="15" table:style-name="ce63">
            <text:p><text:s/>15</text:p>
          </table:table-cell>
          <table:table-cell office:value-type="float" office:value="0.22573363431151239" table:style-name="ce64">
            <text:p>0,2<text:s text:c="5"/></text:p>
          </table:table-cell>
          <table:table-cell office:value-type="float" office:value="5" table:style-name="ce46">
            <text:p><text:s/>5</text:p>
          </table:table-cell>
          <table:table-cell office:value-type="float" office:value="0.22391401701746527" table:style-name="ce64">
            <text:p>0,2<text:s text:c="5"/></text:p>
          </table:table-cell>
          <table:table-cell office:value-type="float" office:value="18" table:style-name="ce48">
            <text:p>+ 18</text:p>
          </table:table-cell>
          <table:table-cell office:value-type="float" office:value="120" table:style-name="ce49">
            <text:p>+120,0<text:s text:c="3"/></text:p>
          </table:table-cell>
          <table:table-cell office:value-type="float" office:value="28" table:style-name="ce48">
            <text:p>+ 28</text:p>
          </table:table-cell>
          <table:table-cell office:value-type="float" office:value="560" table:style-name="ce49">
            <text:p>+560,0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59" table:style-name="ce44">
            <text:p><text:s/>59</text:p>
          </table:table-cell>
          <table:table-cell office:value-type="float" office:value="0.77744103307418633" table:style-name="ce62">
            <text:p>0,8<text:s text:c="5"/></text:p>
          </table:table-cell>
          <table:table-cell office:value-type="float" office:value="64" table:style-name="ce63">
            <text:p><text:s/>64</text:p>
          </table:table-cell>
          <table:table-cell office:value-type="float" office:value="0.96313017306245297" table:style-name="ce64">
            <text:p>1,0<text:s text:c="5"/></text:p>
          </table:table-cell>
          <table:table-cell office:value-type="float" office:value="33" table:style-name="ce46">
            <text:p><text:s/>33</text:p>
          </table:table-cell>
          <table:table-cell office:value-type="float" office:value="1.4778325123152709" table:style-name="ce64">
            <text:p>1,5<text:s text:c="5"/></text:p>
          </table:table-cell>
          <table:table-cell office:value-type="float" office:value="-5" table:style-name="ce48">
            <text:p><text:s/>- 5</text:p>
          </table:table-cell>
          <table:table-cell office:value-type="float" office:value="-7.8125" table:style-name="ce49">
            <text:p>-7,8<text:s text:c="3"/></text:p>
          </table:table-cell>
          <table:table-cell office:value-type="float" office:value="26" table:style-name="ce48">
            <text:p>+ 26</text:p>
          </table:table-cell>
          <table:table-cell office:value-type="float" office:value="78.787878787878782" table:style-name="ce49">
            <text:p>+78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59" table:style-name="ce44">
            <text:p><text:s/>59</text:p>
          </table:table-cell>
          <table:table-cell office:value-type="float" office:value="0.77744103307418633" table:style-name="ce62">
            <text:p>0,8<text:s text:c="5"/></text:p>
          </table:table-cell>
          <table:table-cell office:value-type="float" office:value="84" table:style-name="ce63">
            <text:p><text:s/>84</text:p>
          </table:table-cell>
          <table:table-cell office:value-type="float" office:value="1.2641083521444696" table:style-name="ce64">
            <text:p>1,3<text:s text:c="5"/></text:p>
          </table:table-cell>
          <table:table-cell office:value-type="float" office:value="12" table:style-name="ce46">
            <text:p><text:s/>12</text:p>
          </table:table-cell>
          <table:table-cell office:value-type="float" office:value="0.53739364084191665" table:style-name="ce64">
            <text:p>0,5<text:s text:c="5"/></text:p>
          </table:table-cell>
          <table:table-cell office:value-type="float" office:value="-25" table:style-name="ce48">
            <text:p><text:s/>- 25</text:p>
          </table:table-cell>
          <table:table-cell office:value-type="float" office:value="-29.761904761904763" table:style-name="ce49">
            <text:p>-29,8<text:s text:c="3"/></text:p>
          </table:table-cell>
          <table:table-cell office:value-type="float" office:value="47" table:style-name="ce48">
            <text:p>+ 47</text:p>
          </table:table-cell>
          <table:table-cell office:value-type="float" office:value="391.66666666666663" table:style-name="ce49">
            <text:p>+391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68" table:style-name="ce44">
            <text:p><text:s/>168</text:p>
          </table:table-cell>
          <table:table-cell office:value-type="float" office:value="2.21373039926209" table:style-name="ce62">
            <text:p>2,2<text:s text:c="5"/></text:p>
          </table:table-cell>
          <table:table-cell office:value-type="float" office:value="181" table:style-name="ce63">
            <text:p><text:s/>181</text:p>
          </table:table-cell>
          <table:table-cell office:value-type="float" office:value="2.7238525206922501" table:style-name="ce64">
            <text:p>2,7<text:s text:c="5"/></text:p>
          </table:table-cell>
          <table:table-cell office:value-type="float" office:value="29" table:style-name="ce46">
            <text:p><text:s/>29</text:p>
          </table:table-cell>
          <table:table-cell office:value-type="float" office:value="1.2987012987012987" table:style-name="ce64">
            <text:p>1,3<text:s text:c="5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7.1823204419889501" table:style-name="ce49">
            <text:p>-7,2<text:s text:c="3"/></text:p>
          </table:table-cell>
          <table:table-cell office:value-type="float" office:value="139" table:style-name="ce48">
            <text:p>+ 139</text:p>
          </table:table-cell>
          <table:table-cell office:value-type="float" office:value="479.31034482758622" table:style-name="ce49">
            <text:p>+479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58" table:style-name="ce44">
            <text:p><text:s/>58</text:p>
          </table:table-cell>
          <table:table-cell office:value-type="float" office:value="0.76426406641191202" table:style-name="ce62">
            <text:p>0,8<text:s text:c="5"/></text:p>
          </table:table-cell>
          <table:table-cell office:value-type="float" office:value="66" table:style-name="ce63">
            <text:p><text:s/>66</text:p>
          </table:table-cell>
          <table:table-cell office:value-type="float" office:value="0.99322799097065462" table:style-name="ce64">
            <text:p>1,0<text:s text:c="5"/></text:p>
          </table:table-cell>
          <table:table-cell office:value-type="float" office:value="10" table:style-name="ce46">
            <text:p><text:s/>10</text:p>
          </table:table-cell>
          <table:table-cell office:value-type="float" office:value="0.44782803403493054" table:style-name="ce64">
            <text:p>0,4<text:s text:c="5"/></text:p>
          </table:table-cell>
          <table:table-cell office:value-type="float" office:value="-8" table:style-name="ce48">
            <text:p><text:s/>- 8</text:p>
          </table:table-cell>
          <table:table-cell office:value-type="float" office:value="-12.121212121212121" table:style-name="ce49">
            <text:p>-12,1<text:s text:c="3"/></text:p>
          </table:table-cell>
          <table:table-cell office:value-type="float" office:value="48" table:style-name="ce48">
            <text:p>+ 48</text:p>
          </table:table-cell>
          <table:table-cell office:value-type="float" office:value="480" table:style-name="ce49">
            <text:p>+480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52" table:style-name="ce44">
            <text:p><text:s/>52</text:p>
          </table:table-cell>
          <table:table-cell office:value-type="float" office:value="0.68520226643826598" table:style-name="ce62">
            <text:p>0,7<text:s text:c="5"/></text:p>
          </table:table-cell>
          <table:table-cell office:value-type="float" office:value="66" table:style-name="ce63">
            <text:p><text:s/>66</text:p>
          </table:table-cell>
          <table:table-cell office:value-type="float" office:value="0.99322799097065462" table:style-name="ce64">
            <text:p>1,0<text:s text:c="5"/></text:p>
          </table:table-cell>
          <table:table-cell office:value-type="float" office:value="12" table:style-name="ce46">
            <text:p><text:s/>12</text:p>
          </table:table-cell>
          <table:table-cell office:value-type="float" office:value="0.53739364084191665" table:style-name="ce64">
            <text:p>0,5<text:s text:c="5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21.212121212121211" table:style-name="ce49">
            <text:p>-21,2<text:s text:c="3"/></text:p>
          </table:table-cell>
          <table:table-cell office:value-type="float" office:value="40" table:style-name="ce48">
            <text:p>+ 40</text:p>
          </table:table-cell>
          <table:table-cell office:value-type="float" office:value="333.33333333333337" table:style-name="ce49">
            <text:p>+333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181" table:style-name="ce44">
            <text:p><text:s/>181</text:p>
          </table:table-cell>
          <table:table-cell office:value-type="float" office:value="2.3850309658716564" table:style-name="ce62">
            <text:p>2,4<text:s text:c="5"/></text:p>
          </table:table-cell>
          <table:table-cell office:value-type="float" office:value="172" table:style-name="ce63">
            <text:p><text:s/>172</text:p>
          </table:table-cell>
          <table:table-cell office:value-type="float" office:value="2.5884123401053425" table:style-name="ce64">
            <text:p>2,6<text:s text:c="5"/></text:p>
          </table:table-cell>
          <table:table-cell office:value-type="float" office:value="42" table:style-name="ce46">
            <text:p><text:s/>42</text:p>
          </table:table-cell>
          <table:table-cell office:value-type="float" office:value="1.8808777429467085" table:style-name="ce64">
            <text:p>1,9<text:s text:c="5"/></text:p>
          </table:table-cell>
          <table:table-cell office:value-type="float" office:value="9" table:style-name="ce48">
            <text:p>+ 9</text:p>
          </table:table-cell>
          <table:table-cell office:value-type="float" office:value="5.2325581395348841" table:style-name="ce49">
            <text:p>+5,2<text:s text:c="3"/></text:p>
          </table:table-cell>
          <table:table-cell office:value-type="float" office:value="139" table:style-name="ce48">
            <text:p>+ 139</text:p>
          </table:table-cell>
          <table:table-cell office:value-type="float" office:value="330.95238095238091" table:style-name="ce49">
            <text:p>+331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44" table:style-name="ce44">
            <text:p><text:s/>44</text:p>
          </table:table-cell>
          <table:table-cell office:value-type="float" office:value="0.57978653314007111" table:style-name="ce62">
            <text:p>0,6<text:s text:c="5"/></text:p>
          </table:table-cell>
          <table:table-cell office:value-type="float" office:value="40" table:style-name="ce63">
            <text:p><text:s/>40</text:p>
          </table:table-cell>
          <table:table-cell office:value-type="float" office:value="0.60195635816403303" table:style-name="ce64">
            <text:p>0,6<text:s text:c="5"/></text:p>
          </table:table-cell>
          <table:table-cell office:value-type="float" office:value="18" table:style-name="ce46">
            <text:p><text:s/>18</text:p>
          </table:table-cell>
          <table:table-cell office:value-type="float" office:value="0.80609046126287509" table:style-name="ce64">
            <text:p>0,8<text:s text:c="5"/></text:p>
          </table:table-cell>
          <table:table-cell office:value-type="float" office:value="4" table:style-name="ce48">
            <text:p>+ 4</text:p>
          </table:table-cell>
          <table:table-cell office:value-type="float" office:value="10" table:style-name="ce49">
            <text:p>+10,0<text:s text:c="3"/></text:p>
          </table:table-cell>
          <table:table-cell office:value-type="float" office:value="26" table:style-name="ce48">
            <text:p>+ 26</text:p>
          </table:table-cell>
          <table:table-cell office:value-type="float" office:value="144.44444444444443" table:style-name="ce49">
            <text:p>+144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491" table:style-name="ce44">
            <text:p><text:s/>491</text:p>
          </table:table-cell>
          <table:table-cell office:value-type="float" office:value="6.4698906311767033" table:style-name="ce62">
            <text:p>6,5<text:s text:c="5"/></text:p>
          </table:table-cell>
          <table:table-cell office:value-type="float" office:value="450" table:style-name="ce63">
            <text:p><text:s/>450</text:p>
          </table:table-cell>
          <table:table-cell office:value-type="float" office:value="6.772009029345373" table:style-name="ce64">
            <text:p>6,8<text:s text:c="5"/></text:p>
          </table:table-cell>
          <table:table-cell office:value-type="float" office:value="117" table:style-name="ce46">
            <text:p><text:s/>117</text:p>
          </table:table-cell>
          <table:table-cell office:value-type="float" office:value="5.2395879982086875" table:style-name="ce64">
            <text:p>5,2<text:s text:c="5"/></text:p>
          </table:table-cell>
          <table:table-cell office:value-type="float" office:value="41" table:style-name="ce48">
            <text:p>+ 41</text:p>
          </table:table-cell>
          <table:table-cell office:value-type="float" office:value="9.1111111111111107" table:style-name="ce49">
            <text:p>+9,1<text:s text:c="3"/></text:p>
          </table:table-cell>
          <table:table-cell office:value-type="float" office:value="374" table:style-name="ce48">
            <text:p>+ 374</text:p>
          </table:table-cell>
          <table:table-cell office:value-type="float" office:value="319.65811965811969" table:style-name="ce49">
            <text:p>+319,7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1">
            <text:p>Serviços</text:p>
          </table:table-cell>
          <table:table-cell office:value-type="float" office:value="5337" table:style-name="ce55">
            <text:p>5 337</text:p>
          </table:table-cell>
          <table:table-cell office:value-type="float" office:value="70.325471076558173" table:style-name="ce56">
            <text:p>70,3<text:s text:c="5"/></text:p>
          </table:table-cell>
          <table:table-cell office:value-type="float" office:value="4523" table:style-name="ce57">
            <text:p>4 523</text:p>
          </table:table-cell>
          <table:table-cell office:value-type="float" office:value="68.066215199398044" table:style-name="ce58">
            <text:p>68,1<text:s text:c="5"/></text:p>
          </table:table-cell>
          <table:table-cell office:value-type="float" office:value="1611" table:style-name="ce57">
            <text:p>1 611</text:p>
          </table:table-cell>
          <table:table-cell office:value-type="float" office:value="72.145096283027328" table:style-name="ce58">
            <text:p>72,1<text:s text:c="5"/></text:p>
          </table:table-cell>
          <table:table-cell office:value-type="float" office:value="814" table:style-name="ce39">
            <text:p>+ 814</text:p>
          </table:table-cell>
          <table:table-cell office:value-type="float" office:value="17.996904709263763" table:style-name="ce40">
            <text:p>+18,0<text:s text:c="3"/></text:p>
          </table:table-cell>
          <table:table-cell office:value-type="float" office:value="3726" table:style-name="ce39">
            <text:p>+3 726</text:p>
          </table:table-cell>
          <table:table-cell office:value-type="float" office:value="231.28491620111734" table:style-name="ce40">
            <text:p>+231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145" table:style-name="ce44">
            <text:p><text:s/>145</text:p>
          </table:table-cell>
          <table:table-cell office:value-type="float" office:value="1.9106601660297799" table:style-name="ce62">
            <text:p>1,9<text:s text:c="5"/></text:p>
          </table:table-cell>
          <table:table-cell office:value-type="float" office:value="122" table:style-name="ce63">
            <text:p><text:s/>122</text:p>
          </table:table-cell>
          <table:table-cell office:value-type="float" office:value="1.8359668924003008" table:style-name="ce64">
            <text:p>1,8<text:s text:c="5"/></text:p>
          </table:table-cell>
          <table:table-cell office:value-type="float" office:value="26" table:style-name="ce63">
            <text:p><text:s/>26</text:p>
          </table:table-cell>
          <table:table-cell office:value-type="float" office:value="1.1643528884908196" table:style-name="ce64">
            <text:p>1,2<text:s text:c="5"/></text:p>
          </table:table-cell>
          <table:table-cell office:value-type="float" office:value="23" table:style-name="ce48">
            <text:p>+ 23</text:p>
          </table:table-cell>
          <table:table-cell office:value-type="float" office:value="18.852459016393443" table:style-name="ce49">
            <text:p>+18,9<text:s text:c="3"/></text:p>
          </table:table-cell>
          <table:table-cell office:value-type="float" office:value="119" table:style-name="ce48">
            <text:p>+ 119</text:p>
          </table:table-cell>
          <table:table-cell office:value-type="float" office:value="457.69230769230768" table:style-name="ce49">
            <text:p>+457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1048" table:style-name="ce44">
            <text:p>1 048</text:p>
          </table:table-cell>
          <table:table-cell office:value-type="float" office:value="13.809461062063514" table:style-name="ce62">
            <text:p>13,8<text:s text:c="5"/></text:p>
          </table:table-cell>
          <table:table-cell office:value-type="float" office:value="854" table:style-name="ce63">
            <text:p><text:s/>854</text:p>
          </table:table-cell>
          <table:table-cell office:value-type="float" office:value="12.851768246802106" table:style-name="ce64">
            <text:p>12,9<text:s text:c="5"/></text:p>
          </table:table-cell>
          <table:table-cell office:value-type="float" office:value="200" table:style-name="ce63">
            <text:p><text:s/>200</text:p>
          </table:table-cell>
          <table:table-cell office:value-type="float" office:value="8.9565606806986118" table:style-name="ce64">
            <text:p>9,0<text:s text:c="5"/></text:p>
          </table:table-cell>
          <table:table-cell office:value-type="float" office:value="194" table:style-name="ce48">
            <text:p>+ 194</text:p>
          </table:table-cell>
          <table:table-cell office:value-type="float" office:value="22.716627634660423" table:style-name="ce49">
            <text:p>+22,7<text:s text:c="3"/></text:p>
          </table:table-cell>
          <table:table-cell office:value-type="float" office:value="848" table:style-name="ce48">
            <text:p>+ 848</text:p>
          </table:table-cell>
          <table:table-cell office:value-type="float" office:value="424" table:style-name="ce49">
            <text:p>+424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153" table:style-name="ce44">
            <text:p><text:s/>153</text:p>
          </table:table-cell>
          <table:table-cell office:value-type="float" office:value="2.0160758993279746" table:style-name="ce62">
            <text:p>2,0<text:s text:c="5"/></text:p>
          </table:table-cell>
          <table:table-cell office:value-type="float" office:value="125" table:style-name="ce63">
            <text:p><text:s/>125</text:p>
          </table:table-cell>
          <table:table-cell office:value-type="float" office:value="1.8811136192626037" table:style-name="ce64">
            <text:p>1,9<text:s text:c="5"/></text:p>
          </table:table-cell>
          <table:table-cell office:value-type="float" office:value="17" table:style-name="ce63">
            <text:p><text:s/>17</text:p>
          </table:table-cell>
          <table:table-cell office:value-type="float" office:value="0.76130765785938204" table:style-name="ce64">
            <text:p>0,8<text:s text:c="5"/></text:p>
          </table:table-cell>
          <table:table-cell office:value-type="float" office:value="28" table:style-name="ce48">
            <text:p>+ 28</text:p>
          </table:table-cell>
          <table:table-cell office:value-type="float" office:value="22.400000000000002" table:style-name="ce49">
            <text:p>+22,4<text:s text:c="3"/></text:p>
          </table:table-cell>
          <table:table-cell office:value-type="float" office:value="136" table:style-name="ce48">
            <text:p>+ 136</text:p>
          </table:table-cell>
          <table:table-cell office:value-type="float" office:value="800" table:style-name="ce49">
            <text:p>+80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73">
            <text:p>Alojamento, restauração e similares</text:p>
          </table:table-cell>
          <table:table-cell office:value-type="float" office:value="962" table:style-name="ce44">
            <text:p><text:s/>962</text:p>
          </table:table-cell>
          <table:table-cell office:value-type="float" office:value="12.67624192910792" table:style-name="ce62">
            <text:p>12,7<text:s text:c="5"/></text:p>
          </table:table-cell>
          <table:table-cell office:value-type="float" office:value="332" table:style-name="ce63">
            <text:p><text:s/>332</text:p>
          </table:table-cell>
          <table:table-cell office:value-type="float" office:value="4.9962377727614751" table:style-name="ce64">
            <text:p>5,0<text:s text:c="5"/></text:p>
          </table:table-cell>
          <table:table-cell office:value-type="float" office:value="32" table:style-name="ce63">
            <text:p><text:s/>32</text:p>
          </table:table-cell>
          <table:table-cell office:value-type="float" office:value="1.4330497089117777" table:style-name="ce64">
            <text:p>1,4<text:s text:c="5"/></text:p>
          </table:table-cell>
          <table:table-cell office:value-type="float" office:value="630" table:style-name="ce48">
            <text:p>+ 630</text:p>
          </table:table-cell>
          <table:table-cell office:value-type="float" office:value="189.75903614457832" table:style-name="ce49">
            <text:p>+189,8<text:s text:c="3"/></text:p>
          </table:table-cell>
          <table:table-cell office:value-type="float" office:value="930" table:style-name="ce48">
            <text:p>+ 930</text:p>
          </table:table-cell>
          <table:table-cell office:value-type="float" office:value="2906.25" table:style-name="ce49">
            <text:p>+2906,3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24" table:style-name="ce44">
            <text:p><text:s/>124</text:p>
          </table:table-cell>
          <table:table-cell office:value-type="float" office:value="1.6339438661220187" table:style-name="ce62">
            <text:p>1,6<text:s text:c="5"/></text:p>
          </table:table-cell>
          <table:table-cell office:value-type="float" office:value="117" table:style-name="ce63">
            <text:p><text:s/>117</text:p>
          </table:table-cell>
          <table:table-cell office:value-type="float" office:value="1.7607223476297968" table:style-name="ce64">
            <text:p>1,8<text:s text:c="5"/></text:p>
          </table:table-cell>
          <table:table-cell office:value-type="float" office:value="90" table:style-name="ce63">
            <text:p><text:s/>90</text:p>
          </table:table-cell>
          <table:table-cell office:value-type="float" office:value="4.030452306314376" table:style-name="ce64">
            <text:p>4,0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5.982905982905983" table:style-name="ce49">
            <text:p>+6,0<text:s text:c="3"/></text:p>
          </table:table-cell>
          <table:table-cell office:value-type="float" office:value="34" table:style-name="ce48">
            <text:p>+ 34</text:p>
          </table:table-cell>
          <table:table-cell office:value-type="float" office:value="37.777777777777779" table:style-name="ce49">
            <text:p>+37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49" table:style-name="ce44">
            <text:p><text:s/>49</text:p>
          </table:table-cell>
          <table:table-cell office:value-type="float" office:value="0.64567136645144285" table:style-name="ce62">
            <text:p>0,6<text:s text:c="5"/></text:p>
          </table:table-cell>
          <table:table-cell office:value-type="float" office:value="31" table:style-name="ce63">
            <text:p><text:s/>31</text:p>
          </table:table-cell>
          <table:table-cell office:value-type="float" office:value="0.46651617757712566" table:style-name="ce64">
            <text:p>0,5<text:s text:c="5"/></text:p>
          </table:table-cell>
          <table:table-cell office:value-type="float" office:value="13" table:style-name="ce63">
            <text:p><text:s/>13</text:p>
          </table:table-cell>
          <table:table-cell office:value-type="float" office:value="0.58217644424540982" table:style-name="ce64">
            <text:p>0,6<text:s text:c="5"/></text:p>
          </table:table-cell>
          <table:table-cell office:value-type="float" office:value="18" table:style-name="ce48">
            <text:p>+ 18</text:p>
          </table:table-cell>
          <table:table-cell office:value-type="float" office:value="58.064516129032263" table:style-name="ce49">
            <text:p>+58,1<text:s text:c="3"/></text:p>
          </table:table-cell>
          <table:table-cell office:value-type="float" office:value="36" table:style-name="ce48">
            <text:p>+ 36</text:p>
          </table:table-cell>
          <table:table-cell office:value-type="float" office:value="276.92307692307691" table:style-name="ce49">
            <text:p>+276,9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726" table:style-name="ce44">
            <text:p>1 726</text:p>
          </table:table-cell>
          <table:table-cell office:value-type="float" office:value="22.74344445908552" table:style-name="ce62">
            <text:p>22,7<text:s text:c="5"/></text:p>
          </table:table-cell>
          <table:table-cell office:value-type="float" office:value="1947" table:style-name="ce63">
            <text:p>1 947</text:p>
          </table:table-cell>
          <table:table-cell office:value-type="float" office:value="29.30022573363431" table:style-name="ce64">
            <text:p>29,3<text:s text:c="5"/></text:p>
          </table:table-cell>
          <table:table-cell office:value-type="float" office:value="785" table:style-name="ce63">
            <text:p><text:s/>785</text:p>
          </table:table-cell>
          <table:table-cell office:value-type="float" office:value="35.154500671742049" table:style-name="ce64">
            <text:p>35,2<text:s text:c="5"/></text:p>
          </table:table-cell>
          <table:table-cell office:value-type="float" office:value="-221" table:style-name="ce48">
            <text:p><text:s/>- 221</text:p>
          </table:table-cell>
          <table:table-cell office:value-type="float" office:value="-11.350796096558808" table:style-name="ce49">
            <text:p>-11,4<text:s text:c="3"/></text:p>
          </table:table-cell>
          <table:table-cell office:value-type="float" office:value="941" table:style-name="ce48">
            <text:p>+ 941</text:p>
          </table:table-cell>
          <table:table-cell office:value-type="float" office:value="119.87261146496814" table:style-name="ce49">
            <text:p>+119,9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397" table:style-name="ce44">
            <text:p><text:s/>397</text:p>
          </table:table-cell>
          <table:table-cell office:value-type="float" office:value="5.2312557649229143" table:style-name="ce62">
            <text:p>5,2<text:s text:c="5"/></text:p>
          </table:table-cell>
          <table:table-cell office:value-type="float" office:value="404" table:style-name="ce63">
            <text:p><text:s/>404</text:p>
          </table:table-cell>
          <table:table-cell office:value-type="float" office:value="6.0797592174567345" table:style-name="ce64">
            <text:p>6,1<text:s text:c="5"/></text:p>
          </table:table-cell>
          <table:table-cell office:value-type="float" office:value="133" table:style-name="ce63">
            <text:p><text:s/>133</text:p>
          </table:table-cell>
          <table:table-cell office:value-type="float" office:value="5.9561128526645764" table:style-name="ce64">
            <text:p>6,0<text:s text:c="5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1.7326732673267329" table:style-name="ce49">
            <text:p>-1,7<text:s text:c="3"/></text:p>
          </table:table-cell>
          <table:table-cell office:value-type="float" office:value="264" table:style-name="ce48">
            <text:p>+ 264</text:p>
          </table:table-cell>
          <table:table-cell office:value-type="float" office:value="198.49624060150376" table:style-name="ce49">
            <text:p>+198,5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515" table:style-name="ce44">
            <text:p><text:s/>515</text:p>
          </table:table-cell>
          <table:table-cell office:value-type="float" office:value="6.7861378310712874" table:style-name="ce62">
            <text:p>6,8<text:s text:c="5"/></text:p>
          </table:table-cell>
          <table:table-cell office:value-type="float" office:value="462" table:style-name="ce63">
            <text:p><text:s/>462</text:p>
          </table:table-cell>
          <table:table-cell office:value-type="float" office:value="6.9525959367945829" table:style-name="ce64">
            <text:p>7,0<text:s text:c="5"/></text:p>
          </table:table-cell>
          <table:table-cell office:value-type="float" office:value="263" table:style-name="ce63">
            <text:p><text:s/>263</text:p>
          </table:table-cell>
          <table:table-cell office:value-type="float" office:value="11.777877295118675" table:style-name="ce64">
            <text:p>11,8<text:s text:c="5"/></text:p>
          </table:table-cell>
          <table:table-cell office:value-type="float" office:value="53" table:style-name="ce48">
            <text:p>+ 53</text:p>
          </table:table-cell>
          <table:table-cell office:value-type="float" office:value="11.471861471861471" table:style-name="ce49">
            <text:p>+11,5<text:s text:c="3"/></text:p>
          </table:table-cell>
          <table:table-cell office:value-type="float" office:value="252" table:style-name="ce48">
            <text:p>+ 252</text:p>
          </table:table-cell>
          <table:table-cell office:value-type="float" office:value="95.817490494296578" table:style-name="ce49">
            <text:p>+95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218" table:style-name="ce44">
            <text:p><text:s/>218</text:p>
          </table:table-cell>
          <table:table-cell office:value-type="float" office:value="2.872578732375807" table:style-name="ce62">
            <text:p>2,9<text:s text:c="5"/></text:p>
          </table:table-cell>
          <table:table-cell office:value-type="float" office:value="129" table:style-name="ce63">
            <text:p><text:s/>129</text:p>
          </table:table-cell>
          <table:table-cell office:value-type="float" office:value="1.9413092550790065" table:style-name="ce64">
            <text:p>1,9<text:s text:c="5"/></text:p>
          </table:table-cell>
          <table:table-cell office:value-type="float" office:value="52" table:style-name="ce63">
            <text:p><text:s/>52</text:p>
          </table:table-cell>
          <table:table-cell office:value-type="float" office:value="2.3287057769816393" table:style-name="ce64">
            <text:p>2,3<text:s text:c="5"/></text:p>
          </table:table-cell>
          <table:table-cell office:value-type="float" office:value="89" table:style-name="ce48">
            <text:p>+ 89</text:p>
          </table:table-cell>
          <table:table-cell office:value-type="float" office:value="68.992248062015506" table:style-name="ce49">
            <text:p>+69,0<text:s text:c="3"/></text:p>
          </table:table-cell>
          <table:table-cell office:value-type="float" office:value="166" table:style-name="ce48">
            <text:p>+ 166</text:p>
          </table:table-cell>
          <table:table-cell office:value-type="float" office:value="319.23076923076923" table:style-name="ce49">
            <text:p>+319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1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75"/>
          <table:table-cell table:number-columns-repeated="16372"/>
        </table:table-row>
        <table:table-row table:style-name="ro1">
          <table:table-cell/>
          <table:table-cell office:value-type="string" table:style-name="ce77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style-name="ro1">
          <table:table-cell/>
          <table:table-cell table:number-columns-repeated="3" table:style-name="ce1"/>
          <table:table-cell table:style-name="ce6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style-name="ro3">
          <table:table-cell table:style-name="ce202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4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2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5"/>
          <table:table-cell table:number-columns-repeated="2" table:style-name="ce60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5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59"/>
          <table:table-cell table:number-columns-repeated="16369"/>
        </table:table-row>
        <table:table-row table:style-name="ro5">
          <table:table-cell table:number-columns-repeated="12"/>
          <table:table-cell table:style-name="ce65"/>
          <table:table-cell table:number-columns-repeated="2" table:style-name="ce5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4">
      <number:number number:decimal-places="1" number:min-integer-digits="1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Emília Josué;Ana Paula Brito</meta:initial-creator>
    <dc:creator>João Alface</dc:creator>
    <meta:creation-date>2014-01-15T09:56:08Z</meta:creation-date>
    <dc:date>2021-05-09T15:21:57Z</dc:date>
    <meta:print-date>2021-05-09T15:12:43Z</meta:print-date>
  </office:meta>
</office:document-meta>
</file>